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Gradient_20_5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fo:min-height="14cm"/>
    </style:style>
    <style:style style:name="pr5" style:family="presentation" style:parent-style-name="Default-title">
      <style:graphic-properties fo:min-height="2.172cm"/>
    </style:style>
    <style:style style:name="pr6" style:family="presentation" style:parent-style-name="Default-subtitle">
      <style:graphic-properties draw:fill-color="#ffffff" draw:textarea-vertical-align="top" fo:min-height="12cm"/>
    </style:style>
    <style:style style:name="pr7" style:family="presentation" style:parent-style-name="Default-title">
      <style:graphic-properties draw:auto-grow-height="true" fo:min-height="2.629cm"/>
    </style:style>
    <style:style style:name="pr8" style:family="presentation" style:parent-style-name="Default-title">
      <style:graphic-properties fo:min-height="1.576cm"/>
    </style:style>
    <style:style style:name="pr9" style:family="presentation" style:parent-style-name="Default-subtitle">
      <style:graphic-properties draw:fill-color="#ffffff" draw:textarea-vertical-align="top" fo:min-height="12.8cm"/>
    </style:style>
    <style:style style:name="pr10" style:family="presentation" style:parent-style-name="Default-title">
      <style:graphic-properties draw:textarea-vertical-align="top" draw:auto-grow-height="true" fo:min-height="14.372cm"/>
    </style:style>
    <style:style style:name="pr11" style:family="presentation" style:parent-style-name="Default-title">
      <style:graphic-properties draw:textarea-vertical-align="top" fo:min-height="14.654cm"/>
    </style:style>
    <style:style style:name="pr12" style:family="presentation" style:parent-style-name="Default-title">
      <style:graphic-properties draw:textarea-vertical-align="top" fo:min-height="14.6cm"/>
    </style:style>
    <style:style style:name="pr13" style:family="presentation" style:parent-style-name="Default-title">
      <style:graphic-properties draw:textarea-vertical-align="top" draw:auto-grow-height="true" fo:min-height="14.572cm"/>
    </style:style>
    <style:style style:name="pr14" style:family="presentation" style:parent-style-name="Default-title">
      <style:graphic-properties draw:textarea-vertical-align="top" fo:min-height="14.572cm"/>
    </style:style>
    <style:style style:name="pr15" style:family="presentation" style:parent-style-name="Default-title">
      <style:graphic-properties draw:textarea-vertical-align="top" fo:min-height="14.372cm"/>
    </style:style>
    <style:style style:name="pr16" style:family="presentation" style:parent-style-name="Default-title">
      <style:graphic-properties draw:textarea-vertical-align="top" fo:min-height="14.172cm"/>
    </style:style>
    <style:style style:name="pr17" style:family="presentation" style:parent-style-name="Default-title">
      <style:graphic-properties fo:min-height="9.999cm"/>
    </style:style>
    <style:style style:name="pr18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Liberation Serif1" fo:font-size="36pt" style:font-size-asian="36pt" style:font-size-complex="36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style:text-properties style:font-name="Liberation Serif1" fo:font-size="40p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paragraph-properties fo:text-align="start"/>
      <style:text-properties fo:font-size="14pt" style:font-size-asian="14pt" style:font-size-complex="14pt"/>
    </style:style>
    <style:style style:name="P12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1" fo:font-size="20pt" style:font-size-asian="20pt" style:font-size-complex="20pt"/>
    </style:style>
    <style:style style:name="T7" style:family="text">
      <style:text-properties style:font-name="Liberation Serif1" fo:font-size="28pt" style:font-size-asian="28pt" style:font-size-complex="28pt"/>
    </style:style>
    <style:style style:name="T8" style:family="text">
      <style:text-properties fo:font-variant="normal" fo:text-transform="none" fo:color="#222222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1" fo:font-size="4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variant="normal" fo:text-transform="none" fo:color="#222222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1" fo:font-size="14pt" style:font-size-asian="14pt" style:font-size-complex="14pt"/>
    </style:style>
    <style:style style:name="T16" style:family="text">
      <style:text-properties style:font-name="Liberation Serif1" fo:font-size="16pt" style:font-size-asian="16pt" style:font-size-complex="16pt"/>
    </style:style>
    <style:style style:name="T17" style:family="text">
      <style:text-properties style:font-name="Liberation Serif1" fo:font-size="10pt" style:font-size-asian="10pt" style:font-size-complex="10pt"/>
    </style:style>
    <style:style style:name="T18" style:family="text">
      <style:text-properties style:font-name="Liberation Serif1"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2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32" style:family="text">
      <style:text-properties style:font-name="Liberation Serif1" fo:font-size="28pt" fo:font-weight="normal" style:font-size-asian="28pt" style:font-weight-asian="normal" style:font-size-complex="28pt" style:font-weight-complex="normal"/>
    </style:style>
    <style:style style:name="T33" style:family="text">
      <style:text-properties style:font-name="Liberation Serif1" fo:font-size="36pt"/>
    </style:style>
    <style:style style:name="T34" style:family="text">
      <style:text-properties fo:color="#cf3834" style:font-name="Liberation Serif1" fo:font-size="36pt"/>
    </style:style>
    <style:style style:name="T35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1" draw:layer="layout" svg:width="25.199cm" svg:height="2.629cm" draw:transform="rotate (0.402472925509892) translate (1.893cm 12.011cm)" presentation:class="title" presentation:user-transformed="true">
          <draw:text-box>
            <text:p xml:id="id1" text:id="id1"><text:span text:style-name="T1">Applications of Derivativ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14cm" svg:x="1.4cm" svg:y="0.8cm" presentation:class="title" presentation:user-transformed="true">
          <draw:text-box>
            <text:p xml:id="id2" text:id="id2"><text:span text:style-name="T1">Increasing </text:span><text:span text:style-name="T1"><text:line-break/></text:span><text:span text:style-name="T1">and </text:span><text:span text:style-name="T1"><text:line-break/></text:span><text:span text:style-name="T1">Decreasing function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2" anim:sub-item="text" smil:attributeName="visibility" smil:to="visible"/>
                  <anim:animate smil:dur="1s" smil:fill="hold" smil:targetElement="id2" anim:sub-item="text" smil:attributeName="width" smil:values="0;width" smil:keyTimes="0;1"/>
                  <anim:animate smil:dur="1s" smil:fill="hold" smil:targetElement="id2" anim:sub-item="text" smil:attributeName="height" smil:values="0;height" smil:keyTimes="0;1"/>
                  <anim:animate smil:dur="1s" smil:fill="hold" smil:targetElement="id2" anim:sub-item="text" smil:attributeName="x" smil:values="0;1" smil:keyTimes="0;1" anim:formula="x+(cos(-2*pi*(1-$))*-x-sin(-2*pi*(1-$))*(1-y))*(1-$)"/>
                  <anim:animate smil:dur="1s" smil:fill="hold" smil:targetElement="id2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0">
        <office:forms form:automatic-focus="false" form:apply-design-mode="false"/>
        <draw:frame presentation:style-name="pr5" draw:text-style-name="P4" draw:layer="layout" svg:width="25.199cm" svg:height="2.172cm" svg:x="1.4cm" svg:y="0.628cm" presentation:class="title" presentation:user-transformed="true">
          <draw:text-box>
            <text:p xml:id="id3" text:id="id3"><text:span text:style-name="T2">Increasing Function</text:span></text:p>
          </draw:text-box>
        </draw:frame>
        <draw:frame presentation:style-name="pr6" draw:text-style-name="P6" draw:layer="layout" svg:width="26.6cm" svg:height="12cm" svg:x="0.6cm" svg:y="3.2cm" presentation:class="subtitle" presentation:user-transformed="true">
          <draw:text-box>
            <text:p text:style-name="P5"><text:span text:style-name="T3">A function</text:span><text:span text:style-name="T4"> <text:s text:c="8"/></text:span><text:span text:style-name="T3">is said to be a monotonically </text:span><text:span text:style-name="T4">Increasing</text:span></text:p>
            <text:p text:style-name="P5"><text:span text:style-name="T5"><text:s text:c="5"/></text:span></text:p>
            <text:p text:style-name="P5"><text:span text:style-name="T3">function on an interval <text:s text:c="9"/>and for any</text:span></text:p>
            <text:p text:style-name="P5"><text:span text:style-name="T5"><text:s text:c="5"/></text:span></text:p>
            <text:p text:style-name="P5"><text:span text:style-name="T3">we have that if <text:s text:c="14"/>, the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.</text:span></text:p>
            <text:p text:style-name="P5"><text:span text:style-name="T6"><text:s text:c="6"/></text:span></text:p>
            <text:p text:style-name="P5"><text:span text:style-name="T7">Monotonically Increasing means Strictly Inceasing function.</text:span></text:p>
            <text:p text:style-name="P5"><text:span text:style-name="T6"><text:tab/></text:span><text:span text:style-name="T6"><text:tab/></text:span></text:p>
            <text:p text:style-name="P5"><text:span text:style-name="T8">The function is Increasing if</text:span><text:span text:style-name="T7"><text:tab/></text:span></text:p>
            <text:p text:style-name="P5"><text:span text:style-name="T6"><text:s text:c="6"/></text:span><text:span text:style-name="T6"><text:tab/></text:span><text:span text:style-name="T6"><text:tab/></text:span></text:p>
            <text:p text:style-name="P5"><text:span text:style-name="T8">The function is monotonically (strictly) Increasing if</text:span><text:span text:style-name="T7"><text:tab/></text:span></text:p>
          </draw:text-box>
        </draw:frame>
        <draw:g>
          <svg:title>TexMaths</svg:title>
          <svg:desc>32§display§f(x)§svg§600§FALSE§</svg:desc>
          <draw:polygon draw:style-name="gr2" draw:text-style-name="P7" draw:layer="layout" svg:width="1.965cm" svg:height="1.012cm" svg:x="5.688cm" svg:y="3.407cm" svg:viewBox="0 0 1966 1013" draw:points="983,1013 0,1013 0,0 1966,0 1966,1013">
            <text:p/>
          </draw:polygon>
          <draw:path draw:style-name="gr3" draw:text-style-name="P8" draw:layer="layout" svg:width="0.562cm" svg:height="1.025cm" svg:x="5.691cm" svg:y="3.402cm" svg:viewBox="0 0 563 1026" svg:d="M356 343h97c21 0 33 0 33-21 0-12-12-12-30-12h-95l23-131c5-23 20-102 28-115 10-23 31-38 54-38 5 0 33 0 54 20-49 3-59 44-59 59 0 28 20 41 41 41 28 0 61-26 61-69 0-51-51-77-97-77-39 0-110 20-144 133-7 23-10 33-38 177h-77c-23 0-33 0-33 20 0 13 8 13 31 13h74l-84 445c-21 110-41 213-98 213-5 0-33 0-56-21 54-2 64-43 64-61 0-26-21-39-44-39-28 0-61 26-61 67 0 51 49 79 97 79 62 0 105-66 126-110 38-71 64-207 64-215z">
            <text:p/>
          </draw:path>
          <draw:path draw:style-name="gr3" draw:text-style-name="P8" draw:layer="layout" svg:width="0.263cm" svg:height="1.125cm" svg:x="6.415cm" svg:y="3.351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6.773cm" svg:y="3.696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8 117-7 0-33 0-56-13 28-7 54-30 54-61s-26-41-44-41c-33 0-61 31-61 67 0 51 56 74 105 74 77 0 115-80 120-87 13 43 54 87 121 87 117 0 181-146 181-174 0-10-10-10-13-10-10 0-12 2-15 10-36 123-115 148-151 148-43 0-61-36-61-74 0-26 7-49 20-100z">
            <text:p/>
          </draw:path>
          <draw:path draw:style-name="gr3" draw:text-style-name="P8" draw:layer="layout" svg:width="0.263cm" svg:height="1.125cm" svg:x="7.446cm" svg:y="3.351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( a, b )§svg§600§FALSE§</svg:desc>
          <draw:polygon draw:style-name="gr2" draw:text-style-name="P7" draw:layer="layout" svg:width="2.228cm" svg:height="1.012cm" svg:x="11.189cm" svg:y="5.408cm" svg:viewBox="0 0 2229 1013" draw:points="1113,1013 0,1013 0,0 2229,0 2229,1013">
            <text:p/>
          </draw:polygon>
          <draw:path draw:style-name="gr3" draw:text-style-name="P8" draw:layer="layout" svg:width="0.263cm" svg:height="1.125cm" svg:x="11.243cm" svg:y="5.352cm" svg:viewBox="0 0 264 1126" svg:d="M264 1116c0-3 0-5-21-26-141-141-176-353-176-527 0-194 43-392 181-532 16-13 16-16 16-21 0-7-6-10-13-10-10 0-113 77-179 220-59 123-72 248-72 343 0 90 13 225 74 353 69 138 167 210 177 210 7 0 13-3 13-10z">
            <text:p/>
          </draw:path>
          <draw:path draw:style-name="gr3" draw:text-style-name="P8" draw:layer="layout" svg:width="0.516cm" svg:height="0.511cm" svg:x="11.614cm" svg:y="5.697cm" svg:viewBox="0 0 517 512" svg:d="M376 72c-20-41-54-72-105-72-130 0-271 166-271 330 0 108 61 182 151 182 23 0 79-5 146-85 10 46 48 85 102 85 41 0 67-26 85-62 18-41 33-110 33-112 0-10-10-10-13-10-13 0-13 2-15 20-21 72-41 138-87 138-31 0-34-28-34-51 0-26 3-33 16-84 13-46 13-59 23-100l41-159c7-33 7-33 7-38 0-21-12-31-30-31-28 0-46 26-49 49zM302 366c-5 20-5 20-23 41-49 61-95 79-125 79-57 0-75-61-75-105 0-56 36-197 64-248 34-66 85-107 131-107 74 0 89 92 89 99 0 6-2 13-5 18z">
            <text:p/>
          </draw:path>
          <draw:path draw:style-name="gr3" draw:text-style-name="P8" draw:layer="layout" svg:width="0.132cm" svg:height="0.337cm" svg:x="12.261cm" svg:y="6.076cm" svg:viewBox="0 0 133 338" svg:d="M133 118c0-74-28-118-72-118-38 0-61 28-61 59s23 61 61 61c13 0 29-5 39-15 5-3 5-3 7-3 0 0 3 0 3 16 0 84-41 153-79 189-13 13-13 15-13 18 0 10 5 13 13 13 12 0 102-87 102-220z">
            <text:p/>
          </draw:path>
          <draw:path draw:style-name="gr3" draw:text-style-name="P8" draw:layer="layout" svg:width="0.416cm" svg:height="0.795cm" svg:x="12.717cm" svg:y="5.416cm" svg:viewBox="0 0 417 796" svg:d="M217 13c0-3 0-13-15-13-25 0-107 10-138 10-8 3-21 3-21 23 0 16 11 16 26 16 56 0 59 7 59 18 0 7-10 46-18 69l-92 368c-13 56-18 74-18 115 0 105 59 177 143 177 133 0 274-169 274-330 0-105-61-182-151-182-51 0-100 33-133 69zM110 438c8-23 8-26 18-39 56-74 107-89 136-89 40 0 71 33 71 105 0 66-38 197-59 240-35 74-89 115-133 115-38 0-74-30-74-112 0-23 0-44 18-115z">
            <text:p/>
          </draw:path>
          <draw:path draw:style-name="gr3" draw:text-style-name="P8" draw:layer="layout" svg:width="0.263cm" svg:height="1.125cm" svg:x="13.21cm" svg:y="5.352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x_1 &lt; x_2§svg§600§FALSE§</svg:desc>
          <draw:polygon draw:style-name="gr2" draw:text-style-name="P7" draw:layer="layout" svg:width="3.574cm" svg:height="0.664cm" svg:x="7.613cm" svg:y="7.708cm" svg:viewBox="0 0 3575 665" draw:points="1789,665 0,665 0,0 3575,0 3575,665">
            <text:p/>
          </draw:polygon>
          <draw:path draw:style-name="gr3" draw:text-style-name="P8" draw:layer="layout" svg:width="0.562cm" svg:height="0.511cm" svg:x="7.59cm" svg:y="7.762cm" svg:viewBox="0 0 563 512" svg:d="M345 159c6-31 31-133 110-133 8 0 34 0 57 12-31 8-54 36-54 62 0 18 13 41 44 41 25 0 61-21 61-67 0-59-67-74-105-74-66 0-105 59-120 87-28-77-87-87-120-87-118 0-182 146-182 174 0 10 10 10 13 10 10 0 12 0 15-10 38-120 113-148 151-148 20 0 61 10 61 74 0 36-20 112-61 269-18 71-59 117-108 117-7 0-33 0-56-13 28-7 54-30 54-61s-26-41-44-41c-33 0-61 31-61 67 0 51 56 74 105 74 77 0 118-79 120-87 13 43 54 87 120 87 118 0 182-146 182-174 0-10-10-10-13-10-10 0-12 2-15 10-36 123-115 148-151 148-43 0-61-36-61-74 0-26 7-49 20-100z">
            <text:p/>
          </draw:path>
          <draw:path draw:style-name="gr3" draw:text-style-name="P8" draw:layer="layout" svg:width="0.288cm" svg:height="0.524cm" svg:x="8.286cm" svg:y="7.905cm" svg:viewBox="0 0 289 525" svg:d="M179 23c0-23 0-23-23-23-51 49-123 51-156 51v28c18 0 72 0 115-23v405c0 25 0 35-79 35h-31v29c15 0 113-3 141-3 25 0 125 3 143 3v-29h-31c-79 0-79-10-79-35z">
            <text:p/>
          </draw:path>
          <draw:path draw:style-name="gr3" draw:text-style-name="P8" draw:layer="layout" svg:width="0.687cm" svg:height="0.654cm" svg:x="9.11cm" svg:y="7.652cm" svg:viewBox="0 0 688 655" svg:d="M668 49c13-8 20-13 20-26s-10-23-20-23c-5 0-8 0-21 8l-627 294c-10 5-20 13-20 26 0 12 10 17 20 25l627 294c13 8 16 8 21 8 10 0 20-10 20-23s-7-18-20-25l-591-279z">
            <text:p/>
          </draw:path>
          <draw:path draw:style-name="gr3" draw:text-style-name="P8" draw:layer="layout" svg:width="0.562cm" svg:height="0.511cm" svg:x="10.236cm" svg:y="7.762cm" svg:viewBox="0 0 563 512" svg:d="M345 159c6-31 31-133 110-133 8 0 34 0 57 12-31 8-54 36-54 62 0 18 13 41 44 41 25 0 61-21 61-67 0-59-67-74-105-74-66 0-105 59-120 87-28-77-87-87-120-87-118 0-182 146-182 174 0 10 10 10 13 10 10 0 12 0 15-10 38-120 113-148 151-148 20 0 61 10 61 74 0 36-20 112-61 269-18 71-59 117-108 117-7 0-33 0-56-13 28-7 54-30 54-61s-26-41-44-41c-33 0-61 31-61 67 0 51 56 74 105 74 77 0 118-79 120-87 13 43 54 87 120 87 118 0 182-146 182-174 0-10-10-10-13-10-10 0-12 2-15 10-36 123-115 148-151 148-43 0-61-36-61-74 0-26 7-49 20-100z">
            <text:p/>
          </draw:path>
          <draw:path draw:style-name="gr3" draw:text-style-name="P8" draw:layer="layout" svg:width="0.35cm" svg:height="0.524cm" svg:x="10.893cm" svg:y="7.905cm" svg:viewBox="0 0 351 525" svg:d="M351 381h-29c-2 18-10 64-20 72-5 5-67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</draw:g>
        <draw:g>
          <svg:title>TexMaths</svg:title>
          <svg:desc>32§display§x_1, x_2 \in ( a, b )§svg§600§FALSE§</svg:desc>
          <draw:polygon draw:style-name="gr2" draw:text-style-name="P7" draw:layer="layout" svg:width="6.397cm" svg:height="1.012cm" svg:x="19.413cm" svg:y="5.411cm" svg:viewBox="0 0 6398 1013" draw:points="3200,1013 0,1013 0,0 6398,0 6398,1013">
            <text:p/>
          </draw:polygon>
          <draw:path draw:style-name="gr3" draw:text-style-name="P8" draw:layer="layout" svg:width="0.562cm" svg:height="0.511cm" svg:x="19.39cm" svg:y="5.7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288cm" svg:height="0.524cm" svg:x="20.086cm" svg:y="5.844cm" svg:viewBox="0 0 289 525" svg:d="M179 23c0-23 0-23-23-23-51 49-123 51-156 51v28c18 0 72 0 115-23v405c0 25 0 35-79 35h-31v29c15 0 113-3 141-3 26 0 125 3 143 3v-29h-30c-80 0-80-10-80-35z">
            <text:p/>
          </draw:path>
          <draw:path draw:style-name="gr3" draw:text-style-name="P8" draw:layer="layout" svg:width="0.132cm" svg:height="0.337cm" svg:x="20.601cm" svg:y="6.079cm" svg:viewBox="0 0 133 338" svg:d="M133 118c0-74-28-118-72-118-38 0-61 28-61 59s23 61 61 61c13 0 29-5 39-15 5-3 5-3 8-3 0 0 2 0 2 16 0 84-41 153-79 189-13 13-13 15-13 18 0 10 5 13 13 13 13 0 102-87 102-220z">
            <text:p/>
          </draw:path>
          <draw:path draw:style-name="gr3" draw:text-style-name="P8" draw:layer="layout" svg:width="0.562cm" svg:height="0.511cm" svg:x="21.036cm" svg:y="5.7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35cm" svg:height="0.524cm" svg:x="21.697cm" svg:y="5.844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8" draw:layer="layout" svg:width="0.565cm" svg:height="0.654cm" svg:x="22.557cm" svg:y="5.59cm" svg:viewBox="0 0 566 655" svg:d="M525 351c20 0 41 0 41-23s-21-23-41-23h-479c13-151 143-259 302-259h177c20 0 41 0 41-23s-21-23-41-23h-177c-194 0-348 146-348 328 0 179 154 327 348 327h177c20 0 41 0 41-23s-21-23-41-23h-177c-159 0-289-107-302-258z">
            <text:p/>
          </draw:path>
          <draw:path draw:style-name="gr3" draw:text-style-name="P8" draw:layer="layout" svg:width="0.263cm" svg:height="1.125cm" svg:x="23.637cm" svg:y="5.355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16cm" svg:height="0.511cm" svg:x="24.008cm" svg:y="5.7cm" svg:viewBox="0 0 517 512" svg:d="M376 72c-20-41-53-72-105-72-130 0-271 166-271 330 0 108 61 182 151 182 23 0 79-5 146-85 10 46 49 85 102 85 41 0 67-26 85-62 18-41 33-110 33-112 0-10-10-10-13-10-10 0-12 2-15 20-21 72-41 138-87 138-31 0-33-28-33-51 0-26 2-33 15-84 13-46 13-59 23-100l41-159c8-33 8-33 8-38 0-21-13-31-31-31-28 0-46 26-49 49zM302 366c-5 20-5 20-20 41-52 61-98 79-128 79-57 0-75-61-75-105 0-56 36-197 64-248 34-66 85-107 131-107 74 0 90 92 90 99 0 6-3 13-6 18z">
            <text:p/>
          </draw:path>
          <draw:path draw:style-name="gr3" draw:text-style-name="P8" draw:layer="layout" svg:width="0.132cm" svg:height="0.337cm" svg:x="24.654cm" svg:y="6.079cm" svg:viewBox="0 0 133 338" svg:d="M133 118c0-74-28-118-72-118-38 0-61 28-61 59s23 61 61 61c13 0 29-5 39-15 5-3 5-3 8-3 0 0 2 0 2 16 0 84-41 153-79 189-13 13-13 15-13 18 0 10 5 13 13 13 13 0 102-87 102-220z">
            <text:p/>
          </draw:path>
          <draw:path draw:style-name="gr3" draw:text-style-name="P8" draw:layer="layout" svg:width="0.416cm" svg:height="0.795cm" svg:x="25.112cm" svg:y="5.419cm" svg:viewBox="0 0 417 796" svg:d="M218 13c0-3 0-13-16-13-25 0-107 10-138 10-8 3-20 3-20 23 0 16 10 16 25 16 56 0 59 7 59 18 0 7-10 46-18 69l-92 368c-13 56-18 74-18 115 0 105 59 177 143 177 133 0 274-169 274-330 0-105-61-182-151-182-51 0-100 33-133 69zM110 438c8-23 8-26 18-39 56-74 105-89 136-89 41 0 71 33 71 105 0 66-38 197-59 240-35 74-89 115-133 115-38 0-74-30-74-112 0-23 0-44 18-115z">
            <text:p/>
          </draw:path>
          <draw:path draw:style-name="gr3" draw:text-style-name="P8" draw:layer="layout" svg:width="0.263cm" svg:height="1.125cm" svg:x="25.603cm" svg:y="5.35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f(x_1) &lt; f(x_2)§svg§600§FALSE§</svg:desc>
          <draw:polygon draw:style-name="gr2" draw:text-style-name="P7" draw:layer="layout" svg:width="6.663cm" svg:height="1.012cm" svg:x="14.292cm" svg:y="7.51cm" svg:viewBox="0 0 6664 1013" draw:points="3333,1013 0,1013 0,0 6664,0 6664,1013">
            <text:p/>
          </draw:polygon>
          <draw:path draw:style-name="gr3" draw:text-style-name="P8" draw:layer="layout" svg:width="0.562cm" svg:height="1.025cm" svg:x="14.295cm" svg:y="7.505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5.019cm" svg:y="7.454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15.377cm" svg:y="7.79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288cm" svg:height="0.524cm" svg:x="16.074cm" svg:y="7.943cm" svg:viewBox="0 0 289 525" svg:d="M179 23c0-23 0-23-23-23-51 49-123 51-156 51v28c18 0 72 0 115-23v405c0 25 0 35-79 35h-31v29c15 0 113-3 141-3 26 0 125 3 143 3v-29h-30c-80 0-80-10-80-35z">
            <text:p/>
          </draw:path>
          <draw:path draw:style-name="gr3" draw:text-style-name="P8" draw:layer="layout" svg:width="0.263cm" svg:height="1.125cm" svg:x="16.555cm" svg:y="7.454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688cm" svg:height="0.654cm" svg:x="17.336cm" svg:y="7.689cm" svg:viewBox="0 0 689 655" svg:d="M668 49c13-8 21-13 21-26s-11-23-21-23c-5 0-8 0-20 8l-628 294c-12 5-20 13-20 26 0 12 8 17 20 25l628 294c12 8 15 8 20 8 10 0 21-10 21-23s-8-18-21-25l-591-279z">
            <text:p/>
          </draw:path>
          <draw:path draw:style-name="gr3" draw:text-style-name="P8" draw:layer="layout" svg:width="0.562cm" svg:height="1.025cm" svg:x="18.488cm" svg:y="7.505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6-72 64-207 64-215z">
            <text:p/>
          </draw:path>
          <draw:path draw:style-name="gr3" draw:text-style-name="P8" draw:layer="layout" svg:width="0.263cm" svg:height="1.125cm" svg:x="19.212cm" svg:y="7.454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19.571cm" svg:y="7.79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8-80 120-87 13 43 54 87 123 87 115 0 179-146 179-174 0-10-10-10-12-10-11 0-13 2-16 10-36 123-115 148-151 148-43 0-61-36-61-74 0-26 7-49 20-100z">
            <text:p/>
          </draw:path>
          <draw:path draw:style-name="gr3" draw:text-style-name="P8" draw:layer="layout" svg:width="0.35cm" svg:height="0.524cm" svg:x="20.231cm" svg:y="7.943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8" draw:layer="layout" svg:width="0.263cm" svg:height="1.125cm" svg:x="20.748cm" svg:y="7.454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28§display§f'(x)  \ge  0§svg§600§FALSE§</svg:desc>
          <draw:polygon draw:style-name="gr2" draw:text-style-name="P7" draw:layer="layout" svg:width="3.859cm" svg:height="0.939cm" svg:x="12.294cm" svg:y="11.304cm" svg:viewBox="0 0 3860 940" draw:points="1931,940 0,940 0,0 3860,0 3860,940">
            <text:p/>
          </draw:polygon>
          <draw:path draw:style-name="gr3" draw:text-style-name="P8" draw:layer="layout" svg:width="0.492cm" svg:height="0.897cm" svg:x="12.296cm" svg:y="11.354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2.865cm" svg:y="11.255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3.206cm" svg:y="11.30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519cm" svg:y="11.6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14.111cm" svg:y="11.30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763cm" svg:x="14.792cm" svg:y="11.421cm" svg:viewBox="0 0 603 764" svg:d="M585 307c13-5 18-11 18-20 0-12-3-16-18-23l-545-257c-15-7-18-7-20-7-11 0-20 9-20 20s9 16 18 23l520 241-518 244c-20 9-20 18-20 23 0 11 9 20 20 20 2 0 5 0 18-7zM569 764c16 0 34 0 34-21 0-20-21-20-34-20h-533c-16 0-36 0-36 20 0 21 18 21 34 21z">
            <text:p/>
          </draw:path>
          <draw:path draw:style-name="gr3" draw:text-style-name="P8" draw:layer="layout" svg:width="0.416cm" svg:height="0.677cm" svg:x="15.786cm" svg:y="11.39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draw:g>
          <svg:title>TexMaths</svg:title>
          <svg:desc>28§display§f'(x)  &gt;  0§svg§600§FALSE§</svg:desc>
          <draw:polygon draw:style-name="gr2" draw:text-style-name="P7" draw:layer="layout" svg:width="3.859cm" svg:height="0.939cm" svg:x="21.896cm" svg:y="13.206cm" svg:viewBox="0 0 3860 940" draw:points="1931,940 0,940 0,0 3860,0 3860,940">
            <text:p/>
          </draw:polygon>
          <draw:path draw:style-name="gr3" draw:text-style-name="P8" draw:layer="layout" svg:width="0.492cm" svg:height="0.897cm" svg:x="21.898cm" svg:y="13.256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22.467cm" svg:y="13.15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2.808cm" svg:y="13.21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3.121cm" svg:y="13.5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23.713cm" svg:y="13.21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572cm" svg:x="24.394cm" svg:y="13.417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3" draw:text-style-name="P8" draw:layer="layout" svg:width="0.416cm" svg:height="0.677cm" svg:x="25.388cm" svg:y="13.294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3T19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>
          <draw:text-box>
            <text:p xml:id="id4" text:id="id4"><text:span text:style-name="T2">Decreasing Function</text:span></text:p>
          </draw:text-box>
        </draw:frame>
        <draw:frame presentation:style-name="pr6" draw:text-style-name="P6" draw:layer="layout" svg:width="26.6cm" svg:height="12cm" svg:x="0.6cm" svg:y="3.2cm" presentation:class="subtitle" presentation:user-transformed="true">
          <draw:text-box>
            <text:p text:style-name="P5"><text:span text:style-name="T3">A function</text:span><text:span text:style-name="T4"> <text:s text:c="8"/></text:span><text:span text:style-name="T3">is said to be a monotonically De</text:span><text:span text:style-name="T4">creasing</text:span></text:p>
            <text:p text:style-name="P5"><text:span text:style-name="T5"><text:s text:c="5"/></text:span></text:p>
            <text:p text:style-name="P5"><text:span text:style-name="T3">function on an interval <text:s text:c="9"/>and for any</text:span></text:p>
            <text:p text:style-name="P5"><text:span text:style-name="T5"><text:s text:c="5"/></text:span></text:p>
            <text:p text:style-name="P5"><text:span text:style-name="T3">we have that if <text:s text:c="14"/>, the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.</text:span></text:p>
            <text:p text:style-name="P5"><text:span text:style-name="T6"><text:s text:c="6"/></text:span></text:p>
            <text:p text:style-name="P5"><text:span text:style-name="T7">Monotonically Decreasing means Strictly Deceasing function.</text:span></text:p>
            <text:p text:style-name="P5"><text:span text:style-name="T6"><text:tab/></text:span><text:span text:style-name="T6"><text:tab/></text:span></text:p>
            <text:p text:style-name="P5"><text:span text:style-name="T8">The function is Decreasing if</text:span><text:span text:style-name="T7"><text:tab/></text:span></text:p>
            <text:p text:style-name="P5"><text:span text:style-name="T6"><text:s text:c="6"/></text:span><text:span text:style-name="T6"><text:tab/></text:span><text:span text:style-name="T6"><text:tab/></text:span></text:p>
            <text:p text:style-name="P5"><text:span text:style-name="T8">The function is monotonically (strictly) Decreasing if</text:span><text:span text:style-name="T7"><text:tab/></text:span></text:p>
          </draw:text-box>
        </draw:frame>
        <draw:g>
          <svg:title>TexMaths</svg:title>
          <svg:desc>32§display§( a, b )§svg§600§FALSE§</svg:desc>
          <draw:polygon draw:style-name="gr2" draw:text-style-name="P7" draw:layer="layout" svg:width="2.228cm" svg:height="1.012cm" svg:x="11.189cm" svg:y="5.408cm" svg:viewBox="0 0 2229 1013" draw:points="1113,1013 0,1013 0,0 2229,0 2229,1013">
            <text:p/>
          </draw:polygon>
          <draw:path draw:style-name="gr3" draw:text-style-name="P8" draw:layer="layout" svg:width="0.263cm" svg:height="1.125cm" svg:x="11.243cm" svg:y="5.352cm" svg:viewBox="0 0 264 1126" svg:d="M264 1116c0-3 0-5-21-26-141-141-176-353-176-527 0-194 43-392 181-532 16-13 16-16 16-21 0-7-6-10-13-10-10 0-113 77-179 220-59 123-72 248-72 343 0 90 13 225 74 353 69 138 167 210 177 210 7 0 13-3 13-10z">
            <text:p/>
          </draw:path>
          <draw:path draw:style-name="gr3" draw:text-style-name="P8" draw:layer="layout" svg:width="0.516cm" svg:height="0.511cm" svg:x="11.614cm" svg:y="5.697cm" svg:viewBox="0 0 517 512" svg:d="M376 72c-20-41-54-72-105-72-130 0-271 166-271 330 0 108 61 182 151 182 23 0 79-5 146-85 10 46 48 85 102 85 41 0 67-26 85-62 18-41 33-110 33-112 0-10-10-10-13-10-13 0-13 2-15 20-21 72-41 138-87 138-31 0-34-28-34-51 0-26 3-33 16-84 13-46 13-59 23-100l41-159c7-33 7-33 7-38 0-21-12-31-30-31-28 0-46 26-49 49zM302 366c-5 20-5 20-23 41-49 61-95 79-125 79-57 0-75-61-75-105 0-56 36-197 64-248 34-66 85-107 131-107 74 0 89 92 89 99 0 6-2 13-5 18z">
            <text:p/>
          </draw:path>
          <draw:path draw:style-name="gr3" draw:text-style-name="P8" draw:layer="layout" svg:width="0.132cm" svg:height="0.337cm" svg:x="12.261cm" svg:y="6.076cm" svg:viewBox="0 0 133 338" svg:d="M133 118c0-74-28-118-72-118-38 0-61 28-61 59s23 61 61 61c13 0 29-5 39-15 5-3 5-3 7-3 0 0 3 0 3 16 0 84-41 153-79 189-13 13-13 15-13 18 0 10 5 13 13 13 12 0 102-87 102-220z">
            <text:p/>
          </draw:path>
          <draw:path draw:style-name="gr3" draw:text-style-name="P8" draw:layer="layout" svg:width="0.416cm" svg:height="0.795cm" svg:x="12.717cm" svg:y="5.416cm" svg:viewBox="0 0 417 796" svg:d="M217 13c0-3 0-13-15-13-25 0-107 10-138 10-8 3-21 3-21 23 0 16 11 16 26 16 56 0 59 7 59 18 0 7-10 46-18 69l-92 368c-13 56-18 74-18 115 0 105 59 177 143 177 133 0 274-169 274-330 0-105-61-182-151-182-51 0-100 33-133 69zM110 438c8-23 8-26 18-39 56-74 107-89 136-89 40 0 71 33 71 105 0 66-38 197-59 240-35 74-89 115-133 115-38 0-74-30-74-112 0-23 0-44 18-115z">
            <text:p/>
          </draw:path>
          <draw:path draw:style-name="gr3" draw:text-style-name="P8" draw:layer="layout" svg:width="0.263cm" svg:height="1.125cm" svg:x="13.21cm" svg:y="5.352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x_1 &lt; x_2§svg§600§FALSE§</svg:desc>
          <draw:polygon draw:style-name="gr2" draw:text-style-name="P7" draw:layer="layout" svg:width="3.574cm" svg:height="0.664cm" svg:x="7.613cm" svg:y="7.708cm" svg:viewBox="0 0 3575 665" draw:points="1789,665 0,665 0,0 3575,0 3575,665">
            <text:p/>
          </draw:polygon>
          <draw:path draw:style-name="gr3" draw:text-style-name="P8" draw:layer="layout" svg:width="0.562cm" svg:height="0.511cm" svg:x="7.59cm" svg:y="7.762cm" svg:viewBox="0 0 563 512" svg:d="M345 159c6-31 31-133 110-133 8 0 34 0 57 12-31 8-54 36-54 62 0 18 13 41 44 41 25 0 61-21 61-67 0-59-67-74-105-74-66 0-105 59-120 87-28-77-87-87-120-87-118 0-182 146-182 174 0 10 10 10 13 10 10 0 12 0 15-10 38-120 113-148 151-148 20 0 61 10 61 74 0 36-20 112-61 269-18 71-59 117-108 117-7 0-33 0-56-13 28-7 54-30 54-61s-26-41-44-41c-33 0-61 31-61 67 0 51 56 74 105 74 77 0 118-79 120-87 13 43 54 87 120 87 118 0 182-146 182-174 0-10-10-10-13-10-10 0-12 2-15 10-36 123-115 148-151 148-43 0-61-36-61-74 0-26 7-49 20-100z">
            <text:p/>
          </draw:path>
          <draw:path draw:style-name="gr3" draw:text-style-name="P8" draw:layer="layout" svg:width="0.288cm" svg:height="0.524cm" svg:x="8.286cm" svg:y="7.905cm" svg:viewBox="0 0 289 525" svg:d="M179 23c0-23 0-23-23-23-51 49-123 51-156 51v28c18 0 72 0 115-23v405c0 25 0 35-79 35h-31v29c15 0 113-3 141-3 25 0 125 3 143 3v-29h-31c-79 0-79-10-79-35z">
            <text:p/>
          </draw:path>
          <draw:path draw:style-name="gr3" draw:text-style-name="P8" draw:layer="layout" svg:width="0.687cm" svg:height="0.654cm" svg:x="9.11cm" svg:y="7.652cm" svg:viewBox="0 0 688 655" svg:d="M668 49c13-8 20-13 20-26s-10-23-20-23c-5 0-8 0-21 8l-627 294c-10 5-20 13-20 26 0 12 10 17 20 25l627 294c13 8 16 8 21 8 10 0 20-10 20-23s-7-18-20-25l-591-279z">
            <text:p/>
          </draw:path>
          <draw:path draw:style-name="gr3" draw:text-style-name="P8" draw:layer="layout" svg:width="0.562cm" svg:height="0.511cm" svg:x="10.236cm" svg:y="7.762cm" svg:viewBox="0 0 563 512" svg:d="M345 159c6-31 31-133 110-133 8 0 34 0 57 12-31 8-54 36-54 62 0 18 13 41 44 41 25 0 61-21 61-67 0-59-67-74-105-74-66 0-105 59-120 87-28-77-87-87-120-87-118 0-182 146-182 174 0 10 10 10 13 10 10 0 12 0 15-10 38-120 113-148 151-148 20 0 61 10 61 74 0 36-20 112-61 269-18 71-59 117-108 117-7 0-33 0-56-13 28-7 54-30 54-61s-26-41-44-41c-33 0-61 31-61 67 0 51 56 74 105 74 77 0 118-79 120-87 13 43 54 87 120 87 118 0 182-146 182-174 0-10-10-10-13-10-10 0-12 2-15 10-36 123-115 148-151 148-43 0-61-36-61-74 0-26 7-49 20-100z">
            <text:p/>
          </draw:path>
          <draw:path draw:style-name="gr3" draw:text-style-name="P8" draw:layer="layout" svg:width="0.35cm" svg:height="0.524cm" svg:x="10.893cm" svg:y="7.905cm" svg:viewBox="0 0 351 525" svg:d="M351 381h-29c-2 18-10 64-20 72-5 5-67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</draw:g>
        <draw:g>
          <svg:title>TexMaths</svg:title>
          <svg:desc>32§display§x_1, x_2 \in ( a, b )§svg§600§FALSE§</svg:desc>
          <draw:polygon draw:style-name="gr2" draw:text-style-name="P7" draw:layer="layout" svg:width="6.397cm" svg:height="1.012cm" svg:x="19.413cm" svg:y="5.411cm" svg:viewBox="0 0 6398 1013" draw:points="3200,1013 0,1013 0,0 6398,0 6398,1013">
            <text:p/>
          </draw:polygon>
          <draw:path draw:style-name="gr3" draw:text-style-name="P8" draw:layer="layout" svg:width="0.562cm" svg:height="0.511cm" svg:x="19.39cm" svg:y="5.7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288cm" svg:height="0.524cm" svg:x="20.086cm" svg:y="5.844cm" svg:viewBox="0 0 289 525" svg:d="M179 23c0-23 0-23-23-23-51 49-123 51-156 51v28c18 0 72 0 115-23v405c0 25 0 35-79 35h-31v29c15 0 113-3 141-3 26 0 125 3 143 3v-29h-30c-80 0-80-10-80-35z">
            <text:p/>
          </draw:path>
          <draw:path draw:style-name="gr3" draw:text-style-name="P8" draw:layer="layout" svg:width="0.132cm" svg:height="0.337cm" svg:x="20.601cm" svg:y="6.079cm" svg:viewBox="0 0 133 338" svg:d="M133 118c0-74-28-118-72-118-38 0-61 28-61 59s23 61 61 61c13 0 29-5 39-15 5-3 5-3 8-3 0 0 2 0 2 16 0 84-41 153-79 189-13 13-13 15-13 18 0 10 5 13 13 13 13 0 102-87 102-220z">
            <text:p/>
          </draw:path>
          <draw:path draw:style-name="gr3" draw:text-style-name="P8" draw:layer="layout" svg:width="0.562cm" svg:height="0.511cm" svg:x="21.036cm" svg:y="5.7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35cm" svg:height="0.524cm" svg:x="21.697cm" svg:y="5.844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8" draw:layer="layout" svg:width="0.565cm" svg:height="0.654cm" svg:x="22.557cm" svg:y="5.59cm" svg:viewBox="0 0 566 655" svg:d="M525 351c20 0 41 0 41-23s-21-23-41-23h-479c13-151 143-259 302-259h177c20 0 41 0 41-23s-21-23-41-23h-177c-194 0-348 146-348 328 0 179 154 327 348 327h177c20 0 41 0 41-23s-21-23-41-23h-177c-159 0-289-107-302-258z">
            <text:p/>
          </draw:path>
          <draw:path draw:style-name="gr3" draw:text-style-name="P8" draw:layer="layout" svg:width="0.263cm" svg:height="1.125cm" svg:x="23.637cm" svg:y="5.355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16cm" svg:height="0.511cm" svg:x="24.008cm" svg:y="5.7cm" svg:viewBox="0 0 517 512" svg:d="M376 72c-20-41-53-72-105-72-130 0-271 166-271 330 0 108 61 182 151 182 23 0 79-5 146-85 10 46 49 85 102 85 41 0 67-26 85-62 18-41 33-110 33-112 0-10-10-10-13-10-10 0-12 2-15 20-21 72-41 138-87 138-31 0-33-28-33-51 0-26 2-33 15-84 13-46 13-59 23-100l41-159c8-33 8-33 8-38 0-21-13-31-31-31-28 0-46 26-49 49zM302 366c-5 20-5 20-20 41-52 61-98 79-128 79-57 0-75-61-75-105 0-56 36-197 64-248 34-66 85-107 131-107 74 0 90 92 90 99 0 6-3 13-6 18z">
            <text:p/>
          </draw:path>
          <draw:path draw:style-name="gr3" draw:text-style-name="P8" draw:layer="layout" svg:width="0.132cm" svg:height="0.337cm" svg:x="24.654cm" svg:y="6.079cm" svg:viewBox="0 0 133 338" svg:d="M133 118c0-74-28-118-72-118-38 0-61 28-61 59s23 61 61 61c13 0 29-5 39-15 5-3 5-3 8-3 0 0 2 0 2 16 0 84-41 153-79 189-13 13-13 15-13 18 0 10 5 13 13 13 13 0 102-87 102-220z">
            <text:p/>
          </draw:path>
          <draw:path draw:style-name="gr3" draw:text-style-name="P8" draw:layer="layout" svg:width="0.416cm" svg:height="0.795cm" svg:x="25.112cm" svg:y="5.419cm" svg:viewBox="0 0 417 796" svg:d="M218 13c0-3 0-13-16-13-25 0-107 10-138 10-8 3-20 3-20 23 0 16 10 16 25 16 56 0 59 7 59 18 0 7-10 46-18 69l-92 368c-13 56-18 74-18 115 0 105 59 177 143 177 133 0 274-169 274-330 0-105-61-182-151-182-51 0-100 33-133 69zM110 438c8-23 8-26 18-39 56-74 105-89 136-89 41 0 71 33 71 105 0 66-38 197-59 240-35 74-89 115-133 115-38 0-74-30-74-112 0-23 0-44 18-115z">
            <text:p/>
          </draw:path>
          <draw:path draw:style-name="gr3" draw:text-style-name="P8" draw:layer="layout" svg:width="0.263cm" svg:height="1.125cm" svg:x="25.603cm" svg:y="5.35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f(x_1)  &gt;  f(x_2)§svg§600§FALSE§</svg:desc>
          <draw:polygon draw:style-name="gr2" draw:text-style-name="P7" draw:layer="layout" svg:width="6.663cm" svg:height="1.012cm" svg:x="14.492cm" svg:y="7.51cm" svg:viewBox="0 0 6664 1013" draw:points="3333,1013 0,1013 0,0 6664,0 6664,1013">
            <text:p/>
          </draw:polygon>
          <draw:path draw:style-name="gr3" draw:text-style-name="P8" draw:layer="layout" svg:width="0.562cm" svg:height="1.025cm" svg:x="14.495cm" svg:y="7.505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5.219cm" svg:y="7.454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15.577cm" svg:y="7.79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288cm" svg:height="0.524cm" svg:x="16.274cm" svg:y="7.943cm" svg:viewBox="0 0 289 525" svg:d="M179 23c0-23 0-23-23-23-51 49-123 51-156 51v28c18 0 72 0 115-23v405c0 25 0 35-79 35h-31v29c15 0 113-3 141-3 26 0 125 3 143 3v-29h-30c-80 0-80-10-80-35z">
            <text:p/>
          </draw:path>
          <draw:path draw:style-name="gr3" draw:text-style-name="P8" draw:layer="layout" svg:width="0.263cm" svg:height="1.125cm" svg:x="16.755cm" svg:y="7.454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688cm" svg:height="0.654cm" svg:x="17.536cm" svg:y="7.689cm" svg:viewBox="0 0 689 655" svg:d="M668 353c13-8 21-13 21-25 0-13-8-21-21-26l-624-294c-16-8-18-8-21-8-13 0-23 10-23 23 0 10 5 15 20 26l594 279-594 279c-15 7-20 15-20 25 0 13 10 23 23 23 3 0 5 0 21-8z">
            <text:p/>
          </draw:path>
          <draw:path draw:style-name="gr3" draw:text-style-name="P8" draw:layer="layout" svg:width="0.562cm" svg:height="1.025cm" svg:x="18.688cm" svg:y="7.505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6-72 64-207 64-215z">
            <text:p/>
          </draw:path>
          <draw:path draw:style-name="gr3" draw:text-style-name="P8" draw:layer="layout" svg:width="0.263cm" svg:height="1.125cm" svg:x="19.412cm" svg:y="7.454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19.771cm" svg:y="7.79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8-80 120-87 13 43 54 87 123 87 115 0 179-146 179-174 0-10-10-10-12-10-11 0-13 2-16 10-36 123-115 148-151 148-43 0-61-36-61-74 0-26 7-49 20-100z">
            <text:p/>
          </draw:path>
          <draw:path draw:style-name="gr3" draw:text-style-name="P8" draw:layer="layout" svg:width="0.35cm" svg:height="0.524cm" svg:x="20.431cm" svg:y="7.943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8" draw:layer="layout" svg:width="0.263cm" svg:height="1.125cm" svg:x="20.948cm" svg:y="7.454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28§display§f'(x)  \le  0§svg§600§FALSE§</svg:desc>
          <draw:polygon draw:style-name="gr2" draw:text-style-name="P7" draw:layer="layout" svg:width="3.859cm" svg:height="0.939cm" svg:x="12.295cm" svg:y="11.305cm" svg:viewBox="0 0 3860 940" draw:points="1931,940 0,940 0,0 3860,0 3860,940">
            <text:p/>
          </draw:polygon>
          <draw:path draw:style-name="gr3" draw:text-style-name="P8" draw:layer="layout" svg:width="0.492cm" svg:height="0.897cm" svg:x="12.297cm" svg:y="11.355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2.866cm" svg:y="11.25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3.207cm" svg:y="11.3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52cm" svg:y="11.6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14.112cm" svg:y="11.3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763cm" svg:x="14.793cm" svg:y="11.422cm" svg:viewBox="0 0 603 764" svg:d="M585 43c11-7 18-12 18-23s-7-20-18-20c-7 0-16 4-18 7l-547 257c-18 7-20 14-20 23s7 15 20 20l547 257c11 7 13 7 18 7 9 0 18-9 18-20 0-9-3-14-21-23l-515-241zM569 764c16 0 34 0 34-21 0-20-21-20-34-20h-533c-16 0-36 0-36 20 0 21 18 21 34 21z">
            <text:p/>
          </draw:path>
          <draw:path draw:style-name="gr3" draw:text-style-name="P8" draw:layer="layout" svg:width="0.416cm" svg:height="0.677cm" svg:x="15.787cm" svg:y="11.393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draw:g>
          <svg:title>TexMaths</svg:title>
          <svg:desc>28§display§f'(x)  &lt;  0§svg§600§FALSE§</svg:desc>
          <draw:polygon draw:style-name="gr2" draw:text-style-name="P7" draw:layer="layout" svg:width="3.859cm" svg:height="0.939cm" svg:x="21.896cm" svg:y="13.207cm" svg:viewBox="0 0 3860 940" draw:points="1931,940 0,940 0,0 3860,0 3860,940">
            <text:p/>
          </draw:polygon>
          <draw:path draw:style-name="gr3" draw:text-style-name="P8" draw:layer="layout" svg:width="0.492cm" svg:height="0.897cm" svg:x="21.898cm" svg:y="13.257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22.467cm" svg:y="13.15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2.808cm" svg:y="13.21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3.121cm" svg:y="13.5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23.713cm" svg:y="13.21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572cm" svg:x="24.394cm" svg:y="13.418cm" svg:viewBox="0 0 603 573" svg:d="M585 43c11-7 18-12 18-23s-9-20-18-20c-5 0-7 0-18 7l-549 257c-9 5-18 11-18 23 0 11 9 15 18 22l549 258c11 6 13 6 18 6 9 0 18-9 18-20s-7-16-18-22l-518-244z">
            <text:p/>
          </draw:path>
          <draw:path draw:style-name="gr3" draw:text-style-name="P8" draw:layer="layout" svg:width="0.416cm" svg:height="0.677cm" svg:x="25.388cm" svg:y="13.295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draw:g>
          <svg:title>TexMaths</svg:title>
          <svg:desc>32§display§f(x)§svg§600§FALSE§</svg:desc>
          <draw:polygon draw:style-name="gr2" draw:text-style-name="P7" draw:layer="layout" svg:width="1.965cm" svg:height="1.012cm" svg:x="5.689cm" svg:y="3.407cm" svg:viewBox="0 0 1966 1013" draw:points="983,1013 0,1013 0,0 1966,0 1966,1013">
            <text:p/>
          </draw:polygon>
          <draw:path draw:style-name="gr3" draw:text-style-name="P8" draw:layer="layout" svg:width="0.562cm" svg:height="1.025cm" svg:x="5.692cm" svg:y="3.402cm" svg:viewBox="0 0 563 1026" svg:d="M356 343h97c21 0 33 0 33-21 0-12-12-12-30-12h-95l23-131c5-23 20-102 28-115 10-23 31-38 54-38 5 0 33 0 54 20-49 3-59 44-59 59 0 28 20 41 41 41 28 0 61-26 61-69 0-51-51-77-97-77-39 0-110 20-144 133-7 23-10 33-38 177h-77c-23 0-33 0-33 20 0 13 8 13 31 13h74l-84 445c-21 110-41 213-98 213-5 0-33 0-56-21 54-2 64-43 64-61 0-26-21-39-44-39-28 0-61 26-61 67 0 51 49 79 97 79 62 0 105-66 126-110 38-71 64-207 64-215z">
            <text:p/>
          </draw:path>
          <draw:path draw:style-name="gr3" draw:text-style-name="P8" draw:layer="layout" svg:width="0.263cm" svg:height="1.125cm" svg:x="6.416cm" svg:y="3.351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6.774cm" svg:y="3.696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8 117-7 0-33 0-56-13 28-7 54-30 54-61s-26-41-44-41c-33 0-61 31-61 67 0 51 56 74 105 74 77 0 115-80 120-87 13 43 54 87 121 87 117 0 181-146 181-174 0-10-10-10-13-10-10 0-12 2-15 10-36 123-115 148-151 148-43 0-61-36-61-74 0-26 7-49 20-100z">
            <text:p/>
          </draw:path>
          <draw:path draw:style-name="gr3" draw:text-style-name="P8" draw:layer="layout" svg:width="0.263cm" svg:height="1.125cm" svg:x="7.447cm" svg:y="3.351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" anim:sub-item="text" smil:attributeName="visibility" smil:to="visible"/>
                  <anim:animate smil:begin="0s" smil:dur="0.5s" smil:fill="hold" smil:decelerate="0.5" smil:targetElement="id4" anim:sub-item="text" smil:attributeName="rotate" smil:values="-90;0" smil:keyTimes="0;1"/>
                  <anim:animate smil:begin="0s" smil:dur="0.5s" smil:fill="hold" smil:decelerate="0.5" smil:targetElement="id4" anim:sub-item="text" smil:attributeName="width" smil:values="width;width*.05" smil:keyTimes="0;1"/>
                  <anim:animate smil:begin="0.5s" smil:dur="0.5s" smil:fill="hold" smil:accelerate="0.5" smil:targetElement="id4" anim:sub-item="text" smil:attributeName="width" smil:values="width*.05;width" smil:keyTimes="0;1"/>
                  <anim:animate smil:dur="1s" smil:fill="hold" smil:targetElement="id4" anim:sub-item="text" smil:attributeName="height" smil:values="height;height" smil:keyTimes="0;1"/>
                  <anim:animate smil:begin="0s" smil:dur="0.5s" smil:fill="hold" smil:decelerate="0.5" smil:targetElement="id4" anim:sub-item="text" smil:attributeName="x" smil:values="x+.4;x" smil:keyTimes="0;1"/>
                  <anim:animate smil:begin="0s" smil:dur="0.5s" smil:fill="hold" smil:decelerate="0.5" smil:targetElement="id4" anim:sub-item="text" smil:attributeName="y" smil:values="y-.2;y+.1" smil:keyTimes="0;1"/>
                  <anim:animate smil:begin="0.5s" smil:dur="0.5s" smil:fill="hold" smil:accelerate="0.5" smil:targetElement="id4" anim:sub-item="text" smil:attributeName="y" smil:values="y+.1;y" smil:keyTimes="0;1"/>
                  <anim:transitionFilter smil:begin="0s" smil:dur="1s" smil:decelerate="0.5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0">
        <office:forms form:automatic-focus="false" form:apply-design-mode="false"/>
        <draw:frame presentation:style-name="pr8" draw:text-style-name="P9" draw:layer="layout" svg:width="25.199cm" svg:height="1.576cm" svg:x="1.4cm" svg:y="0.526cm" presentation:class="title" presentation:user-transformed="true">
          <draw:text-box>
            <text:p xml:id="id5" text:id="id5"><text:span text:style-name="T9">Examples</text:span></text:p>
          </draw:text-box>
        </draw:frame>
        <draw:frame presentation:style-name="pr9" draw:text-style-name="P10" draw:layer="layout" svg:width="26.2cm" svg:height="12.8cm" svg:x="0.8cm" svg:y="2.4cm" presentation:class="subtitle" presentation:user-transformed="true">
          <draw:text-box>
            <text:p xml:id="id6" text:id="id6" text:style-name="P5"><text:span text:style-name="T4"><text:tab/></text:span><text:span text:style-name="T4">(1) Show that the functio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r </text:span><text:span text:style-name="T10"><text:line-break/></text:span><text:span text:style-name="T10"><text:tab/></text:span><text:span text:style-name="T10"><text:tab/></text:span><text:span text:style-name="T10"> <text:s text:c="11"/>is </text:span><text:span text:style-name="T3">strictly increasing.</text:span><text:span text:style-name="T10"> <text:s text:c="14"/></text:span><text:span text:style-name="T10"><text:tab/></text:span><text:span text:style-name="T10"><text:tab/></text:span><text:span text:style-name="T10"><text:line-break/></text:span><text:span text:style-name="T10"> <text:s text:c="3"/></text:span><text:span text:style-name="T11">Solution :</text:span><text:span text:style-name="T3"> Give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9"/></text:span><text:span text:style-name="T4"><text:line-break/></text:span><text:span text:style-name="T4"><text:tab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9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line-break/></text:span><text:span text:style-name="T6"> <text:s text:c="10"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</text:span></text:p>
            <text:p text:style-name="P5"><text:span text:style-name="T4"><text:s text:c="15"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<text:tab/></text:span><text:span text:style-name="T4"><text:tab/></text:span><text:span text:style-name="T4"><text:tab/></text:span><text:span text:style-name="T4"><text:line-break/></text:span><text:span text:style-name="T4"><text:line-break/></text:span><text:span text:style-name="T4"/></text:p>
          </draw:text-box>
        </draw:frame>
        <draw:g xml:id="id7" draw:id="id7">
          <svg:title>TexMaths</svg:title>
          <svg:desc>28§display§f(x) = x^3 + 10 x +7§svg§600§FALSE§</svg:desc>
          <draw:polygon draw:style-name="gr2" draw:text-style-name="P7" draw:layer="layout" svg:width="8.563cm" svg:height="1.012cm" svg:x="14.365cm" svg:y="2.556cm" svg:viewBox="0 0 8564 1013" draw:points="4283,1013 0,1013 0,0 8564,0 8564,1013">
            <text:p/>
          </draw:polygon>
          <draw:path draw:style-name="gr3" draw:text-style-name="P8" draw:layer="layout" svg:width="0.492cm" svg:height="0.898cm" svg:x="14.367cm" svg:y="2.6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15.001cm" svg:y="2.6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5.315cm" svg:y="2.9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5.904cm" svg:y="2.6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6.56cm" svg:y="3.0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7.573cm" svg:y="2.9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17cm" svg:height="0.472cm" svg:x="18.144cm" svg:y="2.507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-1-22 2 0 0-7 0-7 9s7 9 18 9z">
            <text:p/>
          </draw:path>
          <draw:path draw:style-name="gr3" draw:text-style-name="P8" draw:layer="layout" svg:width="0.655cm" svg:height="0.658cm" svg:x="18.82cm" svg:y="2.796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19.837cm" svg:y="2.716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20.281cm" svg:y="2.71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8" draw:layer="layout" svg:width="0.492cm" svg:height="0.447cm" svg:x="20.763cm" svg:y="2.93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658cm" svg:x="21.571cm" svg:y="2.796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22cm" svg:height="0.69cm" svg:x="22.555cm" svg:y="2.707cm" svg:viewBox="0 0 423 691" svg:d="M414 67c9-13 9-15 9-36h-239c-121 0-124-13-126-31h-24l-34 204h25c2-16 11-78 24-90 7-6 85-6 97-6h206c-12 15-90 123-112 157-88 132-121 269-121 369 0 12 0 57 45 57 47 0 47-45 47-57v-49c0-54 2-110 11-161 2-23 15-108 60-171z">
            <text:p/>
          </draw:path>
        </draw:g>
        <draw:g xml:id="id9" draw:id="id9">
          <svg:title>TexMaths</svg:title>
          <svg:desc>28§display§f(x) = x^3 + 10 x +7§svg§600§FALSE§</svg:desc>
          <draw:polygon draw:style-name="gr2" draw:text-style-name="P7" draw:layer="layout" svg:width="8.563cm" svg:height="1.012cm" svg:x="10.167cm" svg:y="5.056cm" svg:viewBox="0 0 8564 1013" draw:points="4283,1013 0,1013 0,0 8564,0 8564,1013">
            <text:p/>
          </draw:polygon>
          <draw:path draw:style-name="gr3" draw:text-style-name="P8" draw:layer="layout" svg:width="0.492cm" svg:height="0.898cm" svg:x="10.169cm" svg:y="5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10.803cm" svg:y="5.1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1.117cm" svg:y="5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1.706cm" svg:y="5.1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2.362cm" svg:y="5.5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3.375cm" svg:y="5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17cm" svg:height="0.472cm" svg:x="13.946cm" svg:y="5.007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8" draw:layer="layout" svg:width="0.655cm" svg:height="0.658cm" svg:x="14.622cm" svg:y="5.296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15.639cm" svg:y="5.216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16.083cm" svg:y="5.21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8" draw:layer="layout" svg:width="0.492cm" svg:height="0.447cm" svg:x="16.565cm" svg:y="5.43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658cm" svg:x="17.373cm" svg:y="5.296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22cm" svg:height="0.69cm" svg:x="18.357cm" svg:y="5.207cm" svg:viewBox="0 0 423 691" svg:d="M414 67c9-13 9-15 9-36h-239c-121 0-124-13-126-31h-24l-34 204h25c2-16 11-78 24-90 7-6 85-6 97-6h206c-12 15-90 123-112 157-88 132-121 269-121 369 0 12 0 57 45 57 47 0 47-45 47-57v-49c0-54 2-110 11-161 2-23 15-108 60-171z">
            <text:p/>
          </draw:path>
        </draw:g>
        <draw:g xml:id="id10" draw:id="id10">
          <svg:title>TexMaths</svg:title>
          <svg:desc>32§display§\text {Diff.}  \ w. \ r. \ t. \ x.§svg§600§FALSE§</svg:desc>
          <draw:polygon draw:style-name="gr2" draw:text-style-name="P7" draw:layer="layout" svg:width="7.042cm" svg:height="0.694cm" svg:x="7.025cm" svg:y="6.721cm" svg:viewBox="0 0 7043 695" draw:points="3523,695 0,695 0,0 7043,0 7043,695">
            <text:p/>
          </draw:polygon>
          <draw:path draw:style-name="gr3" draw:text-style-name="P8" draw:layer="layout" svg:width="0.757cm" svg:height="0.771cm" svg:x="7.007cm" svg:y="6.691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7.865cm" svg:y="6.706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8.169cm" svg:y="6.665cm" svg:viewBox="0 0 678 797" svg:d="M476 343h128v-33h-133v-131c0-102 56-153 105-153 5 0 21 0 38 7-12 5-33 18-33 46 0 26 18 49 49 49s48-23 48-49c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1 46-3 15-3 26-3 38v131z">
            <text:p/>
          </draw:path>
          <draw:path draw:style-name="gr3" draw:text-style-name="P8" draw:layer="layout" svg:width="0.122cm" svg:height="0.122cm" svg:x="8.894cm" svg:y="7.339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9.516cm" svg:y="6.962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10.415cm" svg:y="7.339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11.039cm" svg:y="6.962cm" svg:viewBox="0 0 461 513" svg:d="M67 433c-3 18-11 44-11 49 0 20 16 31 34 31 12 0 33-11 41-31 2-5 41-159 46-180 7-38 28-117 35-148 6-13 36-67 65-92 7-8 40-36 89-36 31 0 46 12 49 12-36 6-59 34-59 62 0 18 13 41 43 41 29 0 62-26 62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11.58cm" svg:y="7.339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12.197cm" svg:y="6.755cm" svg:viewBox="0 0 348 720" svg:d="M207 256h108c20 0 33 0 33-23 0-13-13-13-33-13h-97c38-161 46-182 46-189 0-21-16-31-34-31-2 0-35 0-46 41l-43 179h-108c-23 0-33 0-33 21 0 15 10 15 31 15h100c-80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12.673cm" svg:y="7.339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13.297cm" svg:y="6.962cm" svg:viewBox="0 0 563 513" svg:d="M346 159c5-31 30-133 110-133 7 0 33 0 56 12-31 8-54 36-54 62 0 18 13 41 44 41 25 0 61-21 61-67 0-59-66-74-105-74-66 0-105 59-120 87-28-77-87-87-120-87-118 0-182 146-182 174 0 11 10 11 13 11 10 0 12 0 15-11 38-120 113-148 151-148 21 0 62 10 62 74 0 36-21 113-62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14.004cm" svg:y="7.339cm" svg:viewBox="0 0 123 123" svg:d="M123 62c0-34-28-62-62-62-33 0-61 28-61 62 0 33 28 61 61 61 34 0 62-28 62-61z">
            <text:p/>
          </draw:path>
        </draw:g>
        <draw:g xml:id="id11" draw:id="id11">
          <svg:title>TexMaths</svg:title>
          <svg:desc>28§display§f'(x) = 3x^2 + 10§svg§600§FALSE§</svg:desc>
          <draw:polygon draw:style-name="gr2" draw:text-style-name="P7" draw:layer="layout" svg:width="7.051cm" svg:height="1.012cm" svg:x="6.866cm" svg:y="8.059cm" svg:viewBox="0 0 7052 1013" draw:points="3526,1013 0,1013 0,0 7052,0 7052,1013">
            <text:p/>
          </draw:polygon>
          <draw:path draw:style-name="gr3" draw:text-style-name="P8" draw:layer="layout" svg:width="0.492cm" svg:height="0.898cm" svg:x="6.868cm" svg:y="8.1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174cm" svg:height="0.358cm" svg:x="7.437cm" svg:y="8.082cm" svg:viewBox="0 0 175 359" svg:d="M168 61c7-12 7-18 7-23 0-22-20-38-41-38-26 0-35 22-38 34l-92 300c-2 0-4 9-4 9 0 9 22 16 27 16 4 0 7 0 11-11z">
            <text:p/>
          </draw:path>
          <draw:path draw:style-name="gr3" draw:text-style-name="P8" draw:layer="layout" svg:width="0.23cm" svg:height="0.985cm" svg:x="7.778cm" svg:y="8.13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8.091cm" svg:y="8.43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8.683cm" svg:y="8.13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9.337cm" svg:y="8.5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0.363cm" svg:y="8.21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0.842cm" svg:y="8.43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06cm" svg:height="0.459cm" svg:x="11.418cm" svg:y="8.0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2.09cm" svg:y="8.299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13.107cm" svg:y="8.219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13.55cm" svg:y="8.219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</draw:g>
        <draw:g xml:id="id14" draw:id="id14">
          <svg:title>TexMaths</svg:title>
          <svg:desc>28§display§3x^2 + 10 &gt; 0 \ \ \Rightarrow  \ f'(x) &gt; 0§svg§600§FALSE§</svg:desc>
          <draw:polygon draw:style-name="gr2" draw:text-style-name="P7" draw:layer="layout" svg:width="11.861cm" svg:height="1.012cm" svg:x="6.828cm" svg:y="11.516cm" svg:viewBox="0 0 11862 1013" draw:points="5932,1013 0,1013 0,0 11862,0 11862,1013">
            <text:p/>
          </draw:polygon>
          <draw:path draw:style-name="gr3" draw:text-style-name="P8" draw:layer="layout" svg:width="0.409cm" svg:height="0.678cm" svg:x="6.819cm" svg:y="11.676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7.298cm" svg:y="11.8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306cm" svg:height="0.459cm" svg:x="7.876cm" svg:y="11.46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8.548cm" svg:y="11.75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26cm" svg:height="0.658cm" svg:x="9.565cm" svg:y="11.676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10.009cm" svg:y="11.67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602cm" svg:height="0.573cm" svg:x="10.818cm" svg:y="11.799cm" svg:viewBox="0 0 603 574" svg:d="M585 309c11-6 18-11 18-22s-7-18-18-22l-547-258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11.812cm" svg:y="11.67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875cm" svg:height="0.544cm" svg:x="13.25cm" svg:y="11.815cm" svg:viewBox="0 0 876 545" svg:d="M663 195c40 36 90 63 123 76-36 16-83 43-123 76h-627c-18 0-36 0-36 21 0 20 18 20 34 20h584c-47 45-98 132-98 146 0 11 11 11 18 11 9 0 15 0 18-9 22-38 49-90 114-148 67-61 134-85 183-101 18-7 18-7 21-9 2 0 2-4 2-7 0-2 0-2 0-4l-5-2c-2-3-2-3-20-9-134-39-233-130-286-236-12-20-14-20-27-20-7 0-18 0-18 11 0 14 49 99 98 146h-584c-16 0-34 0-34 20 0 18 18 18 36 18z">
            <text:p/>
          </draw:path>
          <draw:path draw:style-name="gr3" draw:text-style-name="P8" draw:layer="layout" svg:width="0.492cm" svg:height="0.898cm" svg:x="14.834cm" svg:y="11.63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1-63 56-182 56-189z">
            <text:p/>
          </draw:path>
          <draw:path draw:style-name="gr3" draw:text-style-name="P8" draw:layer="layout" svg:width="0.174cm" svg:height="0.358cm" svg:x="15.401cm" svg:y="11.539cm" svg:viewBox="0 0 175 359" svg:d="M168 61c7-12 7-18 7-23 0-22-20-38-41-38-26 0-35 22-38 34l-92 300c-2 0-4 9-4 9 0 9 22 16 27 16 4 0 7 0 11-11z">
            <text:p/>
          </draw:path>
          <draw:path draw:style-name="gr3" draw:text-style-name="P8" draw:layer="layout" svg:width="0.23cm" svg:height="0.985cm" svg:x="15.741cm" svg:y="11.59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6.055cm" svg:y="11.8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  <draw:path draw:style-name="gr3" draw:text-style-name="P8" draw:layer="layout" svg:width="0.23cm" svg:height="0.985cm" svg:x="16.646cm" svg:y="11.59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02cm" svg:height="0.573cm" svg:x="17.327cm" svg:y="11.799cm" svg:viewBox="0 0 603 574" svg:d="M585 309c11-6 18-11 18-22s-7-18-18-22l-547-258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18.324cm" svg:y="11.67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</draw:g>
        <draw:g xml:id="id8" draw:id="id8">
          <svg:title>TexMaths</svg:title>
          <svg:desc>28§display§x \in R§svg§600§FALSE§</svg:desc>
          <draw:polygon draw:style-name="gr2" draw:text-style-name="P7" draw:layer="layout" svg:width="2.411cm" svg:height="0.615cm" svg:x="3.788cm" svg:y="3.958cm" svg:viewBox="0 0 2412 616" draw:points="1205,616 0,616 0,0 2412,0 2412,616">
            <text:p/>
          </draw:polygon>
          <draw:path draw:style-name="gr3" draw:text-style-name="P8" draw:layer="layout" svg:width="0.492cm" svg:height="0.447cm" svg:x="3.768cm" svg:y="4.146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5-38-35c-29 0-54 26-54 58 0 45 49 65 92 65 67 0 103-70 105-76 11 38 47 76 105 76 103 0 159-128 159-153 0-9-9-9-11-9-9 0-11 3-13 9-32 108-101 130-132 130-39 0-54-31-54-65 0-22 7-42 18-87z">
            <text:p/>
          </draw:path>
          <draw:path draw:style-name="gr3" draw:text-style-name="P8" draw:layer="layout" svg:width="0.494cm" svg:height="0.572cm" svg:x="4.657cm" svg:y="4.05cm" svg:viewBox="0 0 495 573" svg:d="M459 307c18 0 36 0 36-21 0-20-18-20-36-20h-419c12-132 126-226 265-226h154c18 0 36 0 36-20s-18-20-36-20h-157c-168 0-302 128-302 286 0 157 134 287 302 287h157c18 0 36 0 36-20s-18-20-36-20h-154c-139 0-253-94-265-226z">
            <text:p/>
          </draw:path>
          <draw:path draw:style-name="gr3" draw:text-style-name="P8" draw:layer="layout" svg:width="0.704cm" svg:height="0.695cm" svg:x="5.544cm" svg:y="3.909cm" svg:viewBox="0 0 705 696" svg:d="M329 67c7-22 9-33 29-36 9 0 41 0 58 0 72 0 182 0 182 97 0 33-16 103-56 141-25 24-76 56-166 56h-110zM472 338c99-22 218-90 218-190 0-85-90-148-220-148h-280c-20 0-29 0-29 20 0 11 9 11 27 11 2 0 20 0 38 3 18 0 27 2 27 15 0 2-2 7-4 18l-133 531c-9 38-11 44-89 44-18 0-27 0-27 21 0 11 11 11 13 11 30 0 97-3 126-3 27 0 96 3 125 3 7 0 18 0 18-20 0-12-7-12-27-12-36 0-65 0-65-18 0-4 3-8 5-15l65-262h116c90 0 108 56 108 89 0 16-7 47-14 70-6 27-15 63-15 83 0 107 118 107 132 107 83 0 118-101 118-114 0-11-11-11-13-11-9 0-9 6-11 13-25 74-67 90-90 90-33 0-40-23-40-61 0-31 7-80 9-112 2-13 4-33 4-47 0-76-65-105-92-116z">
            <text:p/>
          </draw:path>
        </draw:g>
        <draw:g xml:id="id12" draw:id="id12">
          <svg:title>TexMaths</svg:title>
          <svg:desc>28§display§\text  {Here,  }\ 3x^2 \ge 0 \ \ \text {for all }\ x \in R \ \text { and } \ 10 &gt; 0§svg§600§FALSE§</svg:desc>
          <draw:polygon draw:style-name="gr2" draw:text-style-name="P7" draw:layer="layout" svg:width="18.154cm" svg:height="0.956cm" svg:x="6.887cm" svg:y="9.76cm" svg:viewBox="0 0 18155 957" draw:points="9076,957 0,957 0,0 18155,0 18155,957">
            <text:p/>
          </draw:polygon>
          <draw:path draw:style-name="gr3" draw:text-style-name="P8" draw:layer="layout" svg:width="0.673cm" svg:height="0.674cm" svg:x="6.869cm" svg:y="9.904cm" svg:viewBox="0 0 674 675" svg:d="M573 76c0-33 3-45 77-45h24v-31c-33 2-107 2-145 2-36 0-112 0-146-2v31h25c76 0 76 12 76 45v233h-294v-233c0-33 3-45 77-45h24v-31c-33 2-107 2-145 2s-112 0-146-2v31h25c76 0 76 12 76 45v523c0 35 0 44-76 44h-25v32c34-2 108-2 146-2s112 0 145 2v-32h-24c-74 0-77-9-77-44v-260h294v260c0 35 0 44-76 44h-25v32c34-2 108-2 146-2s112 0 145 2v-32h-24c-74 0-77-9-77-44z">
            <text:p/>
          </draw:path>
          <draw:path draw:style-name="gr3" draw:text-style-name="P8" draw:layer="layout" svg:width="0.382cm" svg:height="0.454cm" svg:x="7.604cm" svg:y="10.13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33cm" svg:height="0.436cm" svg:x="8.04cm" svg:y="10.13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8.426cm" svg:y="10.13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15cm" svg:height="0.295cm" svg:x="8.921cm" svg:y="10.471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409cm" svg:height="0.678cm" svg:x="9.806cm" svg:y="9.92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5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0.285cm" svg:y="10.1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10.863cm" svg:y="9.71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4cm" svg:x="11.615cm" svg:y="9.949cm" svg:viewBox="0 0 603 765" svg:d="M585 307c13-4 18-11 18-20 0-11-3-16-18-22l-545-258c-15-7-18-7-20-7-11 0-20 9-20 20s9 16 18 23l520 242-518 244c-20 9-20 18-20 23 0 11 9 20 20 20 2 0 5 0 18-7zM569 765c16 0 34 0 34-21 0-20-21-20-34-20h-533c-16 0-36 0-36 20 0 21 18 21 34 21z">
            <text:p/>
          </draw:path>
          <draw:path draw:style-name="gr3" draw:text-style-name="P8" draw:layer="layout" svg:width="0.416cm" svg:height="0.678cm" svg:x="12.612cm" svg:y="9.92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8" draw:layer="layout" svg:width="0.319cm" svg:height="0.696cm" svg:x="13.755cm" svg:y="9.881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438cm" svg:height="0.454cm" svg:x="14.05cm" svg:y="10.135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4.541cm" svg:y="10.13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5.269cm" svg:y="10.135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221cm" svg:height="0.685cm" svg:x="15.753cm" svg:y="9.893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16.026cm" svg:y="9.893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92cm" svg:height="0.447cm" svg:x="16.951cm" svg:y="10.1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494cm" svg:height="0.573cm" svg:x="17.84cm" svg:y="10.043cm" svg:viewBox="0 0 495 574" svg:d="M459 307c18 0 36 0 36-20s-18-20-36-20h-419c12-132 126-227 265-227h154c18 0 36 0 36-20s-18-20-36-20h-157c-168 0-302 128-302 287 0 157 134 287 302 287h157c18 0 36 0 36-20s-18-20-36-20h-154c-139 0-253-95-265-227z">
            <text:p/>
          </draw:path>
          <draw:path draw:style-name="gr3" draw:text-style-name="P8" draw:layer="layout" svg:width="0.705cm" svg:height="0.696cm" svg:x="18.727cm" svg:y="9.904cm" svg:viewBox="0 0 706 697" svg:d="M329 67c7-22 9-33 29-36 9 0 41 0 59 0 71 0 181 0 181 97 0 33-16 103-56 141-25 25-76 56-166 56h-109zM473 339c98-23 217-90 217-191 0-85-90-148-220-148h-280c-20 0-29 0-29 20 0 11 9 11 27 11 2 0 20 0 38 3 18 0 27 2 27 15 0 3-2 7-4 18l-133 532c-8 38-11 44-89 44-18 0-27 0-27 21 0 11 11 11 13 11 30 0 97-2 126-2 27 0 96 2 125 2 7 0 20 0 20-20 0-12-8-12-29-12-35 0-62 0-62-17 0-5 0-9 2-16l65-262h116c90 0 108 56 108 89 0 16-7 47-14 70-6 27-15 62-15 83 0 107 118 107 132 107 83 0 119-101 119-114 0-11-12-11-14-11-9 0-9 6-11 13-25 74-67 90-90 90-33 0-40-23-40-61 0-31 7-80 9-112 2-13 4-33 4-47 0-76-64-105-91-116z">
            <text:p/>
          </draw:path>
          <draw:path draw:style-name="gr3" draw:text-style-name="P8" draw:layer="layout" svg:width="0.445cm" svg:height="0.454cm" svg:x="20.141cm" svg:y="10.135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20.622cm" svg:y="10.139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21.171cm" svg:y="9.893cm" svg:viewBox="0 0 488 697" svg:d="M343 632v65l145-11v-31c-69 0-78-7-78-54v-601l-141 11v32c67 0 76 6 76 53v213c-29-33-72-60-125-60-117 0-220 96-220 224 0 126 96 224 211 224 62 0 107-33 132-65zM343 368v201c0 18 0 21-11 36-30 47-74 70-117 70-45 0-81-25-105-63-25-40-27-96-27-137 0-38 2-96 29-141 22-31 58-63 112-63 36 0 76 14 108 59 11 18 11 20 11 38z">
            <text:p/>
          </draw:path>
          <draw:path draw:style-name="gr3" draw:text-style-name="P8" draw:layer="layout" svg:width="0.326cm" svg:height="0.658cm" svg:x="22.428cm" svg:y="9.92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22.871cm" svg:y="9.92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8" draw:layer="layout" svg:width="0.602cm" svg:height="0.573cm" svg:x="23.68cm" svg:y="10.043cm" svg:viewBox="0 0 603 574" svg:d="M585 309c11-6 18-11 18-22s-7-18-18-22l-547-258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24.674cm" svg:y="9.92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g xml:id="id13" draw:id="id13">
          <svg:title>TexMaths</svg:title>
          <svg:desc>28§display§\therefore§svg§600§FALSE§</svg:desc>
          <draw:polygon draw:style-name="gr2" draw:text-style-name="P7" draw:layer="layout" svg:width="0.528cm" svg:height="0.433cm" svg:x="5.241cm" svg:y="11.817cm" svg:viewBox="0 0 529 434" draw:points="265,434 0,434 0,0 529,0 529,434">
            <text:p/>
          </draw:polygon>
          <draw:path draw:style-name="gr3" draw:text-style-name="P8" draw:layer="layout" svg:width="0.598cm" svg:height="0.531cm" svg:x="5.221cm" svg:y="11.768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5" draw:id="id15">
          <svg:title>TexMaths</svg:title>
          <svg:desc>32§display§\text {Thus }  f(x)  \text { is a strictly an increasing function. }§svg§600§FALSE§</svg:desc>
          <draw:polygon draw:style-name="gr2" draw:text-style-name="P7" draw:layer="layout" svg:width="22.289cm" svg:height="1.012cm" svg:x="3.482cm" svg:y="13.263cm" svg:viewBox="0 0 22290 1013" draw:points="11144,1013 0,1013 0,0 22290,0 22290,1013">
            <text:p/>
          </draw:polygon>
          <draw:path draw:style-name="gr3" draw:text-style-name="P8" draw:layer="layout" svg:width="0.731cm" svg:height="0.762cm" svg:x="3.467cm" svg:y="13.289cm" svg:viewBox="0 0 732 763" svg:d="M712 0h-692l-20 253h28c16-181 33-217 202-217 21 0 52 0 62 2 23 3 23 16 23 41v597c0 38 0 53-118 53h-43v34c46-3 161-3 212-3s169 0 215 3v-34h-46c-118 0-118-15-118-53v-597c0-23 0-38 21-41 10-2 41-2 64-2 169 0 187 36 202 217h28z">
            <text:p/>
          </draw:path>
          <draw:path draw:style-name="gr3" draw:text-style-name="P8" draw:layer="layout" svg:width="0.567cm" svg:height="0.782cm" svg:x="4.273cm" svg:y="13.271cm" svg:viewBox="0 0 568 783" svg:d="M87 696c0 51-10 51-87 51v36c38-2 97-2 128-2 28 0 87 0 125 2v-36c-74 0-87 0-87-51v-207c0-118 80-179 151-179 72 0 85 61 85 125v261c0 51-13 51-87 51v36c38-2 97-2 128-2 28 0 87 0 125 2v-36c-59 0-87 0-87-33v-215c0-97 0-133-36-174-15-18-53-41-117-41-98 0-146 69-164 110v-394l-164 13v36c79 0 87 7 87 61z">
            <text:p/>
          </draw:path>
          <draw:path draw:style-name="gr3" draw:text-style-name="P8" draw:layer="layout" svg:width="0.567cm" svg:height="0.511cm" svg:x="4.867cm" svg:y="13.552cm" svg:viewBox="0 0 568 512" svg:d="M404 409v103l164-13v-36c-79 0-87-7-87-61v-402l-166 13v36c79 0 87 7 87 61v202c0 97-54 174-136 174-94 0-100-51-100-110v-376l-166 13v36c87 0 87 2 87 102v169c0 89 0 192 174 192 62 0 113-31 143-103z">
            <text:p/>
          </draw:path>
          <draw:path draw:style-name="gr3" draw:text-style-name="P8" draw:layer="layout" svg:width="0.37cm" svg:height="0.518cm" svg:x="5.495cm" svg:y="13.547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562cm" svg:height="1.025cm" svg:x="6.334cm" svg:y="13.258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6-71 64-207 64-215z">
            <text:p/>
          </draw:path>
          <draw:path draw:style-name="gr3" draw:text-style-name="P8" draw:layer="layout" svg:width="0.263cm" svg:height="1.125cm" svg:x="7.059cm" svg:y="13.207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7.417cm" svg:y="13.55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80 117-87 13 43 54 87 123 87 115 0 179-146 179-174 0-10-10-10-12-10-11 0-13 2-16 10-36 123-112 148-151 148-43 0-61-36-61-74 0-26 7-49 20-100z">
            <text:p/>
          </draw:path>
          <draw:path draw:style-name="gr3" draw:text-style-name="P8" draw:layer="layout" svg:width="0.263cm" svg:height="1.125cm" svg:x="8.09cm" svg:y="13.207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242cm" svg:height="0.754cm" svg:x="8.876cm" svg:y="13.29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37cm" svg:height="0.518cm" svg:x="9.189cm" svg:y="13.547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508cm" svg:height="0.518cm" svg:x="10.018cm" svg:y="13.547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37cm" svg:height="0.518cm" svg:x="10.945cm" svg:y="13.547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352cm" svg:height="0.705cm" svg:x="11.372cm" svg:y="13.358cm" svg:viewBox="0 0 353 706" svg:d="M174 243h161v-36h-161v-207h-28c0 92-36 212-146 218v25h97v310c0 141 105 153 146 153 80 0 110-79 110-153v-64h-28v64c0 82-33 125-74 125-77 0-77-102-77-123z">
            <text:p/>
          </draw:path>
          <draw:path draw:style-name="gr3" draw:text-style-name="P8" draw:layer="layout" svg:width="0.38cm" svg:height="0.498cm" svg:x="11.82cm" svg:y="13.552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8" draw:layer="layout" svg:width="0.242cm" svg:height="0.754cm" svg:x="12.266cm" svg:y="13.29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429cm" svg:height="0.518cm" svg:x="12.581cm" svg:y="13.547cm" svg:viewBox="0 0 430 519" svg:d="M95 261c0-184 92-233 151-233 10 0 82 0 123 41-49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355cm" svg:height="0.705cm" svg:x="13.062cm" svg:y="13.358cm" svg:viewBox="0 0 356 706" svg:d="M174 243h161v-36h-161v-207h-28c0 92-36 212-146 218v25h97v310c0 141 105 153 146 153 80 0 113-79 113-153v-64h-31v64c0 82-33 125-74 125-77 0-77-102-77-123z">
            <text:p/>
          </draw:path>
          <draw:path draw:style-name="gr3" draw:text-style-name="P8" draw:layer="layout" svg:width="0.252cm" svg:height="0.782cm" svg:x="13.515cm" svg:y="13.271cm" svg:viewBox="0 0 253 783" svg:d="M164 0l-164 13v36c79 0 90 7 90 61v586c0 51-13 51-90 51v36c38-2 97-2 125-2 29 0 85 0 128 2v-36c-76 0-89 0-89-51z">
            <text:p/>
          </draw:path>
          <draw:path draw:style-name="gr3" draw:text-style-name="P8" draw:layer="layout" svg:width="0.552cm" svg:height="0.716cm" svg:x="13.812cm" svg:y="13.565cm" svg:viewBox="0 0 553 717" svg:d="M448 107c28-71 87-71 105-71v-36c-26 3-59 3-85 3-20 0-74-3-99-3v36c35 0 53 20 53 48 0 11 0 13-7 26l-113 279-125-305c-5-10-8-15-8-20 0-28 43-28 64-28v-36c-31 0-105 3-123 3-31 0-77 0-110-3v36c54 0 77 0 92 38l169 412c-5 16-20 51-28 67-26 61-56 141-128 141-8 0-33 0-54-21 36-5 44-31 44-49 0-28-21-46-46-46-23 0-49 13-49 49 0 51 49 90 105 90 69 0 118-64 143-128z">
            <text:p/>
          </draw:path>
          <draw:path draw:style-name="gr3" draw:text-style-name="P8" draw:layer="layout" svg:width="0.508cm" svg:height="0.518cm" svg:x="14.808cm" svg:y="13.547cm" svg:viewBox="0 0 509 519" svg:d="M328 420c5 46 36 92 89 92 23 0 92-16 92-108v-61h-28v61c0 67-28 75-41 75-36 0-41-52-41-57v-228c0-46 0-89-41-133-43-43-99-61-153-61-95 0-172 54-172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567cm" svg:height="0.498cm" svg:x="15.358cm" svg:y="13.552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242cm" svg:height="0.754cm" svg:x="16.359cm" svg:y="13.29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67cm" svg:height="0.498cm" svg:x="16.669cm" svg:y="13.552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429cm" svg:height="0.518cm" svg:x="17.296cm" svg:y="13.547cm" svg:viewBox="0 0 430 519" svg:d="M95 261c0-184 92-233 151-233 10 0 82 0 123 41-49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38cm" svg:height="0.498cm" svg:x="17.79cm" svg:y="13.552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8" draw:layer="layout" svg:width="0.437cm" svg:height="0.518cm" svg:x="18.231cm" svg:y="13.547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508cm" svg:height="0.518cm" svg:x="18.745cm" svg:y="13.547cm" svg:viewBox="0 0 509 519" svg:d="M328 420c5 46 36 92 89 92 23 0 92-16 92-108v-61h-28v61c0 67-28 75-41 75-36 0-41-52-41-57v-228c0-46 0-89-41-133-43-43-99-61-153-61-95 0-172 54-172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37cm" svg:height="0.518cm" svg:x="19.298cm" svg:y="13.547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242cm" svg:height="0.754cm" svg:x="19.741cm" svg:y="13.29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67cm" svg:height="0.498cm" svg:x="20.054cm" svg:y="13.552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516cm" svg:height="0.744cm" svg:x="20.673cm" svg:y="13.54cm" svg:viewBox="0 0 517 745" svg:d="M220 317c-100 0-100-112-100-138 0-31 3-66 18-95 10-15 36-46 82-46 97 0 97 113 97 139 0 30 0 66-17 94-11 16-36 46-80 46zM87 361c0-5 0-31 21-54 43 33 89 36 112 36 105 0 182-77 182-164 0-43-18-84-46-110 41-38 82-43 102-43 3 0 8 0 10 0-12 5-17 18-17 30 0 21 15 34 33 34 10 0 33-8 33-34 0-20-15-56-59-56-23 0-71 8-120 54-46-39-95-41-118-41-105 0-184 77-184 164 0 51 25 92 54 117-16 16-36 54-36 92 0 36 15 80 51 100-69 21-105 69-105 115 0 80 113 144 251 144 133 0 251-59 251-146 0-41-18-97-74-131-62-30-126-30-195-30-28 0-77 0-85 0-35-6-61-41-61-77zM251 717c-115 0-192-57-192-116 0-53 43-94 92-97h67c97 0 225 0 225 97 0 59-82 116-192 116z">
            <text:p/>
          </draw:path>
          <draw:path draw:style-name="gr3" draw:text-style-name="P8" draw:layer="layout" svg:width="0.365cm" svg:height="0.795cm" svg:x="21.618cm" svg:y="13.258cm" svg:viewBox="0 0 366 796" svg:d="M161 310v-131c0-100 54-153 105-153 3 0 21 0 36 7-13 5-33 18-33 46 0 26 18 49 48 49 34 0 49-23 49-49 0-41-41-79-100-79-79 0-176 59-176 179v131h-90v33h90v366c0 51-13 51-90 51v36c46-3 100-5 131-5 46 0 97 0 143 5v-36h-23c-85 0-87-13-87-54v-363h130v-33z">
            <text:p/>
          </draw:path>
          <draw:path draw:style-name="gr3" draw:text-style-name="P8" draw:layer="layout" svg:width="0.567cm" svg:height="0.511cm" svg:x="21.958cm" svg:y="13.552cm" svg:viewBox="0 0 568 512" svg:d="M404 409v103l164-13v-36c-79 0-87-7-87-61v-402l-166 13v36c79 0 87 7 87 61v202c0 97-54 174-136 174-94 0-100-51-100-110v-376l-166 13v36c87 0 87 2 87 102v169c0 89 0 192 174 192 62 0 113-31 143-103z">
            <text:p/>
          </draw:path>
          <draw:path draw:style-name="gr3" draw:text-style-name="P8" draw:layer="layout" svg:width="0.567cm" svg:height="0.498cm" svg:x="22.585cm" svg:y="13.552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429cm" svg:height="0.518cm" svg:x="23.21cm" svg:y="13.547cm" svg:viewBox="0 0 430 519" svg:d="M95 261c0-184 92-233 151-233 10 0 82 0 123 41-49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355cm" svg:height="0.705cm" svg:x="23.694cm" svg:y="13.358cm" svg:viewBox="0 0 356 706" svg:d="M174 243h161v-36h-161v-207h-28c0 92-36 212-146 218v25h97v310c0 141 105 153 146 153 80 0 113-79 113-153v-64h-31v64c0 82-33 125-74 125-77 0-77-102-77-123z">
            <text:p/>
          </draw:path>
          <draw:path draw:style-name="gr3" draw:text-style-name="P8" draw:layer="layout" svg:width="0.242cm" svg:height="0.754cm" svg:x="24.147cm" svg:y="13.29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01cm" svg:height="0.518cm" svg:x="24.454cm" svg:y="13.547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567cm" svg:height="0.498cm" svg:x="25.02cm" svg:y="13.552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122cm" svg:height="0.122cm" svg:x="25.706cm" svg:y="13.931cm" svg:viewBox="0 0 123 123" svg:d="M123 61c0-33-28-61-62-61-33 0-61 28-61 61 0 34 28 62 61 62 34 0 62-28 62-6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5" anim:sub-item="text" smil:attributeName="visibility" smil:to="visible"/>
                  <anim:animate smil:begin="0s" smil:dur="0.5s" smil:fill="hold" smil:decelerate="0.5" smil:targetElement="id5" anim:sub-item="text" smil:attributeName="rotate" smil:values="-90;0" smil:keyTimes="0;1"/>
                  <anim:animate smil:begin="0s" smil:dur="0.5s" smil:fill="hold" smil:decelerate="0.5" smil:targetElement="id5" anim:sub-item="text" smil:attributeName="width" smil:values="width;width*.05" smil:keyTimes="0;1"/>
                  <anim:animate smil:begin="0.5s" smil:dur="0.5s" smil:fill="hold" smil:accelerate="0.5" smil:targetElement="id5" anim:sub-item="text" smil:attributeName="width" smil:values="width*.05;width" smil:keyTimes="0;1"/>
                  <anim:animate smil:dur="1s" smil:fill="hold" smil:targetElement="id5" anim:sub-item="text" smil:attributeName="height" smil:values="height;height" smil:keyTimes="0;1"/>
                  <anim:animate smil:begin="0s" smil:dur="0.5s" smil:fill="hold" smil:decelerate="0.5" smil:targetElement="id5" anim:sub-item="text" smil:attributeName="x" smil:values="x+.4;x" smil:keyTimes="0;1"/>
                  <anim:animate smil:begin="0s" smil:dur="0.5s" smil:fill="hold" smil:decelerate="0.5" smil:targetElement="id5" anim:sub-item="text" smil:attributeName="y" smil:values="y-.2;y+.1" smil:keyTimes="0;1"/>
                  <anim:animate smil:begin="0.5s" smil:dur="0.5s" smil:fill="hold" smil:accelerate="0.5" smil:targetElement="id5" anim:sub-item="text" smil:attributeName="y" smil:values="y+.1;y" smil:keyTimes="0;1"/>
                  <anim:transitionFilter smil:begin="0s" smil:dur="1s" smil:decelerate="0.5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width*0.05;width" smil:keyTimes="0;1"/>
                  <anim:animate smil:dur="0.5s" smil:fill="hold" smil:targetElement="id6" anim:sub-item="text" smil:attributeName="height" smil:values="height;height" smil:keyTimes="0;1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3T19">
        <office:forms form:automatic-focus="false" form:apply-design-mode="false"/>
        <draw:frame presentation:style-name="pr10" draw:text-style-name="P11" draw:layer="layout" svg:width="26.2cm" svg:height="14.372cm" svg:x="0.9cm" svg:y="0.628cm" presentation:class="title" presentation:user-transformed="true">
          <draw:text-box>
            <text:p xml:id="id16" text:id="id16" text:style-name="P5"><text:span text:style-name="T12"><text:s text:c="5"/></text:span><text:span text:style-name="T12"><text:line-break/></text:span><text:span text:style-name="T4">(2) </text:span><text:span text:style-name="T13">Test whether</text:span><text:span text:style-name="T4"> the functio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0"><text:line-break/></text:span><text:span text:style-name="T10"><text:tab/></text:span><text:span text:style-name="T10"> </text:span><text:span text:style-name="T3">increasing or decreasing function for all <text:s text:c="12"/>.</text:span><text:span text:style-name="T10"> <text:s text:c="9"/></text:span><text:span text:style-name="T14"><text:s text:c="5"/></text:span><text:span text:style-name="T14"><text:tab/></text:span><text:span text:style-name="T14"><text:tab/></text:span><text:span text:style-name="T14"><text:line-break/></text:span><text:span text:style-name="T10"> <text:s text:c="3"/></text:span><text:span text:style-name="T11">Solution :</text:span><text:span text:style-name="T3"> Give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9"/></text:span><text:span text:style-name="T4"><text:line-break/></text:span><text:span text:style-name="T4"><text:tab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9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line-break/></text:span><text:span text:style-name="T6"> <text:s text:c="10"/></text:span><text:span text:style-name="T4"><text:line-break/></text:span><text:span text:style-name="T4"><text:line-break/></text:span><text:span text:style-name="T4"><text:tab/></text:span><text:span text:style-name="T4"> <text:s text:c="19"/></text:span><text:span text:style-name="T4"><text:tab/></text:span><text:span text:style-name="T4"><text:tab/></text:span><text:span text:style-name="T4"><text:tab/></text:span><text:span text:style-name="T4"><text:line-break/></text:span><text:span text:style-name="T15"> <text:s text:c="5"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/text:p>
          </draw:text-box>
        </draw:frame>
        <draw:g xml:id="id17" draw:id="id17">
          <svg:title>TexMaths</svg:title>
          <svg:desc>30§display§f(x) = x^3 + 6 x^2 + 12x -5§svg§600§FALSE§</svg:desc>
          <draw:polygon draw:style-name="gr2" draw:text-style-name="P7" draw:layer="layout" svg:width="12.027cm" svg:height="1.084cm" svg:x="14.366cm" svg:y="1.361cm" svg:viewBox="0 0 12028 1085" draw:points="6014,1085 0,1085 0,0 12028,0 12028,1085">
            <text:p/>
          </draw:polygon>
          <draw:path draw:style-name="gr3" draw:text-style-name="P8" draw:layer="layout" svg:width="0.527cm" svg:height="0.962cm" svg:x="14.368cm" svg:y="1.49cm" svg:viewBox="0 0 528 963" svg:d="M334 322h91c19 0 31 0 31-19 0-12-12-12-29-12h-89l22-123c5-22 19-96 26-108 10-22 29-36 51-36 5 0 31 0 50 19-45 3-55 41-55 55 0 27 19 39 38 39 27 0 58-24 58-65 0-48-48-72-91-72-36 0-103 19-135 125-7 21-9 31-36 166h-72c-21 0-31 0-31 19 0 12 7 12 29 12h70l-80 418c-19 103-38 199-91 199-5 0-31 0-53-19 51-3 60-41 60-58 0-24-19-36-40-36-27 0-58 24-58 62 0 48 46 75 91 75 58 0 99-63 118-103 36-68 60-195 60-202z">
            <text:p/>
          </draw:path>
          <draw:path draw:style-name="gr3" draw:text-style-name="P8" draw:layer="layout" svg:width="0.246cm" svg:height="1.056cm" svg:x="15.048cm" svg:y="1.442cm" svg:viewBox="0 0 247 1057" svg:d="M247 1047c0-2 0-5-19-24-132-132-166-331-166-495 0-182 41-367 171-499 14-12 14-15 14-19 0-8-5-10-12-10-9 0-105 72-168 207-55 115-67 232-67 321 0 84 12 212 70 332 64 129 156 197 165 197 7 0 12-3 12-10z">
            <text:p/>
          </draw:path>
          <draw:path draw:style-name="gr3" draw:text-style-name="P8" draw:layer="layout" svg:width="0.527cm" svg:height="0.479cm" svg:x="15.384cm" svg:y="1.767cm" svg:viewBox="0 0 528 480" svg:d="M324 149c5-29 29-125 103-125 7 0 31 0 53 12-29 7-50 34-50 58 0 16 12 38 40 38 24 0 58-19 58-62 0-56-62-70-98-70-63 0-99 55-113 82-27-72-82-82-113-82-110 0-170 137-170 163 0 10 9 10 12 10 9 0 12 0 14-10 36-113 106-139 142-139 19 0 57 10 57 70 0 33-19 105-57 252-17 67-56 110-101 110-7 0-31 0-53-12 26-7 50-29 50-57 0-29-24-39-40-39-32 0-58 29-58 63 0 48 53 69 98 69 72 0 108-74 113-81 12 40 51 81 113 81 110 0 170-137 170-163 0-10-9-10-12-10-9 0-12 3-14 10-34 115-108 139-142 139-40 0-57-33-57-69 0-24 7-46 19-94z">
            <text:p/>
          </draw:path>
          <draw:path draw:style-name="gr3" draw:text-style-name="P8" draw:layer="layout" svg:width="0.246cm" svg:height="1.056cm" svg:x="16.015cm" svg:y="1.442cm" svg:viewBox="0 0 247 1057" svg:d="M247 528c0-81-12-209-69-329-65-129-156-199-168-199-5 0-10 5-10 10 0 4 0 7 19 26 106 103 166 271 166 492 0 180-39 368-171 500-14 14-14 17-14 19 0 7 5 10 10 10 12 0 108-73 170-207 55-115 67-233 67-322z">
            <text:p/>
          </draw:path>
          <draw:path draw:style-name="gr3" draw:text-style-name="P8" draw:layer="layout" svg:width="0.702cm" svg:height="0.249cm" svg:x="16.718cm" svg:y="1.846cm" svg:viewBox="0 0 703 250" svg:d="M667 43c17 0 36 0 36-21 0-22-19-22-33-22h-634c-17 0-36 0-36 22 0 21 19 21 36 21zM670 250c14 0 33 0 33-22 0-21-19-21-36-21h-631c-17 0-36 0-36 21 0 22 19 22 36 22z">
            <text:p/>
          </draw:path>
          <draw:path draw:style-name="gr3" draw:text-style-name="P8" draw:layer="layout" svg:width="0.527cm" svg:height="0.479cm" svg:x="17.803cm" svg:y="1.767cm" svg:viewBox="0 0 528 480" svg:d="M324 149c5-29 29-125 103-125 7 0 31 0 53 12-29 7-50 34-50 58 0 16 12 38 40 38 24 0 58-19 58-62 0-56-62-70-98-70-63 0-99 55-113 82-27-72-82-82-113-82-110 0-170 137-170 163 0 10 9 10 12 10 9 0 12 0 14-10 36-113 106-139 142-139 19 0 57 10 57 70 0 33-19 105-57 252-17 67-56 110-101 110-7 0-31 0-53-12 26-7 50-29 50-57 0-29-24-39-40-39-32 0-58 29-58 63 0 48 53 69 101 69 69 0 108-74 110-81 12 40 51 81 115 81 108 0 168-137 168-163 0-10-9-10-12-10-9 0-12 3-14 10-34 115-106 139-142 139-40 0-57-33-57-69 0-24 7-46 19-94z">
            <text:p/>
          </draw:path>
          <draw:path draw:style-name="gr3" draw:text-style-name="P8" draw:layer="layout" svg:width="0.34cm" svg:height="0.506cm" svg:x="18.415cm" svg:y="1.308cm" svg:viewBox="0 0 341 507" svg:d="M163 245c58 0 99 41 99 120 0 91-53 118-96 118-29 0-96-8-128-51 36-2 44-26 44-41 0-24-17-40-41-40-19 0-41 12-41 40 0 72 77 116 168 116 103 0 173-68 173-142 0-58-46-115-127-134 76-27 105-85 105-128 0-60-67-103-151-103-82 0-144 41-144 98 0 27 14 41 38 41 22 0 36-17 36-38 0-22-14-36-36-39 27-33 77-40 104-40 33 0 81 16 81 81 0 31-9 65-31 87-24 29-43 31-82 33-19 0-19 0-24 3 0 0-7 0-7 9 0 10 7 10 19 10z">
            <text:p/>
          </draw:path>
          <draw:path draw:style-name="gr3" draw:text-style-name="P8" draw:layer="layout" svg:width="0.702cm" svg:height="0.705cm" svg:x="19.139cm" svg:y="1.618cm" svg:viewBox="0 0 703 706" svg:d="M374 375h296c14 0 33 0 33-22s-19-22-33-22h-296v-295c0-17 0-36-21-36-22 0-22 19-22 36v295h-295c-17 0-36 0-36 22s19 22 36 22h295v295c0 14 0 36 22 36 21 0 21-22 21-36z">
            <text:p/>
          </draw:path>
          <draw:path draw:style-name="gr3" draw:text-style-name="P8" draw:layer="layout" svg:width="0.438cm" svg:height="0.727cm" svg:x="20.181cm" svg:y="1.531cm" svg:viewBox="0 0 439 728" svg:d="M96 358v-27c0-266 132-305 185-305 26 0 69 8 93 44-16 0-57 0-57 45 0 34 24 51 48 51 17 0 48-10 48-51 0-65-46-115-135-115-134 0-278 137-278 370 0 283 122 358 221 358 117 0 218-99 218-238 0-135-93-238-211-238-72 0-110 55-132 106zM221 699c-67 0-99-65-103-79-20-51-20-135-20-154 0-82 34-190 130-190 17 0 65 0 98 67 20 39 20 94 20 144 0 51 0 104-20 142-31 65-81 70-105 70z">
            <text:p/>
          </draw:path>
          <draw:path draw:style-name="gr3" draw:text-style-name="P8" draw:layer="layout" svg:width="0.527cm" svg:height="0.479cm" svg:x="20.692cm" svg:y="1.767cm" svg:viewBox="0 0 528 480" svg:d="M324 149c5-29 29-125 103-125 7 0 31 0 53 12-29 7-50 34-50 58 0 16 12 38 40 38 24 0 58-19 58-62 0-56-62-70-98-70-63 0-99 55-113 82-27-72-82-82-113-82-110 0-170 137-170 163 0 10 9 10 12 10 9 0 12 0 14-10 36-113 106-139 142-139 19 0 57 10 57 70 0 33-19 105-57 252-17 67-56 110-101 110-7 0-31 0-53-12 26-7 50-29 50-57 0-29-24-39-40-39-32 0-58 29-58 63 0 48 53 69 101 69 69 0 108-74 110-81 12 40 51 81 115 81 108 0 168-137 168-163 0-10-9-10-12-10-9 0-12 3-14 10-34 115-106 139-142 139-40 0-57-33-57-69 0-24 7-46 19-94z">
            <text:p/>
          </draw:path>
          <draw:path draw:style-name="gr3" draw:text-style-name="P8" draw:layer="layout" svg:width="0.328cm" svg:height="0.491cm" svg:x="21.311cm" svg:y="1.308cm" svg:viewBox="0 0 329 492" svg:d="M329 358h-27c-2 17-9 60-19 67-5 5-62 5-72 5h-137c77-70 104-89 149-125 55-43 106-89 106-161 0-89-79-144-175-144-92 0-154 65-154 132 0 38 31 43 38 43 20 0 41-14 41-41 0-12-5-38-43-38 22-53 72-70 108-70 74 0 113 58 113 118 0 65-46 115-70 144l-180 175c-7 8-7 10-7 29h307z">
            <text:p/>
          </draw:path>
          <draw:path draw:style-name="gr3" draw:text-style-name="P8" draw:layer="layout" svg:width="0.702cm" svg:height="0.705cm" svg:x="22.031cm" svg:y="1.618cm" svg:viewBox="0 0 703 706" svg:d="M374 375h296c14 0 33 0 33-22s-19-22-33-22h-296v-295c0-17 0-36-21-36-22 0-22 19-22 36v295h-295c-17 0-36 0-36 22s19 22 36 22h295v295c0 14 0 36 22 36 21 0 21-22 21-36z">
            <text:p/>
          </draw:path>
          <draw:path draw:style-name="gr3" draw:text-style-name="P8" draw:layer="layout" svg:width="0.349cm" svg:height="0.705cm" svg:x="23.121cm" svg:y="1.531cm" svg:viewBox="0 0 350 706" svg:d="M218 26c0-24 0-26-26-26-65 67-158 67-192 67v34c22 0 84 0 139-29v550c0 38-2 50-98 50h-34v34c36-5 130-5 171-5 43 0 134 0 172 5v-34h-33c-96 0-99-12-99-50z">
            <text:p/>
          </draw:path>
          <draw:path draw:style-name="gr3" draw:text-style-name="P8" draw:layer="layout" svg:width="0.421cm" svg:height="0.705cm" svg:x="23.606cm" svg:y="1.531cm" svg:viewBox="0 0 422 706" svg:d="M82 624l112-110c166-147 228-202 228-307 0-123-93-207-223-207-120 0-199 98-199 192 0 58 53 58 55 58 19 0 55-12 55-56 0-26-19-55-55-55-9 0-9 0-14 3 24-70 81-108 144-108 96 0 141 84 141 173 0 84-52 168-110 232l-204 226c-12 12-12 15-12 41h394l28-185h-26c-5 31-12 79-22 94-9 9-79 9-100 9z">
            <text:p/>
          </draw:path>
          <draw:path draw:style-name="gr3" draw:text-style-name="P8" draw:layer="layout" svg:width="0.527cm" svg:height="0.479cm" svg:x="24.112cm" svg:y="1.767cm" svg:viewBox="0 0 528 480" svg:d="M324 149c5-29 29-125 103-125 7 0 31 0 53 12-29 7-50 34-50 58 0 16 12 38 40 38 24 0 58-19 58-62 0-56-62-70-98-70-63 0-99 55-113 82-27-72-82-82-113-82-110 0-170 137-170 163 0 10 9 10 12 10 9 0 12 0 14-10 36-113 106-139 142-139 19 0 57 10 57 70 0 33-19 105-57 252-17 67-56 110-101 110-7 0-31 0-53-12 26-7 50-29 50-57 0-29-24-39-40-39-32 0-58 29-58 63 0 48 53 69 98 69 72 0 111-74 113-81 12 40 51 81 113 81 110 0 170-137 170-163 0-10-9-10-12-10-9 0-12 3-14 10-34 115-108 139-142 139-40 0-57-33-57-69 0-24 7-46 19-94z">
            <text:p/>
          </draw:path>
          <draw:path draw:style-name="gr3" draw:text-style-name="P8" draw:layer="layout" svg:width="0.645cm" svg:height="0.045cm" svg:x="25.005cm" svg:y="1.949cm" svg:viewBox="0 0 646 46" svg:d="M610 46c16 0 36 0 36-24 0-22-20-22-36-22h-574c-17 0-36 0-36 22 0 24 19 24 36 24z">
            <text:p/>
          </draw:path>
          <draw:path draw:style-name="gr3" draw:text-style-name="P8" draw:layer="layout" svg:width="0.421cm" svg:height="0.727cm" svg:x="26.025cm" svg:y="1.531cm" svg:viewBox="0 0 422 728" svg:d="M422 492c0-125-86-233-201-233-51 0-96 17-135 56v-207c22 7 58 14 92 14 129 0 204-96 204-110 0-7-3-12-10-12-2 0-5 0-10 2-21 10-72 32-144 32-43 0-91-8-141-29-7-5-10-5-12-5-10 0-10 10-10 26v313c0 19 0 28 15 28 7 0 9-2 14-9 10-17 50-75 134-75 56 0 84 48 92 68 16 40 19 81 19 134 0 36 0 101-27 144-24 41-64 70-112 70-77 0-137-55-156-118 2 0 7 0 19 0 33 0 53-26 53-50 0-27-20-53-53-53-17 0-53 7-53 57 0 89 74 193 192 193 122 0 230-101 230-236z">
            <text:p/>
          </draw:path>
        </draw:g>
        <draw:g xml:id="id19" draw:id="id19">
          <svg:title>TexMaths</svg:title>
          <svg:desc>28§display§f(x) = x^3 + 6 x^2 + 12x -5§svg§600§FALSE§</svg:desc>
          <draw:polygon draw:style-name="gr2" draw:text-style-name="P7" draw:layer="layout" svg:width="11.226cm" svg:height="1.012cm" svg:x="10.166cm" svg:y="4.257cm" svg:viewBox="0 0 11227 1013" draw:points="5613,1013 0,1013 0,0 11227,0 11227,1013">
            <text:p/>
          </draw:polygon>
          <draw:path draw:style-name="gr3" draw:text-style-name="P8" draw:layer="layout" svg:width="0.492cm" svg:height="0.898cm" svg:x="10.168cm" svg:y="4.37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10.802cm" svg:y="4.3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1.116cm" svg:y="4.6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1.705cm" svg:y="4.3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2.361cm" svg:y="4.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3.374cm" svg:y="4.6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17cm" svg:height="0.472cm" svg:x="13.945cm" svg:y="4.20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8" draw:layer="layout" svg:width="0.655cm" svg:height="0.658cm" svg:x="14.621cm" svg:y="4.49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5.593cm" svg:y="4.417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7-18 132c-29 61-77 65-99 65z">
            <text:p/>
          </draw:path>
          <draw:path draw:style-name="gr3" draw:text-style-name="P8" draw:layer="layout" svg:width="0.492cm" svg:height="0.447cm" svg:x="16.071cm" svg:y="4.6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16.648cm" svg:y="4.20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7.32cm" svg:y="4.49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18.337cm" svg:y="4.417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393cm" svg:height="0.658cm" svg:x="18.79cm" svg:y="4.41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92cm" svg:height="0.447cm" svg:x="19.263cm" svg:y="4.6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02cm" svg:height="0.042cm" svg:x="20.096cm" svg:y="4.807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78cm" svg:x="21.048cm" svg:y="4.417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4 0 94-25 134-22 39-60 65-105 65-72 0-128-51-146-109 3 0 7 0 18 0 32 0 50-25 50-48 0-24-18-49-50-49-15 0-49 7-49 54 0 83 69 179 179 179 114 0 215-94 215-219z">
            <text:p/>
          </draw:path>
        </draw:g>
        <draw:g xml:id="id20" draw:id="id20">
          <svg:title>TexMaths</svg:title>
          <svg:desc>28§display§\text {Diff.}  \ w. \ r. \ t. \ x§svg§600§FALSE§</svg:desc>
          <draw:polygon draw:style-name="gr2" draw:text-style-name="P7" draw:layer="layout" svg:width="5.93cm" svg:height="0.606cm" svg:x="3.424cm" svg:y="5.816cm" svg:viewBox="0 0 5931 607" draw:points="2967,607 0,607 0,0 5931,0 5931,607">
            <text:p/>
          </draw:polygon>
          <draw:path draw:style-name="gr3" draw:text-style-name="P8" draw:layer="layout" svg:width="0.662cm" svg:height="0.673cm" svg:x="3.408cm" svg:y="5.789cm" svg:viewBox="0 0 663 674" svg:d="M0 0v31h25c76 0 76 12 76 45v522c0 36 0 45-76 45h-25v31h361c166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8" draw:layer="layout" svg:width="0.212cm" svg:height="0.66cm" svg:x="4.159cm" svg:y="5.8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425cm" svg:y="5.767cm" svg:viewBox="0 0 594 697" svg:d="M417 300h112v-29h-117v-114c0-90 50-135 92-135 5 0 18 0 34 7-11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5.059cm" svg:y="6.356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5.604cm" svg:y="6.027cm" svg:viewBox="0 0 654 448" svg:d="M428 101c4-20 13-58 13-63 0-18-13-27-26-27-14 0-32 7-39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8" draw:layer="layout" svg:width="0.107cm" svg:height="0.107cm" svg:x="6.39cm" svg:y="6.356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6.937cm" svg:y="6.027cm" svg:viewBox="0 0 403 448" svg:d="M58 379c-2 15-9 38-9 42 0 18 14 27 29 27 12 0 30-9 36-27 3-4 36-139 41-157 6-33 24-103 31-130 4-11 31-58 56-80 7-7 36-32 78-32 27 0 41 12 43 12-31 4-52 29-52 53 0 16 12 36 39 36 24 0 53-22 53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8" draw:layer="layout" svg:width="0.107cm" svg:height="0.107cm" svg:x="7.41cm" svg:y="6.356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7.95cm" svg:y="5.845cm" svg:viewBox="0 0 305 630" svg:d="M181 224h95c18 0 29 0 29-20 0-11-11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8.366cm" svg:y="6.356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8.913cm" svg:y="6.02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4 0 160-128 160-152 0-9-9-9-12-9-9 0-11 2-13 9-31 107-101 130-132 130-38 0-54-32-54-65 0-23 7-43 18-88z">
            <text:p/>
          </draw:path>
        </draw:g>
        <draw:g xml:id="id21" draw:id="id21">
          <svg:title>TexMaths</svg:title>
          <svg:desc>28§display§f'(x) = 3x^2 + 12x + 12 =§svg§600§FALSE§</svg:desc>
          <draw:polygon draw:style-name="gr2" draw:text-style-name="P7" draw:layer="layout" svg:width="10.82cm" svg:height="1.012cm" svg:x="3.168cm" svg:y="7.16cm" svg:viewBox="0 0 10821 1013" draw:points="5411,1013 0,1013 0,0 10821,0 10821,1013">
            <text:p/>
          </draw:polygon>
          <draw:path draw:style-name="gr3" draw:text-style-name="P8" draw:layer="layout" svg:width="0.492cm" svg:height="0.898cm" svg:x="3.17cm" svg:y="7.281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174cm" svg:height="0.358cm" svg:x="3.739cm" svg:y="7.183cm" svg:viewBox="0 0 175 359" svg:d="M168 61c7-12 7-18 7-23 0-22-20-38-41-38-26 0-35 22-38 34l-92 300c-2 0-4 9-4 9 0 9 22 16 27 16 4 0 7 0 11-11z">
            <text:p/>
          </draw:path>
          <draw:path draw:style-name="gr3" draw:text-style-name="P8" draw:layer="layout" svg:width="0.23cm" svg:height="0.985cm" svg:x="4.08cm" svg:y="7.23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4.393cm" svg:y="7.5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4.985cm" svg:y="7.23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5.639cm" svg:y="7.6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6.664cm" svg:y="7.3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7.144cm" svg:y="7.5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06cm" svg:height="0.459cm" svg:x="7.719cm" svg:y="7.11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8.391cm" svg:y="7.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9.408cm" svg:y="7.32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393cm" svg:height="0.658cm" svg:x="9.863cm" svg:y="7.3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92cm" svg:height="0.447cm" svg:x="10.333cm" svg:y="7.5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655cm" svg:height="0.658cm" svg:x="11.142cm" svg:y="7.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12.157cm" svg:y="7.32cm" svg:viewBox="0 0 327 659" svg:d="M204 25c0-23 0-25-23-25-62 63-150 63-181 63v31c20 0 78 0 130-27v514c0 36-2 47-92 47h-31v31c33-4 121-4 159-4 40 0 125 0 161 4v-31h-31c-90 0-92-11-92-47z">
            <text:p/>
          </draw:path>
          <draw:path draw:style-name="gr3" draw:text-style-name="P8" draw:layer="layout" svg:width="0.393cm" svg:height="0.658cm" svg:x="12.611cm" svg:y="7.3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655cm" svg:height="0.232cm" svg:x="13.382cm" svg:y="7.613cm" svg:viewBox="0 0 656 233" svg:d="M623 40c15 0 33 0 33-20s-18-20-31-20h-591c-16 0-34 0-34 20s18 20 34 20zM625 233c13 0 31 0 31-20s-18-20-33-20h-589c-16 0-34 0-34 20s18 20 34 20z">
            <text:p/>
          </draw:path>
        </draw:g>
        <draw:g xml:id="id24" draw:id="id24">
          <svg:title>TexMaths</svg:title>
          <svg:desc>28§display§f'(x) = 3 ( x + 2 )^2 §svg§600§FALSE§</svg:desc>
          <draw:polygon draw:style-name="gr2" draw:text-style-name="P7" draw:layer="layout" svg:width="7.266cm" svg:height="1.012cm" svg:x="3.222cm" svg:y="8.618cm" svg:viewBox="0 0 7267 1013" draw:points="3635,1013 0,1013 0,0 7267,0 7267,1013">
            <text:p/>
          </draw:polygon>
          <draw:path draw:style-name="gr3" draw:text-style-name="P8" draw:layer="layout" svg:width="0.492cm" svg:height="0.898cm" svg:x="3.224cm" svg:y="8.739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174cm" svg:height="0.358cm" svg:x="3.793cm" svg:y="8.641cm" svg:viewBox="0 0 175 359" svg:d="M168 61c7-12 7-18 7-23 0-22-20-38-41-38-26 0-35 22-38 34l-92 300c-2 0-4 9-4 9 0 9 22 16 27 16 4 0 7 0 11-11z">
            <text:p/>
          </draw:path>
          <draw:path draw:style-name="gr3" draw:text-style-name="P8" draw:layer="layout" svg:width="0.23cm" svg:height="0.985cm" svg:x="4.134cm" svg:y="8.695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8" draw:layer="layout" svg:width="0.492cm" svg:height="0.447cm" svg:x="4.447cm" svg:y="8.997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5.038cm" svg:y="8.695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8" draw:layer="layout" svg:width="0.655cm" svg:height="0.232cm" svg:x="5.692cm" svg:y="9.0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6.718cm" svg:y="8.778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23cm" svg:height="0.985cm" svg:x="7.264cm" svg:y="8.695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8" draw:layer="layout" svg:width="0.492cm" svg:height="0.447cm" svg:x="7.578cm" svg:y="8.997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655cm" svg:height="0.658cm" svg:x="8.387cm" svg:y="8.85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58cm" svg:x="9.365cm" svg:y="8.77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8" draw:layer="layout" svg:width="0.23cm" svg:height="0.985cm" svg:x="9.862cm" svg:y="8.695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8" draw:layer="layout" svg:width="0.306cm" svg:height="0.459cm" svg:x="10.234cm" svg:y="8.56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 xml:id="id25" draw:id="id25">
          <svg:title>TexMaths</svg:title>
          <svg:desc>28§display§3( x+ 2)^2\ \text { is always positive for }\ \ x \ne -2§svg§600§FALSE§</svg:desc>
          <draw:polygon draw:style-name="gr2" draw:text-style-name="P7" draw:layer="layout" svg:width="17.539cm" svg:height="1.012cm" svg:x="3.229cm" svg:y="10.116cm" svg:viewBox="0 0 17540 1013" draw:points="8770,1013 0,1013 0,0 17540,0 17540,1013">
            <text:p/>
          </draw:polygon>
          <draw:path draw:style-name="gr3" draw:text-style-name="P8" draw:layer="layout" svg:width="0.409cm" svg:height="0.678cm" svg:x="3.22cm" svg:y="10.276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23cm" svg:height="0.985cm" svg:x="3.769cm" svg:y="10.19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4.082cm" svg:y="10.4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4.891cm" svg:y="10.356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58cm" svg:x="5.87cm" svg:y="10.27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7 9-71 9-92 9z">
            <text:p/>
          </draw:path>
          <draw:path draw:style-name="gr3" draw:text-style-name="P8" draw:layer="layout" svg:width="0.23cm" svg:height="0.985cm" svg:x="6.367cm" svg:y="10.19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6.737cm" svg:y="10.06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12cm" svg:height="0.66cm" svg:x="7.826cm" svg:y="10.273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8" draw:layer="layout" svg:width="0.324cm" svg:height="0.454cm" svg:x="8.099cm" svg:y="10.491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8.822cm" svg:y="10.491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221cm" svg:height="0.685cm" svg:x="9.306cm" svg:y="10.249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676cm" svg:height="0.436cm" svg:x="9.564cm" svg:y="10.506cm" svg:viewBox="0 0 677 437" svg:d="M594 94c18-49 49-63 83-63v-31c-23 2-52 2-72 2-29 0-74-2-92-2v31c36 0 56 18 56 47 0 7 0 7-5 21l-89 253-99-276c-2-11-4-13-4-18 0-27 38-27 58-27v-31c-29 0-78 2-103 2-29 0-58 0-87-2v31c36 0 51 3 62 14 5 7 16 36 23 56l-85 238-94-263c-5-13-5-15-5-18 0-27 38-27 58-27v-31c-29 0-85 2-107 2-5 0-56 0-92-2v31c49 0 60 3 74 34l123 350c5 15 9 22 20 22 14 0 16-4 20-20l101-280 101 282c5 11 7 18 20 18 11 0 16-9 18-18z">
            <text:p/>
          </draw:path>
          <draw:path draw:style-name="gr3" draw:text-style-name="P8" draw:layer="layout" svg:width="0.445cm" svg:height="0.454cm" svg:x="10.272cm" svg:y="10.491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83cm" svg:height="0.627cm" svg:x="10.713cm" svg:y="10.506cm" svg:viewBox="0 0 484 628" svg:d="M392 94c25-63 76-63 92-63v-31c-23 2-52 2-74 2-18 0-65-2-87-2v31c31 0 47 18 47 43 0 9 0 11-7 22l-99 245-109-267c-5-9-7-13-7-18 0-25 38-25 56-25v-31c-27 0-92 2-108 2-27 0-67 0-96-2v31c47 0 67 0 81 34l147 361c-4 13-17 45-24 58-23 54-49 124-112 124-7 0-29 0-47-18 31-5 38-27 38-43 0-25-18-40-40-40-21 0-43 11-43 42 0 45 43 79 92 79 60 0 103-56 125-112z">
            <text:p/>
          </draw:path>
          <draw:path draw:style-name="gr3" draw:text-style-name="P8" draw:layer="layout" svg:width="0.324cm" svg:height="0.454cm" svg:x="11.246cm" svg:y="10.491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7cm" svg:x="11.959cm" svg:y="10.495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38cm" svg:height="0.454cm" svg:x="12.532cm" svg:y="10.491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3.029cm" svg:y="10.491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13.417cm" svg:y="10.273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8" draw:layer="layout" svg:width="0.308cm" svg:height="0.618cm" svg:x="13.677cm" svg:y="10.32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212cm" svg:height="0.66cm" svg:x="14.073cm" svg:y="10.273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8" draw:layer="layout" svg:width="0.483cm" svg:height="0.436cm" svg:x="14.333cm" svg:y="10.506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382cm" svg:height="0.454cm" svg:x="14.835cm" svg:y="10.491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19cm" svg:height="0.696cm" svg:x="15.605cm" svg:y="10.237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438cm" svg:height="0.454cm" svg:x="15.901cm" svg:y="10.491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16.392cm" svg:y="10.49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17.763cm" svg:y="10.49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492cm" svg:height="0.918cm" svg:x="18.708cm" svg:y="10.226cm" svg:viewBox="0 0 493 919" svg:d="M486 38c7-13 7-16 7-18 0-7-5-20-20-20-12 0-14 7-21 20l-443 861c-9 14-9 16-9 20 0 7 7 18 20 18 11 0 14-4 23-18z">
            <text:p/>
          </draw:path>
          <draw:path draw:style-name="gr3" draw:text-style-name="P8" draw:layer="layout" svg:width="0.655cm" svg:height="0.232cm" svg:x="18.625cm" svg:y="10.5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9.691cm" svg:y="10.666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20.424cm" svg:y="10.27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</draw:g>
        <draw:g xml:id="id18" draw:id="id18">
          <svg:title>TexMaths</svg:title>
          <svg:desc>28§display§x \in R§svg§600§FALSE§</svg:desc>
          <draw:polygon draw:style-name="gr2" draw:text-style-name="P7" draw:layer="layout" svg:width="2.411cm" svg:height="0.615cm" svg:x="21.087cm" svg:y="2.758cm" svg:viewBox="0 0 2412 616" draw:points="1205,616 0,616 0,0 2412,0 2412,616">
            <text:p/>
          </draw:polygon>
          <draw:path draw:style-name="gr3" draw:text-style-name="P8" draw:layer="layout" svg:width="0.492cm" svg:height="0.447cm" svg:x="21.067cm" svg:y="2.946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5-38-35c-29 0-54 26-54 58 0 45 49 65 92 65 67 0 103-70 105-76 11 38 47 76 105 76 103 0 159-128 159-153 0-9-9-9-11-9-9 0-11 3-13 9-32 108-101 130-132 130-39 0-54-31-54-65 0-22 7-42 18-87z">
            <text:p/>
          </draw:path>
          <draw:path draw:style-name="gr3" draw:text-style-name="P8" draw:layer="layout" svg:width="0.494cm" svg:height="0.572cm" svg:x="21.956cm" svg:y="2.85cm" svg:viewBox="0 0 495 573" svg:d="M459 307c18 0 36 0 36-21 0-20-18-20-36-20h-419c12-132 126-226 265-226h154c18 0 36 0 36-20s-18-20-36-20h-157c-168 0-302 128-302 286 0 157 134 287 302 287h157c18 0 36 0 36-20s-18-20-36-20h-154c-139 0-253-94-265-226z">
            <text:p/>
          </draw:path>
          <draw:path draw:style-name="gr3" draw:text-style-name="P8" draw:layer="layout" svg:width="0.704cm" svg:height="0.695cm" svg:x="22.843cm" svg:y="2.709cm" svg:viewBox="0 0 705 696" svg:d="M329 67c7-22 9-33 29-36 9 0 41 0 58 0 72 0 182 0 182 97 0 33-16 103-56 141-25 24-76 56-166 56h-110zM472 338c99-22 218-90 218-190 0-85-90-148-220-148h-280c-20 0-29 0-29 20 0 11 9 11 27 11 2 0 20 0 38 3 18 0 27 2 27 15 0 2-2 7-4 18l-133 531c-9 38-11 44-89 44-18 0-27 0-27 21 0 11 11 11 13 11 30 0 97-3 126-3 27 0 96 3 125 3 7 0 18 0 18-20 0-12-7-12-27-12-36 0-65 0-65-18 0-4 3-8 5-15l65-262h116c90 0 108 56 108 89 0 16-7 47-14 70-6 27-15 63-15 83 0 107 118 107 132 107 83 0 118-101 118-114 0-11-11-11-13-11-9 0-9 6-11 13-25 74-67 90-90 90-33 0-40-23-40-61 0-31 7-80 9-112 2-13 4-33 4-47 0-76-65-105-92-116z">
            <text:p/>
          </draw:path>
        </draw:g>
        <draw:g xml:id="id26" draw:id="id26">
          <svg:title>TexMaths</svg:title>
          <svg:desc>28§display§\therefore§svg§600§FALSE§</svg:desc>
          <draw:polygon draw:style-name="gr2" draw:text-style-name="P7" draw:layer="layout" svg:width="0.528cm" svg:height="0.433cm" svg:x="1.987cm" svg:y="11.956cm" svg:viewBox="0 0 529 434" draw:points="265,434 0,434 0,0 529,0 529,434">
            <text:p/>
          </draw:polygon>
          <draw:path draw:style-name="gr3" draw:text-style-name="P8" draw:layer="layout" svg:width="0.598cm" svg:height="0.531cm" svg:x="1.967cm" svg:y="11.90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7" draw:id="id27">
          <svg:title>TexMaths</svg:title>
          <svg:desc>28§display§f'(x) \ge 0§svg§600§FALSE§</svg:desc>
          <draw:polygon draw:style-name="gr2" draw:text-style-name="P7" draw:layer="layout" svg:width="3.859cm" svg:height="0.939cm" svg:x="3.122cm" svg:y="11.719cm" svg:viewBox="0 0 3860 940" draw:points="1931,940 0,940 0,0 3860,0 3860,940">
            <text:p/>
          </draw:polygon>
          <draw:path draw:style-name="gr3" draw:text-style-name="P8" draw:layer="layout" svg:width="0.492cm" svg:height="0.897cm" svg:x="3.124cm" svg:y="11.76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3.693cm" svg:y="11.6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034cm" svg:y="11.7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4.347cm" svg:y="12.0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4.939cm" svg:y="11.7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763cm" svg:x="5.62cm" svg:y="11.836cm" svg:viewBox="0 0 603 764" svg:d="M585 307c13-5 18-11 18-20 0-12-3-16-18-23l-545-257c-15-7-18-7-20-7-11 0-20 9-20 20s9 16 18 23l520 241-518 244c-20 9-20 18-20 23 0 11 9 20 20 20 2 0 5 0 18-7zM569 764c16 0 34 0 34-21 0-20-21-20-34-20h-533c-16 0-36 0-36 20 0 21 18 21 34 21z">
            <text:p/>
          </draw:path>
          <draw:path draw:style-name="gr3" draw:text-style-name="P8" draw:layer="layout" svg:width="0.416cm" svg:height="0.677cm" svg:x="6.614cm" svg:y="11.807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draw:g xml:id="id23" draw:id="id23">
          <svg:title>TexMaths</svg:title>
          <svg:desc>28§display§\therefore§svg§600§FALSE§</svg:desc>
          <draw:polygon draw:style-name="gr2" draw:text-style-name="P7" draw:layer="layout" svg:width="0.528cm" svg:height="0.433cm" svg:x="1.987cm" svg:y="8.956cm" svg:viewBox="0 0 529 434" draw:points="265,434 0,434 0,0 529,0 529,434">
            <text:p/>
          </draw:polygon>
          <draw:path draw:style-name="gr3" draw:text-style-name="P8" draw:layer="layout" svg:width="0.598cm" svg:height="0.531cm" svg:x="1.967cm" svg:y="8.90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8" draw:id="id28">
          <svg:title>TexMaths</svg:title>
          <svg:desc>32§display§\text {Thus }  f(x)  \text { is an an increasing function for all } x \in R§svg§600§FALSE§</svg:desc>
          <draw:polygon draw:style-name="gr2" draw:text-style-name="P7" draw:layer="layout" svg:width="25.368cm" svg:height="1.012cm" svg:x="1.684cm" svg:y="13.365cm" svg:viewBox="0 0 25369 1013" draw:points="12684,1013 0,1013 0,0 25369,0 25369,1013">
            <text:p/>
          </draw:polygon>
          <draw:path draw:style-name="gr3" draw:text-style-name="P8" draw:layer="layout" svg:width="0.731cm" svg:height="0.762cm" svg:x="1.669cm" svg:y="13.391cm" svg:viewBox="0 0 732 763" svg:d="M712 0h-692l-20 253h28c16-181 33-217 202-217 21 0 52 0 62 2 23 3 23 16 23 41v597c0 38 0 53-118 53h-43v34c46-3 161-3 212-3s169 0 215 3v-34h-46c-118 0-118-15-118-53v-597c0-23 0-38 21-41 10-2 41-2 64-2 169 0 187 36 202 217h28z">
            <text:p/>
          </draw:path>
          <draw:path draw:style-name="gr3" draw:text-style-name="P8" draw:layer="layout" svg:width="0.567cm" svg:height="0.782cm" svg:x="2.475cm" svg:y="13.373cm" svg:viewBox="0 0 568 783" svg:d="M87 696c0 51-10 51-87 51v36c38-2 97-2 128-2 28 0 87 0 125 2v-36c-74 0-87 0-87-51v-207c0-118 80-179 151-179 72 0 85 61 85 125v261c0 51-13 51-87 51v36c38-2 97-2 128-2 28 0 87 0 125 2v-36c-59 0-87 0-87-33v-215c0-97 0-133-36-174-15-18-53-41-117-41-98 0-146 69-164 110v-394l-164 13v36c79 0 87 7 87 61z">
            <text:p/>
          </draw:path>
          <draw:path draw:style-name="gr3" draw:text-style-name="P8" draw:layer="layout" svg:width="0.567cm" svg:height="0.511cm" svg:x="3.069cm" svg:y="13.654cm" svg:viewBox="0 0 568 512" svg:d="M404 409v103l164-13v-36c-79 0-87-7-87-61v-402l-166 13v36c79 0 87 7 87 61v202c0 97-54 174-136 174-94 0-100-51-100-110v-376l-166 13v36c87 0 87 2 87 102v169c0 89 0 192 174 192 62 0 113-31 143-103z">
            <text:p/>
          </draw:path>
          <draw:path draw:style-name="gr3" draw:text-style-name="P8" draw:layer="layout" svg:width="0.37cm" svg:height="0.518cm" svg:x="3.696cm" svg:y="13.649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562cm" svg:height="1.025cm" svg:x="4.536cm" svg:y="13.36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6-71 64-207 64-215z">
            <text:p/>
          </draw:path>
          <draw:path draw:style-name="gr3" draw:text-style-name="P8" draw:layer="layout" svg:width="0.263cm" svg:height="1.125cm" svg:x="5.261cm" svg:y="13.309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5.619cm" svg:y="13.65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80 117-87 13 43 54 87 123 87 115 0 179-146 179-174 0-10-10-10-12-10-11 0-13 2-16 10-36 123-112 148-151 148-43 0-61-36-61-74 0-26 7-49 20-100z">
            <text:p/>
          </draw:path>
          <draw:path draw:style-name="gr3" draw:text-style-name="P8" draw:layer="layout" svg:width="0.263cm" svg:height="1.125cm" svg:x="6.292cm" svg:y="13.309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242cm" svg:height="0.754cm" svg:x="7.078cm" svg:y="13.40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37cm" svg:height="0.518cm" svg:x="7.39cm" svg:y="13.649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508cm" svg:height="0.518cm" svg:x="8.22cm" svg:y="13.649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567cm" svg:height="0.498cm" svg:x="8.77cm" svg:y="13.654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508cm" svg:height="0.518cm" svg:x="9.781cm" svg:y="13.649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567cm" svg:height="0.498cm" svg:x="10.332cm" svg:y="13.654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242cm" svg:height="0.754cm" svg:x="11.333cm" svg:y="13.40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67cm" svg:height="0.498cm" svg:x="11.645cm" svg:y="13.654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429cm" svg:height="0.518cm" svg:x="12.272cm" svg:y="13.649cm" svg:viewBox="0 0 430 519" svg:d="M95 261c0-184 92-233 151-233 10 0 82 0 123 41-49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38cm" svg:height="0.498cm" svg:x="12.764cm" svg:y="13.654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8" draw:layer="layout" svg:width="0.437cm" svg:height="0.518cm" svg:x="13.204cm" svg:y="13.649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508cm" svg:height="0.518cm" svg:x="13.721cm" svg:y="13.649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37cm" svg:height="0.518cm" svg:x="14.274cm" svg:y="13.649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242cm" svg:height="0.754cm" svg:x="14.717cm" svg:y="13.40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67cm" svg:height="0.498cm" svg:x="15.027cm" svg:y="13.654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516cm" svg:height="0.744cm" svg:x="15.649cm" svg:y="13.642cm" svg:viewBox="0 0 517 745" svg:d="M220 317c-100 0-100-112-100-138 0-31 3-66 18-95 10-15 36-46 82-46 97 0 97 113 97 139 0 30 0 66-17 94-11 16-36 46-80 46zM87 361c0-5 0-31 21-54 43 33 89 36 112 36 105 0 182-77 182-164 0-43-18-84-46-110 41-38 82-43 102-43 3 0 8 0 10 0-12 5-17 18-17 30 0 21 15 34 33 34 10 0 33-8 33-34 0-20-15-56-59-56-23 0-71 8-120 54-46-39-95-41-118-41-105 0-184 77-184 164 0 51 25 92 54 117-16 16-36 54-36 92 0 36 15 80 51 100-69 21-105 69-105 115 0 80 113 144 251 144 133 0 251-59 251-146 0-41-18-97-74-131-62-30-126-30-195-30-28 0-77 0-85 0-35-6-61-41-61-77zM251 717c-115 0-192-57-192-116 0-53 43-94 92-97h67c97 0 225 0 225 97 0 59-82 116-192 116z">
            <text:p/>
          </draw:path>
          <draw:path draw:style-name="gr3" draw:text-style-name="P8" draw:layer="layout" svg:width="0.365cm" svg:height="0.795cm" svg:x="16.591cm" svg:y="13.36cm" svg:viewBox="0 0 366 796" svg:d="M161 310v-131c0-100 54-153 105-153 3 0 18 0 36 7-13 5-33 18-33 46 0 26 18 49 48 49 34 0 49-23 49-49 0-41-41-79-100-79-79 0-176 59-176 179v131h-90v33h90v366c0 51-13 51-90 51v36c46-3 100-5 131-5 46 0 97 0 143 5v-36h-23c-85 0-87-13-87-54v-363h130v-33z">
            <text:p/>
          </draw:path>
          <draw:path draw:style-name="gr3" draw:text-style-name="P8" draw:layer="layout" svg:width="0.567cm" svg:height="0.511cm" svg:x="16.934cm" svg:y="13.654cm" svg:viewBox="0 0 568 512" svg:d="M404 409v103l164-13v-36c-79 0-87-7-87-61v-402l-166 13v36c79 0 87 7 87 61v202c0 97-54 174-136 174-94 0-100-51-100-110v-376l-166 13v36c87 0 87 2 87 102v169c0 89 0 192 172 192 64 0 115-31 145-103z">
            <text:p/>
          </draw:path>
          <draw:path draw:style-name="gr3" draw:text-style-name="P8" draw:layer="layout" svg:width="0.567cm" svg:height="0.498cm" svg:x="17.558cm" svg:y="13.654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429cm" svg:height="0.518cm" svg:x="18.186cm" svg:y="13.649cm" svg:viewBox="0 0 430 519" svg:d="M95 261c0-184 92-233 151-233 10 0 82 0 123 41-49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352cm" svg:height="0.705cm" svg:x="18.669cm" svg:y="13.46cm" svg:viewBox="0 0 353 706" svg:d="M174 243h161v-36h-161v-207h-28c0 92-36 212-146 218v25h97v310c0 141 105 153 146 153 80 0 110-79 110-153v-64h-28v64c0 82-33 125-74 125-77 0-77-102-77-123z">
            <text:p/>
          </draw:path>
          <draw:path draw:style-name="gr3" draw:text-style-name="P8" draw:layer="layout" svg:width="0.242cm" svg:height="0.754cm" svg:x="19.123cm" svg:y="13.40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01cm" svg:height="0.518cm" svg:x="19.427cm" svg:y="13.649cm" svg:viewBox="0 0 502 519" svg:d="M502 264c0-144-115-264-251-264-141 0-251 123-251 264 0 145 118 255 251 255 136 0 251-112 251-255zM251 491c-49 0-97-25-128-76-28-49-28-118-28-159 0-44 0-105 25-156 31-51 85-74 131-74 49 0 97 23 128 71 28 49 28 115 28 159 0 41 0 102-26 151-23 51-74 84-130 84z">
            <text:p/>
          </draw:path>
          <draw:path draw:style-name="gr3" draw:text-style-name="P8" draw:layer="layout" svg:width="0.567cm" svg:height="0.498cm" svg:x="19.995cm" svg:y="13.654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365cm" svg:height="0.795cm" svg:x="20.996cm" svg:y="13.36cm" svg:viewBox="0 0 366 796" svg:d="M161 310v-131c0-100 54-153 105-153 3 0 21 0 36 7-13 5-33 18-33 46 0 26 18 49 48 49 34 0 49-23 49-49 0-41-41-79-100-79-79 0-176 59-176 179v131h-90v33h90v366c0 51-13 51-90 51v36c46-3 100-5 131-5 46 0 97 0 143 5v-36h-23c-85 0-87-13-87-54v-363h130v-33z">
            <text:p/>
          </draw:path>
          <draw:path draw:style-name="gr3" draw:text-style-name="P8" draw:layer="layout" svg:width="0.501cm" svg:height="0.518cm" svg:x="21.334cm" svg:y="13.649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38cm" svg:height="0.498cm" svg:x="21.895cm" svg:y="13.654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8" draw:layer="layout" svg:width="0.508cm" svg:height="0.518cm" svg:x="22.727cm" svg:y="13.649cm" svg:viewBox="0 0 509 519" svg:d="M330 420c3 46 34 92 87 92 23 0 92-16 92-108v-61h-28v61c0 67-28 75-41 75-36 0-41-52-41-57v-228c0-46 0-89-41-133-43-43-99-61-153-61-95 0-172 54-172 128 0 33 23 54 51 54 34 0 52-23 52-54 0-13-5-51-57-51 31-39 85-51 123-51 54 0 118 43 118 143v43c-56 3-136 6-207 39-85 38-113 97-113 148 0 92 110 120 182 120 74 0 125-46 148-99zM320 235v113c0 108-79 146-131 146-56 0-102-41-102-97 0-62 49-156 233-162z">
            <text:p/>
          </draw:path>
          <draw:path draw:style-name="gr3" draw:text-style-name="P8" draw:layer="layout" svg:width="0.252cm" svg:height="0.782cm" svg:x="23.28cm" svg:y="13.373cm" svg:viewBox="0 0 253 783" svg:d="M164 0l-164 13v36c79 0 90 7 90 61v586c0 51-13 51-90 51v36c38-2 97-2 125-2 29 0 85 0 128 2v-36c-76 0-89 0-89-51z">
            <text:p/>
          </draw:path>
          <draw:path draw:style-name="gr3" draw:text-style-name="P8" draw:layer="layout" svg:width="0.252cm" svg:height="0.782cm" svg:x="23.592cm" svg:y="13.373cm" svg:viewBox="0 0 253 783" svg:d="M164 0l-164 13v36c79 0 90 7 90 61v586c0 51-13 51-90 51v36c38-2 97-2 125-2 29 0 85 0 128 2v-36c-76 0-89 0-89-51z">
            <text:p/>
          </draw:path>
          <draw:path draw:style-name="gr3" draw:text-style-name="P8" draw:layer="layout" svg:width="0.562cm" svg:height="0.511cm" svg:x="24.276cm" svg:y="13.65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565cm" svg:height="0.654cm" svg:x="25.289cm" svg:y="13.544cm" svg:viewBox="0 0 566 655" svg:d="M525 351c20 0 41 0 41-23s-21-23-41-23h-479c13-151 143-259 302-259h177c20 0 41 0 41-23s-21-23-41-23h-177c-194 0-348 146-348 328 0 179 154 327 348 327h177c20 0 41 0 41-23s-21-23-41-23h-177c-159 0-289-107-302-258z">
            <text:p/>
          </draw:path>
          <draw:path draw:style-name="gr3" draw:text-style-name="P8" draw:layer="layout" svg:width="0.805cm" svg:height="0.795cm" svg:x="26.306cm" svg:y="13.383cm" svg:viewBox="0 0 806 796" svg:d="M376 77c8-26 11-39 34-41 10 0 46 0 66 0 82 0 207 0 207 110 0 38-17 118-64 161-28 28-87 64-189 64h-125zM540 386c113-25 248-102 248-217 0-97-102-169-250-169h-320c-23 0-34 0-34 23 0 13 11 13 31 13 3 0 23 0 44 2 20 0 30 3 30 18 0 3-2 8-5 21l-151 606c-10 44-13 51-102 51-21 0-31 0-31 23 0 13 13 13 15 13 31 0 110-2 144-2 30 0 110 2 143 2 8 0 21 0 21-23 0-13-11-13-31-13-41 0-74 0-74-20 0-5 2-10 5-18l74-299h133c102 0 123 64 123 102 0 18-8 54-15 79-8 31-18 72-18 95 0 123 135 123 151 123 94 0 135-115 135-131 0-12-12-12-15-12-10 0-10 7-13 15-28 84-77 102-102 102-39 0-46-25-46-69 0-36 7-92 10-128 3-15 5-38 5-54 0-87-74-120-105-133z">
            <text:p/>
          </draw:path>
        </draw:g>
        <draw:g xml:id="id22" draw:id="id22">
          <svg:title>TexMaths</svg:title>
          <svg:desc>28§display§3 ( x^2 + 4x + 4) §svg§600§FALSE§</svg:desc>
          <draw:polygon draw:style-name="gr2" draw:text-style-name="P7" draw:layer="layout" svg:width="6.017cm" svg:height="1.012cm" svg:x="14.478cm" svg:y="7.16cm" svg:viewBox="0 0 6018 1013" draw:points="3008,1013 0,1013 0,0 6018,0 6018,1013">
            <text:p/>
          </draw:polygon>
          <draw:path draw:style-name="gr3" draw:text-style-name="P8" draw:layer="layout" svg:width="0.409cm" svg:height="0.678cm" svg:x="14.469cm" svg:y="7.3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23cm" svg:height="0.985cm" svg:x="15.018cm" svg:y="7.237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8" draw:layer="layout" svg:width="0.492cm" svg:height="0.447cm" svg:x="15.331cm" svg:y="7.53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06cm" svg:height="0.459cm" svg:x="15.909cm" svg:y="7.11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6.581cm" svg:y="7.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38cm" svg:height="0.667cm" svg:x="17.537cm" svg:y="7.308cm" svg:viewBox="0 0 439 668" svg:d="M262 507v85c0 36 0 47-74 47h-20v29c40-2 92-2 132-2 43 0 94 0 134 2v-29h-20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8.03cm" svg:y="7.53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655cm" svg:height="0.658cm" svg:x="18.838cm" svg:y="7.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38cm" svg:height="0.667cm" svg:x="19.795cm" svg:y="7.308cm" svg:viewBox="0 0 439 668" svg:d="M262 507v85c0 36 0 47-74 47h-20v29c40-2 92-2 132-2 43 0 94 0 134 2v-29h-20c-74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20.314cm" svg:y="7.237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width" smil:values="width*0.05;width" smil:keyTimes="0;1"/>
                  <anim:animate smil:dur="0.5s" smil:fill="hold" smil:targetElement="id16" anim:sub-item="text" smil:attributeName="height" smil:values="height;height" smil:keyTimes="0;1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3T19">
        <office:forms form:automatic-focus="false" form:apply-design-mode="false"/>
        <draw:frame presentation:style-name="pr11" draw:text-style-name="P12" draw:layer="layout" svg:width="26.4cm" svg:height="14.654cm" svg:x="0.8cm" svg:y="0.546cm" presentation:class="title" presentation:user-transformed="true">
          <draw:text-box>
            <text:p xml:id="id29" text:id="id29" text:style-name="P5"><text:span text:style-name="T16"><text:s text:c="5"/></text:span><text:span text:style-name="T16"><text:line-break/></text:span><text:span text:style-name="T7"><text:tab/></text:span><text:span text:style-name="T7">(3) <text:s/>Find the values of <text:s text:c="2"/></text:span><text:span text:style-name="T7"><text:tab/></text:span><text:span text:style-name="T7"> for which the function </text:span><text:span text:style-name="T7"><text:line-break/></text:span><text:span text:style-name="T4"> <text:s text:c="23"/></text:span><text:span text:style-name="T4"><text:tab/></text:span><text:span text:style-name="T4"> <text:s text:c="27"/>is</text:span><text:span text:style-name="T4"><text:line-break/></text:span><text:span text:style-name="T17"> <text:s text:c="8"/></text:span><text:span text:style-name="T17"><text:line-break/></text:span><text:span text:style-name="T7"><text:tab/></text:span><text:span text:style-name="T7"><text:tab/></text:span><text:span text:style-name="T7"> <text:s/>(i) monotonically increasing</text:span><text:span text:style-name="T7"><text:line-break/></text:span><text:span text:style-name="T7"><text:tab/></text:span><text:span text:style-name="T7"><text:tab/></text:span><text:span text:style-name="T7"> (ii) monotonically decreasing. <text:s text:c="16"/></text:span><text:span text:style-name="T7"><text:line-break/></text:span><text:span text:style-name="T17"> <text:s text:c="15"/></text:span><text:span text:style-name="T17"><text:line-break/></text:span><text:span text:style-name="T4"> <text:s text:c="3"/></text:span><text:span text:style-name="T18">Solution :</text:span><text:span text:style-name="T4"> Given, <text:s/></text:span><text:span text:style-name="T10"><text:line-break/></text:span><text:span text:style-name="T4"> <text:s text:c="48"/></text:span></text:p>
          </draw:text-box>
        </draw:frame>
        <draw:g xml:id="id31" draw:id="id31">
          <svg:title>TexMaths</svg:title>
          <svg:desc>28§display§f(x) = x^3 + 12 x^2 + 36x + 6 §svg§600§FALSE§</svg:desc>
          <draw:polygon draw:style-name="gr2" draw:text-style-name="P7" draw:layer="layout" svg:width="11.729cm" svg:height="1.012cm" svg:x="3.921cm" svg:y="2.517cm" svg:viewBox="0 0 11730 1013" draw:points="5865,1013 0,1013 0,0 11730,0 11730,1013">
            <text:p/>
          </draw:polygon>
          <draw:path draw:style-name="gr3" draw:text-style-name="P8" draw:layer="layout" svg:width="0.492cm" svg:height="0.898cm" svg:x="3.923cm" svg:y="2.638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4-63 56-182 56-189z">
            <text:p/>
          </draw:path>
          <draw:path draw:style-name="gr3" draw:text-style-name="P8" draw:layer="layout" svg:width="0.23cm" svg:height="0.985cm" svg:x="4.557cm" svg:y="2.59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4.871cm" svg:y="2.8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23cm" svg:height="0.985cm" svg:x="5.46cm" svg:y="2.59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6.116cm" svg:y="2.9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7.129cm" svg:y="2.8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8" draw:layer="layout" svg:width="0.317cm" svg:height="0.472cm" svg:x="7.7cm" svg:y="2.46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-1-22 2 0 0-7 0-7 9s7 9 18 9z">
            <text:p/>
          </draw:path>
          <draw:path draw:style-name="gr3" draw:text-style-name="P8" draw:layer="layout" svg:width="0.655cm" svg:height="0.658cm" svg:x="8.377cm" svg:y="2.75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9.394cm" svg:y="2.677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393cm" svg:height="0.658cm" svg:x="9.849cm" svg:y="2.67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6 9-71 9-92 9z">
            <text:p/>
          </draw:path>
          <draw:path draw:style-name="gr3" draw:text-style-name="P8" draw:layer="layout" svg:width="0.492cm" svg:height="0.447cm" svg:x="10.319cm" svg:y="2.8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8" draw:layer="layout" svg:width="0.306cm" svg:height="0.459cm" svg:x="10.897cm" svg:y="2.46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1.569cm" svg:y="2.75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2.539cm" svg:y="2.677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09cm" svg:height="0.678cm" svg:x="13.032cm" svg:y="2.677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6 0 60 0 92 63 18 35 18 87 18 134s0 97-18 132c-29 61-74 65-99 65z">
            <text:p/>
          </draw:path>
          <draw:path draw:style-name="gr3" draw:text-style-name="P8" draw:layer="layout" svg:width="0.492cm" svg:height="0.447cm" svg:x="13.512cm" svg:y="2.8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  <draw:path draw:style-name="gr3" draw:text-style-name="P8" draw:layer="layout" svg:width="0.655cm" svg:height="0.658cm" svg:x="14.318cm" svg:y="2.75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5.288cm" svg:y="2.677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6 0 60 0 92 63 18 35 18 87 18 134s0 97-18 132c-29 61-76 65-99 65z">
            <text:p/>
          </draw:path>
        </draw:g>
        <draw:g xml:id="id34" draw:id="id34">
          <svg:title>TexMaths</svg:title>
          <svg:desc>32§display§f'(x) = 3x^2 + 24x + 36 =§svg§600§FALSE§</svg:desc>
          <draw:polygon draw:style-name="gr2" draw:text-style-name="P7" draw:layer="layout" svg:width="12.365cm" svg:height="1.156cm" svg:x="3.923cm" svg:y="10.431cm" svg:viewBox="0 0 12366 1157" draw:points="6184,1157 0,1157 0,0 12366,0 12366,1157">
            <text:p/>
          </draw:polygon>
          <draw:path draw:style-name="gr3" draw:text-style-name="P8" draw:layer="layout" svg:width="0.562cm" svg:height="1.026cm" svg:x="3.926cm" svg:y="10.57cm" svg:viewBox="0 0 563 1027" svg:d="M356 343h97c21 0 33 0 33-20 0-13-12-13-30-13h-95l23-131c5-23 20-102 28-115 10-23 31-38 54-38 5 0 33 0 54 20-49 3-59 44-59 59 0 28 20 41 41 41 28 0 61-26 61-69 0-51-51-77-97-77-39 0-110 20-143 133-8 23-11 33-39 177h-77c-23 0-33 0-33 20 0 13 8 13 31 13h74l-84 446c-21 110-41 212-98 212-5 0-33 0-56-20 54-3 64-44 64-62 0-25-21-38-44-38-28 0-61 25-61 66 0 52 49 80 97 80 62 0 105-67 126-110 38-72 64-208 64-215z">
            <text:p/>
          </draw:path>
          <draw:path draw:style-name="gr3" draw:text-style-name="P8" draw:layer="layout" svg:width="0.199cm" svg:height="0.409cm" svg:x="4.576cm" svg:y="10.457cm" svg:viewBox="0 0 200 410" svg:d="M192 69c8-13 8-20 8-25 0-26-23-44-46-44-31 0-41 26-44 38l-105 344c-2 0-5 10-5 10 0 10 26 18 31 18s7 0 13-13z">
            <text:p/>
          </draw:path>
          <draw:path draw:style-name="gr3" draw:text-style-name="P8" draw:layer="layout" svg:width="0.263cm" svg:height="1.126cm" svg:x="4.965cm" svg:y="10.518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562cm" svg:height="0.511cm" svg:x="5.323cm" svg:y="10.864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8" draw:layer="layout" svg:width="0.263cm" svg:height="1.126cm" svg:x="5.999cm" svg:y="10.518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  <draw:path draw:style-name="gr3" draw:text-style-name="P8" draw:layer="layout" svg:width="0.749cm" svg:height="0.265cm" svg:x="6.746cm" svg:y="10.94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67cm" svg:height="0.775cm" svg:x="7.919cm" svg:y="10.613cm" svg:viewBox="0 0 468 776" svg:d="M282 353c92-28 156-107 156-197 0-92-98-156-208-156-115 0-199 67-199 154 0 35 25 59 56 59 36 0 59-26 59-59 0-57-54-57-69-57 33-53 107-69 148-69 46 0 110 26 110 126 0 15-2 79-33 130-33 54-72 57-100 59-7 0-36 3-43 3-11 0-18 2-18 12 0 13 7 13 28 13h49c92 0 135 77 135 187 0 154-79 187-128 187-48 0-133-20-174-87 41 8 74-18 74-61 0-41-28-64-61-64-28 0-64 18-64 66 0 103 105 177 228 177 138 0 240-103 240-218 0-92-71-179-186-205z">
            <text:p/>
          </draw:path>
          <draw:path draw:style-name="gr3" draw:text-style-name="P8" draw:layer="layout" svg:width="0.562cm" svg:height="0.511cm" svg:x="8.466cm" svg:y="10.864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5-79 120-87 13 44 54 87 121 87 117 0 181-146 181-174 0-10-10-10-13-10-10 0-12 2-15 10-38 123-115 148-151 148-43 0-61-35-61-74 0-25 7-48 20-100z">
            <text:p/>
          </draw:path>
          <draw:path draw:style-name="gr3" draw:text-style-name="P8" draw:layer="layout" svg:width="0.35cm" svg:height="0.524cm" svg:x="9.124cm" svg:y="10.375cm" svg:viewBox="0 0 351 525" svg:d="M351 382h-28c-3 17-11 64-21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9.892cm" svg:y="10.705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49cm" svg:height="0.752cm" svg:x="11.011cm" svg:y="10.613cm" svg:viewBox="0 0 450 753" svg:d="M87 666l120-118c177-156 243-215 243-328 0-130-99-220-238-220-128 0-212 105-212 205 0 61 56 61 59 61 20 0 59-13 59-59 0-28-21-58-59-58-10 0-10 0-15 2 25-74 87-115 153-115 102 0 151 89 151 184 0 90-56 179-118 249l-217 240c-13 13-13 16-13 44h420l30-197h-28c-5 33-12 84-23 99-10 11-84 11-107 11z">
            <text:p/>
          </draw:path>
          <draw:path draw:style-name="gr3" draw:text-style-name="P8" draw:layer="layout" svg:width="0.501cm" svg:height="0.762cm" svg:x="11.548cm" svg:y="10.6cm" svg:viewBox="0 0 502 763" svg:d="M299 579v97c0 41 0 54-84 54h-23v33c46-3 105-3 151-3 49 0 107 0 154 3v-33h-23c-85 0-87-13-87-54v-97h115v-36h-115v-515c0-20 0-28-18-28-11 0-13 0-21 13l-348 530v36zM307 543h-276l276-420z">
            <text:p/>
          </draw:path>
          <draw:path draw:style-name="gr3" draw:text-style-name="P8" draw:layer="layout" svg:width="0.562cm" svg:height="0.511cm" svg:x="12.111cm" svg:y="10.864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8 74 74 0 115-79 117-87 13 44 54 87 123 87 115 0 179-146 179-174 0-10-10-10-13-10-10 0-12 2-15 10-36 123-115 148-151 148-43 0-61-35-61-74 0-25 7-48 20-100z">
            <text:p/>
          </draw:path>
          <draw:path draw:style-name="gr3" draw:text-style-name="P8" draw:layer="layout" svg:width="0.749cm" svg:height="0.752cm" svg:x="13.035cm" svg:y="10.705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67cm" svg:height="0.775cm" svg:x="14.144cm" svg:y="10.613cm" svg:viewBox="0 0 468 776" svg:d="M282 353c92-28 156-107 156-197 0-92-98-156-208-156-115 0-199 67-199 154 0 35 25 59 56 59 36 0 59-26 59-59 0-57-54-57-69-57 33-53 107-69 148-69 46 0 110 26 110 126 0 15-2 79-33 130-33 54-72 57-100 59-7 0-36 3-43 3-11 0-18 2-18 12 0 13 7 13 28 13h49c92 0 135 77 135 187 0 154-79 187-128 187-48 0-133-20-174-87 41 8 74-18 74-61 0-41-28-64-61-64-28 0-64 18-64 66 0 103 105 177 228 177 138 0 240-103 240-218 0-92-71-179-186-205z">
            <text:p/>
          </draw:path>
          <draw:path draw:style-name="gr3" draw:text-style-name="P8" draw:layer="layout" svg:width="0.467cm" svg:height="0.775cm" svg:x="14.704cm" svg:y="10.613cm" svg:viewBox="0 0 468 776" svg:d="M102 382v-29c0-284 141-325 197-325 29 0 75 8 100 46-18 0-61 0-61 49 0 36 25 54 51 54 18 0 51-11 51-54 0-69-48-123-143-123-143 0-297 146-297 394 0 302 131 382 235 382 126 0 233-105 233-254 0-143-99-253-225-253-77 0-118 59-141 113zM235 745c-69 0-104-69-110-84-20-54-20-144-20-164 0-87 36-203 138-203 18 0 69 0 105 72 21 41 21 100 21 154s0 110-21 151c-33 69-84 74-113 74z">
            <text:p/>
          </draw:path>
          <draw:path draw:style-name="gr3" draw:text-style-name="P8" draw:layer="layout" svg:width="0.749cm" svg:height="0.265cm" svg:x="15.595cm" svg:y="10.949cm" svg:viewBox="0 0 750 266" svg:d="M712 46c18 0 38 0 38-23s-20-23-36-23h-676c-18 0-38 0-38 23s20 23 38 23zM714 266c16 0 36 0 36-23s-20-23-38-23h-674c-18 0-38 0-38 23s20 23 38 23z">
            <text:p/>
          </draw:path>
        </draw:g>
        <draw:g xml:id="id30" draw:id="id30">
          <svg:title>TexMaths</svg:title>
          <svg:desc>32§display§x§svg§600§FALSE§</svg:desc>
          <draw:polygon draw:style-name="gr2" draw:text-style-name="P7" draw:layer="layout" svg:width="0.48cm" svg:height="0.398cm" svg:x="11.246cm" svg:y="1.531cm" svg:viewBox="0 0 481 399" draw:points="241,399 0,399 0,0 481,0 481,399">
            <text:p/>
          </draw:polygon>
          <draw:path draw:style-name="gr3" draw:text-style-name="P8" draw:layer="layout" svg:width="0.562cm" svg:height="0.511cm" svg:x="11.223cm" svg:y="1.475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 xml:id="id32" draw:id="id32">
          <svg:title>TexMaths</svg:title>
          <svg:desc>28§display§f(x) = x^3 + 12 x^2 + 36x + 6 §svg§600§FALSE§</svg:desc>
          <draw:polygon draw:style-name="gr2" draw:text-style-name="P7" draw:layer="layout" svg:width="11.729cm" svg:height="1.012cm" svg:x="10.322cm" svg:y="6.717cm" svg:viewBox="0 0 11730 1013" draw:points="5865,1013 0,1013 0,0 11730,0 11730,1013">
            <text:p/>
          </draw:polygon>
          <draw:path draw:style-name="gr3" draw:text-style-name="P8" draw:layer="layout" svg:width="0.492cm" svg:height="0.898cm" svg:x="10.324cm" svg:y="6.838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4-63 56-182 56-189z">
            <text:p/>
          </draw:path>
          <draw:path draw:style-name="gr3" draw:text-style-name="P8" draw:layer="layout" svg:width="0.23cm" svg:height="0.985cm" svg:x="10.958cm" svg:y="6.79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1.272cm" svg:y="7.0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23cm" svg:height="0.985cm" svg:x="11.861cm" svg:y="6.79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2.517cm" svg:y="7.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3.53cm" svg:y="7.0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8" draw:layer="layout" svg:width="0.317cm" svg:height="0.472cm" svg:x="14.101cm" svg:y="6.66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8" draw:layer="layout" svg:width="0.655cm" svg:height="0.658cm" svg:x="14.778cm" svg:y="6.95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15.795cm" svg:y="6.877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393cm" svg:height="0.658cm" svg:x="16.25cm" svg:y="6.87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6 9-71 9-92 9z">
            <text:p/>
          </draw:path>
          <draw:path draw:style-name="gr3" draw:text-style-name="P8" draw:layer="layout" svg:width="0.492cm" svg:height="0.447cm" svg:x="16.72cm" svg:y="7.0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8" draw:layer="layout" svg:width="0.306cm" svg:height="0.459cm" svg:x="17.298cm" svg:y="6.66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7.97cm" svg:y="6.95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8.94cm" svg:y="6.877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09cm" svg:height="0.678cm" svg:x="19.433cm" svg:y="6.877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6 0 60 0 92 63 18 35 18 87 18 134s0 97-18 132c-29 61-74 65-99 65z">
            <text:p/>
          </draw:path>
          <draw:path draw:style-name="gr3" draw:text-style-name="P8" draw:layer="layout" svg:width="0.492cm" svg:height="0.447cm" svg:x="19.913cm" svg:y="7.0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  <draw:path draw:style-name="gr3" draw:text-style-name="P8" draw:layer="layout" svg:width="0.655cm" svg:height="0.658cm" svg:x="20.719cm" svg:y="6.95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21.689cm" svg:y="6.877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6 0 60 0 92 63 18 35 18 87 18 134s0 97-18 132c-29 61-76 65-99 65z">
            <text:p/>
          </draw:path>
        </draw:g>
        <draw:g xml:id="id33" draw:id="id33">
          <svg:title>TexMaths</svg:title>
          <svg:desc>32§display§\text {Diff.}  \ w. \ r. \ t. \ x§svg§600§FALSE§</svg:desc>
          <draw:polygon draw:style-name="gr2" draw:text-style-name="P7" draw:layer="layout" svg:width="6.776cm" svg:height="0.694cm" svg:x="4.025cm" svg:y="8.522cm" svg:viewBox="0 0 6777 695" draw:points="3390,695 0,695 0,0 6777,0 6777,695">
            <text:p/>
          </draw:polygon>
          <draw:path draw:style-name="gr3" draw:text-style-name="P8" draw:layer="layout" svg:width="0.757cm" svg:height="0.771cm" svg:x="4.007cm" svg:y="8.492cm" svg:viewBox="0 0 758 772" svg:d="M0 0v36h28c87 0 87 13 87 51v597c0 41 0 52-87 52h-28v36h412c190 0 346-167 346-380 0-215-151-392-346-392zM269 736c-54 0-56-8-56-44v-613c0-35 2-43 56-43h112c70 0 149 23 205 105 49 67 59 164 59 251 0 126-20 192-61 249-23 31-87 95-203 95z">
            <text:p/>
          </draw:path>
          <draw:path draw:style-name="gr3" draw:text-style-name="P8" draw:layer="layout" svg:width="0.242cm" svg:height="0.755cm" svg:x="4.865cm" svg:y="8.507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5.169cm" svg:y="8.466cm" svg:viewBox="0 0 678 797" svg:d="M476 343h128v-33h-133v-131c0-102 56-153 105-153 5 0 21 0 38 7-12 5-33 18-33 46 0 26 18 49 49 49s48-23 48-49c0-41-38-79-102-79-66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1 46-3 15-3 26-3 38v131z">
            <text:p/>
          </draw:path>
          <draw:path draw:style-name="gr3" draw:text-style-name="P8" draw:layer="layout" svg:width="0.122cm" svg:height="0.122cm" svg:x="5.894cm" svg:y="9.14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6.516cm" svg:y="8.763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1 80 84 0 133-72 163-139 39-89 75-241 75-295 0-61-31-79-52-79-28 0-56 28-56 54 0 15 8 23 18 31 13 12 41 41 41 97 0 38-33 149-61 205-31 62-70 100-126 100-54 0-82-33-82-97 0-31 8-67 10-82z">
            <text:p/>
          </draw:path>
          <draw:path draw:style-name="gr3" draw:text-style-name="P8" draw:layer="layout" svg:width="0.122cm" svg:height="0.122cm" svg:x="7.415cm" svg:y="9.14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8.04cm" svg:y="8.763cm" svg:viewBox="0 0 461 513" svg:d="M67 433c-3 18-11 44-11 49 0 20 16 31 34 31 12 0 33-11 41-31 2-5 41-159 46-180 7-38 28-117 36-148 5-13 35-67 64-92 7-8 40-36 89-36 31 0 46 12 49 12-36 6-59 34-59 62 0 18 13 41 43 41 29 0 62-26 62-67s-36-74-95-74c-74 0-123 56-143 87-10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8.58cm" svg:y="9.14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9.197cm" svg:y="8.556cm" svg:viewBox="0 0 348 720" svg:d="M207 256h108c20 0 33 0 33-23 0-13-13-13-33-13h-97c38-161 46-182 46-189 0-21-16-31-34-31-2 0-35 0-46 41l-43 179h-108c-23 0-33 0-33 21 0 15 10 15 31 15h100c-80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9.673cm" svg:y="9.14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10.298cm" svg:y="8.763cm" svg:viewBox="0 0 563 513" svg:d="M346 159c5-31 30-133 110-133 7 0 33 0 56 12-31 8-54 36-54 62 0 18 13 41 44 41 25 0 61-21 61-67 0-59-66-74-105-74-66 0-105 59-120 87-28-77-87-87-120-87-118 0-182 146-182 174 0 11 10 11 13 11 10 0 12 0 15-11 38-120 113-148 151-148 21 0 62 10 62 74 0 36-21 113-62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</draw:g>
        <draw:g xml:id="id35" draw:id="id35">
          <svg:title>TexMaths</svg:title>
          <svg:desc>32§display§3( x^2 + 8x + 12 )§svg§600§FALSE§</svg:desc>
          <draw:polygon draw:style-name="gr2" draw:text-style-name="P7" draw:layer="layout" svg:width="7.439cm" svg:height="1.156cm" svg:x="16.835cm" svg:y="10.431cm" svg:viewBox="0 0 7440 1157" draw:points="3719,1157 0,1157 0,0 7440,0 7440,1157">
            <text:p/>
          </draw:polygon>
          <draw:path draw:style-name="gr3" draw:text-style-name="P8" draw:layer="layout" svg:width="0.467cm" svg:height="0.775cm" svg:x="16.825cm" svg:y="10.613cm" svg:viewBox="0 0 468 776" svg:d="M282 353c92-28 156-107 156-197 0-92-98-156-208-156-115 0-199 67-199 154 0 35 25 59 56 59 36 0 59-26 59-59 0-57-54-57-69-57 33-53 107-69 148-69 46 0 110 26 110 126 0 15-2 79-33 130-33 54-72 57-100 59-7 0-36 3-43 3-11 0-18 2-18 12 0 13 7 13 28 13h49c92 0 135 77 135 187 0 154-79 187-128 187-48 0-133-20-174-87 41 8 74-18 74-61 0-41-28-64-61-64-28 0-64 18-64 66 0 103 105 177 228 177 138 0 240-103 240-218 0-92-71-179-186-205z">
            <text:p/>
          </draw:path>
          <draw:path draw:style-name="gr3" draw:text-style-name="P8" draw:layer="layout" svg:width="0.263cm" svg:height="1.126cm" svg:x="17.452cm" svg:y="10.518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562cm" svg:height="0.511cm" svg:x="17.81cm" svg:y="10.864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5-79 120-87 13 44 54 87 121 87 117 0 181-146 181-174 0-10-10-10-13-10-10 0-12 2-15 10-36 123-115 148-151 148-43 0-61-35-61-74 0-25 7-48 20-100z">
            <text:p/>
          </draw:path>
          <draw:path draw:style-name="gr3" draw:text-style-name="P8" draw:layer="layout" svg:width="0.35cm" svg:height="0.524cm" svg:x="18.471cm" svg:y="10.375cm" svg:viewBox="0 0 351 525" svg:d="M351 382h-29c-2 17-10 64-20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19.239cm" svg:y="10.705cm" svg:viewBox="0 0 750 753" svg:d="M399 399h315c15 0 36 0 36-23s-21-23-36-23h-315v-315c0-18 0-38-23-38s-23 20-23 38v315h-315c-18 0-38 0-38 23s20 23 38 23h315v315c0 16 0 39 23 39s23-23 23-39z">
            <text:p/>
          </draw:path>
          <draw:path draw:style-name="gr3" draw:text-style-name="P8" draw:layer="layout" svg:width="0.467cm" svg:height="0.775cm" svg:x="20.347cm" svg:y="10.613cm" svg:viewBox="0 0 468 776" svg:d="M136 236c-52-34-57-72-57-93 0-66 75-115 154-115 84 0 156 59 156 141 0 64-43 118-113 156zM302 343c82-41 136-100 136-174 0-105-100-169-203-169-112 0-204 84-204 189 0 21 2 70 48 123 13 13 57 41 85 62-67 33-164 95-164 207 0 121 115 195 233 195 128 0 235-92 235-213 0-41-12-92-53-141-23-23-41-33-113-79zM189 392l139 87c30 20 84 54 84 123 0 84-84 143-177 143-97 0-179-69-179-164 0-66 36-138 133-189z">
            <text:p/>
          </draw:path>
          <draw:path draw:style-name="gr3" draw:text-style-name="P8" draw:layer="layout" svg:width="0.562cm" svg:height="0.511cm" svg:x="20.895cm" svg:y="10.864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7 74 75 0 116-79 118-87 13 44 54 87 123 87 115 0 179-146 179-174 0-10-10-10-13-10-10 0-12 2-15 10-36 123-115 148-151 148-43 0-61-35-61-74 0-25 7-48 20-100z">
            <text:p/>
          </draw:path>
          <draw:path draw:style-name="gr3" draw:text-style-name="P8" draw:layer="layout" svg:width="0.749cm" svg:height="0.752cm" svg:x="21.819cm" svg:y="10.705cm" svg:viewBox="0 0 750 753" svg:d="M399 399h315c15 0 36 0 36-23s-21-23-36-23h-315v-315c0-18 0-38-23-38s-23 20-23 38v315h-315c-18 0-38 0-38 23s20 23 38 23h315v315c0 16 0 39 23 39s23-23 23-39z">
            <text:p/>
          </draw:path>
          <draw:path draw:style-name="gr3" draw:text-style-name="P8" draw:layer="layout" svg:width="0.373cm" svg:height="0.752cm" svg:x="22.978cm" svg:y="10.613cm" svg:viewBox="0 0 374 753" svg:d="M233 28c0-25 0-28-28-28-69 72-169 72-205 72v36c23 0 90 0 148-31v586c0 41-2 54-104 54h-36v36c38-5 138-5 181-5 46 0 144 0 185 5v-36h-36c-103 0-105-13-105-54z">
            <text:p/>
          </draw:path>
          <draw:path draw:style-name="gr3" draw:text-style-name="P8" draw:layer="layout" svg:width="0.449cm" svg:height="0.752cm" svg:x="23.498cm" svg:y="10.613cm" svg:viewBox="0 0 450 753" svg:d="M87 666l120-118c177-156 243-215 243-328 0-130-99-220-238-220-128 0-212 105-212 205 0 61 56 61 59 61 20 0 59-13 59-59 0-28-21-58-59-58-10 0-10 0-15 2 25-74 87-115 153-115 102 0 151 89 151 184 0 90-56 179-118 249l-217 240c-13 13-13 16-13 44h420l30-197h-28c-5 33-12 84-23 99-10 11-84 11-107 11z">
            <text:p/>
          </draw:path>
          <draw:path draw:style-name="gr3" draw:text-style-name="P8" draw:layer="layout" svg:width="0.263cm" svg:height="1.126cm" svg:x="24.068cm" svg:y="10.518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</draw:g>
        <draw:g xml:id="id36" draw:id="id36">
          <svg:title>TexMaths</svg:title>
          <svg:desc>32§display§f'(x) = 3( x + 2 )( x + 6 )§svg§600§FALSE§</svg:desc>
          <draw:polygon draw:style-name="gr2" draw:text-style-name="P7" draw:layer="layout" svg:width="11.252cm" svg:height="1.073cm" svg:x="3.824cm" svg:y="12.632cm" svg:viewBox="0 0 11253 1074" draw:points="5626,1074 0,1074 0,0 11253,0 11253,1074">
            <text:p/>
          </draw:polygon>
          <draw:path draw:style-name="gr3" draw:text-style-name="P8" draw:layer="layout" svg:width="0.562cm" svg:height="1.025cm" svg:x="3.827cm" svg:y="12.689cm" svg:viewBox="0 0 563 1026" svg:d="M356 343h97c21 0 33 0 33-21 0-12-12-12-30-12h-95l23-131c5-23 20-102 28-115 10-23 31-38 54-38 5 0 33 0 54 20-49 3-59 44-59 59 0 28 20 41 41 41 28 0 61-26 61-69 0-51-51-77-97-77-39 0-110 20-143 133-8 23-11 33-39 177h-77c-23 0-33 0-33 20 0 13 8 13 31 13h74l-84 445c-21 110-41 212-98 212-5 0-33 0-56-20 54-3 64-44 64-62 0-25-21-38-44-38-28 0-61 26-61 67 0 51 49 79 97 79 62 0 105-67 126-110 38-72 64-207 64-215z">
            <text:p/>
          </draw:path>
          <draw:path draw:style-name="gr3" draw:text-style-name="P8" draw:layer="layout" svg:width="0.199cm" svg:height="0.408cm" svg:x="4.477cm" svg:y="12.576cm" svg:viewBox="0 0 200 409" svg:d="M192 69c8-13 8-20 8-26 0-25-23-43-46-43-31 0-41 26-44 38l-105 343c-2 0-5 10-5 10 0 11 26 18 31 18s7 0 13-12z">
            <text:p/>
          </draw:path>
          <draw:path draw:style-name="gr3" draw:text-style-name="P8" draw:layer="layout" svg:width="0.263cm" svg:height="1.125cm" svg:x="4.866cm" svg:y="12.637cm" svg:viewBox="0 0 264 1126" svg:d="M264 1115c0-2 0-5-21-25-141-141-176-353-176-527 0-195 43-392 181-532 16-13 16-16 16-21 0-7-5-10-13-10-10 0-113 77-179 220-59 123-72 248-72 343 0 89 13 225 74 353 69 138 167 210 177 210 8 0 13-3 13-11z">
            <text:p/>
          </draw:path>
          <draw:path draw:style-name="gr3" draw:text-style-name="P8" draw:layer="layout" svg:width="0.562cm" svg:height="0.511cm" svg:x="5.224cm" svg:y="12.983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8-18 72-59 118-107 118-8 0-34 0-57-13 28-7 54-30 54-61s-26-41-44-41c-33 0-61 31-61 66 0 52 56 75 105 75 77 0 118-80 120-87 13 43 54 87 121 87 117 0 181-146 181-174 0-11-10-11-12-11-11 0-13 3-16 11-36 122-115 148-151 148-43 0-61-36-61-74 0-26 7-49 20-100z">
            <text:p/>
          </draw:path>
          <draw:path draw:style-name="gr3" draw:text-style-name="P8" draw:layer="layout" svg:width="0.263cm" svg:height="1.125cm" svg:x="5.9cm" svg:y="12.637cm" svg:viewBox="0 0 264 1126" svg:d="M264 563c0-87-13-223-75-351-69-138-166-212-179-212-5 0-10 5-10 10s0 8 20 28c113 110 177 289 177 525 0 192-41 391-182 532-15 15-15 18-15 20 0 8 5 11 10 11 13 0 115-77 182-220 59-123 72-249 72-343z">
            <text:p/>
          </draw:path>
          <draw:path draw:style-name="gr3" draw:text-style-name="P8" draw:layer="layout" svg:width="0.749cm" svg:height="0.265cm" svg:x="6.647cm" svg:y="13.067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67cm" svg:height="0.774cm" svg:x="7.82cm" svg:y="12.732cm" svg:viewBox="0 0 468 775" svg:d="M282 353c92-28 156-107 156-197 0-92-98-156-208-156-115 0-199 67-199 153 0 36 25 59 56 59 36 0 59-25 59-59 0-56-54-56-69-56 33-54 107-69 148-69 46 0 110 26 110 125 0 16-2 80-33 131-33 54-72 56-100 59-7 0-36 2-43 2-11 0-18 3-18 13 0 13 7 13 28 13h49c92 0 135 77 135 187 0 153-79 186-128 186-48 0-133-20-174-87 41 8 74-17 74-61 0-41-28-64-61-64-28 0-64 18-64 67 0 102 105 176 228 176 138 0 240-102 240-217 0-92-71-179-186-205z">
            <text:p/>
          </draw:path>
          <draw:path draw:style-name="gr3" draw:text-style-name="P8" draw:layer="layout" svg:width="0.263cm" svg:height="1.125cm" svg:x="8.444cm" svg:y="12.637cm" svg:viewBox="0 0 264 1126" svg:d="M264 1115c0-2 0-5-21-25-141-141-176-353-176-527 0-195 43-392 181-532 16-13 16-16 16-21 0-7-5-10-13-10-10 0-113 77-179 220-59 123-72 248-72 343 0 89 13 225 74 353 69 138 167 210 177 210 8 0 13-3 13-11z">
            <text:p/>
          </draw:path>
          <draw:path draw:style-name="gr3" draw:text-style-name="P8" draw:layer="layout" svg:width="0.562cm" svg:height="0.511cm" svg:x="8.803cm" svg:y="12.983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8-18 72-59 118-107 118-8 0-34 0-57-13 28-7 54-30 54-61s-26-41-44-41c-33 0-61 31-61 66 0 52 56 75 108 75 74 0 115-80 117-87 13 43 54 87 123 87 115 0 179-146 179-174 0-11-10-11-12-11-11 0-13 3-16 11-36 122-115 148-151 148-43 0-61-36-61-74 0-26 7-49 20-100z">
            <text:p/>
          </draw:path>
          <draw:path draw:style-name="gr3" draw:text-style-name="P8" draw:layer="layout" svg:width="0.749cm" svg:height="0.751cm" svg:x="9.727cm" svg:y="12.824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45cm" svg:height="0.751cm" svg:x="10.845cm" svg:y="12.732cm" svg:viewBox="0 0 451 752" svg:d="M87 665l120-118c177-156 244-214 244-327 0-130-100-220-239-220-128 0-212 105-212 205 0 61 56 61 59 61 20 0 59-13 59-59 0-28-21-59-59-59-10 0-10 0-15 3 25-74 87-115 153-115 102 0 151 89 151 184 0 90-56 179-118 248l-217 241c-13 12-13 15-13 43h420l31-197h-29c-5 33-12 85-23 100-10 10-84 10-107 10z">
            <text:p/>
          </draw:path>
          <draw:path draw:style-name="gr3" draw:text-style-name="P8" draw:layer="layout" svg:width="0.263cm" svg:height="1.125cm" svg:x="11.414cm" svg:y="12.637cm" svg:viewBox="0 0 264 1126" svg:d="M264 563c0-87-13-223-75-351-69-138-166-212-179-212-5 0-10 5-10 10s0 8 20 28c113 110 177 289 177 525 0 192-41 391-182 532-15 15-15 18-15 20 0 8 5 11 10 11 13 0 115-77 182-220 59-123 72-249 72-343z">
            <text:p/>
          </draw:path>
          <draw:path draw:style-name="gr3" draw:text-style-name="P8" draw:layer="layout" svg:width="0.263cm" svg:height="1.125cm" svg:x="11.9cm" svg:y="12.637cm" svg:viewBox="0 0 264 1126" svg:d="M264 1115c0-2 0-5-21-25-141-141-176-353-176-527 0-195 43-392 181-532 16-13 16-16 16-21 0-7-5-10-13-10-10 0-113 77-179 220-59 123-72 248-72 343 0 89 13 225 74 353 69 138 167 210 177 210 8 0 13-3 13-11z">
            <text:p/>
          </draw:path>
          <draw:path draw:style-name="gr3" draw:text-style-name="P8" draw:layer="layout" svg:width="0.562cm" svg:height="0.511cm" svg:x="12.258cm" svg:y="12.983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2-61 268-18 72-59 118-107 118-8 0-34 0-57-13 28-7 54-30 54-61s-26-41-44-41c-33 0-61 31-61 66 0 52 56 75 105 75 77 0 115-80 120-87 13 43 54 87 121 87 117 0 181-146 181-174 0-11-10-11-12-11-11 0-13 3-16 11-38 122-115 148-151 148-43 0-61-36-61-74 0-26 7-49 20-100z">
            <text:p/>
          </draw:path>
          <draw:path draw:style-name="gr3" draw:text-style-name="P8" draw:layer="layout" svg:width="0.749cm" svg:height="0.751cm" svg:x="13.18cm" svg:y="12.824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467cm" svg:height="0.774cm" svg:x="14.291cm" svg:y="12.732cm" svg:viewBox="0 0 468 775" svg:d="M102 381v-28c0-284 141-325 197-325 29 0 75 8 100 46-18 0-61 0-61 49 0 36 25 54 51 54 18 0 51-11 51-54 0-69-48-123-143-123-143 0-297 146-297 394 0 302 131 381 235 381 126 0 233-105 233-253 0-143-99-253-225-253-77 0-118 58-141 112zM235 744c-69 0-104-69-110-84-20-54-20-143-20-164 0-87 36-202 138-202 18 0 69 0 105 72 21 41 21 100 21 153 0 54 0 110-21 151-33 69-84 74-113 74z">
            <text:p/>
          </draw:path>
          <draw:path draw:style-name="gr3" draw:text-style-name="P8" draw:layer="layout" svg:width="0.263cm" svg:height="1.125cm" svg:x="14.869cm" svg:y="12.637cm" svg:viewBox="0 0 264 1126" svg:d="M264 563c0-87-13-223-75-351-69-138-166-212-179-212-5 0-10 5-10 10s0 8 20 28c113 110 177 289 177 525 0 192-41 391-182 532-15 15-15 18-15 20 0 8 5 11 10 11 13 0 115-77 182-220 59-123 72-249 72-3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3T19">
        <office:forms form:automatic-focus="false" form:apply-design-mode="false"/>
        <draw:frame presentation:style-name="pr12" draw:text-style-name="P5" draw:layer="layout" svg:width="26.8cm" svg:height="14.6cm" svg:x="0.6cm" svg:y="0.6cm" presentation:class="title" presentation:user-transformed="true">
          <draw:text-box>
            <text:p xml:id="id37" text:id="id37" text:style-name="P5"><text:span text:style-name="T19"><text:s text:c="17"/></text:span><text:span text:style-name="T20"><text:line-break/></text:span><text:span text:style-name="T21"><text:tab/></text:span><text:span text:style-name="T22">(i)</text:span><text:span text:style-name="T21"> <text:s text:c="9"/></text:span><text:span text:style-name="T23">is monotonically increasing if </text:span><text:span text:style-name="T22"><text:line-break/></text:span><text:span text:style-name="T24"> <text:s text:c="7"/></text:span><text:span text:style-name="T25"><text:s text:c="3"/></text:span><text:span text:style-name="T24"><text:line-break/></text:span><text:span text:style-name="T22"><text:tab/></text:span><text:span text:style-name="T22"> <text:s text:c="4"/></text:span><text:span text:style-name="T22"><text:tab/></text:span><text:span text:style-name="T22"> <text:s/></text:span><text:span text:style-name="T22"><text:tab/></text:span><text:span text:style-name="T22"><text:tab/></text:span><text:span text:style-name="T22"><text:tab/></text:span><text:span text:style-name="T22"> <text:s text:c="18"/></text:span><text:span text:style-name="T22"><text:line-break/></text:span><text:span text:style-name="T26"> <text:s text:c="15"/></text:span><text:span text:style-name="T26"><text:line-break/></text:span><text:span text:style-name="T22"><text:tab/></text:span><text:span text:style-name="T22"><text:line-break/></text:span><text:span text:style-name="T26"> <text:s text:c="11"/></text:span><text:span text:style-name="T27"><text:line-break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7"/></text:span><text:span text:style-name="T22"><text:line-break/></text:span><text:span text:style-name="T26"> <text:s text:c="7"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 <text:s/></text:span><text:span text:style-name="T26"><text:tab/></text:span><text:span text:style-name="T26"><text:tab/></text:span><text:span text:style-name="T26"><text:tab/></text:span><text:span text:style-name="T10"><text:line-break/></text:span><text:span text:style-name="T22"><text:tab/></text:span><text:span text:style-name="T22"><text:line-break/></text:span><text:span text:style-name="T14"> <text:s text:c="11"/></text:span><text:span text:style-name="T14"><text:line-break/></text:span><text:span text:style-name="T22"> <text:s text:c="14"/></text:span><text:span text:style-name="T22"><text:line-break/></text:span><text:span text:style-name="T26"> <text:s text:c="14"/></text:span><text:span text:style-name="T26"><text:line-break/></text:span><text:span text:style-name="T22"> <text:s text:c="10"/></text:span></text:p>
          </draw:text-box>
        </draw:frame>
        <draw:g xml:id="id41" draw:id="id41">
          <svg:title>TexMaths</svg:title>
          <svg:desc>28§display§3( x + 2 )( x + 6 ) &gt; 0§svg§600§FALSE§</svg:desc>
          <draw:polygon draw:style-name="gr2" draw:text-style-name="P7" draw:layer="layout" svg:width="8.204cm" svg:height="0.886cm" svg:x="4.577cm" svg:y="3.157cm" svg:viewBox="0 0 8205 887" draw:points="4104,887 0,887 0,0 8205,0 8205,887">
            <text:p/>
          </draw:polygon>
          <draw:path draw:style-name="gr3" draw:text-style-name="P8" draw:layer="layout" svg:width="0.409cm" svg:height="0.678cm" svg:x="4.568cm" svg:y="3.19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23cm" svg:height="0.985cm" svg:x="5.117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43cm" svg:y="3.4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6.239cm" svg:y="3.2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7.218cm" svg:y="3.19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  <draw:path draw:style-name="gr3" draw:text-style-name="P8" draw:layer="layout" svg:width="0.23cm" svg:height="0.985cm" svg:x="7.715cm" svg:y="3.1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8.141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454cm" svg:y="3.4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9.261cm" svg:y="3.2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0.23cm" svg:y="3.191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8" draw:layer="layout" svg:width="0.23cm" svg:height="0.985cm" svg:x="10.739cm" svg:y="3.1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1.42cm" svg:y="3.314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12.414cm" svg:y="3.19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 xml:id="id38" draw:id="id38">
          <svg:title>TexMaths</svg:title>
          <svg:desc>26§display§f(x)§svg§600§FALSE§</svg:desc>
          <draw:polygon draw:style-name="gr2" draw:text-style-name="P7" draw:layer="layout" svg:width="1.596cm" svg:height="0.823cm" svg:x="3.167cm" svg:y="1.354cm" svg:viewBox="0 0 1597 824" draw:points="799,824 0,824 0,0 1597,0 1597,824">
            <text:p/>
          </draw:polygon>
          <draw:path draw:style-name="gr3" draw:text-style-name="P8" draw:layer="layout" svg:width="0.457cm" svg:height="0.833cm" svg:x="3.169cm" svg:y="1.3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8" draw:layer="layout" svg:width="0.213cm" svg:height="0.914cm" svg:x="3.758cm" svg:y="1.308cm" svg:viewBox="0 0 214 915" svg:d="M214 907c0-2 0-4-16-21-115-114-144-287-144-428 0-159 35-319 148-433 12-10 12-13 12-17 0-6-4-8-10-8-9 0-92 62-146 179-48 100-58 202-58 279 0 72 10 183 60 286 56 113 135 171 144 171 6 0 10-2 10-8z">
            <text:p/>
          </draw:path>
          <draw:path draw:style-name="gr3" draw:text-style-name="P8" draw:layer="layout" svg:width="0.457cm" svg:height="0.415cm" svg:x="4.049cm" svg:y="1.58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0 100-94 121-123 121-36 0-50-29-50-60 0-21 6-40 17-81z">
            <text:p/>
          </draw:path>
          <draw:path draw:style-name="gr3" draw:text-style-name="P8" draw:layer="layout" svg:width="0.213cm" svg:height="0.914cm" svg:x="4.596cm" svg:y="1.3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9" draw:id="id39">
          <svg:title>TexMaths</svg:title>
          <svg:desc>26§display§f'(x) &gt; 0§svg§600§FALSE§</svg:desc>
          <draw:polygon draw:style-name="gr2" draw:text-style-name="P7" draw:layer="layout" svg:width="3.583cm" svg:height="0.872cm" svg:x="17.369cm" svg:y="1.357cm" svg:viewBox="0 0 3584 873" draw:points="1793,873 0,873 0,0 3584,0 3584,873">
            <text:p/>
          </draw:polygon>
          <draw:path draw:style-name="gr3" draw:text-style-name="P8" draw:layer="layout" svg:width="0.457cm" svg:height="0.833cm" svg:x="17.371cm" svg:y="1.40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17.899cm" svg:y="1.311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18.216cm" svg:y="1.361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18.507cm" svg:y="1.64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213cm" svg:height="0.914cm" svg:x="19.056cm" svg:y="1.36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559cm" svg:height="0.531cm" svg:x="19.688cm" svg:y="1.552cm" svg:viewBox="0 0 560 532" svg:d="M543 287c10-6 17-10 17-21 0-10-7-16-17-21l-508-239c-12-6-14-6-16-6-11 0-19 8-19 19 0 8 4 12 17 21l482 226-482 227c-13 6-17 12-17 21 0 10 8 18 19 18 2 0 4 0 16-6z">
            <text:p/>
          </draw:path>
          <draw:path draw:style-name="gr3" draw:text-style-name="P8" draw:layer="layout" svg:width="0.386cm" svg:height="0.629cm" svg:x="20.612cm" svg:y="1.438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43" draw:id="id43">
          <svg:title>TexMaths</svg:title>
          <svg:desc>28§display§( x + 2 )( x + 6 ) &gt; 0§svg§600§FALSE§</svg:desc>
          <draw:polygon draw:style-name="gr2" draw:text-style-name="P7" draw:layer="layout" svg:width="7.714cm" svg:height="0.886cm" svg:x="15.068cm" svg:y="3.157cm" svg:viewBox="0 0 7715 887" draw:points="3857,887 0,887 0,0 7715,0 7715,887">
            <text:p/>
          </draw:polygon>
          <draw:path draw:style-name="gr3" draw:text-style-name="P8" draw:layer="layout" svg:width="0.23cm" svg:height="0.985cm" svg:x="15.115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5.431cm" svg:y="3.4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16.237cm" svg:y="3.2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17.216cm" svg:y="3.19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7.716cm" svg:y="3.1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18.139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8.453cm" svg:y="3.4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19.261cm" svg:y="3.2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20.231cm" svg:y="3.191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7 65-99 65z">
            <text:p/>
          </draw:path>
          <draw:path draw:style-name="gr3" draw:text-style-name="P8" draw:layer="layout" svg:width="0.23cm" svg:height="0.985cm" svg:x="20.738cm" svg:y="3.1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21.419cm" svg:y="3.314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22.415cm" svg:y="3.19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45" draw:id="id45">
          <svg:title>TexMaths</svg:title>
          <svg:desc>28§display§( x + 2 )\ &lt; \ 0  \text { and } \ ( x + 6 )\ &lt; \ 0§svg§600§FALSE§</svg:desc>
          <draw:polygon draw:style-name="gr2" draw:text-style-name="P7" draw:layer="layout" svg:width="13.398cm" svg:height="0.886cm" svg:x="8.069cm" svg:y="4.756cm" svg:viewBox="0 0 13399 887" draw:points="6699,887 0,887 0,0 13399,0 13399,887">
            <text:p/>
          </draw:polygon>
          <draw:path draw:style-name="gr3" draw:text-style-name="P8" draw:layer="layout" svg:width="0.23cm" svg:height="0.985cm" svg:x="8.116cm" svg:y="4.7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432cm" svg:y="5.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9.238cm" svg:y="4.8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10.217cm" svg:y="4.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0.716cm" svg:y="4.7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1.724cm" svg:y="4.913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416cm" svg:height="0.678cm" svg:x="13.048cm" svg:y="4.7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445cm" svg:height="0.454cm" svg:x="13.872cm" svg:y="5.0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4.354cm" svg:y="5.01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4.903cm" svg:y="4.763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23cm" svg:height="0.985cm" svg:x="16.168cm" svg:y="4.7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6.482cm" svg:y="5.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17.29cm" svg:y="4.8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8.26cm" svg:y="4.7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7 65-99 65z">
            <text:p/>
          </draw:path>
          <draw:path draw:style-name="gr3" draw:text-style-name="P8" draw:layer="layout" svg:width="0.23cm" svg:height="0.985cm" svg:x="18.766cm" svg:y="4.7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9.777cm" svg:y="4.913cm" svg:viewBox="0 0 603 574" svg:d="M585 43c11-7 18-12 18-23s-9-20-18-20c-5 0-7 0-18 7l-549 257c-11 5-18 12-18 23s7 16 18 22l549 258c11 7 13 7 18 7 9 0 18-9 18-20 0-12-7-16-18-23l-518-244z">
            <text:p/>
          </draw:path>
          <draw:path draw:style-name="gr3" draw:text-style-name="P8" draw:layer="layout" svg:width="0.416cm" svg:height="0.678cm" svg:x="21.1cm" svg:y="4.79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47" draw:id="id47">
          <svg:title>TexMaths</svg:title>
          <svg:desc>28§display§( x + 2 )\ &gt; \ 0  \text { and } \ ( x + 6 )\ &gt; \ 0§svg§600§FALSE§</svg:desc>
          <draw:polygon draw:style-name="gr2" draw:text-style-name="P7" draw:layer="layout" svg:width="13.398cm" svg:height="0.886cm" svg:x="7.77cm" svg:y="6.456cm" svg:viewBox="0 0 13399 887" draw:points="6699,887 0,887 0,0 13399,0 13399,887">
            <text:p/>
          </draw:polygon>
          <draw:path draw:style-name="gr3" draw:text-style-name="P8" draw:layer="layout" svg:width="0.23cm" svg:height="0.985cm" svg:x="7.817cm" svg:y="6.4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133cm" svg:y="6.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8.939cm" svg:y="6.5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9.918cm" svg:y="6.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0.417cm" svg:y="6.4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1.425cm" svg:y="6.613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12.749cm" svg:y="6.4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445cm" svg:height="0.454cm" svg:x="13.573cm" svg:y="6.7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4.055cm" svg:y="6.71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4.604cm" svg:y="6.463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23cm" svg:height="0.985cm" svg:x="15.869cm" svg:y="6.4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6.183cm" svg:y="6.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16.991cm" svg:y="6.5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7.961cm" svg:y="6.4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7 65-99 65z">
            <text:p/>
          </draw:path>
          <draw:path draw:style-name="gr3" draw:text-style-name="P8" draw:layer="layout" svg:width="0.23cm" svg:height="0.985cm" svg:x="18.467cm" svg:y="6.4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9.478cm" svg:y="6.613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20.801cm" svg:y="6.49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49" draw:id="id49">
          <svg:title>TexMaths</svg:title>
          <svg:desc>28§display§x + 2 \ &lt; \ 0  \text { and } \  x + 6 \ &lt; \ 0§svg§600§FALSE§</svg:desc>
          <draw:polygon draw:style-name="gr2" draw:text-style-name="P7" draw:layer="layout" svg:width="11.866cm" svg:height="0.665cm" svg:x="6.59cm" svg:y="8.058cm" svg:viewBox="0 0 11867 666" draw:points="5934,666 0,666 0,0 11867,0 11867,666">
            <text:p/>
          </draw:polygon>
          <draw:path draw:style-name="gr3" draw:text-style-name="P8" draw:layer="layout" svg:width="0.492cm" svg:height="0.446cm" svg:x="6.57cm" svg:y="8.257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2 65 67 0 103-69 105-76 11 38 47 76 105 76 103 0 159-127 159-152 0-9-9-9-11-9-9 0-11 2-13 9-32 108-101 130-132 130-38 0-54-31-54-65 0-22 7-42 18-87z">
            <text:p/>
          </draw:path>
          <draw:path draw:style-name="gr3" draw:text-style-name="P8" draw:layer="layout" svg:width="0.655cm" svg:height="0.656cm" svg:x="7.376cm" svg:y="8.119cm" svg:viewBox="0 0 656 657" svg:d="M349 349h276c13 0 31 0 31-20s-18-20-31-20h-276v-275c0-16 0-34-20-34s-20 18-20 34v275h-275c-16 0-34 0-34 20s18 20 34 20h275v275c0 13 0 33 20 33s20-20 20-33z">
            <text:p/>
          </draw:path>
          <draw:path draw:style-name="gr3" draw:text-style-name="P8" draw:layer="layout" svg:width="0.393cm" svg:height="0.656cm" svg:x="8.355cm" svg:y="8.036cm" svg:viewBox="0 0 394 657" svg:d="M76 581l105-102c155-137 213-188 213-287 0-114-87-192-208-192-112 0-186 92-186 179 0 54 49 54 52 54 17 0 51-12 51-52 0-24-18-51-51-51-9 0-9 0-14 2 22-65 76-101 134-101 90 0 133 79 133 161 0 79-50 157-103 217l-191 210c-11 12-11 14-11 38h367l27-172h-24c-5 29-12 74-21 87-9 9-73 9-94 9z">
            <text:p/>
          </draw:path>
          <draw:path draw:style-name="gr3" draw:text-style-name="P8" draw:layer="layout" svg:width="0.602cm" svg:height="0.571cm" svg:x="9.482cm" svg:y="8.161cm" svg:viewBox="0 0 603 572" svg:d="M585 42c11-6 18-11 18-22s-9-20-18-20c-5 0-7 0-18 7l-549 257c-9 4-18 11-18 22s9 16 18 23l549 257c11 6 13 6 18 6 9 0 18-8 18-20 0-11-7-15-18-22l-518-244z">
            <text:p/>
          </draw:path>
          <draw:path draw:style-name="gr3" draw:text-style-name="P8" draw:layer="layout" svg:width="0.416cm" svg:height="0.677cm" svg:x="10.804cm" svg:y="8.036cm" svg:viewBox="0 0 417 678" svg:d="M417 342c0-80-5-159-41-232-44-94-125-110-168-110-58 0-132 25-172 116-32 70-36 146-36 226 0 74 4 161 45 237 42 78 114 99 163 99 54 0 128-21 173-114 31-68 36-146 36-222zM208 657c-38 0-98-24-116-120-9-58-9-150-9-208 0-63 0-128 7-181 20-117 94-126 118-126 32 0 97 18 117 114 9 56 9 130 9 193 0 74 0 141-11 203-14 94-70 125-115 125z">
            <text:p/>
          </draw:path>
          <draw:path draw:style-name="gr3" draw:text-style-name="P8" draw:layer="layout" svg:width="0.445cm" svg:height="0.453cm" svg:x="11.628cm" svg:y="8.251cm" svg:viewBox="0 0 446 454" svg:d="M287 367c4 40 31 80 78 80 20 0 81-13 81-94v-53h-25v53c0 58-25 65-36 65-31 0-36-45-36-49v-199c0-40 0-78-35-116-38-38-88-54-137-54-81 0-148 47-148 112 0 29 20 47 45 47 27 0 45-20 45-47 0-11-5-45-50-45 27-33 74-45 108-45 47 0 103 38 103 126v38c-49 2-119 4-181 33-74 34-99 85-99 130 0 80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12.109cm" svg:y="8.257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2-148 103v-103l-139 11v31c69 0 76 7 76 54z">
            <text:p/>
          </draw:path>
          <draw:path draw:style-name="gr3" draw:text-style-name="P8" draw:layer="layout" svg:width="0.487cm" svg:height="0.694cm" svg:x="12.658cm" svg:y="8.009cm" svg:viewBox="0 0 488 695" svg:d="M343 631v64l145-11v-31c-69 0-78-7-78-54v-599l-141 11v31c69 0 76 7 76 54v213c-29-34-72-61-125-61-117 0-220 96-220 224 0 125 96 223 211 223 62 0 107-33 132-64zM343 367v201c0 18 0 20-11 36-30 47-74 69-117 69-45 0-81-25-105-63-25-40-27-96-27-136 0-38 2-96 29-141 22-31 58-62 112-62 36 0 76 13 108 58 11 18 11 20 11 38z">
            <text:p/>
          </draw:path>
          <draw:path draw:style-name="gr3" draw:text-style-name="P8" draw:layer="layout" svg:width="0.492cm" svg:height="0.446cm" svg:x="13.857cm" svg:y="8.257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4 65 65 0 101-69 103-76 11 38 47 76 108 76 100 0 156-127 156-152 0-9-9-9-11-9-9 0-11 2-13 9-32 108-101 130-132 130-38 0-54-31-54-65 0-22 7-42 18-87z">
            <text:p/>
          </draw:path>
          <draw:path draw:style-name="gr3" draw:text-style-name="P8" draw:layer="layout" svg:width="0.655cm" svg:height="0.656cm" svg:x="14.663cm" svg:y="8.119cm" svg:viewBox="0 0 656 657" svg:d="M349 349h276c13 0 31 0 31-20s-18-20-31-20h-276v-275c0-16 0-34-20-34s-20 18-20 34v275h-275c-16 0-34 0-34 20s18 20 34 20h275v275c0 13 0 33 20 33s20-20 20-33z">
            <text:p/>
          </draw:path>
          <draw:path draw:style-name="gr3" draw:text-style-name="P8" draw:layer="layout" svg:width="0.409cm" svg:height="0.677cm" svg:x="15.635cm" svg:y="8.036cm" svg:viewBox="0 0 410 678" svg:d="M90 333v-24c0-249 123-284 172-284 25 0 65 6 87 40-15 0-53 0-53 42 0 32 22 47 44 47 16 0 45-9 45-47 0-60-42-107-125-107-126 0-260 127-260 344 0 264 114 334 206 334 110 0 204-92 204-222 0-125-87-221-197-221-67 0-103 51-123 98zM206 651c-60 0-92-61-96-74-18-47-18-125-18-143 0-76 31-177 121-177 15 0 60 0 92 63 18 36 18 87 18 134s0 96-18 132c-29 60-77 65-99 65z">
            <text:p/>
          </draw:path>
          <draw:path draw:style-name="gr3" draw:text-style-name="P8" draw:layer="layout" svg:width="0.602cm" svg:height="0.571cm" svg:x="16.769cm" svg:y="8.161cm" svg:viewBox="0 0 603 572" svg:d="M585 42c11-6 18-11 18-22s-9-20-18-20c-5 0-7 0-18 7l-549 257c-9 4-18 11-18 22s9 16 18 23l549 257c11 6 13 6 18 6 9 0 18-8 18-20 0-11-7-15-18-22l-518-244z">
            <text:p/>
          </draw:path>
          <draw:path draw:style-name="gr3" draw:text-style-name="P8" draw:layer="layout" svg:width="0.416cm" svg:height="0.677cm" svg:x="18.092cm" svg:y="8.036cm" svg:viewBox="0 0 417 678" svg:d="M417 342c0-80-5-159-41-232-44-94-125-110-168-110-58 0-132 25-172 116-32 70-36 146-36 226 0 74 4 161 45 237 42 78 114 99 163 99 54 0 128-21 173-114 31-68 36-146 36-222zM208 657c-38 0-98-24-116-120-9-58-9-150-9-208 0-63 0-128 7-181 20-117 94-126 118-126 32 0 97 18 117 114 9 56 9 130 9 193 0 74 0 141-11 203-14 94-70 125-115 125z">
            <text:p/>
          </draw:path>
        </draw:g>
        <draw:g xml:id="id50" draw:id="id50">
          <svg:title>TexMaths</svg:title>
          <svg:desc>28§display§\text {i.e. }x \ &lt; \ -2 \  \text { and } \  x \ &lt; \ -6§svg§600§FALSE§</svg:desc>
          <draw:polygon draw:style-name="gr2" draw:text-style-name="P7" draw:layer="layout" svg:width="12.028cm" svg:height="0.623cm" svg:x="5.492cm" svg:y="9.76cm" svg:viewBox="0 0 12029 624" draw:points="6014,624 0,624 0,0 12029,0 12029,624">
            <text:p/>
          </draw:polygon>
          <draw:path draw:style-name="gr3" draw:text-style-name="P8" draw:layer="layout" svg:width="0.212cm" svg:height="0.659cm" svg:x="5.474cm" svg:y="9.736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8" draw:layer="layout" svg:width="0.107cm" svg:height="0.106cm" svg:x="5.801cm" svg:y="10.288cm" svg:viewBox="0 0 108 107" svg:d="M108 54c0-29-25-54-54-54s-54 25-54 54 25 53 54 53 54-24 54-53z">
            <text:p/>
          </draw:path>
          <draw:path draw:style-name="gr3" draw:text-style-name="P8" draw:layer="layout" svg:width="0.382cm" svg:height="0.453cm" svg:x="6.016cm" svg:y="9.953cm" svg:viewBox="0 0 383 454" svg:d="M83 195c7-148 89-173 123-173 101 0 112 132 112 173zM83 215h275c23 0 25 0 25-20 0-99-54-195-177-195-114 0-206 101-206 226 0 132 103 228 217 228 121 0 166-109 166-130 0-8-9-11-13-11-9 0-12 7-12 14-35 103-125 103-134 103-49 0-90-32-112-67-29-47-29-112-29-148z">
            <text:p/>
          </draw:path>
          <draw:path draw:style-name="gr3" draw:text-style-name="P8" draw:layer="layout" svg:width="0.107cm" svg:height="0.106cm" svg:x="6.511cm" svg:y="10.288cm" svg:viewBox="0 0 108 107" svg:d="M108 54c0-29-25-54-54-54s-54 25-54 54 25 53 54 53 54-24 54-53z">
            <text:p/>
          </draw:path>
          <draw:path draw:style-name="gr3" draw:text-style-name="P8" draw:layer="layout" svg:width="0.492cm" svg:height="0.447cm" svg:x="7.165cm" svg:y="9.95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5 77 103 0 159-128 159-153 0-9-9-9-11-9-9 0-11 3-13 9-32 108-101 130-132 130-38 0-54-31-54-65 0-22 7-42 18-87z">
            <text:p/>
          </draw:path>
          <draw:path draw:style-name="gr3" draw:text-style-name="P8" draw:layer="layout" svg:width="0.602cm" svg:height="0.572cm" svg:x="8.384cm" svg:y="9.863cm" svg:viewBox="0 0 603 573" svg:d="M585 43c11-7 18-12 18-23s-9-20-18-20c-5 0-7 0-18 7l-549 257c-9 5-18 11-18 22 0 12 9 16 18 23l549 257c11 7 13 7 18 7 9 0 18-9 18-20s-7-16-18-23l-518-244z">
            <text:p/>
          </draw:path>
          <draw:path draw:style-name="gr3" draw:text-style-name="P8" draw:layer="layout" svg:width="0.602cm" svg:height="0.042cm" svg:x="9.75cm" svg:y="10.127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10.483cm" svg:y="9.738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3" draw:text-style-name="P8" draw:layer="layout" svg:width="0.445cm" svg:height="0.453cm" svg:x="11.623cm" svg:y="9.953cm" svg:viewBox="0 0 446 454" svg:d="M287 367c4 40 31 81 78 81 20 0 81-14 81-94v-54h-25v54c0 58-25 64-36 64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12.104cm" svg:y="9.959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2.653cm" svg:y="9.711cm" svg:viewBox="0 0 488 696" svg:d="M343 631v65l145-11v-32c-69 0-78-6-78-53v-600l-141 11v32c67 0 76 6 76 53v213c-29-34-72-61-125-61-117 0-220 97-220 224 0 125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3" draw:text-style-name="P8" draw:layer="layout" svg:width="0.492cm" svg:height="0.447cm" svg:x="13.852cm" svg:y="9.95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9-9-11-9-9 0-11 3-13 9-32 108-101 130-132 130-38 0-54-31-54-65 0-22 7-42 18-87z">
            <text:p/>
          </draw:path>
          <draw:path draw:style-name="gr3" draw:text-style-name="P8" draw:layer="layout" svg:width="0.602cm" svg:height="0.572cm" svg:x="15.068cm" svg:y="9.863cm" svg:viewBox="0 0 603 573" svg:d="M585 43c11-7 18-12 18-23s-9-20-18-20c-5 0-7 0-18 7l-549 257c-9 5-18 11-18 22 0 12 9 16 18 23l549 257c11 7 13 7 18 7 9 0 18-9 18-20s-7-16-18-23l-518-244z">
            <text:p/>
          </draw:path>
          <draw:path draw:style-name="gr3" draw:text-style-name="P8" draw:layer="layout" svg:width="0.602cm" svg:height="0.042cm" svg:x="16.434cm" svg:y="10.127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7.16cm" svg:y="9.738cm" svg:viewBox="0 0 410 678" svg:d="M90 333v-24c0-249 123-284 172-284 25 0 65 6 87 40-15 0-53 0-53 42 0 32 22 47 44 47 16 0 45-9 45-47 0-60-42-107-125-107-126 0-260 128-260 345 0 264 114 333 206 333 110 0 204-92 204-222 0-125-87-221-197-221-67 0-103 51-123 98zM206 651c-60 0-92-60-96-74-18-47-18-125-18-143 0-76 31-177 121-177 15 0 60 0 92 63 18 36 18 87 18 134s0 96-18 132c-29 61-77 65-99 65z">
            <text:p/>
          </draw:path>
        </draw:g>
        <draw:g xml:id="id60" draw:id="id60">
          <svg:title>TexMaths</svg:title>
          <svg:desc>28§display§ x \ &lt; \ -6\ ,\ ( x + 2 )( x + 6 ) &gt; 0§svg§600§FALSE§</svg:desc>
          <draw:polygon draw:style-name="gr2" draw:text-style-name="P7" draw:layer="layout" svg:width="12.594cm" svg:height="0.886cm" svg:x="9.595cm" svg:y="11.562cm" svg:viewBox="0 0 12595 887" draw:points="6296,887 0,887 0,0 12595,0 12595,887">
            <text:p/>
          </draw:polygon>
          <draw:path draw:style-name="gr3" draw:text-style-name="P8" draw:layer="layout" svg:width="0.492cm" svg:height="0.447cm" svg:x="9.575cm" svg:y="11.8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573cm" svg:x="10.791cm" svg:y="11.719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602cm" svg:height="0.042cm" svg:x="12.158cm" svg:y="11.986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2.883cm" svg:y="11.596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30 61-77 65-99 65z">
            <text:p/>
          </draw:path>
          <draw:path draw:style-name="gr3" draw:text-style-name="P8" draw:layer="layout" svg:width="0.115cm" svg:height="0.295cm" svg:x="13.746cm" svg:y="12.14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23cm" svg:height="0.985cm" svg:x="14.525cm" svg:y="11.5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839cm" svg:y="11.8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5.645cm" svg:y="11.67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16.624cm" svg:y="11.59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8" draw:layer="layout" svg:width="0.23cm" svg:height="0.985cm" svg:x="17.123cm" svg:y="11.5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17.547cm" svg:y="11.5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86cm" svg:y="11.8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18.669cm" svg:y="11.67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9.639cm" svg:y="11.596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30 61-77 65-99 65z">
            <text:p/>
          </draw:path>
          <draw:path draw:style-name="gr3" draw:text-style-name="P8" draw:layer="layout" svg:width="0.23cm" svg:height="0.985cm" svg:x="20.145cm" svg:y="11.5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20.828cm" svg:y="11.719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21.822cm" svg:y="11.596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</draw:g>
        <draw:g xml:id="id40" draw:id="id40">
          <svg:title>TexMaths</svg:title>
          <svg:desc>26§display§\text {i.e.}§svg§600§FALSE§</svg:desc>
          <draw:polygon draw:style-name="gr2" draw:text-style-name="P7" draw:layer="layout" svg:width="1cm" svg:height="0.531cm" svg:x="3.086cm" svg:y="3.255cm" svg:viewBox="0 0 1001 532" draw:points="499,532 0,532 0,0 1001,0 1001,532">
            <text:p/>
          </draw:polygon>
          <draw:path draw:style-name="gr3" draw:text-style-name="P8" draw:layer="layout" svg:width="0.197cm" svg:height="0.613cm" svg:x="3.069cm" svg:y="3.209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8" draw:layer="layout" svg:width="0.099cm" svg:height="0.099cm" svg:x="3.373cm" svg:y="3.723cm" svg:viewBox="0 0 100 100" svg:d="M100 50c0-27-23-50-50-50s-50 23-50 50 23 50 50 50 50-23 50-50z">
            <text:p/>
          </draw:path>
          <draw:path draw:style-name="gr3" draw:text-style-name="P8" draw:layer="layout" svg:width="0.355cm" svg:height="0.421cm" svg:x="3.572cm" svg:y="3.411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099cm" svg:height="0.099cm" svg:x="4.032cm" svg:y="3.723cm" svg:viewBox="0 0 100 100" svg:d="M100 50c0-27-23-50-50-50s-50 23-50 50 23 50 50 50 50-23 50-50z">
            <text:p/>
          </draw:path>
        </draw:g>
        <draw:g xml:id="id42" draw:id="id42">
          <svg:title>TexMaths</svg:title>
          <svg:desc>26§display§\text {i.e.}§svg§600§FALSE§</svg:desc>
          <draw:polygon draw:style-name="gr2" draw:text-style-name="P7" draw:layer="layout" svg:width="1cm" svg:height="0.531cm" svg:x="13.487cm" svg:y="3.255cm" svg:viewBox="0 0 1001 532" draw:points="499,532 0,532 0,0 1001,0 1001,532">
            <text:p/>
          </draw:polygon>
          <draw:path draw:style-name="gr3" draw:text-style-name="P8" draw:layer="layout" svg:width="0.197cm" svg:height="0.613cm" svg:x="13.47cm" svg:y="3.209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8" draw:layer="layout" svg:width="0.099cm" svg:height="0.099cm" svg:x="13.774cm" svg:y="3.723cm" svg:viewBox="0 0 100 100" svg:d="M100 50c0-27-23-50-50-50s-50 23-50 50 23 50 50 50 50-23 50-50z">
            <text:p/>
          </draw:path>
          <draw:path draw:style-name="gr3" draw:text-style-name="P8" draw:layer="layout" svg:width="0.355cm" svg:height="0.421cm" svg:x="13.973cm" svg:y="3.411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099cm" svg:height="0.099cm" svg:x="14.433cm" svg:y="3.723cm" svg:viewBox="0 0 100 100" svg:d="M100 50c0-27-23-50-50-50s-50 23-50 50 23 50 50 50 50-23 50-50z">
            <text:p/>
          </draw:path>
        </draw:g>
        <draw:g xml:id="id44" draw:id="id44">
          <svg:title>TexMaths</svg:title>
          <svg:desc>28§display§\text {then either}§svg§600§FALSE§</svg:desc>
          <draw:polygon draw:style-name="gr2" draw:text-style-name="P7" draw:layer="layout" svg:width="4.58cm" svg:height="0.597cm" svg:x="3.002cm" svg:y="4.86cm" svg:viewBox="0 0 4581 598" draw:points="2290,598 0,598 0,0 4581,0 4581,598">
            <text:p/>
          </draw:polygon>
          <draw:path draw:style-name="gr3" draw:text-style-name="P8" draw:layer="layout" svg:width="0.31cm" svg:height="0.618cm" svg:x="2.971cm" svg:y="4.889cm" svg:viewBox="0 0 311 619" svg:d="M152 213h141v-31h-141v-182h-24c0 81-32 186-128 190v23h85v271c0 123 92 135 128 135 69 0 98-70 98-135v-56h-26v56c0 72-30 110-65 110-68 0-68-90-68-108z">
            <text:p/>
          </draw:path>
          <draw:path draw:style-name="gr3" draw:text-style-name="P8" draw:layer="layout" svg:width="0.496cm" svg:height="0.685cm" svg:x="3.368cm" svg:y="4.811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3.91cm" svg:y="5.053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4.351cm" svg:y="5.0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5.222cm" svg:y="5.053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12cm" svg:height="0.66cm" svg:x="5.664cm" svg:y="4.83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08cm" svg:height="0.618cm" svg:x="5.924cm" svg:y="4.889cm" svg:viewBox="0 0 309 619" svg:d="M152 213h141v-31h-141v-182h-24c0 81-32 186-128 190v23h85v271c0 123 92 135 128 135 69 0 96-70 96-135v-56h-24v56c0 72-30 110-65 110-68 0-68-90-68-108z">
            <text:p/>
          </draw:path>
          <draw:path draw:style-name="gr3" draw:text-style-name="P8" draw:layer="layout" svg:width="0.496cm" svg:height="0.685cm" svg:x="6.32cm" svg:y="4.811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6.862cm" svg:y="5.053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7.299cm" svg:y="5.0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</draw:g>
        <draw:g xml:id="id48" draw:id="id48">
          <svg:title>TexMaths</svg:title>
          <svg:desc>28§display§\text {case (i)}§svg§600§FALSE§</svg:desc>
          <draw:polygon draw:style-name="gr2" draw:text-style-name="P7" draw:layer="layout" svg:width="2.927cm" svg:height="0.886cm" svg:x="3.089cm" svg:y="8.061cm" svg:viewBox="0 0 2928 887" draw:points="1463,887 0,887 0,0 2928,0 2928,887">
            <text:p/>
          </draw:polygon>
          <draw:path draw:style-name="gr3" draw:text-style-name="P8" draw:layer="layout" svg:width="0.375cm" svg:height="0.454cm" svg:x="3.073cm" svg:y="8.31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3.519cm" svg:y="8.31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4cm" svg:y="8.31cm" svg:viewBox="0 0 325 455" svg:d="M173 251c22 4 103 20 103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382cm" svg:height="0.454cm" svg:x="4.386cm" svg:y="8.31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3cm" svg:height="0.985cm" svg:x="5.219cm" svg:y="8.0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212cm" svg:height="0.66cm" svg:x="5.537cm" svg:y="8.0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3cm" svg:height="0.985cm" svg:x="5.835cm" svg:y="8.012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59" draw:id="id59">
          <svg:title>TexMaths</svg:title>
          <svg:desc>28§display§\text {Thus for every}§svg§600§FALSE§</svg:desc>
          <draw:polygon draw:style-name="gr2" draw:text-style-name="P7" draw:layer="layout" svg:width="6.155cm" svg:height="0.799cm" svg:x="2.788cm" svg:y="11.662cm" svg:viewBox="0 0 6156 800" draw:points="3078,800 0,800 0,0 6156,0 6156,800">
            <text:p/>
          </draw:polygon>
          <draw:path draw:style-name="gr3" draw:text-style-name="P8" draw:layer="layout" svg:width="0.64cm" svg:height="0.667cm" svg:x="2.775cm" svg:y="11.64cm" svg:viewBox="0 0 641 668" svg:d="M623 0h-605l-18 222h25c13-159 29-191 177-191 18 0 44 0 53 3 21 2 21 13 21 35v522c0 34 0 47-103 47h-39v30c41-3 142-3 186-3 45 0 148 0 189 3v-30h-41c-103 0-103-13-103-47v-522c0-20 0-33 18-35 9-3 36-3 56-3 148 0 164 32 177 191h25z">
            <text:p/>
          </draw:path>
          <draw:path draw:style-name="gr3" draw:text-style-name="P8" draw:layer="layout" svg:width="0.496cm" svg:height="0.684cm" svg:x="3.481cm" svg:y="11.624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496cm" svg:height="0.447cm" svg:x="4cm" svg:y="11.873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3" draw:text-style-name="P8" draw:layer="layout" svg:width="0.324cm" svg:height="0.454cm" svg:x="4.549cm" svg:y="11.866cm" svg:viewBox="0 0 325 455" svg:d="M173 251c22 4 103 20 103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319cm" svg:height="0.696cm" svg:x="5.264cm" svg:y="11.613cm" svg:viewBox="0 0 320 697" svg:d="M141 271v-114c0-88 47-135 92-135 2 0 16 0 31 7-11 5-29 16-29 40 0 23 16 43 43 43 29 0 42-20 42-43 0-35-35-69-87-69-69 0-155 52-155 157v114h-78v29h78v320c0 45-11 45-78 45v32c40-3 87-5 114-5 41 0 85 0 126 5v-32h-20c-74 0-77-11-77-47v-318h115v-29z">
            <text:p/>
          </draw:path>
          <draw:path draw:style-name="gr3" draw:text-style-name="P8" draw:layer="layout" svg:width="0.438cm" svg:height="0.454cm" svg:x="5.56cm" svg:y="11.86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6.053cm" svg:y="11.873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6.767cm" svg:y="11.866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3cm" svg:height="0.436cm" svg:x="7.195cm" svg:y="11.882cm" svg:viewBox="0 0 484 437" svg:d="M392 96c9-22 27-65 92-65v-31c-23 2-52 2-74 2-25 0-69-2-87-2v31c38 0 49 23 49 43 0 9-2 11-7 22l-101 253-112-275c-4-14-4-16-4-18 0-25 38-25 56-25v-31c-29 0-85 2-108 2-27 0-67 0-96-2v31c63 0 67 5 78 36l144 352c4 13 7 18 20 18s18-9 20-18z">
            <text:p/>
          </draw:path>
          <draw:path draw:style-name="gr3" draw:text-style-name="P8" draw:layer="layout" svg:width="0.382cm" svg:height="0.454cm" svg:x="7.697cm" svg:y="11.866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8.134cm" svg:y="11.873cm" svg:viewBox="0 0 334 437" svg:d="M137 110v-110l-137 11v32c69 0 78 6 78 53v267c0 42-11 42-78 42v32c38 0 85-2 112-2 40 0 87 0 128 2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483cm" svg:height="0.626cm" svg:x="8.51cm" svg:y="11.882cm" svg:viewBox="0 0 484 627" svg:d="M392 94c25-63 76-63 92-63v-31c-23 2-52 2-74 2-18 0-65-2-87-2v31c31 0 47 18 47 43 0 9 0 11-7 22l-99 244-109-266c-5-9-7-14-7-18 0-25 38-25 56-25v-31c-27 0-92 2-108 2-27 0-67 0-96-2v31c47 0 67 0 81 34l148 361c-5 13-18 44-25 58-23 54-49 123-112 123-7 0-29 0-47-18 31-4 38-27 38-42 0-25-18-41-40-41-21 0-43 11-43 43 0 45 43 78 92 78 60 0 103-56 125-112z">
            <text:p/>
          </draw:path>
        </draw:g>
        <draw:g xml:id="id46" draw:id="id46">
          <svg:title>TexMaths</svg:title>
          <svg:desc>28§display§\text {or}§svg§600§FALSE§</svg:desc>
          <draw:polygon draw:style-name="gr2" draw:text-style-name="P7" draw:layer="layout" svg:width="0.751cm" svg:height="0.355cm" svg:x="6.392cm" svg:y="6.76cm" svg:viewBox="0 0 752 356" draw:points="376,356 0,356 0,0 752,0 752,356">
            <text:p/>
          </draw:polygon>
          <draw:path draw:style-name="gr3" draw:text-style-name="P8" draw:layer="layout" svg:width="0.438cm" svg:height="0.453cm" svg:x="6.37cm" svg:y="6.711cm" svg:viewBox="0 0 439 454" svg:d="M439 230c0-125-101-230-220-230-123 0-219 107-219 230 0 128 103 224 219 224 119 0 220-98 220-224zM219 429c-42 0-85-22-112-67-24-42-24-103-24-138 0-38 0-92 22-137 27-45 74-65 114-65 43 0 85 20 110 63 27 42 27 101 27 139 0 35 0 89-22 132-21 44-65 73-115 73z">
            <text:p/>
          </draw:path>
          <draw:path draw:style-name="gr3" draw:text-style-name="P8" draw:layer="layout" svg:width="0.333cm" svg:height="0.435cm" svg:x="6.862cm" svg:y="6.718cm" svg:viewBox="0 0 334 436" svg:d="M137 110v-110l-137 11v31c69 0 76 7 76 54v266c0 43-9 43-76 43v31c38 0 85-2 112-2 40 0 87 0 128 2v-31h-23c-71 0-74-9-74-45v-152c0-98 41-186 117-186 6 0 9 0 11 0-5 3-23 14-23 38 0 29 21 43 43 43 18 0 43-11 43-43 0-31-32-60-74-60-72 0-108 67-123 110z">
            <text:p/>
          </draw:path>
        </draw:g>
        <draw:polyline draw:style-name="gr4" draw:text-style-name="P13" xml:id="id51" draw:id="id51" draw:layer="layout" svg:width="7.199cm" svg:height="0.047cm" svg:x="19.2cm" svg:y="9.8cm" svg:viewBox="0 0 7200 48" draw:points="0,0 7200,48">
          <text:p/>
        </draw:polyline>
        <draw:polyline draw:style-name="gr4" draw:text-style-name="P13" xml:id="id54" draw:id="id54" draw:layer="layout" svg:width="0cm" svg:height="0.599cm" svg:x="25.2cm" svg:y="9.5cm" svg:viewBox="0 0 0 600" draw:points="0,0 0,600">
          <text:p/>
        </draw:polyline>
        <draw:polyline draw:style-name="gr4" draw:text-style-name="P13" xml:id="id53" draw:id="id53" draw:layer="layout" svg:width="0cm" svg:height="0.599cm" svg:x="23.2cm" svg:y="9.5cm" svg:viewBox="0 0 0 600" draw:points="0,0 0,600">
          <text:p/>
        </draw:polyline>
        <draw:polyline draw:style-name="gr4" draw:text-style-name="P13" xml:id="id52" draw:id="id52" draw:layer="layout" svg:width="0cm" svg:height="0.599cm" svg:x="20.2cm" svg:y="9.5cm" svg:viewBox="0 0 0 600" draw:points="0,0 0,600">
          <text:p/>
        </draw:polyline>
        <draw:g xml:id="id56" draw:id="id56">
          <svg:title>TexMaths</svg:title>
          <svg:desc>14§display§-2§svg§600§FALSE§</svg:desc>
          <draw:polygon draw:style-name="gr2" draw:text-style-name="P7" draw:layer="layout" svg:width="0.554cm" svg:height="0.278cm" svg:x="22.97cm" svg:y="10.337cm" svg:viewBox="0 0 555 279" draw:points="278,279 0,279 0,0 555,0 555,279">
            <text:p/>
          </draw:polygon>
          <draw:path draw:style-name="gr3" draw:text-style-name="P8" draw:layer="layout" svg:width="0.3cm" svg:height="0.02cm" svg:x="22.986cm" svg:y="10.507cm" svg:viewBox="0 0 301 21" svg:d="M284 21c8 0 17 0 17-11 0-10-9-10-17-10h-267c-8 0-17 0-17 10 0 11 9 11 17 11z">
            <text:p/>
          </draw:path>
          <draw:path draw:style-name="gr3" draw:text-style-name="P8" draw:layer="layout" svg:width="0.196cm" svg:height="0.328cm" svg:x="23.353cm" svg:y="10.312cm" svg:viewBox="0 0 197 329" svg:d="M38 291l53-52c77-68 106-94 106-143 0-57-44-96-104-96-56 0-93 46-93 90 0 26 25 26 26 26 9 0 26-5 26-25 0-13-9-26-26-26-5 0-5 0-7 1 11-32 38-50 67-50 45 0 66 39 66 80 0 39-24 79-51 109l-95 105c-6 6-6 7-6 19h184l13-86h-12c-2 14-6 37-10 43-5 5-37 5-47 5z">
            <text:p/>
          </draw:path>
        </draw:g>
        <draw:g xml:id="id55" draw:id="id55">
          <svg:title>TexMaths</svg:title>
          <svg:desc>14§display§-6§svg§600§FALSE§</svg:desc>
          <draw:polygon draw:style-name="gr2" draw:text-style-name="P7" draw:layer="layout" svg:width="0.558cm" svg:height="0.289cm" svg:x="19.97cm" svg:y="10.339cm" svg:viewBox="0 0 559 290" draw:points="280,290 0,290 0,0 559,0 559,290">
            <text:p/>
          </draw:polygon>
          <draw:path draw:style-name="gr3" draw:text-style-name="P8" draw:layer="layout" svg:width="0.301cm" svg:height="0.02cm" svg:x="19.986cm" svg:y="10.509cm" svg:viewBox="0 0 302 21" svg:d="M285 21c8 0 17 0 17-11 0-10-9-10-17-10h-268c-8 0-17 0-17 10 0 11 9 11 17 11z">
            <text:p/>
          </draw:path>
          <draw:path draw:style-name="gr3" draw:text-style-name="P8" draw:layer="layout" svg:width="0.204cm" svg:height="0.338cm" svg:x="20.349cm" svg:y="10.314cm" svg:viewBox="0 0 205 339" svg:d="M45 167v-13c0-124 61-142 86-142 12 0 33 4 44 20-8 0-27 0-27 22 0 15 11 23 22 23 8 0 23-4 23-23 0-31-21-54-63-54-63 0-130 64-130 172 0 132 57 167 103 167 55 0 102-46 102-111 0-62-44-111-99-111-33 0-51 26-61 50zM103 326c-31 0-46-31-48-37-9-24-9-63-9-72 0-38 16-88 60-88 8 0 31 0 46 31 9 18 9 44 9 67 0 24 0 48-9 66-14 30-38 33-49 33z">
            <text:p/>
          </draw:path>
        </draw:g>
        <draw:polyline draw:style-name="gr5" draw:text-style-name="P14" xml:id="id58" draw:id="id58" draw:layer="layout" svg:width="1.199cm" svg:height="0cm" svg:x="18.9cm" svg:y="9.4cm" svg:viewBox="0 0 1200 0" draw:points="0,0 1200,0">
          <text:p/>
        </draw:polyline>
        <draw:g xml:id="id57" draw:id="id57">
          <svg:title>TexMaths</svg:title>
          <svg:desc>14§display§0§svg§600§FALSE§</svg:desc>
          <draw:polygon draw:style-name="gr2" draw:text-style-name="P7" draw:layer="layout" svg:width="0.178cm" svg:height="0.289cm" svg:x="25.177cm" svg:y="10.339cm" svg:viewBox="0 0 179 290" draw:points="89,290 0,290 0,0 179,0 179,290">
            <text:p/>
          </draw:polygon>
          <draw:path draw:style-name="gr3" draw:text-style-name="P8" draw:layer="layout" svg:width="0.208cm" svg:height="0.338cm" svg:x="25.171cm" svg:y="10.314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width" smil:values="width*0.05;width" smil:keyTimes="0;1"/>
                  <anim:animate smil:dur="0.5s" smil:fill="hold" smil:targetElement="id37" anim:sub-item="text" smil:attributeName="height" smil:values="height;height" smil:keyTimes="0;1"/>
                  <anim:animate smil:dur="0.5s" smil:fill="hold" smil:targetElement="id37" anim:sub-item="text" smil:attributeName="x" smil:values="x-.2;x" smil:keyTimes="0;1"/>
                  <anim:animate smil:dur="0.5s" smil:fill="hold" smil:targetElement="id37" anim:sub-item="text" smil:attributeName="y" smil:values="y;y" smil:keyTimes="0;1"/>
                  <anim:transitionFilter smil:dur="0.5s" smil:targetElement="id3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width*0.05;width" smil:keyTimes="0;1"/>
                  <anim:animate smil:dur="0.5s" smil:fill="hold" smil:targetElement="id48" smil:attributeName="height" smil:values="height;height" smil:keyTimes="0;1"/>
                  <anim:animate smil:dur="0.5s" smil:fill="hold" smil:targetElement="id48" smil:attributeName="x" smil:values="x-.2;x" smil:keyTimes="0;1"/>
                  <anim:animate smil:dur="0.5s" smil:fill="hold" smil:targetElement="id48" smil:attributeName="y" smil:values="y;y" smil:keyTimes="0;1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58" smil:attributeName="visibility" smil:to="visible"/>
                  <anim:animate smil:dur="5s" smil:fill="hold" smil:targetElement="id58" smil:attributeName="x" smil:values="1+width/2;x" smil:keyTimes="0;1"/>
                  <anim:animate smil:dur="5s" smil:fill="hold" smil:targetElement="id5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59" smil:attributeName="visibility" smil:to="visible"/>
                  <anim:animate smil:dur="0.25s" smil:fill="hold" smil:targetElement="id59" smil:attributeName="width" smil:values="width*0.05;width" smil:keyTimes="0;1"/>
                  <anim:animate smil:dur="0.25s" smil:fill="hold" smil:targetElement="id59" smil:attributeName="height" smil:values="height;height" smil:keyTimes="0;1"/>
                  <anim:animate smil:dur="0.25s" smil:fill="hold" smil:targetElement="id59" smil:attributeName="x" smil:values="x-.2;x" smil:keyTimes="0;1"/>
                  <anim:animate smil:dur="0.25s" smil:fill="hold" smil:targetElement="id59" smil:attributeName="y" smil:values="y;y" smil:keyTimes="0;1"/>
                  <anim:transitionFilter smil:dur="0.25s" smil:targetElement="id5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3T19">
        <office:forms form:automatic-focus="false" form:apply-design-mode="false"/>
        <draw:frame presentation:style-name="pr13" draw:text-style-name="P11" draw:layer="layout" svg:width="26.2cm" svg:height="14.572cm" svg:x="0.8cm" svg:y="0.628cm" presentation:class="title" presentation:user-transformed="true">
          <draw:text-box>
            <text:p xml:id="id74" text:id="id74" text:style-name="P5"><text:span text:style-name="T28"><text:s text:c="5"/></text:span><text:span text:style-name="T28"><text:line-break/></text:span><text:span text:style-name="T22"><text:line-break/></text:span><text:span text:style-name="T26"> <text:s text:c="77"/></text:span><text:span text:style-name="T10"><text:line-break/></text:span><text:span text:style-name="T10"><text:tab/></text:span><text:span text:style-name="T10"><text:tab/></text:span><text:span text:style-name="T10"><text:tab/></text:span><text:span text:style-name="T10"> <text:s text:c="29"/></text:span><text:span text:style-name="T10"><text:line-break/></text:span><text:span text:style-name="T26"> <text:s text:c="74"/></text:span><text:span text:style-name="T26"><text:line-break/></text:span><text:span text:style-name="T10"> <text:s text:c="2"/></text:span><text:span text:style-name="T10"><text:line-break/></text:span><text:span text:style-name="T26"> <text:s text:c="74"/></text:span><text:span text:style-name="T26"><text:line-break/></text:span><text:span text:style-name="T22"> <text:s text:c="3"/></text:span><text:span text:style-name="T23">From Case (i) and Case (ii), <text:s text:c="9"/>is monotonically </text:span><text:span text:style-name="T22"><text:s text:c="2"/></text:span><text:span text:style-name="T22"><text:line-break/></text:span><text:span text:style-name="T26"> <text:s text:c="74"/></text:span><text:span text:style-name="T26"><text:line-break/></text:span><text:span text:style-name="T22"> <text:s text:c="3"/></text:span><text:span text:style-name="T23">increasing if and only if </text:span><text:span text:style-name="T22"><text:s text:c="2"/></text:span><text:span text:style-name="T22"><text:line-break/></text:span><text:span text:style-name="T26"> <text:s text:c="74"/></text:span><text:span text:style-name="T26"><text:line-break/></text:span><text:span text:style-name="T10"> <text:s text:c="3"/></text:span><text:span text:style-name="T3"><text:line-break/></text:span><text:span text:style-name="T29"> <text:s text:c="74"/></text:span></text:p>
          </draw:text-box>
        </draw:frame>
        <draw:g xml:id="id62" draw:id="id62">
          <svg:title>TexMaths</svg:title>
          <svg:desc>28§display§x + 2 \ &gt; \ 0  \text { and } \  x + 6 \ &gt; \ 0§svg§600§FALSE§</svg:desc>
          <draw:polygon draw:style-name="gr2" draw:text-style-name="P7" draw:layer="layout" svg:width="11.866cm" svg:height="0.665cm" svg:x="5.691cm" svg:y="1.459cm" svg:viewBox="0 0 11867 666" draw:points="5934,666 0,666 0,0 11867,0 11867,666">
            <text:p/>
          </draw:polygon>
          <draw:path draw:style-name="gr3" draw:text-style-name="P8" draw:layer="layout" svg:width="0.492cm" svg:height="0.446cm" svg:x="5.671cm" svg:y="1.658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2 65 67 0 103-69 105-76 11 38 47 76 105 76 103 0 159-127 159-152 0-9-9-9-11-9-9 0-11 2-13 9-32 108-101 130-132 130-38 0-54-31-54-65 0-22 7-42 18-87z">
            <text:p/>
          </draw:path>
          <draw:path draw:style-name="gr3" draw:text-style-name="P8" draw:layer="layout" svg:width="0.655cm" svg:height="0.656cm" svg:x="6.477cm" svg:y="1.52cm" svg:viewBox="0 0 656 657" svg:d="M349 349h276c13 0 31 0 31-20s-18-20-31-20h-276v-275c0-16 0-34-20-34s-20 18-20 34v275h-275c-16 0-34 0-34 20s18 20 34 20h275v275c0 13 0 33 20 33s20-20 20-33z">
            <text:p/>
          </draw:path>
          <draw:path draw:style-name="gr3" draw:text-style-name="P8" draw:layer="layout" svg:width="0.393cm" svg:height="0.656cm" svg:x="7.456cm" svg:y="1.437cm" svg:viewBox="0 0 394 657" svg:d="M76 581l105-102c155-137 213-188 213-287 0-114-87-192-208-192-112 0-186 92-186 179 0 54 49 54 52 54 17 0 51-12 51-52 0-24-18-51-51-51-9 0-9 0-14 2 22-65 76-101 134-101 90 0 133 79 133 161 0 79-50 157-103 217l-191 210c-11 12-11 14-11 38h367l27-172h-24c-5 29-12 74-21 87-9 9-73 9-94 9z">
            <text:p/>
          </draw:path>
          <draw:path draw:style-name="gr3" draw:text-style-name="P8" draw:layer="layout" svg:width="0.602cm" svg:height="0.571cm" svg:x="8.583cm" svg:y="1.562cm" svg:viewBox="0 0 603 572" svg:d="M585 309c11-7 18-12 18-23s-7-18-18-22l-547-257c-13-7-16-7-18-7-11 0-20 9-20 20 0 9 4 14 18 22l520 244-520 244c-14 7-18 13-18 22 0 12 9 20 20 20 2 0 5 0 18-6z">
            <text:p/>
          </draw:path>
          <draw:path draw:style-name="gr3" draw:text-style-name="P8" draw:layer="layout" svg:width="0.416cm" svg:height="0.677cm" svg:x="9.905cm" svg:y="1.437cm" svg:viewBox="0 0 417 678" svg:d="M417 342c0-80-5-159-41-232-44-94-125-110-168-110-58 0-132 25-172 116-32 70-36 146-36 226 0 74 4 161 45 237 42 78 114 99 163 99 54 0 128-21 173-114 31-68 36-146 36-222zM208 657c-38 0-98-24-116-120-9-58-9-150-9-208 0-63 0-128 7-181 20-117 94-126 118-126 32 0 97 18 117 114 9 56 9 130 9 193 0 74 0 141-11 203-14 94-70 125-115 125z">
            <text:p/>
          </draw:path>
          <draw:path draw:style-name="gr3" draw:text-style-name="P8" draw:layer="layout" svg:width="0.445cm" svg:height="0.453cm" svg:x="10.729cm" svg:y="1.652cm" svg:viewBox="0 0 446 454" svg:d="M287 367c4 40 31 80 78 80 20 0 81-13 81-94v-53h-25v53c0 58-25 65-36 65-31 0-36-45-36-49v-199c0-40 0-78-35-116-38-38-88-54-137-54-81 0-148 47-148 112 0 29 20 47 45 47 27 0 45-20 45-47 0-11-5-45-50-45 27-33 74-45 108-45 47 0 103 38 103 126v38c-49 2-119 4-181 33-74 34-99 85-99 130 0 80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11.21cm" svg:y="1.658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2-148 103v-103l-139 11v31c69 0 76 7 76 54z">
            <text:p/>
          </draw:path>
          <draw:path draw:style-name="gr3" draw:text-style-name="P8" draw:layer="layout" svg:width="0.487cm" svg:height="0.694cm" svg:x="11.759cm" svg:y="1.41cm" svg:viewBox="0 0 488 695" svg:d="M343 631v64l145-11v-31c-69 0-78-7-78-54v-599l-141 11v31c69 0 76 7 76 54v213c-29-34-72-61-125-61-117 0-220 96-220 224 0 125 96 223 211 223 62 0 107-33 132-64zM343 367v201c0 18 0 20-11 36-30 47-74 69-117 69-45 0-81-25-105-63-25-40-27-96-27-136 0-38 2-96 29-141 22-31 58-62 112-62 36 0 76 13 108 58 11 18 11 20 11 38z">
            <text:p/>
          </draw:path>
          <draw:path draw:style-name="gr3" draw:text-style-name="P8" draw:layer="layout" svg:width="0.492cm" svg:height="0.446cm" svg:x="12.958cm" svg:y="1.658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4 65 65 0 101-69 103-76 11 38 47 76 108 76 100 0 156-127 156-152 0-9-9-9-11-9-9 0-11 2-13 9-32 108-101 130-132 130-38 0-54-31-54-65 0-22 7-42 18-87z">
            <text:p/>
          </draw:path>
          <draw:path draw:style-name="gr3" draw:text-style-name="P8" draw:layer="layout" svg:width="0.655cm" svg:height="0.656cm" svg:x="13.764cm" svg:y="1.52cm" svg:viewBox="0 0 656 657" svg:d="M349 349h276c13 0 31 0 31-20s-18-20-31-20h-276v-275c0-16 0-34-20-34s-20 18-20 34v275h-275c-16 0-34 0-34 20s18 20 34 20h275v275c0 13 0 33 20 33s20-20 20-33z">
            <text:p/>
          </draw:path>
          <draw:path draw:style-name="gr3" draw:text-style-name="P8" draw:layer="layout" svg:width="0.409cm" svg:height="0.677cm" svg:x="14.736cm" svg:y="1.437cm" svg:viewBox="0 0 410 678" svg:d="M90 333v-24c0-249 123-284 172-284 25 0 65 6 87 40-15 0-53 0-53 42 0 32 22 47 44 47 16 0 45-9 45-47 0-60-42-107-125-107-126 0-260 127-260 344 0 264 114 334 206 334 110 0 204-92 204-222 0-125-87-221-197-221-67 0-103 51-123 98zM206 651c-60 0-92-61-96-74-18-47-18-125-18-143 0-76 31-177 121-177 15 0 60 0 92 63 18 36 18 87 18 134s0 96-18 132c-29 60-77 65-99 65z">
            <text:p/>
          </draw:path>
          <draw:path draw:style-name="gr3" draw:text-style-name="P8" draw:layer="layout" svg:width="0.602cm" svg:height="0.571cm" svg:x="15.87cm" svg:y="1.562cm" svg:viewBox="0 0 603 572" svg:d="M585 309c11-7 18-12 18-23s-7-18-18-22l-547-257c-13-7-16-7-18-7-11 0-20 9-20 20 0 9 4 14 18 22l520 244-520 244c-14 7-18 13-18 22 0 12 9 20 20 20 2 0 5 0 18-6z">
            <text:p/>
          </draw:path>
          <draw:path draw:style-name="gr3" draw:text-style-name="P8" draw:layer="layout" svg:width="0.416cm" svg:height="0.677cm" svg:x="17.193cm" svg:y="1.437cm" svg:viewBox="0 0 417 678" svg:d="M417 342c0-80-5-159-41-232-44-94-125-110-168-110-58 0-132 25-172 116-32 70-36 146-36 226 0 74 4 161 45 237 42 78 114 99 163 99 54 0 128-21 173-114 31-68 36-146 36-222zM208 657c-38 0-98-24-116-120-9-58-9-150-9-208 0-63 0-128 7-181 20-117 94-126 118-126 32 0 97 18 117 114 9 56 9 130 9 193 0 74 0 141-11 203-14 94-70 125-115 125z">
            <text:p/>
          </draw:path>
        </draw:g>
        <draw:g xml:id="id63" draw:id="id63">
          <svg:title>TexMaths</svg:title>
          <svg:desc>28§display§\text {i.e. }\ x \ &gt; \ -2 \  \text { and } \  x \ &gt; \ -6§svg§600§FALSE§</svg:desc>
          <draw:polygon draw:style-name="gr2" draw:text-style-name="P7" draw:layer="layout" svg:width="12.358cm" svg:height="0.623cm" svg:x="4.192cm" svg:y="3.064cm" svg:viewBox="0 0 12359 624" draw:points="6178,624 0,624 0,0 12359,0 12359,624">
            <text:p/>
          </draw:polygon>
          <draw:path draw:style-name="gr3" draw:text-style-name="P8" draw:layer="layout" svg:width="0.212cm" svg:height="0.659cm" svg:x="4.174cm" svg:y="3.04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8" draw:layer="layout" svg:width="0.107cm" svg:height="0.106cm" svg:x="4.501cm" svg:y="3.592cm" svg:viewBox="0 0 108 107" svg:d="M108 54c0-29-25-54-54-54s-54 25-54 54 25 53 54 53 54-24 54-53z">
            <text:p/>
          </draw:path>
          <draw:path draw:style-name="gr3" draw:text-style-name="P8" draw:layer="layout" svg:width="0.382cm" svg:height="0.453cm" svg:x="4.716cm" svg:y="3.257cm" svg:viewBox="0 0 383 454" svg:d="M83 195c7-148 89-173 123-173 101 0 112 132 112 173zM83 215h275c23 0 25 0 25-20 0-99-54-195-177-195-114 0-206 101-206 226 0 132 103 228 217 228 121 0 166-109 166-130 0-8-9-11-13-11-9 0-12 7-12 14-35 103-125 103-134 103-49 0-90-32-112-67-29-47-29-112-29-148z">
            <text:p/>
          </draw:path>
          <draw:path draw:style-name="gr3" draw:text-style-name="P8" draw:layer="layout" svg:width="0.107cm" svg:height="0.106cm" svg:x="5.211cm" svg:y="3.592cm" svg:viewBox="0 0 108 107" svg:d="M108 54c0-29-25-54-54-54s-54 25-54 54 25 53 54 53 54-24 54-53z">
            <text:p/>
          </draw:path>
          <draw:path draw:style-name="gr3" draw:text-style-name="P8" draw:layer="layout" svg:width="0.492cm" svg:height="0.447cm" svg:x="6.195cm" svg:y="3.26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8 77 100 0 156-128 156-153 0-9-8-9-11-9-9 0-11 3-13 9-32 108-101 130-132 130-38 0-54-31-54-65 0-22 7-42 18-87z">
            <text:p/>
          </draw:path>
          <draw:path draw:style-name="gr3" draw:text-style-name="P8" draw:layer="layout" svg:width="0.602cm" svg:height="0.572cm" svg:x="7.411cm" svg:y="3.167cm" svg:viewBox="0 0 603 573" svg:d="M585 309c11-7 18-11 18-23 0-11-7-17-18-22l-547-257c-13-7-16-7-18-7-11 0-20 9-20 20 0 9 4 14 18 23l520 243-520 244c-14 7-18 14-18 23 0 11 9 20 20 20 2 0 5 0 18-7z">
            <text:p/>
          </draw:path>
          <draw:path draw:style-name="gr3" draw:text-style-name="P8" draw:layer="layout" svg:width="0.602cm" svg:height="0.042cm" svg:x="8.777cm" svg:y="3.431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9.51cm" svg:y="3.042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3" draw:text-style-name="P8" draw:layer="layout" svg:width="0.445cm" svg:height="0.453cm" svg:x="10.65cm" svg:y="3.257cm" svg:viewBox="0 0 446 454" svg:d="M289 367c2 40 29 81 76 81 20 0 81-14 81-94v-54h-25v54c0 58-24 64-36 64-31 0-36-44-36-49v-199c0-40 0-78-35-116-38-38-88-54-135-54-83 0-150 47-150 112 0 29 20 47 45 47 29 0 45-20 45-47 0-11-5-45-50-45 27-33 74-45 108-45 47 0 103 38 103 126v38c-49 2-119 4-181 33-74 34-99 85-99 130 0 81 96 105 159 105 65 0 110-40 130-87zM280 206v98c0 94-69 128-114 128-50 0-90-36-90-85 0-54 43-137 204-141z">
            <text:p/>
          </draw:path>
          <draw:path draw:style-name="gr3" draw:text-style-name="P8" draw:layer="layout" svg:width="0.496cm" svg:height="0.435cm" svg:x="11.134cm" svg:y="3.263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1.683cm" svg:y="3.015cm" svg:viewBox="0 0 488 696" svg:d="M343 631v65l145-11v-32c-69 0-78-6-78-53v-600l-141 11v32c67 0 76 6 76 53v213c-29-34-72-61-125-61-117 0-220 97-220 224 0 125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3" draw:text-style-name="P8" draw:layer="layout" svg:width="0.492cm" svg:height="0.447cm" svg:x="12.879cm" svg:y="3.263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8-9-11-9-9 0-11 3-13 9-34 108-101 130-132 130-38 0-54-31-54-65 0-22 7-42 18-87z">
            <text:p/>
          </draw:path>
          <draw:path draw:style-name="gr3" draw:text-style-name="P8" draw:layer="layout" svg:width="0.602cm" svg:height="0.572cm" svg:x="14.098cm" svg:y="3.167cm" svg:viewBox="0 0 603 573" svg:d="M585 309c11-7 18-11 18-23 0-11-7-17-18-22l-547-257c-13-7-16-7-18-7-11 0-20 9-20 20 0 9 4 14 18 23l520 243-520 244c-14 7-18 14-18 23 0 11 9 20 20 20 2 0 5 0 18-7z">
            <text:p/>
          </draw:path>
          <draw:path draw:style-name="gr3" draw:text-style-name="P8" draw:layer="layout" svg:width="0.602cm" svg:height="0.042cm" svg:x="15.464cm" svg:y="3.431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6.19cm" svg:y="3.042cm" svg:viewBox="0 0 410 678" svg:d="M90 333v-24c0-249 123-284 172-284 25 0 65 6 87 40-15 0-53 0-53 42 0 32 22 47 44 47 16 0 45-9 45-47 0-60-42-107-125-107-126 0-260 128-260 345 0 264 114 333 206 333 110 0 204-92 204-222 0-125-87-221-197-221-67 0-103 51-123 98zM206 651c-60 0-92-60-96-74-18-47-18-125-18-143 0-76 31-177 121-177 15 0 60 0 92 63 18 36 18 87 18 134s0 96-18 132c-29 61-77 65-99 65z">
            <text:p/>
          </draw:path>
        </draw:g>
        <draw:g xml:id="id73" draw:id="id73">
          <svg:title>TexMaths</svg:title>
          <svg:desc>28§display§ x \ &gt; \ - 2\ , \ ( x + 2 )( x + 6 ) &gt; 0 §svg§600§FALSE§</svg:desc>
          <draw:polygon draw:style-name="gr2" draw:text-style-name="P7" draw:layer="layout" svg:width="12.594cm" svg:height="0.886cm" svg:x="9.095cm" svg:y="4.765cm" svg:viewBox="0 0 12595 887" draw:points="6296,887 0,887 0,0 12595,0 12595,887">
            <text:p/>
          </draw:polygon>
          <draw:path draw:style-name="gr3" draw:text-style-name="P8" draw:layer="layout" svg:width="0.492cm" svg:height="0.447cm" svg:x="9.075cm" svg:y="5.0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573cm" svg:x="10.291cm" svg:y="4.92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602cm" svg:height="0.042cm" svg:x="11.658cm" svg:y="5.189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2.39cm" svg:y="4.79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8" draw:layer="layout" svg:width="0.115cm" svg:height="0.295cm" svg:x="13.246cm" svg:y="5.3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23cm" svg:height="0.985cm" svg:x="14.025cm" svg:y="4.71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339cm" svg:y="5.0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5.145cm" svg:y="4.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16.124cm" svg:y="4.79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8" draw:layer="layout" svg:width="0.23cm" svg:height="0.985cm" svg:x="16.623cm" svg:y="4.71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17.047cm" svg:y="4.71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36cm" svg:y="5.0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18.169cm" svg:y="4.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9.139cm" svg:y="4.799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30 61-77 65-99 65z">
            <text:p/>
          </draw:path>
          <draw:path draw:style-name="gr3" draw:text-style-name="P8" draw:layer="layout" svg:width="0.23cm" svg:height="0.985cm" svg:x="19.645cm" svg:y="4.71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20.328cm" svg:y="4.92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21.322cm" svg:y="4.799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</draw:g>
        <draw:g xml:id="id75" draw:id="id75">
          <svg:title>TexMaths</svg:title>
          <svg:desc>28§display§f(x)§svg§600§FALSE§</svg:desc>
          <draw:polygon draw:style-name="gr2" draw:text-style-name="P7" draw:layer="layout" svg:width="1.72cm" svg:height="0.886cm" svg:x="13.066cm" svg:y="6.656cm" svg:viewBox="0 0 1721 887" draw:points="860,887 0,887 0,0 1721,0 1721,887">
            <text:p/>
          </draw:polygon>
          <draw:path draw:style-name="gr3" draw:text-style-name="P8" draw:layer="layout" svg:width="0.492cm" svg:height="0.898cm" svg:x="13.068cm" svg:y="6.65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13.702cm" svg:y="6.6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016cm" svg:y="6.9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14.605cm" svg:y="6.60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76" draw:id="id76">
          <svg:title>TexMaths</svg:title>
          <svg:desc>28§display§x \ &lt; \ - 6  \  \text { or } \  x \ &gt;\ - 2 §svg§600§FALSE§</svg:desc>
          <draw:polygon draw:style-name="gr2" draw:text-style-name="P7" draw:layer="layout" svg:width="9.618cm" svg:height="0.597cm" svg:x="11.794cm" svg:y="8.363cm" svg:viewBox="0 0 9619 598" draw:points="4809,598 0,598 0,0 9619,0 9619,598">
            <text:p/>
          </draw:polygon>
          <draw:path draw:style-name="gr3" draw:text-style-name="P8" draw:layer="layout" svg:width="0.492cm" svg:height="0.447cm" svg:x="11.774cm" svg:y="8.53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573cm" svg:x="12.99cm" svg:y="8.437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602cm" svg:height="0.042cm" svg:x="14.357cm" svg:y="8.704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5.082cm" svg:y="8.314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  <draw:path draw:style-name="gr3" draw:text-style-name="P8" draw:layer="layout" svg:width="0.438cm" svg:height="0.454cm" svg:x="16.216cm" svg:y="8.52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6.709cm" svg:y="8.53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17.75cm" svg:y="8.53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02cm" svg:height="0.573cm" svg:x="18.969cm" svg:y="8.437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602cm" svg:height="0.042cm" svg:x="20.335cm" svg:y="8.70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21.068cm" svg:y="8.31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draw:g xml:id="id78" draw:id="id78">
          <svg:title>TexMaths</svg:title>
          <svg:desc>28§display§x \in ( - \infty , -6)  \ \ \text {or} \ \ x \in ( -2,   \infty )  §svg§600§FALSE§</svg:desc>
          <draw:polygon draw:style-name="gr2" draw:text-style-name="P7" draw:layer="layout" svg:width="13.18cm" svg:height="0.886cm" svg:x="5.096cm" svg:y="10.364cm" svg:viewBox="0 0 13181 887" draw:points="6590,887 0,887 0,0 13181,0 13181,887">
            <text:p/>
          </draw:polygon>
          <draw:path draw:style-name="gr3" draw:text-style-name="P8" draw:layer="layout" svg:width="0.492cm" svg:height="0.447cm" svg:x="5.076cm" svg:y="10.6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94cm" svg:height="0.573cm" svg:x="5.965cm" svg:y="10.521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3" draw:text-style-name="P8" draw:layer="layout" svg:width="0.23cm" svg:height="0.985cm" svg:x="6.911cm" svg:y="10.31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7.276cm" svg:y="10.788cm" svg:viewBox="0 0 603 43" svg:d="M569 43c16 0 34 0 34-23 0-20-18-20-34-20h-535c-16 0-34 0-34 20 0 23 18 23 34 23z">
            <text:p/>
          </draw:path>
          <draw:path draw:style-name="gr3" draw:text-style-name="P8" draw:layer="layout" svg:width="0.877cm" svg:height="0.447cm" svg:x="8.015cm" svg:y="10.618cm" svg:viewBox="0 0 878 448" svg:d="M448 170c-54-69-67-83-96-107-56-45-112-63-162-63-116 0-190 110-190 224s74 224 186 224c114 0 195-89 244-168 54 67 65 81 96 105 54 45 110 63 162 63 114 0 190-110 190-224s-74-224-188-224c-112 0-195 90-242 170zM473 204c40-72 114-173 224-173 105 0 159 103 159 193 0 96-67 177-153 177-58 0-103-42-123-63-24-27-47-58-107-134zM405 247c-40 69-114 170-226 170-105 0-157-103-157-193 0-96 65-177 153-177 56 0 101 43 123 63 25 27 47 58 107 137z">
            <text:p/>
          </draw:path>
          <draw:path draw:style-name="gr3" draw:text-style-name="P8" draw:layer="layout" svg:width="0.115cm" svg:height="0.295cm" svg:x="9.03cm" svg:y="10.94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602cm" svg:height="0.042cm" svg:x="9.464cm" svg:y="10.788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0.188cm" svg:y="10.398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8" draw:layer="layout" svg:width="0.23cm" svg:height="0.985cm" svg:x="10.696cm" svg:y="10.31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38cm" svg:height="0.454cm" svg:x="11.707cm" svg:y="10.61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2.197cm" svg:y="10.61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13.241cm" svg:y="10.61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94cm" svg:height="0.573cm" svg:x="14.128cm" svg:y="10.521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3" draw:text-style-name="P8" draw:layer="layout" svg:width="0.23cm" svg:height="0.985cm" svg:x="15.073cm" svg:y="10.31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15.441cm" svg:y="10.788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6.173cm" svg:y="10.39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115cm" svg:height="0.295cm" svg:x="16.702cm" svg:y="10.94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877cm" svg:height="0.447cm" svg:x="17.11cm" svg:y="10.618cm" svg:viewBox="0 0 878 448" svg:d="M448 170c-54-69-67-83-96-107-56-45-112-63-162-63-116 0-190 110-190 224s74 224 186 224c114 0 195-89 244-168 54 67 65 81 96 105 54 45 110 63 162 63 114 0 190-110 190-224s-74-224-188-224c-112 0-195 90-242 170zM473 204c40-72 114-173 224-173 105 0 159 103 159 193 0 96-67 177-153 177-58 0-103-42-123-63-24-27-47-58-107-134zM405 247c-40 69-114 170-226 170-105 0-157-103-157-193 0-96 65-177 153-177 56 0 101 43 123 63 25 27 47 58 107 137z">
            <text:p/>
          </draw:path>
          <draw:path draw:style-name="gr3" draw:text-style-name="P8" draw:layer="layout" svg:width="0.23cm" svg:height="0.985cm" svg:x="18.095cm" svg:y="10.31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80" draw:id="id80">
          <svg:title>TexMaths</svg:title>
          <svg:desc>28§display§x \in ( - \infty , -6)  \ \ \cup \ \ x \in ( -2,   \infty )  §svg§600§FALSE§</svg:desc>
          <draw:polygon draw:style-name="gr2" draw:text-style-name="P7" draw:layer="layout" svg:width="13.395cm" svg:height="0.886cm" svg:x="5.098cm" svg:y="12.165cm" svg:viewBox="0 0 13396 887" draw:points="6698,887 0,887 0,0 13396,0 13396,887">
            <text:p/>
          </draw:polygon>
          <draw:path draw:style-name="gr3" draw:text-style-name="P8" draw:layer="layout" svg:width="0.492cm" svg:height="0.447cm" svg:x="5.078cm" svg:y="12.4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94cm" svg:height="0.573cm" svg:x="5.967cm" svg:y="12.322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3" draw:text-style-name="P8" draw:layer="layout" svg:width="0.23cm" svg:height="0.985cm" svg:x="6.913cm" svg:y="12.11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7.278cm" svg:y="12.589cm" svg:viewBox="0 0 603 43" svg:d="M569 43c16 0 34 0 34-23 0-20-18-20-34-20h-535c-16 0-34 0-34 20 0 23 18 23 34 23z">
            <text:p/>
          </draw:path>
          <draw:path draw:style-name="gr3" draw:text-style-name="P8" draw:layer="layout" svg:width="0.877cm" svg:height="0.447cm" svg:x="8.017cm" svg:y="12.419cm" svg:viewBox="0 0 878 448" svg:d="M448 170c-54-69-67-83-96-107-56-45-112-63-162-63-116 0-190 110-190 224s74 224 186 224c114 0 195-89 244-168 54 67 65 81 96 105 54 45 110 63 162 63 114 0 190-110 190-224s-74-224-188-224c-112 0-195 90-242 170zM473 204c40-72 114-173 224-173 105 0 159 103 159 193 0 96-67 177-153 177-58 0-103-42-123-63-24-27-47-58-107-134zM405 247c-40 69-114 170-226 170-105 0-157-103-157-193 0-96 65-177 153-177 56 0 101 43 123 63 25 27 47 58 107 137z">
            <text:p/>
          </draw:path>
          <draw:path draw:style-name="gr3" draw:text-style-name="P8" draw:layer="layout" svg:width="0.115cm" svg:height="0.295cm" svg:x="9.032cm" svg:y="12.7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602cm" svg:height="0.042cm" svg:x="9.466cm" svg:y="12.589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0.19cm" svg:y="12.19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8" draw:layer="layout" svg:width="0.23cm" svg:height="0.985cm" svg:x="10.698cm" svg:y="12.11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548cm" svg:height="0.611cm" svg:x="11.953cm" svg:y="12.266cm" svg:viewBox="0 0 549 612" svg:d="M549 36c0-18 0-36-20-36-18 0-18 18-18 36v356c0 150-162 182-235 182-45 0-108-9-160-43-76-49-76-112-76-139v-356c0-18 0-36-20-36s-20 18-20 36v361c0 150 152 215 276 215 127 0 273-67 273-213z">
            <text:p/>
          </draw:path>
          <draw:path draw:style-name="gr3" draw:text-style-name="P8" draw:layer="layout" svg:width="0.492cm" svg:height="0.447cm" svg:x="13.458cm" svg:y="12.41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94cm" svg:height="0.573cm" svg:x="14.347cm" svg:y="12.322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3" draw:text-style-name="P8" draw:layer="layout" svg:width="0.23cm" svg:height="0.985cm" svg:x="15.293cm" svg:y="12.11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15.66cm" svg:y="12.589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6.393cm" svg:y="12.19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115cm" svg:height="0.295cm" svg:x="16.919cm" svg:y="12.7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877cm" svg:height="0.447cm" svg:x="17.327cm" svg:y="12.419cm" svg:viewBox="0 0 878 448" svg:d="M448 170c-54-69-67-83-96-107-56-45-112-63-162-63-114 0-190 110-190 224s74 224 186 224c114 0 195-89 244-168 54 67 65 81 96 105 54 45 110 63 162 63 114 0 190-110 190-224s-74-224-188-224c-112 0-195 90-242 170zM473 204c40-72 114-173 224-173 105 0 159 103 159 193 0 96-67 177-153 177-58 0-103-42-123-63-24-27-47-58-107-134zM405 247c-40 69-114 170-226 170-103 0-157-103-157-193 0-96 65-177 153-177 58 0 101 43 123 63 25 27 47 58 107 137z">
            <text:p/>
          </draw:path>
          <draw:path draw:style-name="gr3" draw:text-style-name="P8" draw:layer="layout" svg:width="0.23cm" svg:height="0.985cm" svg:x="18.312cm" svg:y="12.11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2" draw:id="id72">
          <svg:title>TexMaths</svg:title>
          <svg:desc>26§display§\text {Thus for every}§svg§600§FALSE§</svg:desc>
          <draw:polygon draw:style-name="gr2" draw:text-style-name="P7" draw:layer="layout" svg:width="5.716cm" svg:height="0.742cm" svg:x="2.686cm" svg:y="4.859cm" svg:viewBox="0 0 5717 743" draw:points="2858,743 0,743 0,0 5717,0 5717,743">
            <text:p/>
          </draw:polygon>
          <draw:path draw:style-name="gr3" draw:text-style-name="P8" draw:layer="layout" svg:width="0.594cm" svg:height="0.619cm" svg:x="2.674cm" svg:y="4.838cm" svg:viewBox="0 0 595 620" svg:d="M578 0h-561l-17 206h23c12-148 27-177 164-177 17 0 42 0 50 2 19 2 19 13 19 33v485c0 31 0 44-96 44h-35v27c37-2 131-2 172-2 42 0 138 0 175 2v-27h-37c-96 0-96-13-96-44v-485c0-18 0-31 17-33 8-2 33-2 52-2 137 0 152 29 164 177h23z">
            <text:p/>
          </draw:path>
          <draw:path draw:style-name="gr3" draw:text-style-name="P8" draw:layer="layout" svg:width="0.461cm" svg:height="0.635cm" svg:x="3.329cm" svg:y="4.823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8" draw:layer="layout" svg:width="0.461cm" svg:height="0.415cm" svg:x="3.812cm" svg:y="5.054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8" draw:layer="layout" svg:width="0.301cm" svg:height="0.421cm" svg:x="4.322cm" svg:y="5.048cm" svg:viewBox="0 0 302 422" svg:d="M160 233c21 4 96 19 96 85 0 46-31 83-104 83-77 0-110-52-127-131-2-10-4-14-13-14-12 0-12 6-12 23v120c0 17 0 23 10 23 5 0 7-2 23-18 2-3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296cm" svg:height="0.646cm" svg:x="4.985cm" svg:y="4.813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8" draw:layer="layout" svg:width="0.407cm" svg:height="0.421cm" svg:x="5.26cm" svg:y="5.048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309cm" svg:height="0.405cm" svg:x="5.718cm" svg:y="5.054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355cm" svg:height="0.421cm" svg:x="6.381cm" svg:y="5.048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448cm" svg:height="0.405cm" svg:x="6.778cm" svg:y="5.063cm" svg:viewBox="0 0 449 406" svg:d="M364 89c8-20 25-60 85-60v-29c-20 2-47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8" draw:layer="layout" svg:width="0.355cm" svg:height="0.421cm" svg:x="7.244cm" svg:y="5.048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09cm" svg:height="0.405cm" svg:x="7.65cm" svg:y="5.054cm" svg:viewBox="0 0 310 406" svg:d="M127 102v-102l-127 10v30c64 0 73 6 73 49v248c0 39-11 39-73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448cm" svg:height="0.581cm" svg:x="8cm" svg:y="5.063cm" svg:viewBox="0 0 449 582" svg:d="M364 87c23-58 71-58 85-58v-29c-20 2-47 2-68 2-17 0-61-2-81-2v29c29 0 43 17 43 40 0 8 0 10-6 20l-92 227-101-247c-5-9-7-13-7-17 0-23 36-23 52-23v-29c-25 0-85 2-100 2-25 0-62 0-89-2v29c44 0 62 0 75 31l137 335c-4 13-16 42-23 54-20 50-45 115-104 115-6 0-27 0-43-17 29-4 35-25 35-39 0-23-17-38-37-38-19 0-40 10-40 40 0 41 40 72 85 72 56 0 96-52 117-104z">
            <text:p/>
          </draw:path>
        </draw:g>
        <draw:g xml:id="id61" draw:id="id61">
          <svg:title>TexMaths</svg:title>
          <svg:desc>28§display§\text {case (ii)}§svg§600§FALSE§</svg:desc>
          <draw:polygon draw:style-name="gr2" draw:text-style-name="P7" draw:layer="layout" svg:width="3.199cm" svg:height="0.886cm" svg:x="1.991cm" svg:y="1.462cm" svg:viewBox="0 0 3200 887" draw:points="1599,887 0,887 0,0 3200,0 3200,887">
            <text:p/>
          </draw:polygon>
          <draw:path draw:style-name="gr3" draw:text-style-name="P8" draw:layer="layout" svg:width="0.375cm" svg:height="0.454cm" svg:x="1.975cm" svg:y="1.711cm" svg:viewBox="0 0 376 455" svg:d="M83 229c0-162 80-204 132-204 9 0 72 0 107 36-40 4-47 33-47 47 0 24 18 44 45 44s47-18 47-47c0-67-76-105-152-105-123 0-215 108-215 229 0 127 99 226 213 226 132 0 163-119 163-130 0-9-9-9-11-9-9 0-11 4-13 9-30 92-94 105-130 105-52 0-139-42-139-201z">
            <text:p/>
          </draw:path>
          <draw:path draw:style-name="gr3" draw:text-style-name="P8" draw:layer="layout" svg:width="0.445cm" svg:height="0.454cm" svg:x="2.421cm" svg:y="1.711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2.902cm" svg:y="1.711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7 0 114 90 116 121 0 9 9 9 12 9 13 0 13-5 13-25v-98c0-18 0-25-11-25-5 0-7 0-20 11-3 5-14 14-18 16-36-27-79-27-92-27-121 0-159 67-159 121 0 36 16 63 43 85 31 25 60 32 129 45z">
            <text:p/>
          </draw:path>
          <draw:path draw:style-name="gr3" draw:text-style-name="P8" draw:layer="layout" svg:width="0.382cm" svg:height="0.454cm" svg:x="3.287cm" svg:y="1.711cm" svg:viewBox="0 0 383 455" svg:d="M83 195c7-148 89-173 123-173 101 0 112 133 112 173zM83 215h275c23 0 25 0 25-20 0-99-54-195-177-195-114 0-206 101-206 226 0 133 103 229 217 229 121 0 166-110 166-130 0-9-9-11-14-11-8 0-11 6-11 13-36 103-125 103-134 103-49 0-90-31-112-67-29-47-29-112-29-148z">
            <text:p/>
          </draw:path>
          <draw:path draw:style-name="gr3" draw:text-style-name="P8" draw:layer="layout" svg:width="0.23cm" svg:height="0.985cm" svg:x="4.12cm" svg:y="1.413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212cm" svg:height="0.66cm" svg:x="4.438cm" svg:y="1.4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12cm" svg:height="0.66cm" svg:x="4.712cm" svg:y="1.4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3cm" svg:height="0.985cm" svg:x="5.009cm" svg:y="1.413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77" draw:id="id77">
          <svg:title>TexMaths</svg:title>
          <svg:desc>28§display§\text {Hence,}§svg§600§FALSE§</svg:desc>
          <draw:polygon draw:style-name="gr2" draw:text-style-name="P7" draw:layer="layout" svg:width="2.698cm" svg:height="0.765cm" svg:x="1.894cm" svg:y="10.362cm" svg:viewBox="0 0 2699 766" draw:points="1351,766 0,766 0,0 2699,0 2699,766">
            <text:p/>
          </draw:polygon>
          <draw:path draw:style-name="gr3" draw:text-style-name="P8" draw:layer="layout" svg:width="0.673cm" svg:height="0.673cm" svg:x="1.876cm" svg:y="10.313cm" svg:viewBox="0 0 674 674" svg:d="M573 76c0-33 3-45 77-45h24v-31c-33 2-107 2-145 2-36 0-112 0-146-2v31h25c76 0 76 12 76 45v233h-294v-233c0-33 3-45 77-45h24v-31c-33 2-107 2-145 2s-112 0-146-2v31h25c76 0 76 12 76 45v522c0 36 0 45-76 45h-25v31c34-2 108-2 146-2s112 0 145 2v-31h-24c-74 0-77-9-77-45v-260h294v260c0 36 0 45-76 45h-25v31c34-2 107-2 146-2 38 0 112 0 145 2v-31h-24c-74 0-77-9-77-45z">
            <text:p/>
          </draw:path>
          <draw:path draw:style-name="gr3" draw:text-style-name="P8" draw:layer="layout" svg:width="0.382cm" svg:height="0.454cm" svg:x="2.611cm" svg:y="10.54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496cm" svg:height="0.436cm" svg:x="3.052cm" svg:y="10.55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3.601cm" svg:y="10.544cm" svg:viewBox="0 0 376 455" svg:d="M83 228c0-161 80-203 132-203 9 0 72 0 108 35-41 5-48 34-48 47 0 25 18 45 45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382cm" svg:height="0.454cm" svg:x="4.031cm" svg:y="10.54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115cm" svg:height="0.295cm" svg:x="4.526cm" svg:y="10.87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79" draw:id="id79">
          <svg:title>TexMaths</svg:title>
          <svg:desc>26§display§\text {i.e.}§svg§600§FALSE§</svg:desc>
          <draw:polygon draw:style-name="gr2" draw:text-style-name="P7" draw:layer="layout" svg:width="1cm" svg:height="0.531cm" svg:x="3.787cm" svg:y="12.255cm" svg:viewBox="0 0 1001 532" draw:points="499,532 0,532 0,0 1001,0 1001,532">
            <text:p/>
          </draw:polygon>
          <draw:path draw:style-name="gr3" draw:text-style-name="P8" draw:layer="layout" svg:width="0.197cm" svg:height="0.613cm" svg:x="3.77cm" svg:y="12.209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8" draw:layer="layout" svg:width="0.099cm" svg:height="0.099cm" svg:x="4.074cm" svg:y="12.723cm" svg:viewBox="0 0 100 100" svg:d="M100 50c0-27-23-50-50-50s-50 23-50 50 23 50 50 50 50-23 50-50z">
            <text:p/>
          </draw:path>
          <draw:path draw:style-name="gr3" draw:text-style-name="P8" draw:layer="layout" svg:width="0.355cm" svg:height="0.421cm" svg:x="4.273cm" svg:y="12.411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099cm" svg:height="0.099cm" svg:x="4.733cm" svg:y="12.723cm" svg:viewBox="0 0 100 100" svg:d="M100 50c0-27-23-50-50-50s-50 23-50 50 23 50 50 50 50-23 50-50z">
            <text:p/>
          </draw:path>
        </draw:g>
        <draw:polyline draw:style-name="gr4" draw:text-style-name="P13" xml:id="id64" draw:id="id64" draw:layer="layout" svg:width="7.199cm" svg:height="0.047cm" svg:x="18.5cm" svg:y="3.5cm" svg:viewBox="0 0 7200 48" draw:points="0,0 7200,48">
          <text:p/>
        </draw:polyline>
        <draw:polyline draw:style-name="gr4" draw:text-style-name="P13" xml:id="id67" draw:id="id67" draw:layer="layout" svg:width="0cm" svg:height="0.599cm" svg:x="24.5cm" svg:y="3.2cm" svg:viewBox="0 0 0 600" draw:points="0,0 0,600">
          <text:p/>
        </draw:polyline>
        <draw:polyline draw:style-name="gr4" draw:text-style-name="P13" xml:id="id66" draw:id="id66" draw:layer="layout" svg:width="0cm" svg:height="0.599cm" svg:x="22.5cm" svg:y="3.2cm" svg:viewBox="0 0 0 600" draw:points="0,0 0,600">
          <text:p/>
        </draw:polyline>
        <draw:polyline draw:style-name="gr4" draw:text-style-name="P13" xml:id="id65" draw:id="id65" draw:layer="layout" svg:width="0cm" svg:height="0.599cm" svg:x="19.5cm" svg:y="3.2cm" svg:viewBox="0 0 0 600" draw:points="0,0 0,600">
          <text:p/>
        </draw:polyline>
        <draw:g xml:id="id69" draw:id="id69">
          <svg:title>TexMaths</svg:title>
          <svg:desc>14§display§-2§svg§600§FALSE§</svg:desc>
          <draw:polygon draw:style-name="gr2" draw:text-style-name="P7" draw:layer="layout" svg:width="0.554cm" svg:height="0.278cm" svg:x="22.27cm" svg:y="4.037cm" svg:viewBox="0 0 555 279" draw:points="278,279 0,279 0,0 555,0 555,279">
            <text:p/>
          </draw:polygon>
          <draw:path draw:style-name="gr3" draw:text-style-name="P8" draw:layer="layout" svg:width="0.3cm" svg:height="0.02cm" svg:x="22.286cm" svg:y="4.207cm" svg:viewBox="0 0 301 21" svg:d="M284 21c8 0 17 0 17-11 0-10-9-10-17-10h-267c-8 0-17 0-17 10 0 11 9 11 17 11z">
            <text:p/>
          </draw:path>
          <draw:path draw:style-name="gr3" draw:text-style-name="P8" draw:layer="layout" svg:width="0.196cm" svg:height="0.328cm" svg:x="22.653cm" svg:y="4.012cm" svg:viewBox="0 0 197 329" svg:d="M38 291l53-52c77-68 106-94 106-143 0-57-44-96-104-96-56 0-93 46-93 90 0 26 25 26 26 26 9 0 26-5 26-25 0-13-9-26-26-26-5 0-5 0-7 1 11-32 38-50 67-50 45 0 66 39 66 80 0 39-24 79-51 109l-95 105c-6 6-6 7-6 19h184l13-86h-12c-2 14-6 37-10 43-5 5-37 5-47 5z">
            <text:p/>
          </draw:path>
        </draw:g>
        <draw:g xml:id="id68" draw:id="id68">
          <svg:title>TexMaths</svg:title>
          <svg:desc>14§display§-6§svg§600§FALSE§</svg:desc>
          <draw:polygon draw:style-name="gr2" draw:text-style-name="P7" draw:layer="layout" svg:width="0.558cm" svg:height="0.289cm" svg:x="19.27cm" svg:y="4.039cm" svg:viewBox="0 0 559 290" draw:points="280,290 0,290 0,0 559,0 559,290">
            <text:p/>
          </draw:polygon>
          <draw:path draw:style-name="gr3" draw:text-style-name="P8" draw:layer="layout" svg:width="0.301cm" svg:height="0.02cm" svg:x="19.286cm" svg:y="4.209cm" svg:viewBox="0 0 302 21" svg:d="M285 21c8 0 17 0 17-11 0-10-9-10-17-10h-268c-8 0-17 0-17 10 0 11 9 11 17 11z">
            <text:p/>
          </draw:path>
          <draw:path draw:style-name="gr3" draw:text-style-name="P8" draw:layer="layout" svg:width="0.204cm" svg:height="0.338cm" svg:x="19.649cm" svg:y="4.014cm" svg:viewBox="0 0 205 339" svg:d="M45 167v-13c0-124 61-142 86-142 12 0 33 4 44 20-8 0-27 0-27 22 0 15 11 23 22 23 8 0 23-4 23-23 0-31-21-54-63-54-63 0-130 64-130 172 0 132 57 167 103 167 55 0 102-46 102-111 0-62-44-111-99-111-33 0-51 26-61 50zM103 326c-31 0-46-31-48-37-9-24-9-63-9-72 0-38 16-88 60-88 8 0 31 0 46 31 9 18 9 44 9 67 0 24 0 48-9 66-14 30-38 33-49 33z">
            <text:p/>
          </draw:path>
        </draw:g>
        <draw:g xml:id="id70" draw:id="id70">
          <svg:title>TexMaths</svg:title>
          <svg:desc>14§display§0§svg§600§FALSE§</svg:desc>
          <draw:polygon draw:style-name="gr2" draw:text-style-name="P7" draw:layer="layout" svg:width="0.178cm" svg:height="0.289cm" svg:x="24.477cm" svg:y="4.039cm" svg:viewBox="0 0 179 290" draw:points="89,290 0,290 0,0 179,0 179,290">
            <text:p/>
          </draw:polygon>
          <draw:path draw:style-name="gr3" draw:text-style-name="P8" draw:layer="layout" svg:width="0.208cm" svg:height="0.338cm" svg:x="24.471cm" svg:y="4.014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<text:p/>
          </draw:path>
        </draw:g>
        <draw:polyline draw:style-name="gr5" draw:text-style-name="P14" xml:id="id71" draw:id="id71" draw:layer="layout" svg:width="1.599cm" svg:height="0cm" svg:x="22.6cm" svg:y="3.2cm" svg:viewBox="0 0 1600 0" draw:points="1600,0 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1" smil:attributeName="visibility" smil:to="visible"/>
                  <anim:animate smil:dur="0.5s" smil:fill="hold" smil:targetElement="id61" smil:attributeName="width" smil:values="width*0.05;width" smil:keyTimes="0;1"/>
                  <anim:animate smil:dur="0.5s" smil:fill="hold" smil:targetElement="id61" smil:attributeName="height" smil:values="height;height" smil:keyTimes="0;1"/>
                  <anim:animate smil:dur="0.5s" smil:fill="hold" smil:targetElement="id61" smil:attributeName="x" smil:values="x-.2;x" smil:keyTimes="0;1"/>
                  <anim:animate smil:dur="0.5s" smil:fill="hold" smil:targetElement="id61" smil:attributeName="y" smil:values="y;y" smil:keyTimes="0;1"/>
                  <anim:transitionFilter smil:dur="0.5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71" smil:attributeName="visibility" smil:to="visible"/>
                  <anim:animate smil:dur="5s" smil:fill="hold" smil:targetElement="id71" smil:attributeName="x" smil:values="1+width/2;x" smil:keyTimes="0;1"/>
                  <anim:animate smil:dur="5s" smil:fill="hold" smil:targetElement="id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width" smil:values="width*0.05;width" smil:keyTimes="0;1"/>
                  <anim:animate smil:dur="0.5s" smil:fill="hold" smil:targetElement="id74" anim:sub-item="text" smil:attributeName="height" smil:values="height;height" smil:keyTimes="0;1"/>
                  <anim:animate smil:dur="0.5s" smil:fill="hold" smil:targetElement="id74" anim:sub-item="text" smil:attributeName="x" smil:values="x-.2;x" smil:keyTimes="0;1"/>
                  <anim:animate smil:dur="0.5s" smil:fill="hold" smil:targetElement="id74" anim:sub-item="text" smil:attributeName="y" smil:values="y;y" smil:keyTimes="0;1"/>
                  <anim:transitionFilter smil:dur="0.5s" smil:targetElement="id7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width*0.05;width" smil:keyTimes="0;1"/>
                  <anim:animate smil:dur="0.5s" smil:fill="hold" smil:targetElement="id77" smil:attributeName="height" smil:values="height;height" smil:keyTimes="0;1"/>
                  <anim:animate smil:dur="0.5s" smil:fill="hold" smil:targetElement="id77" smil:attributeName="x" smil:values="x-.2;x" smil:keyTimes="0;1"/>
                  <anim:animate smil:dur="0.5s" smil:fill="hold" smil:targetElement="id77" smil:attributeName="y" smil:values="y;y" smil:keyTimes="0;1"/>
                  <anim:transitionFilter smil:dur="0.5s" smil:targetElement="id7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3T19">
        <office:forms form:automatic-focus="false" form:apply-design-mode="false"/>
        <draw:frame presentation:style-name="pr12" draw:text-style-name="P5" draw:layer="layout" svg:width="26.8cm" svg:height="14.6cm" svg:x="0.6cm" svg:y="0.6cm" presentation:class="title" presentation:user-transformed="true">
          <draw:text-box>
            <text:p xml:id="id81" text:id="id81" text:style-name="P5"><text:span text:style-name="T19"><text:s text:c="17"/></text:span><text:span text:style-name="T20"><text:line-break/></text:span><text:span text:style-name="T21"><text:tab/></text:span><text:span text:style-name="T22">(ii)</text:span><text:span text:style-name="T21"> <text:s text:c="9"/></text:span><text:span text:style-name="T23">is monotonically decreasing if </text:span><text:span text:style-name="T22"><text:line-break/></text:span><text:span text:style-name="T24"> <text:s text:c="7"/></text:span><text:span text:style-name="T25"><text:s text:c="3"/></text:span><text:span text:style-name="T24"><text:line-break/></text:span><text:span text:style-name="T10"><text:tab/></text:span><text:span text:style-name="T10"> <text:s text:c="5"/></text:span><text:span text:style-name="T10"><text:tab/></text:span><text:span text:style-name="T10"><text:tab/></text:span><text:span text:style-name="T10"><text:tab/></text:span><text:span text:style-name="T10"> <text:s text:c="18"/></text:span><text:span text:style-name="T10"><text:line-break/></text:span><text:span text:style-name="T26"> <text:s text:c="15"/></text:span><text:span text:style-name="T26"><text:line-break/></text:span><text:span text:style-name="T10"><text:tab/></text:span><text:span text:style-name="T10"><text:tab/></text:span><text:span text:style-name="T10"><text:tab/></text:span><text:span text:style-name="T10"> <text:s text:c="9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26"><text:line-break/></text:span><text:span text:style-name="T26"> <text:s text:c="11"/></text:span><text:span text:style-name="T27"><text:line-break/></text:span><text:span text:style-name="T10"><text:tab/></text:span><text:span text:style-name="T10"><text:tab/></text:span><text:span text:style-name="T10"> <text:s text:c="2"/></text:span><text:span text:style-name="T10"><text:line-break/></text:span><text:span text:style-name="T26"> <text:s text:c="7"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 <text:s/></text:span><text:span text:style-name="T26"><text:tab/></text:span><text:span text:style-name="T26"><text:tab/></text:span><text:span text:style-name="T26"><text:tab/></text:span><text:span text:style-name="T10"><text:line-break/></text:span><text:span text:style-name="T10"><text:tab/></text:span>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line-break/></text:span><text:span text:style-name="T14"> <text:s text:c="11"/></text:span><text:span text:style-name="T14"><text:line-break/></text:span><text:span text:style-name="T10"> <text:s text:c="66"/></text:span><text:span text:style-name="T30"><text:line-break/></text:span><text:span text:style-name="T10"> </text:span><text:span text:style-name="T26"><text:s text:c="15"/></text:span><text:span text:style-name="T26"><text:line-break/></text:span><text:span text:style-name="T10"> <text:s text:c="19"/></text:span><text:span text:style-name="T10"><text:line-break/></text:span><text:span text:style-name="T26"> <text:s text:c="14"/></text:span></text:p>
          </draw:text-box>
        </draw:frame>
        <draw:g xml:id="id84" draw:id="id84">
          <svg:title>TexMaths</svg:title>
          <svg:desc>28§display§\text {i.e. }\ 3( x + 2 )( x + 6 ) &lt; 0§svg§600§FALSE§</svg:desc>
          <draw:polygon draw:style-name="gr2" draw:text-style-name="P7" draw:layer="layout" svg:width="10.228cm" svg:height="0.886cm" svg:x="3.786cm" svg:y="3.157cm" svg:viewBox="0 0 10229 887" draw:points="5114,887 0,887 0,0 10229,0 10229,887">
            <text:p/>
          </draw:polygon>
          <draw:path draw:style-name="gr3" draw:text-style-name="P8" draw:layer="layout" svg:width="0.212cm" svg:height="0.66cm" svg:x="3.768cm" svg:y="3.1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4.095cm" svg:y="3.742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4.31cm" svg:y="3.4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4.805cm" svg:y="3.742cm" svg:viewBox="0 0 108 108" svg:d="M108 54c0-29-25-54-54-54s-54 25-54 54 25 54 54 54 54-25 54-54z">
            <text:p/>
          </draw:path>
          <draw:path draw:style-name="gr3" draw:text-style-name="P8" draw:layer="layout" svg:width="0.409cm" svg:height="0.678cm" svg:x="5.802cm" svg:y="3.191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23cm" svg:height="0.985cm" svg:x="6.349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6.662cm" svg:y="3.41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655cm" svg:height="0.658cm" svg:x="7.471cm" svg:y="3.2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8.45cm" svg:y="3.19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23cm" svg:height="0.985cm" svg:x="8.947cm" svg:y="3.1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9.373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687cm" svg:y="3.4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655cm" svg:height="0.658cm" svg:x="10.493cm" svg:y="3.2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1.463cm" svg:y="3.191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11.972cm" svg:y="3.1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2.653cm" svg:y="3.314cm" svg:viewBox="0 0 603 574" svg:d="M585 43c11-7 18-12 18-23s-9-20-18-20c-5 0-7 0-18 7l-549 257c-11 5-18 12-18 23s7 16 18 22l549 258c11 7 13 7 18 7 9 0 18-9 18-20 0-12-7-16-18-23l-518-244z">
            <text:p/>
          </draw:path>
          <draw:path draw:style-name="gr3" draw:text-style-name="P8" draw:layer="layout" svg:width="0.416cm" svg:height="0.678cm" svg:x="13.647cm" svg:y="3.19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82" draw:id="id82">
          <svg:title>TexMaths</svg:title>
          <svg:desc>28§display§f(x)§svg§600§FALSE§</svg:desc>
          <draw:polygon draw:style-name="gr2" draw:text-style-name="P7" draw:layer="layout" svg:width="1.72cm" svg:height="0.886cm" svg:x="3.366cm" svg:y="1.356cm" svg:viewBox="0 0 1721 887" draw:points="860,887 0,887 0,0 1721,0 1721,887">
            <text:p/>
          </draw:polygon>
          <draw:path draw:style-name="gr3" draw:text-style-name="P8" draw:layer="layout" svg:width="0.492cm" svg:height="0.898cm" svg:x="3.368cm" svg:y="1.35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4.002cm" svg:y="1.3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4.316cm" svg:y="1.6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4.905cm" svg:y="1.30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83" draw:id="id83">
          <svg:title>TexMaths</svg:title>
          <svg:desc>26§display§f'(x) &lt; 0§svg§600§FALSE§</svg:desc>
          <draw:polygon draw:style-name="gr2" draw:text-style-name="P7" draw:layer="layout" svg:width="3.583cm" svg:height="0.872cm" svg:x="17.77cm" svg:y="1.358cm" svg:viewBox="0 0 3584 873" draw:points="1793,873 0,873 0,0 3584,0 3584,873">
            <text:p/>
          </draw:polygon>
          <draw:path draw:style-name="gr3" draw:text-style-name="P8" draw:layer="layout" svg:width="0.457cm" svg:height="0.833cm" svg:x="17.772cm" svg:y="1.404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18.3cm" svg:y="1.312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18.617cm" svg:y="1.36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18.908cm" svg:y="1.64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213cm" svg:height="0.914cm" svg:x="19.457cm" svg:y="1.36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559cm" svg:height="0.531cm" svg:x="20.089cm" svg:y="1.553cm" svg:viewBox="0 0 560 532" svg:d="M543 40c10-7 17-11 17-21 0-11-9-19-17-19-4 0-6 0-17 6l-509 239c-9 5-17 11-17 21 0 11 8 15 17 21l509 239c11 6 13 6 17 6 8 0 17-8 17-18 0-11-7-15-17-21l-481-227z">
            <text:p/>
          </draw:path>
          <draw:path draw:style-name="gr3" draw:text-style-name="P8" draw:layer="layout" svg:width="0.386cm" svg:height="0.629cm" svg:x="21.013cm" svg:y="1.439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85" draw:id="id85">
          <svg:title>TexMaths</svg:title>
          <svg:desc>28§display§\text {i.e. }\ ( x + 2 )( x + 6 ) &lt; 0§svg§600§FALSE§</svg:desc>
          <draw:polygon draw:style-name="gr2" draw:text-style-name="P7" draw:layer="layout" svg:width="9.738cm" svg:height="0.886cm" svg:x="14.786cm" svg:y="3.157cm" svg:viewBox="0 0 9739 887" draw:points="4868,887 0,887 0,0 9739,0 9739,887">
            <text:p/>
          </draw:polygon>
          <draw:path draw:style-name="gr3" draw:text-style-name="P8" draw:layer="layout" svg:width="0.212cm" svg:height="0.66cm" svg:x="14.768cm" svg:y="3.1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15.095cm" svg:y="3.742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15.31cm" svg:y="3.406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15.805cm" svg:y="3.742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16.858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172cm" svg:y="3.41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4 65 65 0 101-69 103-76 11 38 47 76 108 76 101 0 157-128 157-152 0-9-9-9-12-9-9 0-11 2-13 9-31 107-99 130-132 130-38 0-54-32-54-65 0-23 7-43 18-88z">
            <text:p/>
          </draw:path>
          <draw:path draw:style-name="gr3" draw:text-style-name="P8" draw:layer="layout" svg:width="0.655cm" svg:height="0.658cm" svg:x="17.978cm" svg:y="3.2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18.957cm" svg:y="3.191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8" draw:layer="layout" svg:width="0.23cm" svg:height="0.985cm" svg:x="19.457cm" svg:y="3.1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3" draw:text-style-name="P8" draw:layer="layout" svg:width="0.23cm" svg:height="0.985cm" svg:x="19.88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0.194cm" svg:y="3.41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655cm" svg:height="0.658cm" svg:x="21.003cm" svg:y="3.2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21.973cm" svg:y="3.191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22.479cm" svg:y="3.1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3" draw:text-style-name="P8" draw:layer="layout" svg:width="0.602cm" svg:height="0.573cm" svg:x="23.16cm" svg:y="3.314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416cm" svg:height="0.678cm" svg:x="24.157cm" svg:y="3.19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87" draw:id="id87">
          <svg:title>TexMaths</svg:title>
          <svg:desc>28§display§( x + 2 )\ &gt; \ 0  \text { and } \ ( x + 6 )\ &lt; \ 0§svg§600§FALSE§</svg:desc>
          <draw:polygon draw:style-name="gr2" draw:text-style-name="P7" draw:layer="layout" svg:width="13.398cm" svg:height="0.886cm" svg:x="8.171cm" svg:y="4.956cm" svg:viewBox="0 0 13399 887" draw:points="6699,887 0,887 0,0 13399,0 13399,887">
            <text:p/>
          </draw:polygon>
          <draw:path draw:style-name="gr3" draw:text-style-name="P8" draw:layer="layout" svg:width="0.23cm" svg:height="0.985cm" svg:x="8.218cm" svg:y="4.9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534cm" svg:y="5.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9.34cm" svg:y="5.0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10.319cm" svg:y="4.9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0.818cm" svg:y="4.9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1.826cm" svg:y="5.113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13.15cm" svg:y="4.9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445cm" svg:height="0.454cm" svg:x="13.974cm" svg:y="5.2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4.456cm" svg:y="5.21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5.005cm" svg:y="4.963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23cm" svg:height="0.985cm" svg:x="16.27cm" svg:y="4.9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6.584cm" svg:y="5.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17.392cm" svg:y="5.0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8.362cm" svg:y="4.9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7 65-99 65z">
            <text:p/>
          </draw:path>
          <draw:path draw:style-name="gr3" draw:text-style-name="P8" draw:layer="layout" svg:width="0.23cm" svg:height="0.985cm" svg:x="18.868cm" svg:y="4.9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9.879cm" svg:y="5.113cm" svg:viewBox="0 0 603 574" svg:d="M585 43c11-7 18-12 18-23s-9-20-18-20c-5 0-7 0-18 7l-549 257c-11 5-18 12-18 23s7 16 18 22l549 258c11 7 13 7 18 7 9 0 18-9 18-20 0-12-7-16-18-23l-518-244z">
            <text:p/>
          </draw:path>
          <draw:path draw:style-name="gr3" draw:text-style-name="P8" draw:layer="layout" svg:width="0.416cm" svg:height="0.678cm" svg:x="21.202cm" svg:y="4.99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88" draw:id="id88">
          <svg:title>TexMaths</svg:title>
          <svg:desc>28§display§\text {or }\ ( x + 2 )\ &lt; \ 0  \text { and } \ ( x + 6 )\ &gt; \ 0§svg§600§FALSE§</svg:desc>
          <draw:polygon draw:style-name="gr2" draw:text-style-name="P7" draw:layer="layout" svg:width="14.93cm" svg:height="0.886cm" svg:x="6.793cm" svg:y="6.856cm" svg:viewBox="0 0 14931 887" draw:points="7466,887 0,887 0,0 14931,0 14931,887">
            <text:p/>
          </draw:polygon>
          <draw:path draw:style-name="gr3" draw:text-style-name="P8" draw:layer="layout" svg:width="0.438cm" svg:height="0.454cm" svg:x="6.771cm" svg:y="7.10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7.264cm" svg:y="7.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3cm" svg:height="0.985cm" svg:x="8.375cm" svg:y="6.8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688cm" svg:y="7.1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8cm" svg:x="9.497cm" svg:y="6.9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10.474cm" svg:y="6.8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0.973cm" svg:y="6.8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1.983cm" svg:y="7.013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416cm" svg:height="0.678cm" svg:x="13.307cm" svg:y="6.89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445cm" svg:height="0.454cm" svg:x="14.129cm" svg:y="7.1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4.611cm" svg:y="7.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5.159cm" svg:y="6.863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23cm" svg:height="0.985cm" svg:x="16.427cm" svg:y="6.8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6.741cm" svg:y="7.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7.549cm" svg:y="6.9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8.519cm" svg:y="6.8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8" draw:layer="layout" svg:width="0.23cm" svg:height="0.985cm" svg:x="19.025cm" svg:y="6.8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20.036cm" svg:y="7.013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21.359cm" svg:y="6.89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90" draw:id="id90">
          <svg:title>TexMaths</svg:title>
          <svg:desc>28§display§x + 2 \ &gt; \ 0  \text { and } \  x + 6 \ &lt; \ 0§svg§600§FALSE§</svg:desc>
          <draw:polygon draw:style-name="gr2" draw:text-style-name="P7" draw:layer="layout" svg:width="11.866cm" svg:height="0.665cm" svg:x="7.092cm" svg:y="8.759cm" svg:viewBox="0 0 11867 666" draw:points="5934,666 0,666 0,0 11867,0 11867,666">
            <text:p/>
          </draw:polygon>
          <draw:path draw:style-name="gr3" draw:text-style-name="P8" draw:layer="layout" svg:width="0.492cm" svg:height="0.446cm" svg:x="7.072cm" svg:y="8.958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2 65 67 0 103-69 105-76 11 38 47 76 105 76 103 0 159-127 159-152 0-9-9-9-11-9-9 0-11 2-13 9-32 108-101 130-132 130-38 0-54-31-54-65 0-22 7-42 18-87z">
            <text:p/>
          </draw:path>
          <draw:path draw:style-name="gr3" draw:text-style-name="P8" draw:layer="layout" svg:width="0.655cm" svg:height="0.656cm" svg:x="7.878cm" svg:y="8.82cm" svg:viewBox="0 0 656 657" svg:d="M349 349h276c13 0 31 0 31-20s-18-20-31-20h-276v-275c0-16 0-34-20-34s-20 18-20 34v275h-275c-16 0-34 0-34 20s18 20 34 20h275v275c0 13 0 33 20 33s20-20 20-33z">
            <text:p/>
          </draw:path>
          <draw:path draw:style-name="gr3" draw:text-style-name="P8" draw:layer="layout" svg:width="0.393cm" svg:height="0.656cm" svg:x="8.857cm" svg:y="8.737cm" svg:viewBox="0 0 394 657" svg:d="M76 581l105-102c155-137 213-188 213-287 0-114-87-192-208-192-112 0-186 92-186 179 0 54 49 54 52 54 17 0 51-12 51-52 0-24-18-51-51-51-9 0-9 0-14 2 22-65 76-101 134-101 90 0 133 79 133 161 0 79-50 157-103 217l-191 210c-11 12-11 14-11 38h367l27-172h-24c-5 29-12 74-21 87-9 9-73 9-94 9z">
            <text:p/>
          </draw:path>
          <draw:path draw:style-name="gr3" draw:text-style-name="P8" draw:layer="layout" svg:width="0.602cm" svg:height="0.571cm" svg:x="9.984cm" svg:y="8.862cm" svg:viewBox="0 0 603 572" svg:d="M585 309c11-7 18-12 18-23s-7-18-18-22l-547-257c-13-7-16-7-18-7-11 0-20 9-20 20 0 9 4 14 18 22l520 244-520 244c-14 7-18 13-18 22 0 12 9 20 20 20 2 0 5 0 18-6z">
            <text:p/>
          </draw:path>
          <draw:path draw:style-name="gr3" draw:text-style-name="P8" draw:layer="layout" svg:width="0.416cm" svg:height="0.677cm" svg:x="11.306cm" svg:y="8.737cm" svg:viewBox="0 0 417 678" svg:d="M417 342c0-80-5-159-41-232-44-94-125-110-168-110-58 0-132 25-172 116-32 70-36 146-36 226 0 74 4 161 45 237 42 78 114 99 163 99 54 0 128-21 173-114 31-68 36-146 36-222zM208 657c-38 0-98-24-116-120-9-58-9-150-9-208 0-63 0-128 7-181 20-117 94-126 118-126 32 0 97 18 117 114 9 56 9 130 9 193 0 74 0 141-11 203-14 94-70 125-115 125z">
            <text:p/>
          </draw:path>
          <draw:path draw:style-name="gr3" draw:text-style-name="P8" draw:layer="layout" svg:width="0.445cm" svg:height="0.453cm" svg:x="12.13cm" svg:y="8.952cm" svg:viewBox="0 0 446 454" svg:d="M287 367c4 40 31 80 78 80 20 0 81-13 81-94v-53h-25v53c0 58-25 65-36 65-31 0-36-45-36-49v-199c0-40 0-78-35-116-38-38-88-54-137-54-81 0-148 47-148 112 0 29 20 47 45 47 27 0 45-20 45-47 0-11-5-45-50-45 27-33 74-45 108-45 47 0 103 38 103 126v38c-49 2-119 4-181 33-74 34-99 85-99 130 0 80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12.611cm" svg:y="8.958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2-148 103v-103l-139 11v31c69 0 76 7 76 54z">
            <text:p/>
          </draw:path>
          <draw:path draw:style-name="gr3" draw:text-style-name="P8" draw:layer="layout" svg:width="0.487cm" svg:height="0.694cm" svg:x="13.16cm" svg:y="8.71cm" svg:viewBox="0 0 488 695" svg:d="M343 631v64l145-11v-31c-69 0-78-7-78-54v-599l-141 11v31c69 0 76 7 76 54v213c-29-34-72-61-125-61-117 0-220 96-220 224 0 125 96 223 211 223 62 0 107-33 132-64zM343 367v201c0 18 0 20-11 36-30 47-74 69-117 69-45 0-81-25-105-63-25-40-27-96-27-136 0-38 2-96 29-141 22-31 58-62 112-62 36 0 76 13 108 58 11 18 11 20 11 38z">
            <text:p/>
          </draw:path>
          <draw:path draw:style-name="gr3" draw:text-style-name="P8" draw:layer="layout" svg:width="0.492cm" svg:height="0.446cm" svg:x="14.359cm" svg:y="8.958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4 65 65 0 101-69 103-76 11 38 47 76 108 76 100 0 156-127 156-152 0-9-9-9-11-9-9 0-11 2-13 9-32 108-101 130-132 130-38 0-54-31-54-65 0-22 7-42 18-87z">
            <text:p/>
          </draw:path>
          <draw:path draw:style-name="gr3" draw:text-style-name="P8" draw:layer="layout" svg:width="0.655cm" svg:height="0.656cm" svg:x="15.165cm" svg:y="8.82cm" svg:viewBox="0 0 656 657" svg:d="M349 349h276c13 0 31 0 31-20s-18-20-31-20h-276v-275c0-16 0-34-20-34s-20 18-20 34v275h-275c-16 0-34 0-34 20s18 20 34 20h275v275c0 13 0 33 20 33s20-20 20-33z">
            <text:p/>
          </draw:path>
          <draw:path draw:style-name="gr3" draw:text-style-name="P8" draw:layer="layout" svg:width="0.409cm" svg:height="0.677cm" svg:x="16.137cm" svg:y="8.737cm" svg:viewBox="0 0 410 678" svg:d="M90 333v-24c0-249 123-284 172-284 25 0 65 6 87 40-15 0-53 0-53 42 0 32 22 47 44 47 16 0 45-9 45-47 0-60-42-107-125-107-126 0-260 127-260 344 0 264 114 334 206 334 110 0 204-92 204-222 0-125-87-221-197-221-67 0-103 51-123 98zM206 651c-60 0-92-61-96-74-18-47-18-125-18-143 0-76 31-177 121-177 15 0 60 0 92 63 18 36 18 87 18 134s0 96-18 132c-29 60-77 65-99 65z">
            <text:p/>
          </draw:path>
          <draw:path draw:style-name="gr3" draw:text-style-name="P8" draw:layer="layout" svg:width="0.602cm" svg:height="0.571cm" svg:x="17.271cm" svg:y="8.862cm" svg:viewBox="0 0 603 572" svg:d="M585 42c11-6 18-11 18-22s-9-20-18-20c-5 0-7 0-18 7l-549 257c-9 4-18 11-18 22s9 16 18 23l549 257c11 6 13 6 18 6 9 0 18-8 18-20 0-11-7-15-18-22l-518-244z">
            <text:p/>
          </draw:path>
          <draw:path draw:style-name="gr3" draw:text-style-name="P8" draw:layer="layout" svg:width="0.416cm" svg:height="0.677cm" svg:x="18.594cm" svg:y="8.737cm" svg:viewBox="0 0 417 678" svg:d="M417 342c0-80-5-159-41-232-44-94-125-110-168-110-58 0-132 25-172 116-32 70-36 146-36 226 0 74 4 161 45 237 42 78 114 99 163 99 54 0 128-21 173-114 31-68 36-146 36-222zM208 657c-38 0-98-24-116-120-9-58-9-150-9-208 0-63 0-128 7-181 20-117 94-126 118-126 32 0 97 18 117 114 9 56 9 130 9 193 0 74 0 141-11 203-14 94-70 125-115 125z">
            <text:p/>
          </draw:path>
        </draw:g>
        <draw:g xml:id="id91" draw:id="id91">
          <svg:title>TexMaths</svg:title>
          <svg:desc>28§display§\text {i.e. }\ x \ &gt; \ -2 \  \text { and } \  x \ &lt; \ -6§svg§600§FALSE§</svg:desc>
          <draw:polygon draw:style-name="gr2" draw:text-style-name="P7" draw:layer="layout" svg:width="12.358cm" svg:height="0.623cm" svg:x="5.692cm" svg:y="10.662cm" svg:viewBox="0 0 12359 624" draw:points="6178,624 0,624 0,0 12359,0 12359,624">
            <text:p/>
          </draw:polygon>
          <draw:path draw:style-name="gr3" draw:text-style-name="P8" draw:layer="layout" svg:width="0.212cm" svg:height="0.659cm" svg:x="5.674cm" svg:y="10.638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8" draw:layer="layout" svg:width="0.107cm" svg:height="0.106cm" svg:x="6.001cm" svg:y="11.19cm" svg:viewBox="0 0 108 107" svg:d="M108 54c0-29-25-54-54-54s-54 25-54 54 25 53 54 53 54-24 54-53z">
            <text:p/>
          </draw:path>
          <draw:path draw:style-name="gr3" draw:text-style-name="P8" draw:layer="layout" svg:width="0.382cm" svg:height="0.453cm" svg:x="6.216cm" svg:y="10.855cm" svg:viewBox="0 0 383 454" svg:d="M83 195c7-148 89-173 123-173 101 0 112 132 112 173zM83 215h275c23 0 25 0 25-20 0-99-54-195-177-195-114 0-206 101-206 226 0 132 103 228 217 228 121 0 166-109 166-130 0-8-9-11-13-11-9 0-12 7-12 14-35 103-125 103-134 103-49 0-90-32-112-67-29-47-29-112-29-148z">
            <text:p/>
          </draw:path>
          <draw:path draw:style-name="gr3" draw:text-style-name="P8" draw:layer="layout" svg:width="0.107cm" svg:height="0.106cm" svg:x="6.711cm" svg:y="11.19cm" svg:viewBox="0 0 108 107" svg:d="M108 54c0-29-25-54-54-54s-54 25-54 54 25 53 54 53 54-24 54-53z">
            <text:p/>
          </draw:path>
          <draw:path draw:style-name="gr3" draw:text-style-name="P8" draw:layer="layout" svg:width="0.492cm" svg:height="0.447cm" svg:x="7.695cm" svg:y="10.86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8 77 100 0 156-128 156-153 0-9-8-9-11-9-9 0-11 3-13 9-32 108-101 130-132 130-38 0-54-31-54-65 0-22 7-42 18-87z">
            <text:p/>
          </draw:path>
          <draw:path draw:style-name="gr3" draw:text-style-name="P8" draw:layer="layout" svg:width="0.602cm" svg:height="0.572cm" svg:x="8.911cm" svg:y="10.765cm" svg:viewBox="0 0 603 573" svg:d="M585 309c11-7 18-11 18-23 0-11-7-17-18-22l-547-257c-13-7-16-7-18-7-11 0-20 9-20 20 0 9 4 14 18 23l520 243-520 244c-14 7-18 14-18 23 0 11 9 20 20 20 2 0 5 0 18-7z">
            <text:p/>
          </draw:path>
          <draw:path draw:style-name="gr3" draw:text-style-name="P8" draw:layer="layout" svg:width="0.602cm" svg:height="0.042cm" svg:x="10.277cm" svg:y="11.029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11.01cm" svg:y="10.64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3" draw:text-style-name="P8" draw:layer="layout" svg:width="0.445cm" svg:height="0.453cm" svg:x="12.15cm" svg:y="10.855cm" svg:viewBox="0 0 446 454" svg:d="M289 367c2 40 29 81 76 81 20 0 81-14 81-94v-54h-25v54c0 58-24 64-36 64-31 0-36-44-36-49v-199c0-40 0-78-35-116-38-38-88-54-135-54-83 0-150 47-150 112 0 29 20 47 45 47 29 0 45-20 45-47 0-11-5-45-50-45 27-33 74-45 108-45 47 0 103 38 103 126v38c-49 2-119 4-181 33-74 34-99 85-99 130 0 81 96 105 159 105 65 0 110-40 130-87zM280 206v98c0 94-69 128-114 128-50 0-90-36-90-85 0-54 43-137 204-141z">
            <text:p/>
          </draw:path>
          <draw:path draw:style-name="gr3" draw:text-style-name="P8" draw:layer="layout" svg:width="0.496cm" svg:height="0.435cm" svg:x="12.634cm" svg:y="10.861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3.183cm" svg:y="10.613cm" svg:viewBox="0 0 488 696" svg:d="M343 631v65l145-11v-32c-69 0-78-6-78-53v-600l-141 11v32c67 0 76 6 76 53v213c-29-34-72-61-125-61-117 0-220 97-220 224 0 125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3" draw:text-style-name="P8" draw:layer="layout" svg:width="0.492cm" svg:height="0.447cm" svg:x="14.379cm" svg:y="10.861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8-9-11-9-9 0-11 3-13 9-34 108-101 130-132 130-38 0-54-31-54-65 0-22 7-42 18-87z">
            <text:p/>
          </draw:path>
          <draw:path draw:style-name="gr3" draw:text-style-name="P8" draw:layer="layout" svg:width="0.602cm" svg:height="0.572cm" svg:x="15.598cm" svg:y="10.765cm" svg:viewBox="0 0 603 573" svg:d="M585 43c11-7 18-12 18-23s-9-20-18-20c-5 0-7 0-18 7l-549 257c-11 5-18 11-18 22 0 12 7 16 18 23l549 257c11 7 13 7 18 7 9 0 18-9 18-20s-7-16-18-23l-518-244z">
            <text:p/>
          </draw:path>
          <draw:path draw:style-name="gr3" draw:text-style-name="P8" draw:layer="layout" svg:width="0.602cm" svg:height="0.042cm" svg:x="16.964cm" svg:y="11.029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7.69cm" svg:y="10.64cm" svg:viewBox="0 0 410 678" svg:d="M90 333v-24c0-249 123-284 172-284 25 0 65 6 87 40-15 0-53 0-53 42 0 32 22 47 44 47 16 0 45-9 45-47 0-60-42-107-125-107-126 0-260 128-260 345 0 264 114 333 206 333 110 0 204-92 204-222 0-125-87-221-197-221-67 0-103 51-123 98zM206 651c-60 0-92-60-96-74-18-47-18-125-18-143 0-76 31-177 121-177 15 0 60 0 92 63 18 36 18 87 18 134s0 96-18 132c-29 61-77 65-99 65z">
            <text:p/>
          </draw:path>
        </draw:g>
        <draw:g xml:id="id86" draw:id="id86">
          <svg:title>TexMaths</svg:title>
          <svg:desc>28§display§\text {then either}§svg§600§FALSE§</svg:desc>
          <draw:polygon draw:style-name="gr2" draw:text-style-name="P7" draw:layer="layout" svg:width="4.58cm" svg:height="0.597cm" svg:x="3.103cm" svg:y="5.061cm" svg:viewBox="0 0 4581 598" draw:points="2290,598 0,598 0,0 4581,0 4581,598">
            <text:p/>
          </draw:polygon>
          <draw:path draw:style-name="gr3" draw:text-style-name="P8" draw:layer="layout" svg:width="0.31cm" svg:height="0.618cm" svg:x="3.072cm" svg:y="5.09cm" svg:viewBox="0 0 311 619" svg:d="M152 213h141v-31h-141v-182h-24c0 81-32 186-128 190v23h85v271c0 123 92 135 128 135 69 0 98-70 98-135v-56h-26v56c0 72-30 110-65 110-68 0-68-90-68-108z">
            <text:p/>
          </draw:path>
          <draw:path draw:style-name="gr3" draw:text-style-name="P8" draw:layer="layout" svg:width="0.496cm" svg:height="0.685cm" svg:x="3.469cm" svg:y="5.012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4.011cm" svg:y="5.254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4.452cm" svg:y="5.26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5.323cm" svg:y="5.254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12cm" svg:height="0.66cm" svg:x="5.765cm" svg:y="5.03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08cm" svg:height="0.618cm" svg:x="6.025cm" svg:y="5.09cm" svg:viewBox="0 0 309 619" svg:d="M152 213h141v-31h-141v-182h-24c0 81-32 186-128 190v23h85v271c0 123 92 135 128 135 69 0 96-70 96-135v-56h-24v56c0 72-30 110-65 110-68 0-68-90-68-108z">
            <text:p/>
          </draw:path>
          <draw:path draw:style-name="gr3" draw:text-style-name="P8" draw:layer="layout" svg:width="0.496cm" svg:height="0.685cm" svg:x="6.421cm" svg:y="5.012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6.963cm" svg:y="5.254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7.4cm" svg:y="5.26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</draw:g>
        <draw:g xml:id="id89" draw:id="id89">
          <svg:title>TexMaths</svg:title>
          <svg:desc>28§display§\text {case (i)}§svg§600§FALSE§</svg:desc>
          <draw:polygon draw:style-name="gr2" draw:text-style-name="P7" draw:layer="layout" svg:width="2.927cm" svg:height="0.886cm" svg:x="3.09cm" svg:y="8.661cm" svg:viewBox="0 0 2928 887" draw:points="1463,887 0,887 0,0 2928,0 2928,887">
            <text:p/>
          </draw:polygon>
          <draw:path draw:style-name="gr3" draw:text-style-name="P8" draw:layer="layout" svg:width="0.375cm" svg:height="0.454cm" svg:x="3.074cm" svg:y="8.91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3.52cm" svg:y="8.91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4.001cm" svg:y="8.91cm" svg:viewBox="0 0 325 455" svg:d="M173 251c22 4 103 20 103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382cm" svg:height="0.454cm" svg:x="4.387cm" svg:y="8.91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3cm" svg:height="0.985cm" svg:x="5.22cm" svg:y="8.6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212cm" svg:height="0.66cm" svg:x="5.538cm" svg:y="8.6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3cm" svg:height="0.985cm" svg:x="5.836cm" svg:y="8.612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92" draw:id="id92">
          <svg:title>TexMaths</svg:title>
          <svg:desc>24§display§\text {[ Invalid !! Check ]}§svg§600§FALSE§</svg:desc>
          <draw:polygon draw:style-name="gr2" draw:text-style-name="P7" draw:layer="layout" svg:width="6.73cm" svg:height="0.759cm" svg:x="19.575cm" svg:y="10.657cm" svg:viewBox="0 0 6731 760" draw:points="3364,760 0,760 0,0 6731,0 6731,760">
            <text:p/>
          </draw:polygon>
          <draw:polygon draw:style-name="gr3" draw:text-style-name="P8" draw:layer="layout" svg:width="0.116cm" svg:height="0.844cm" svg:x="19.633cm" svg:y="10.615cm" svg:viewBox="0 0 117 845" draw:points="117,845 117,812 35,812 35,35 117,35 117,0 0,0 0,845">
            <text:p/>
          </draw:polygon>
          <draw:path draw:style-name="gr3" draw:text-style-name="P8" draw:layer="layout" svg:width="0.258cm" svg:height="0.577cm" svg:x="20.072cm" svg:y="10.671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8" draw:layer="layout" svg:width="0.425cm" svg:height="0.373cm" svg:x="20.38cm" svg:y="10.874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3" draw:text-style-name="P8" draw:layer="layout" svg:width="0.414cm" svg:height="0.373cm" svg:x="20.814cm" svg:y="10.884cm" svg:viewBox="0 0 415 374" svg:d="M336 83c8-20 23-56 79-56v-27c-19 2-44 2-64 2-21 0-59-2-74-2v27c32 0 42 19 42 36 0 8-2 10-6 20l-86 217-96-237c-4-11-4-13-4-15 0-21 32-21 48-21v-27c-25 0-73 2-92 2-23 0-58 0-83-2v27c54 0 58 4 67 31l123 301c6 12 6 15 17 15 12 0 16-7 18-15z">
            <text:p/>
          </draw:path>
          <draw:path draw:style-name="gr3" draw:text-style-name="P8" draw:layer="layout" svg:width="0.381cm" svg:height="0.389cm" svg:x="21.232cm" svg:y="10.8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59 110-98 110-42 0-77-31-77-73 0-46 37-117 175-121z">
            <text:p/>
          </draw:path>
          <draw:path draw:style-name="gr3" draw:text-style-name="P8" draw:layer="layout" svg:width="0.189cm" svg:height="0.587cm" svg:x="21.647cm" svg:y="10.663cm" svg:viewBox="0 0 190 588" svg:d="M123 0l-123 10v26c60 0 67 6 67 47v439c0 39-9 39-67 39v27c29-2 73-2 94-2s63 0 96 2v-27c-57 0-67 0-67-39z">
            <text:p/>
          </draw:path>
          <draw:path draw:style-name="gr3" draw:text-style-name="P8" draw:layer="layout" svg:width="0.181cm" svg:height="0.566cm" svg:x="21.881cm" svg:y="10.68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8cm" svg:height="0.596cm" svg:x="22.116cm" svg:y="10.663cm" svg:viewBox="0 0 419 597" svg:d="M294 542v55l125-9v-27c-60 0-68-6-68-46v-515l-121 10v26c58 0 66 6 66 47v182c-25-29-62-52-108-52-100 0-188 83-188 192 0 108 83 192 181 192 53 0 92-29 113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091cm" svg:height="0.606cm" svg:x="22.909cm" svg:y="10.644cm" svg:viewBox="0 0 92 607" svg:d="M58 428l34-386c0-27-25-42-46-42-23 0-46 15-46 42l33 386c2 14 2 19 13 19 8 0 12-3 12-19zM92 561c0-25-21-44-46-44s-46 19-46 44 21 46 46 46 46-21 46-46z">
            <text:p/>
          </draw:path>
          <draw:path draw:style-name="gr3" draw:text-style-name="P8" draw:layer="layout" svg:width="0.091cm" svg:height="0.606cm" svg:x="23.145cm" svg:y="10.644cm" svg:viewBox="0 0 92 607" svg:d="M58 428l34-386c0-27-25-42-46-42-23 0-46 15-46 42l33 386c2 14 2 19 13 19 8 0 12-3 12-19zM92 561c0-25-21-44-46-44s-46 19-46 44 21 46 46 46 46-21 46-46z">
            <text:p/>
          </draw:path>
          <draw:path draw:style-name="gr3" draw:text-style-name="P8" draw:layer="layout" svg:width="0.516cm" svg:height="0.614cm" svg:x="23.729cm" svg:y="10.653cm" svg:viewBox="0 0 517 615" svg:d="M0 307c0 175 136 308 294 308 138 0 223-118 223-216 0-7 0-13-12-13-10 0-10 4-10 13-7 121-97 191-190 191-52 0-219-29-219-283 0-251 166-280 217-280 93 0 169 77 185 200 2 11 2 15 13 15 16 0 16-4 16-21v-200c0-15 0-21-10-21-4 0-8 0-13 10l-43 63c-32-31-75-73-157-73-158 0-294 134-294 307z">
            <text:p/>
          </draw:path>
          <draw:path draw:style-name="gr3" draw:text-style-name="P8" draw:layer="layout" svg:width="0.425cm" svg:height="0.587cm" svg:x="24.316cm" svg:y="10.663cm" svg:viewBox="0 0 426 588" svg:d="M65 522c0 39-7 39-65 39v27c29-2 73-2 96-2 21 0 65 0 94 2v-27c-56 0-65 0-65-39v-155c0-89 59-135 113-135s63 46 63 94v196c0 39-9 39-65 39v27c29-2 73-2 96-2 21 0 66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24.783cm" svg:y="10.87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8" draw:layer="layout" svg:width="0.322cm" svg:height="0.389cm" svg:x="25.163cm" svg:y="10.87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8" draw:layer="layout" svg:width="0.408cm" svg:height="0.587cm" svg:x="25.509cm" svg:y="10.663cm" svg:viewBox="0 0 409 588" svg:d="M65 522c0 39-7 39-65 39v27c29-2 67-2 92-2s60 0 94 2v-27c-57 0-67 0-67-39v-86l56-46c63 88 100 136 100 152 0 15-14 19-31 19v27c25-2 75-2 92-2 25 0 48 0 73 2v-27c-31 0-50 0-83-44l-107-152c0-2-4-8-4-10 0-4 60-53 67-61 54-42 91-44 108-44v-27c-25 2-35 2-60 2-30 0-82-2-94-2v27c16 0 25 9 25 21 0 15-13 27-19 32l-119 104v-407l-123 10v26c60 0 65 6 65 47z">
            <text:p/>
          </draw:path>
          <draw:polygon draw:style-name="gr3" draw:text-style-name="P8" draw:layer="layout" svg:width="0.116cm" svg:height="0.844cm" svg:x="26.231cm" svg:y="10.615cm" svg:viewBox="0 0 117 845" draw:points="117,0 0,0 0,35 83,35 83,812 0,812 0,845 117,845">
            <text:p/>
          </draw:polygon>
        </draw:g>
        <draw:g xml:id="id93" draw:id="id93">
          <svg:title>TexMaths</svg:title>
          <svg:desc>32§display§\text {Thus there is no value of } x \text { satifying case (i)}§svg§600§FALSE§</svg:desc>
          <draw:polygon draw:style-name="gr2" draw:text-style-name="P7" draw:layer="layout" svg:width="21.535cm" svg:height="1.012cm" svg:x="3.092cm" svg:y="12.573cm" svg:viewBox="0 0 21536 1013" draw:points="10768,1013 0,1013 0,0 21536,0 21536,1013">
            <text:p/>
          </draw:polygon>
          <draw:path draw:style-name="gr3" draw:text-style-name="P8" draw:layer="layout" svg:width="0.731cm" svg:height="0.762cm" svg:x="3.077cm" svg:y="12.599cm" svg:viewBox="0 0 732 763" svg:d="M712 0h-692l-20 253h28c16-181 33-217 202-217 21 0 52 0 62 2 23 3 23 16 23 41v597c0 38 0 53-118 53h-43v34c46-3 161-3 212-3s169 0 215 3v-34h-46c-118 0-118-15-118-53v-597c0-23 0-38 21-41 10-2 41-2 64-2 169 0 187 36 202 217h28z">
            <text:p/>
          </draw:path>
          <draw:path draw:style-name="gr3" draw:text-style-name="P8" draw:layer="layout" svg:width="0.567cm" svg:height="0.782cm" svg:x="3.883cm" svg:y="12.581cm" svg:viewBox="0 0 568 783" svg:d="M87 696c0 51-10 51-87 51v36c38-2 97-2 128-2 28 0 87 0 125 2v-36c-74 0-87 0-87-51v-207c0-118 80-179 151-179 72 0 85 61 85 125v261c0 51-13 51-87 51v36c38-2 97-2 128-2 28 0 87 0 125 2v-36c-59 0-87 0-87-33v-215c0-97 0-133-36-174-15-18-53-41-117-41-98 0-146 69-164 110v-394l-164 13v36c79 0 87 7 87 61z">
            <text:p/>
          </draw:path>
          <draw:path draw:style-name="gr3" draw:text-style-name="P8" draw:layer="layout" svg:width="0.567cm" svg:height="0.511cm" svg:x="4.477cm" svg:y="12.862cm" svg:viewBox="0 0 568 512" svg:d="M404 409v103l164-13v-36c-79 0-87-7-87-61v-402l-166 13v36c79 0 87 7 87 61v202c0 97-54 174-136 174-94 0-100-51-100-110v-376l-166 13v36c87 0 87 2 87 102v169c0 89 0 192 174 192 62 0 113-31 143-103z">
            <text:p/>
          </draw:path>
          <draw:path draw:style-name="gr3" draw:text-style-name="P8" draw:layer="layout" svg:width="0.37cm" svg:height="0.518cm" svg:x="5.105cm" svg:y="12.857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355cm" svg:height="0.705cm" svg:x="5.906cm" svg:y="12.668cm" svg:viewBox="0 0 356 706" svg:d="M174 243h161v-36h-161v-207h-28c0 92-36 212-146 218v25h97v310c0 141 105 153 146 153 80 0 113-79 113-153v-64h-31v64c0 82-33 125-74 125-77 0-77-102-77-123z">
            <text:p/>
          </draw:path>
          <draw:path draw:style-name="gr3" draw:text-style-name="P8" draw:layer="layout" svg:width="0.567cm" svg:height="0.782cm" svg:x="6.359cm" svg:y="12.581cm" svg:viewBox="0 0 568 783" svg:d="M87 696c0 51-10 51-87 51v36c38-2 97-2 128-2 28 0 87 0 125 2v-36c-74 0-87 0-87-51v-207c0-118 80-179 151-179 72 0 85 61 85 125v261c0 51-13 51-87 51v36c38-2 97-2 128-2 28 0 87 0 125 2v-36c-59 0-87 0-87-33v-215c0-97 0-133-36-174-15-18-53-41-117-41-98 0-146 69-164 110v-394l-164 13v36c79 0 87 7 87 61z">
            <text:p/>
          </draw:path>
          <draw:path draw:style-name="gr3" draw:text-style-name="P8" draw:layer="layout" svg:width="0.437cm" svg:height="0.518cm" svg:x="6.979cm" svg:y="12.857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38cm" svg:height="0.498cm" svg:x="7.478cm" svg:y="12.862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8" draw:layer="layout" svg:width="0.437cm" svg:height="0.518cm" svg:x="7.921cm" svg:y="12.857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242cm" svg:height="0.754cm" svg:x="8.799cm" svg:y="12.60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37cm" svg:height="0.518cm" svg:x="9.111cm" svg:y="12.857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567cm" svg:height="0.498cm" svg:x="9.93cm" svg:y="12.862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501cm" svg:height="0.518cm" svg:x="10.55cm" svg:y="12.857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552cm" svg:height="0.498cm" svg:x="11.477cm" svg:y="12.875cm" svg:viewBox="0 0 553 499" svg:d="M448 110c10-26 31-74 105-74v-36c-26 3-59 3-84 3-29 0-80-3-100-3v36c43 0 56 25 56 48 0 11-3 13-8 26l-115 289-128-315c-5-15-5-17-5-20 0-28 43-28 64-28v-36c-33 0-97 3-123 3-31 0-77 0-110-3v36c72 0 77 5 90 41l163 402c8 15 8 20 23 20 16 0 21-10 24-20z">
            <text:p/>
          </draw:path>
          <draw:path draw:style-name="gr3" draw:text-style-name="P8" draw:layer="layout" svg:width="0.508cm" svg:height="0.518cm" svg:x="12.035cm" svg:y="12.857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252cm" svg:height="0.782cm" svg:x="12.585cm" svg:y="12.581cm" svg:viewBox="0 0 253 783" svg:d="M164 0l-164 13v36c79 0 90 7 90 61v586c0 51-13 51-90 51v36c38-2 97-2 125-2 29 0 85 0 128 2v-36c-76 0-89 0-89-51z">
            <text:p/>
          </draw:path>
          <draw:path draw:style-name="gr3" draw:text-style-name="P8" draw:layer="layout" svg:width="0.567cm" svg:height="0.511cm" svg:x="12.898cm" svg:y="12.862cm" svg:viewBox="0 0 568 512" svg:d="M404 409v103l164-13v-36c-79 0-87-7-87-61v-402l-166 13v36c79 0 87 7 87 61v202c0 97-54 174-136 174-94 0-100-51-100-110v-376l-166 13v36c87 0 87 2 87 102v169c0 89 0 192 172 192 64 0 115-31 145-103z">
            <text:p/>
          </draw:path>
          <draw:path draw:style-name="gr3" draw:text-style-name="P8" draw:layer="layout" svg:width="0.437cm" svg:height="0.518cm" svg:x="13.517cm" svg:y="12.857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501cm" svg:height="0.518cm" svg:x="14.393cm" svg:y="12.857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365cm" svg:height="0.795cm" svg:x="14.961cm" svg:y="12.568cm" svg:viewBox="0 0 366 796" svg:d="M161 310v-131c0-100 54-153 105-153 3 0 21 0 36 7-13 5-33 18-33 46 0 26 18 49 48 49 34 0 49-23 49-49 0-41-41-79-100-79-79 0-176 59-176 179v131h-90v33h90v366c0 51-13 51-90 51v36c46-3 100-5 131-5 46 0 97 0 143 5v-36h-23c-85 0-87-13-87-54v-363h130v-33z">
            <text:p/>
          </draw:path>
          <draw:path draw:style-name="gr3" draw:text-style-name="P8" draw:layer="layout" svg:width="0.562cm" svg:height="0.511cm" svg:x="15.675cm" svg:y="12.86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8-80 120-87 13 43 54 87 123 87 115 0 179-146 179-174 0-10-10-10-12-10-11 0-13 2-16 10-36 123-115 148-151 148-43 0-61-36-61-74 0-26 7-49 20-100z">
            <text:p/>
          </draw:path>
          <draw:path draw:style-name="gr3" draw:text-style-name="P8" draw:layer="layout" svg:width="0.37cm" svg:height="0.518cm" svg:x="16.697cm" svg:y="12.857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508cm" svg:height="0.518cm" svg:x="17.15cm" svg:y="12.857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355cm" svg:height="0.705cm" svg:x="17.688cm" svg:y="12.668cm" svg:viewBox="0 0 356 706" svg:d="M174 243h161v-36h-161v-207h-28c0 92-36 212-146 218v25h97v310c0 141 105 153 146 153 80 0 113-79 113-153v-64h-31v64c0 82-33 125-74 125-77 0-77-102-77-123z">
            <text:p/>
          </draw:path>
          <draw:path draw:style-name="gr3" draw:text-style-name="P8" draw:layer="layout" svg:width="0.242cm" svg:height="0.754cm" svg:x="18.141cm" svg:y="12.60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365cm" svg:height="0.795cm" svg:x="18.453cm" svg:y="12.568cm" svg:viewBox="0 0 366 796" svg:d="M161 310v-131c0-100 54-153 105-153 3 0 21 0 36 7-13 5-33 18-33 46 0 26 18 49 48 49 34 0 49-23 49-49 0-41-41-79-100-79-79 0-176 59-176 179v131h-90v33h90v366c0 51-13 51-90 51v36c46-3 100-5 131-5 46 0 97 0 143 5v-36h-23c-85 0-87-13-87-54v-363h130v-33z">
            <text:p/>
          </draw:path>
          <draw:path draw:style-name="gr3" draw:text-style-name="P8" draw:layer="layout" svg:width="0.552cm" svg:height="0.716cm" svg:x="18.781cm" svg:y="12.875cm" svg:viewBox="0 0 553 717" svg:d="M448 107c28-71 87-71 105-71v-36c-26 3-59 3-84 3-21 0-75-3-100-3v36c35 0 53 20 53 48 0 11 0 13-7 26l-113 279-125-305c-5-10-8-15-8-20 0-28 43-28 64-28v-36c-31 0-105 3-123 3-31 0-77 0-110-3v36c54 0 77 0 92 38l169 412c-5 16-20 51-28 67-26 61-56 141-128 141-8 0-33 0-54-21 36-5 44-31 44-49 0-28-21-46-46-46-23 0-49 13-49 49 0 51 49 90 105 90 69 0 118-64 143-128z">
            <text:p/>
          </draw:path>
          <draw:path draw:style-name="gr3" draw:text-style-name="P8" draw:layer="layout" svg:width="0.242cm" svg:height="0.754cm" svg:x="19.39cm" svg:y="12.60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67cm" svg:height="0.498cm" svg:x="19.702cm" svg:y="12.862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516cm" svg:height="0.744cm" svg:x="20.322cm" svg:y="12.85cm" svg:viewBox="0 0 517 745" svg:d="M220 317c-100 0-100-112-100-138 0-31 3-66 18-95 10-15 36-46 82-46 97 0 97 113 97 139 0 30 0 66-17 94-11 16-36 46-80 46zM87 361c0-5 0-31 21-54 43 33 89 36 112 36 105 0 182-77 182-164 0-43-18-84-46-110 41-38 82-43 102-43 3 0 8 0 11 0-13 5-18 18-18 30 0 21 15 34 33 34 10 0 33-8 33-34 0-20-15-56-59-56-23 0-71 8-120 54-46-39-95-41-118-41-105 0-184 77-184 164 0 51 25 92 54 117-16 16-36 54-36 92 0 36 15 80 51 100-69 21-105 69-105 115 0 80 113 144 251 144 133 0 251-59 251-146 0-41-18-97-74-131-62-30-126-30-195-30-28 0-77 0-85 0-35-6-61-41-61-77zM251 717c-115 0-192-57-192-116 0-53 43-94 92-97h67c97 0 225 0 225 97 0 59-82 116-192 116z">
            <text:p/>
          </draw:path>
          <draw:path draw:style-name="gr3" draw:text-style-name="P8" draw:layer="layout" svg:width="0.429cm" svg:height="0.518cm" svg:x="21.267cm" svg:y="12.857cm" svg:viewBox="0 0 430 519" svg:d="M95 261c0-184 92-233 151-233 10 0 82 0 123 41-46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508cm" svg:height="0.518cm" svg:x="21.776cm" svg:y="12.857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37cm" svg:height="0.518cm" svg:x="22.327cm" svg:y="12.857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437cm" svg:height="0.518cm" svg:x="22.764cm" svg:y="12.857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263cm" svg:height="1.125cm" svg:x="23.719cm" svg:y="12.517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242cm" svg:height="0.754cm" svg:x="24.083cm" svg:y="12.60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263cm" svg:height="1.125cm" svg:x="24.423cm" svg:y="12.517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width" smil:values="width*0.05;width" smil:keyTimes="0;1"/>
                  <anim:animate smil:dur="0.5s" smil:fill="hold" smil:targetElement="id81" anim:sub-item="text" smil:attributeName="height" smil:values="height;height" smil:keyTimes="0;1"/>
                  <anim:animate smil:dur="0.5s" smil:fill="hold" smil:targetElement="id81" anim:sub-item="text" smil:attributeName="x" smil:values="x-.2;x" smil:keyTimes="0;1"/>
                  <anim:animate smil:dur="0.5s" smil:fill="hold" smil:targetElement="id81" anim:sub-item="text" smil:attributeName="y" smil:values="y;y" smil:keyTimes="0;1"/>
                  <anim:transitionFilter smil:dur="0.5s" smil:targetElement="id8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6" smil:attributeName="visibility" smil:to="visible"/>
                  <anim:animate smil:dur="0.5s" smil:fill="hold" smil:targetElement="id86" smil:attributeName="width" smil:values="width*0.05;width" smil:keyTimes="0;1"/>
                  <anim:animate smil:dur="0.5s" smil:fill="hold" smil:targetElement="id86" smil:attributeName="height" smil:values="height;height" smil:keyTimes="0;1"/>
                  <anim:animate smil:dur="0.5s" smil:fill="hold" smil:targetElement="id86" smil:attributeName="x" smil:values="x-.2;x" smil:keyTimes="0;1"/>
                  <anim:animate smil:dur="0.5s" smil:fill="hold" smil:targetElement="id86" smil:attributeName="y" smil:values="y;y" smil:keyTimes="0;1"/>
                  <anim:transitionFilter smil:dur="0.5s" smil:targetElement="id86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fade-in-and-zoom">
                  <anim:set smil:begin="0s" smil:dur="0.0002s" smil:fill="hold" smil:targetElement="id92" smil:attributeName="visibility" smil:to="visible"/>
                  <anim:animate smil:dur="0.1s" smil:fill="hold" smil:targetElement="id92" smil:attributeName="width" smil:values="0;width" smil:keyTimes="0;1"/>
                  <anim:animate smil:dur="0.1s" smil:fill="hold" smil:targetElement="id92" smil:attributeName="height" smil:values="0;height" smil:keyTimes="0;1"/>
                  <anim:transitionFilter smil:dur="0.1s" smil:targetElement="id92" smil:type="fade" smil:subtype="crossfade"/>
                </anim:par>
              </anim:par>
              <anim:par smil:begin="1.1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92" smil:attributeName="visibility" smil:to="visible"/>
                  <anim:animate smil:dur="0.5s" smil:fill="hold" smil:targetElement="id92" smil:attributeName="width" smil:values="0;width" smil:keyTimes="0;1"/>
                  <anim:animate smil:dur="0.5s" smil:fill="hold" smil:targetElement="id92" smil:attributeName="height" smil:values="0;height" smil:keyTimes="0;1"/>
                  <anim:transitionFilter smil:dur="0.5s" smil:targetElement="id92" smil:type="fade" smil:subtype="crossfade"/>
                </anim:par>
              </anim:par>
              <anim:par smil:begin="2.6s">
                <anim:par smil:begin="1s" smil:fill="hold" presentation:node-type="after-previous" presentation:preset-class="entrance" presentation:preset-id="ooo-entrance-fade-in-and-zoom">
                  <anim:set smil:begin="0s" smil:dur="0.002s" smil:fill="hold" smil:targetElement="id92" smil:attributeName="visibility" smil:to="visible"/>
                  <anim:animate smil:dur="1s" smil:fill="hold" smil:targetElement="id92" smil:attributeName="width" smil:values="0;width" smil:keyTimes="0;1"/>
                  <anim:animate smil:dur="1s" smil:fill="hold" smil:targetElement="id92" smil:attributeName="height" smil:values="0;height" smil:keyTimes="0;1"/>
                  <anim:transitionFilter smil:dur="1s" smil:targetElement="id92" smil:type="fade" smil:subtype="crossfade"/>
                </anim:par>
              </anim:par>
              <anim:par smil:begin="4.6s">
                <anim:par smil:begin="1s" smil:fill="hold" presentation:node-type="after-previous" presentation:preset-class="entrance" presentation:preset-id="ooo-entrance-fade-in-and-zoom">
                  <anim:set smil:begin="0s" smil:dur="0.002s" smil:fill="hold" smil:targetElement="id92" smil:attributeName="visibility" smil:to="visible"/>
                  <anim:animate smil:dur="1s" smil:fill="hold" smil:targetElement="id92" smil:attributeName="width" smil:values="0;width" smil:keyTimes="0;1"/>
                  <anim:animate smil:dur="1s" smil:fill="hold" smil:targetElement="id92" smil:attributeName="height" smil:values="0;height" smil:keyTimes="0;1"/>
                  <anim:transitionFilter smil:dur="1s" smil:targetElement="id92" smil:type="fade" smil:subtype="crossfade"/>
                </anim:par>
              </anim:par>
              <anim:par smil:begin="6.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3T19">
        <office:forms form:automatic-focus="false" form:apply-design-mode="false"/>
        <draw:frame presentation:style-name="pr13" draw:text-style-name="P11" draw:layer="layout" svg:width="26.2cm" svg:height="14.572cm" svg:x="0.8cm" svg:y="0.628cm" presentation:class="title" presentation:user-transformed="true">
          <draw:text-box>
            <text:p text:style-name="P5"><text:span text:style-name="T28"><text:s text:c="5"/></text:span><text:span text:style-name="T28"><text:line-break/></text:span><text:span text:style-name="T10"><text:line-break/></text:span><text:span text:style-name="T26"> <text:s text:c="77"/></text:span><text:span text:style-name="T10"><text:line-break/></text:span><text:span text:style-name="T10"><text:tab/></text:span><text:span text:style-name="T10"><text:line-break/></text:span><text:span text:style-name="T26"> <text:s text:c="74"/></text:span><text:span text:style-name="T26"><text:line-break/></text:span><text:span text:style-name="T10"> <text:s text:c="5"/></text:span><text:span text:style-name="T10"><text:line-break/></text:span><text:span text:style-name="T26"> <text:s text:c="74"/></text:span><text:span text:style-name="T26"><text:line-break/></text:span><text:span text:style-name="T10"> <text:s text:c="15"/></text:span><text:span text:style-name="T3"><text:s/></text:span><text:span text:style-name="T10"><text:s text:c="40"/></text:span><text:span text:style-name="T10"><text:line-break/></text:span><text:span text:style-name="T26"> <text:s text:c="74"/></text:span><text:span text:style-name="T26"><text:line-break/></text:span><text:span text:style-name="T10"> <text:s text:c="3"/></text:span><text:span text:style-name="T3"><text:line-break/></text:span><text:span text:style-name="T29"> <text:s text:c="74"/></text:span><text:span text:style-name="T29"><text:line-break/></text:span><text:span text:style-name="T3"> <text:s text:c="23"/></text:span><text:span text:style-name="T3"><text:line-break/></text:span><text:span text:style-name="T29"> <text:s text:c="14"/></text:span><text:span text:style-name="T3"><text:line-break/></text:span><text:span text:style-name="T3"> <text:s text:c="5"/></text:span><text:span text:style-name="T3"><text:tab/></text:span><text:span text:style-name="T3"><text:line-break/></text:span><text:span text:style-name="T29"> <text:s text:c="11"/></text:span><text:span text:style-name="T29"><text:line-break/></text:span><text:span text:style-name="T29"/></text:p>
          </draw:text-box>
        </draw:frame>
        <draw:g xml:id="id95" draw:id="id95">
          <svg:title>TexMaths</svg:title>
          <svg:desc>28§display§( x + 2 )\ &lt; \ 0  \text { and } \ ( x + 6 )\ &gt; \ 0§svg§600§FALSE§</svg:desc>
          <draw:polygon draw:style-name="gr2" draw:text-style-name="P7" draw:layer="layout" svg:width="13.398cm" svg:height="0.886cm" svg:x="5.571cm" svg:y="1.459cm" svg:viewBox="0 0 13399 887" draw:points="6699,887 0,887 0,0 13399,0 13399,887">
            <text:p/>
          </draw:polygon>
          <draw:path draw:style-name="gr3" draw:text-style-name="P8" draw:layer="layout" svg:width="0.23cm" svg:height="0.985cm" svg:x="5.618cm" svg:y="1.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934cm" svg:y="1.7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6.74cm" svg:y="1.57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7.719cm" svg:y="1.49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8.218cm" svg:y="1.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9.226cm" svg:y="1.616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416cm" svg:height="0.678cm" svg:x="10.55cm" svg:y="1.49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445cm" svg:height="0.454cm" svg:x="11.374cm" svg:y="1.70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1.856cm" svg:y="1.713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2.405cm" svg:y="1.466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23cm" svg:height="0.985cm" svg:x="13.67cm" svg:y="1.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3.984cm" svg:y="1.7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14.792cm" svg:y="1.57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5.762cm" svg:y="1.493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7 65-99 65z">
            <text:p/>
          </draw:path>
          <draw:path draw:style-name="gr3" draw:text-style-name="P8" draw:layer="layout" svg:width="0.23cm" svg:height="0.985cm" svg:x="16.268cm" svg:y="1.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7.279cm" svg:y="1.616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18.602cm" svg:y="1.493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96" draw:id="id96">
          <svg:title>TexMaths</svg:title>
          <svg:desc>28§display§\text {i.e. }\ x \ &lt; \ -2 \  \text { and } \  x \ &gt; \ -6§svg§600§FALSE§</svg:desc>
          <draw:polygon draw:style-name="gr2" draw:text-style-name="P7" draw:layer="layout" svg:width="12.358cm" svg:height="0.623cm" svg:x="4.894cm" svg:y="3.264cm" svg:viewBox="0 0 12359 624" draw:points="6178,624 0,624 0,0 12359,0 12359,624">
            <text:p/>
          </draw:polygon>
          <draw:path draw:style-name="gr3" draw:text-style-name="P8" draw:layer="layout" svg:width="0.212cm" svg:height="0.659cm" svg:x="4.876cm" svg:y="3.24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8" draw:layer="layout" svg:width="0.107cm" svg:height="0.106cm" svg:x="5.203cm" svg:y="3.792cm" svg:viewBox="0 0 108 107" svg:d="M108 54c0-29-25-54-54-54s-54 25-54 54 25 53 54 53 54-24 54-53z">
            <text:p/>
          </draw:path>
          <draw:path draw:style-name="gr3" draw:text-style-name="P8" draw:layer="layout" svg:width="0.382cm" svg:height="0.453cm" svg:x="5.418cm" svg:y="3.457cm" svg:viewBox="0 0 383 454" svg:d="M83 195c7-148 89-173 123-173 101 0 112 132 112 173zM83 215h275c23 0 25 0 25-20 0-99-54-195-177-195-114 0-206 101-206 226 0 132 103 228 217 228 121 0 166-109 166-130 0-8-9-11-13-11-9 0-12 7-12 14-35 103-125 103-134 103-49 0-90-32-112-67-29-47-29-112-29-148z">
            <text:p/>
          </draw:path>
          <draw:path draw:style-name="gr3" draw:text-style-name="P8" draw:layer="layout" svg:width="0.107cm" svg:height="0.106cm" svg:x="5.913cm" svg:y="3.792cm" svg:viewBox="0 0 108 107" svg:d="M108 54c0-29-25-54-54-54s-54 25-54 54 25 53 54 53 54-24 54-53z">
            <text:p/>
          </draw:path>
          <draw:path draw:style-name="gr3" draw:text-style-name="P8" draw:layer="layout" svg:width="0.492cm" svg:height="0.447cm" svg:x="6.897cm" svg:y="3.46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8 77 100 0 156-128 156-153 0-9-8-9-11-9-9 0-11 3-13 9-32 108-101 130-132 130-38 0-54-31-54-65 0-22 7-42 18-87z">
            <text:p/>
          </draw:path>
          <draw:path draw:style-name="gr3" draw:text-style-name="P8" draw:layer="layout" svg:width="0.602cm" svg:height="0.572cm" svg:x="8.113cm" svg:y="3.367cm" svg:viewBox="0 0 603 573" svg:d="M585 43c11-7 18-12 18-23s-9-20-18-20c-5 0-7 0-18 7l-549 257c-9 5-18 11-18 22 0 12 9 16 18 23l549 257c11 7 13 7 18 7 9 0 18-9 18-20s-7-16-18-23l-518-244z">
            <text:p/>
          </draw:path>
          <draw:path draw:style-name="gr3" draw:text-style-name="P8" draw:layer="layout" svg:width="0.602cm" svg:height="0.042cm" svg:x="9.479cm" svg:y="3.631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10.212cm" svg:y="3.242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3" draw:text-style-name="P8" draw:layer="layout" svg:width="0.445cm" svg:height="0.453cm" svg:x="11.352cm" svg:y="3.457cm" svg:viewBox="0 0 446 454" svg:d="M289 367c2 40 29 81 76 81 20 0 81-14 81-94v-54h-25v54c0 58-24 64-36 64-31 0-36-44-36-49v-199c0-40 0-78-35-116-38-38-88-54-135-54-83 0-150 47-150 112 0 29 20 47 45 47 29 0 45-20 45-47 0-11-5-45-50-45 27-33 74-45 108-45 47 0 103 38 103 126v38c-49 2-119 4-181 33-74 34-99 85-99 130 0 81 96 105 159 105 65 0 110-40 130-87zM280 206v98c0 94-69 128-114 128-50 0-90-36-90-85 0-54 43-137 204-141z">
            <text:p/>
          </draw:path>
          <draw:path draw:style-name="gr3" draw:text-style-name="P8" draw:layer="layout" svg:width="0.496cm" svg:height="0.435cm" svg:x="11.836cm" svg:y="3.463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2.385cm" svg:y="3.215cm" svg:viewBox="0 0 488 696" svg:d="M343 631v65l145-11v-32c-69 0-78-6-78-53v-600l-141 11v32c67 0 76 6 76 53v213c-29-34-72-61-125-61-117 0-220 97-220 224 0 125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3" draw:text-style-name="P8" draw:layer="layout" svg:width="0.492cm" svg:height="0.447cm" svg:x="13.581cm" svg:y="3.463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8-9-11-9-9 0-11 3-13 9-34 108-101 130-132 130-38 0-54-31-54-65 0-22 7-42 18-87z">
            <text:p/>
          </draw:path>
          <draw:path draw:style-name="gr3" draw:text-style-name="P8" draw:layer="layout" svg:width="0.602cm" svg:height="0.572cm" svg:x="14.8cm" svg:y="3.367cm" svg:viewBox="0 0 603 573" svg:d="M585 309c11-7 18-11 18-23 0-11-7-17-18-22l-547-257c-13-7-16-7-18-7-11 0-20 9-20 20 0 9 4 14 18 23l520 243-520 244c-14 7-18 14-18 23 0 11 9 20 20 20 2 0 5 0 18-7z">
            <text:p/>
          </draw:path>
          <draw:path draw:style-name="gr3" draw:text-style-name="P8" draw:layer="layout" svg:width="0.602cm" svg:height="0.042cm" svg:x="16.166cm" svg:y="3.631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6.892cm" svg:y="3.242cm" svg:viewBox="0 0 410 678" svg:d="M90 333v-24c0-249 123-284 172-284 25 0 65 6 87 40-15 0-53 0-53 42 0 32 22 47 44 47 16 0 45-9 45-47 0-60-42-107-125-107-126 0-260 128-260 345 0 264 114 333 206 333 110 0 204-92 204-222 0-125-87-221-197-221-67 0-103 51-123 98zM206 651c-60 0-92-60-96-74-18-47-18-125-18-143 0-76 31-177 121-177 15 0 60 0 92 63 18 36 18 87 18 134s0 96-18 132c-29 61-77 65-99 65z">
            <text:p/>
          </draw:path>
        </draw:g>
        <draw:g xml:id="id97" draw:id="id97">
          <svg:title>TexMaths</svg:title>
          <svg:desc>28§display§\therefore \ \  x \ &gt; \ - 6  \  \text { and } \   x \ &lt; \ -2§svg§600§FALSE§</svg:desc>
          <draw:polygon draw:style-name="gr2" draw:text-style-name="P7" draw:layer="layout" svg:width="11.911cm" svg:height="0.659cm" svg:x="5.395cm" svg:y="4.967cm" svg:viewBox="0 0 11912 660" draw:points="5956,660 0,660 0,0 11912,0 11912,660">
            <text:p/>
          </draw:polygon>
          <draw:path draw:style-name="gr3" draw:text-style-name="P8" draw:layer="layout" svg:width="0.597cm" svg:height="0.532cm" svg:x="5.375cm" svg:y="5.144cm" svg:viewBox="0 0 598 533" svg:d="M352 51c0-26-25-51-52-51-29 0-54 25-54 51 0 30 25 54 54 54 27 0 52-22 52-54zM598 479c0-27-22-51-51-51-30 0-54 24-54 51 0 29 24 54 54 54 29 0 51-25 51-54zM105 479c0-27-24-51-53-51-27 0-52 24-52 51 0 29 25 54 52 54 29 0 53-25 53-54z">
            <text:p/>
          </draw:path>
          <draw:path draw:style-name="gr3" draw:text-style-name="P8" draw:layer="layout" svg:width="0.492cm" svg:height="0.447cm" svg:x="6.961cm" svg:y="5.16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602cm" svg:height="0.572cm" svg:x="8.177cm" svg:y="5.07cm" svg:viewBox="0 0 603 573" svg:d="M585 309c11-7 18-11 18-22 0-12-7-18-18-23l-547-257c-13-7-16-7-18-7-11 0-20 9-20 20 0 9 4 14 18 23l520 244-520 244c-14 6-18 13-18 22 0 11 9 20 20 20 2 0 5 0 18-7z">
            <text:p/>
          </draw:path>
          <draw:path draw:style-name="gr3" draw:text-style-name="P8" draw:layer="layout" svg:width="0.602cm" svg:height="0.042cm" svg:x="9.543cm" svg:y="5.334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0.269cm" svg:y="4.945cm" svg:viewBox="0 0 410 678" svg:d="M90 334v-25c0-249 123-284 172-284 25 0 65 6 87 40-15 0-53 0-53 42 0 32 22 47 44 47 16 0 45-8 45-47 0-60-42-107-125-107-126 0-260 128-260 345 0 264 114 333 206 333 110 0 204-91 204-221 0-126-87-222-197-222-67 0-103 52-123 99zM206 652c-60 0-92-61-96-74-18-47-18-126-18-144 0-76 31-177 121-177 15 0 60 0 92 63 18 36 18 87 18 135 0 47 0 96-18 132-29 60-74 65-99 65z">
            <text:p/>
          </draw:path>
          <draw:path draw:style-name="gr3" draw:text-style-name="P8" draw:layer="layout" svg:width="0.445cm" svg:height="0.454cm" svg:x="11.416cm" svg:y="5.16cm" svg:viewBox="0 0 446 455" svg:d="M287 367c4 40 31 81 78 81 20 0 81-14 81-94v-54h-25v54c0 58-25 65-36 65-31 0-36-45-36-50v-199c0-40 0-78-35-116-38-38-88-54-137-54-81 0-148 47-148 112 0 29 20 47 45 47 27 0 45-20 45-47 0-11-5-45-50-45 27-33 74-45 108-45 47 0 103 38 103 126v38c-49 2-119 4-181 33-74 34-99 85-99 130 0 81 96 106 159 106 65 0 110-41 128-88zM280 206v98c0 95-69 128-114 128-50 0-90-36-90-85 0-54 43-137 204-141z">
            <text:p/>
          </draw:path>
          <draw:path draw:style-name="gr3" draw:text-style-name="P8" draw:layer="layout" svg:width="0.496cm" svg:height="0.436cm" svg:x="11.897cm" svg:y="5.167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2.446cm" svg:y="4.918cm" svg:viewBox="0 0 488 696" svg:d="M343 631v65l145-11v-31c-69 0-78-7-78-54v-600l-141 11v32c67 0 76 6 76 53v213c-29-34-72-60-125-60-117 0-220 96-220 223 0 126 96 224 211 224 62 0 107-33 132-65zM343 367v202c0 18 0 20-12 36-29 47-73 69-116 69-45 0-81-25-105-63-25-40-27-96-27-136 0-38 2-97 29-141 22-32 58-63 112-63 36 0 76 13 107 58 12 18 12 20 12 38z">
            <text:p/>
          </draw:path>
          <draw:path draw:style-name="gr3" draw:text-style-name="P8" draw:layer="layout" svg:width="0.492cm" svg:height="0.447cm" svg:x="13.645cm" svg:y="5.167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8" draw:layer="layout" svg:width="0.602cm" svg:height="0.572cm" svg:x="14.861cm" svg:y="5.07cm" svg:viewBox="0 0 603 573" svg:d="M585 43c11-7 18-12 18-23s-9-20-18-20c-5 0-7 0-18 7l-549 257c-9 5-18 11-18 23 0 11 9 15 18 22l549 257c11 7 13 7 18 7 9 0 18-9 18-20s-7-16-18-22l-518-244z">
            <text:p/>
          </draw:path>
          <draw:path draw:style-name="gr3" draw:text-style-name="P8" draw:layer="layout" svg:width="0.602cm" svg:height="0.042cm" svg:x="16.229cm" svg:y="5.33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16.962cm" svg:y="4.94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 xml:id="id98" draw:id="id98">
          <svg:title>TexMaths</svg:title>
          <svg:desc>28§display§\text {i.e. }\ - 6  &lt;  x  \text { and }  x  &lt;  -2§svg§600§FALSE§</svg:desc>
          <draw:polygon draw:style-name="gr2" draw:text-style-name="P7" draw:layer="layout" svg:width="10.818cm" svg:height="0.623cm" svg:x="4.694cm" svg:y="6.771cm" svg:viewBox="0 0 10819 624" draw:points="5409,624 0,624 0,0 10819,0 10819,624">
            <text:p/>
          </draw:polygon>
          <draw:path draw:style-name="gr3" draw:text-style-name="P8" draw:layer="layout" svg:width="0.212cm" svg:height="0.659cm" svg:x="4.676cm" svg:y="6.747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8" draw:layer="layout" svg:width="0.107cm" svg:height="0.106cm" svg:x="5.003cm" svg:y="7.299cm" svg:viewBox="0 0 108 107" svg:d="M108 54c0-29-25-54-54-54s-54 25-54 54 25 53 54 53 54-24 54-53z">
            <text:p/>
          </draw:path>
          <draw:path draw:style-name="gr3" draw:text-style-name="P8" draw:layer="layout" svg:width="0.382cm" svg:height="0.453cm" svg:x="5.218cm" svg:y="6.964cm" svg:viewBox="0 0 383 454" svg:d="M83 195c7-148 89-173 123-173 101 0 112 132 112 173zM83 215h275c23 0 25 0 25-20 0-99-54-195-177-195-114 0-206 101-206 226 0 132 103 228 217 228 121 0 166-109 166-130 0-8-9-11-13-11-9 0-12 7-12 14-35 103-125 103-134 103-49 0-90-32-112-67-29-47-29-112-29-148z">
            <text:p/>
          </draw:path>
          <draw:path draw:style-name="gr3" draw:text-style-name="P8" draw:layer="layout" svg:width="0.107cm" svg:height="0.106cm" svg:x="5.713cm" svg:y="7.299cm" svg:viewBox="0 0 108 107" svg:d="M108 54c0-29-25-54-54-54s-54 25-54 54 25 53 54 53 54-24 54-53z">
            <text:p/>
          </draw:path>
          <draw:path draw:style-name="gr3" draw:text-style-name="P8" draw:layer="layout" svg:width="0.602cm" svg:height="0.042cm" svg:x="6.967cm" svg:y="7.138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7.91cm" svg:y="6.749cm" svg:viewBox="0 0 410 678" svg:d="M90 333v-24c0-249 123-284 172-284 25 0 65 6 87 40-15 0-53 0-53 42 0 32 22 47 44 47 16 0 45-9 45-47 0-60-42-107-125-107-126 0-260 128-260 345 0 264 114 333 206 333 110 0 204-92 204-222 0-125-87-221-197-221-67 0-103 51-123 98zM206 651c-60 0-92-60-96-74-18-47-18-125-18-143 0-76 31-177 121-177 15 0 60 0 92 63 18 36 18 87 18 134s0 96-18 132c-29 61-77 65-99 65z">
            <text:p/>
          </draw:path>
          <draw:path draw:style-name="gr3" draw:text-style-name="P8" draw:layer="layout" svg:width="0.602cm" svg:height="0.572cm" svg:x="8.717cm" svg:y="6.874cm" svg:viewBox="0 0 603 573" svg:d="M585 43c11-7 18-12 18-23s-9-20-18-20c-5 0-7 0-18 7l-549 257c-9 5-18 11-18 22 0 12 9 16 18 23l549 257c11 7 13 7 18 7 9 0 18-9 18-20s-7-16-18-23l-518-244z">
            <text:p/>
          </draw:path>
          <draw:path draw:style-name="gr3" draw:text-style-name="P8" draw:layer="layout" svg:width="0.492cm" svg:height="0.447cm" svg:x="9.702cm" svg:y="6.9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4 65 65 0 101-70 103-77 11 38 47 77 108 77 100 0 156-128 156-153 0-9-9-9-11-9-9 0-11 3-13 9-32 108-99 130-132 130-38 0-54-31-54-65 0-22 7-42 18-87z">
            <text:p/>
          </draw:path>
          <draw:path draw:style-name="gr3" draw:text-style-name="P8" draw:layer="layout" svg:width="0.445cm" svg:height="0.453cm" svg:x="10.605cm" svg:y="6.964cm" svg:viewBox="0 0 446 454" svg:d="M287 367c4 40 31 81 78 81 20 0 81-14 81-94v-54h-25v54c0 58-25 64-36 64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11.089cm" svg:y="6.97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1.638cm" svg:y="6.722cm" svg:viewBox="0 0 488 696" svg:d="M343 631v65l145-11v-32c-69 0-78-6-78-53v-600l-141 11v32c67 0 76 6 76 53v213c-29-34-72-61-125-61-117 0-220 97-220 224 0 125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3" draw:text-style-name="P8" draw:layer="layout" svg:width="0.492cm" svg:height="0.447cm" svg:x="12.507cm" svg:y="6.9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5 77 103 0 159-128 159-153 0-9-9-9-11-9-9 0-11 3-13 9-32 108-101 130-132 130-38 0-54-31-54-65 0-22 7-42 18-87z">
            <text:p/>
          </draw:path>
          <draw:path draw:style-name="gr3" draw:text-style-name="P8" draw:layer="layout" svg:width="0.602cm" svg:height="0.572cm" svg:x="13.396cm" svg:y="6.874cm" svg:viewBox="0 0 603 573" svg:d="M585 43c11-7 18-12 18-23s-9-20-18-20c-5 0-7 0-18 7l-549 257c-9 5-18 11-18 22 0 12 9 16 18 23l549 257c11 7 13 7 18 7 9 0 18-9 18-20s-7-16-18-23l-518-244z">
            <text:p/>
          </draw:path>
          <draw:path draw:style-name="gr3" draw:text-style-name="P8" draw:layer="layout" svg:width="0.602cm" svg:height="0.042cm" svg:x="14.435cm" svg:y="7.138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15.168cm" svg:y="6.749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</draw:g>
        <draw:g xml:id="id99" draw:id="id99">
          <svg:title>TexMaths</svg:title>
          <svg:desc>28§display§\text {i.e. }\ - 6  &lt;  x   &lt;  -2§svg§600§FALSE§</svg:desc>
          <draw:polygon draw:style-name="gr2" draw:text-style-name="P7" draw:layer="layout" svg:width="8.013cm" svg:height="0.598cm" svg:x="16.494cm" svg:y="6.771cm" svg:viewBox="0 0 8014 599" draw:points="4007,599 0,599 0,0 8014,0 8014,599">
            <text:p/>
          </draw:polygon>
          <draw:path draw:style-name="gr3" draw:text-style-name="P8" draw:layer="layout" svg:width="0.212cm" svg:height="0.659cm" svg:x="16.476cm" svg:y="6.722cm" svg:viewBox="0 0 213 660" svg:d="M143 224l-139 11v31c65 0 74 5 74 54v264c0 44-11 44-78 44v32c31-2 85-2 110-2 33 0 69 0 103 2v-32c-65 0-70-4-70-42zM148 51c0-31-25-51-54-51-31 0-51 27-51 51 0 27 20 54 51 54 29 0 54-22 54-54z">
            <text:p/>
          </draw:path>
          <draw:path draw:style-name="gr3" draw:text-style-name="P8" draw:layer="layout" svg:width="0.107cm" svg:height="0.106cm" svg:x="16.803cm" svg:y="7.274cm" svg:viewBox="0 0 108 107" svg:d="M108 54c0-29-25-54-54-54s-54 25-54 54 25 53 54 53 54-24 54-53z">
            <text:p/>
          </draw:path>
          <draw:path draw:style-name="gr3" draw:text-style-name="P8" draw:layer="layout" svg:width="0.382cm" svg:height="0.453cm" svg:x="17.018cm" svg:y="6.939cm" svg:viewBox="0 0 383 454" svg:d="M83 195c7-148 89-173 123-173 101 0 112 132 112 173zM83 215h275c23 0 25 0 25-20 0-99-54-195-177-195-114 0-206 101-206 226 0 132 103 228 217 228 121 0 166-110 166-130 0-9-9-11-13-11-9 0-12 7-12 14-35 102-125 102-134 102-49 0-90-31-112-67-29-47-29-112-29-147z">
            <text:p/>
          </draw:path>
          <draw:path draw:style-name="gr3" draw:text-style-name="P8" draw:layer="layout" svg:width="0.107cm" svg:height="0.106cm" svg:x="17.513cm" svg:y="7.274cm" svg:viewBox="0 0 108 107" svg:d="M108 54c0-29-25-54-54-54s-54 25-54 54 25 53 54 53 54-24 54-53z">
            <text:p/>
          </draw:path>
          <draw:path draw:style-name="gr3" draw:text-style-name="P8" draw:layer="layout" svg:width="0.601cm" svg:height="0.041cm" svg:x="18.767cm" svg:y="7.113cm" svg:viewBox="0 0 602 42" svg:d="M569 42c16 0 33 0 33-22 0-20-17-20-33-20h-535c-16 0-34 0-34 20 0 22 18 22 34 22z">
            <text:p/>
          </draw:path>
          <draw:path draw:style-name="gr3" draw:text-style-name="P8" draw:layer="layout" svg:width="0.409cm" svg:height="0.677cm" svg:x="19.71cm" svg:y="6.724cm" svg:viewBox="0 0 410 678" svg:d="M90 333v-24c0-249 123-284 172-284 25 0 65 6 87 40-15 0-53 0-53 42 0 32 22 47 44 47 16 0 45-9 45-47 0-60-42-107-125-107-126 0-260 127-260 344 0 264 114 334 206 334 110 0 204-92 204-222 0-125-87-221-197-221-67 0-103 51-123 98zM206 651c-60 0-92-61-96-74-18-47-18-125-18-143 0-76 31-177 121-177 15 0 60 0 92 63 18 36 18 87 18 134s0 96-18 132c-30 60-77 65-99 65z">
            <text:p/>
          </draw:path>
          <draw:path draw:style-name="gr3" draw:text-style-name="P8" draw:layer="layout" svg:width="0.601cm" svg:height="0.572cm" svg:x="20.517cm" svg:y="6.849cm" svg:viewBox="0 0 602 573" svg:d="M585 42c11-6 17-11 17-22s-8-20-17-20c-5 0-7 0-18 7l-549 257c-9 4-18 11-18 22s9 16 18 23l549 257c11 7 13 7 18 7 9 0 17-9 17-21 0-11-6-15-17-22l-518-244z">
            <text:p/>
          </draw:path>
          <draw:path draw:style-name="gr3" draw:text-style-name="P8" draw:layer="layout" svg:width="0.492cm" svg:height="0.446cm" svg:x="21.502cm" svg:y="6.946cm" svg:viewBox="0 0 493 447" svg:d="M302 139c5-27 27-117 97-117 6 0 29 0 49 12-27 6-47 31-47 53 0 16 11 36 38 36 22 0 54-18 54-58 0-52-58-65-92-65-58 0-92 51-105 76-25-67-77-76-106-76-103 0-159 127-159 152 0 9 9 9 12 9 9 0 11 0 13-9 34-105 99-130 132-130 18 0 54 9 54 65 0 32-18 99-54 235-16 63-51 103-94 103-7 0-29 0-49-11 24-7 47-27 47-54s-23-36-38-36c-29 0-54 27-54 58 0 45 49 65 94 65 65 0 101-69 103-76 11 38 47 76 108 76 100 0 156-127 156-152 0-9-9-9-11-9-9 0-11 2-13 9-32 108-99 130-132 130-38 0-54-31-54-65 0-22 7-42 18-87z">
            <text:p/>
          </draw:path>
          <draw:path draw:style-name="gr3" draw:text-style-name="P8" draw:layer="layout" svg:width="0.601cm" svg:height="0.572cm" svg:x="22.391cm" svg:y="6.849cm" svg:viewBox="0 0 602 573" svg:d="M585 42c11-6 17-11 17-22s-8-20-17-20c-5 0-7 0-18 7l-549 257c-11 4-18 11-18 22s7 16 18 23l549 257c11 7 13 7 18 7 9 0 17-9 17-21 0-11-6-15-17-22l-518-244z">
            <text:p/>
          </draw:path>
          <draw:path draw:style-name="gr3" draw:text-style-name="P8" draw:layer="layout" svg:width="0.601cm" svg:height="0.041cm" svg:x="23.43cm" svg:y="7.113cm" svg:viewBox="0 0 602 42" svg:d="M569 42c16 0 33 0 33-22 0-20-17-20-33-20h-535c-16 0-34 0-34 20 0 22 18 22 34 22z">
            <text:p/>
          </draw:path>
          <draw:path draw:style-name="gr3" draw:text-style-name="P8" draw:layer="layout" svg:width="0.393cm" svg:height="0.657cm" svg:x="24.163cm" svg:y="6.724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3 88-7 8-72 8-92 8z">
            <text:p/>
          </draw:path>
        </draw:g>
        <draw:g xml:id="id112" draw:id="id112">
          <svg:title>TexMaths</svg:title>
          <svg:desc>28§display§( x + 2 )( x + 6 ) &lt; 0§svg§600§FALSE§</svg:desc>
          <draw:polygon draw:style-name="gr2" draw:text-style-name="P7" draw:layer="layout" svg:width="7.714cm" svg:height="0.886cm" svg:x="16.068cm" svg:y="10.556cm" svg:viewBox="0 0 7715 887" draw:points="3857,887 0,887 0,0 7715,0 7715,887">
            <text:p/>
          </draw:polygon>
          <draw:path draw:style-name="gr3" draw:text-style-name="P8" draw:layer="layout" svg:width="0.23cm" svg:height="0.985cm" svg:x="16.115cm" svg:y="10.5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6.431cm" svg:y="10.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17.237cm" svg:y="10.6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18.216cm" svg:y="10.5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8.716cm" svg:y="10.5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19.139cm" svg:y="10.5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9.453cm" svg:y="10.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20.261cm" svg:y="10.6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21.231cm" svg:y="10.5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7 65-99 65z">
            <text:p/>
          </draw:path>
          <draw:path draw:style-name="gr3" draw:text-style-name="P8" draw:layer="layout" svg:width="0.23cm" svg:height="0.985cm" svg:x="21.738cm" svg:y="10.5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22.419cm" svg:y="10.713cm" svg:viewBox="0 0 603 574" svg:d="M585 43c11-7 18-12 18-23s-9-20-18-20c-5 0-7 0-18 7l-549 257c-11 5-18 12-18 23s7 16 18 22l549 258c11 7 13 7 18 7 9 0 18-9 18-20 0-12-7-16-18-23l-518-244z">
            <text:p/>
          </draw:path>
          <draw:path draw:style-name="gr3" draw:text-style-name="P8" draw:layer="layout" svg:width="0.416cm" svg:height="0.678cm" svg:x="23.415cm" svg:y="10.59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111" draw:id="id111">
          <svg:title>TexMaths</svg:title>
          <svg:desc>28§display§- 6  &lt;  x   &lt;  -2§svg§600§FALSE§</svg:desc>
          <draw:polygon draw:style-name="gr2" draw:text-style-name="P7" draw:layer="layout" svg:width="5.556cm" svg:height="0.597cm" svg:x="6.375cm" svg:y="10.573cm" svg:viewBox="0 0 5557 598" draw:points="2778,598 0,598 0,0 5557,0 5557,598">
            <text:p/>
          </draw:polygon>
          <draw:path draw:style-name="gr3" draw:text-style-name="P8" draw:layer="layout" svg:width="0.602cm" svg:height="0.042cm" svg:x="6.406cm" svg:y="10.914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7.132cm" svg:y="10.524cm" svg:viewBox="0 0 410 679" svg:d="M90 334v-25c0-248 123-284 172-284 25 0 65 6 88 40-16 0-54 0-54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602cm" svg:height="0.573cm" svg:x="7.939cm" svg:y="10.647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492cm" svg:height="0.447cm" svg:x="8.925cm" svg:y="10.744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4 107-101 130-132 130-38 0-54-32-54-65 0-23 7-43 18-88z">
            <text:p/>
          </draw:path>
          <draw:path draw:style-name="gr3" draw:text-style-name="P8" draw:layer="layout" svg:width="0.602cm" svg:height="0.573cm" svg:x="9.814cm" svg:y="10.647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602cm" svg:height="0.042cm" svg:x="10.852cm" svg:y="10.91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1.587cm" svg:y="10.524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draw:g xml:id="id113" draw:id="id113">
          <svg:title>TexMaths</svg:title>
          <svg:desc>32§display§\therefore \ \ f(x) \ \text { is monotonically decreasing if}§svg§600§FALSE§</svg:desc>
          <draw:polygon draw:style-name="gr2" draw:text-style-name="P7" draw:layer="layout" svg:width="19.21cm" svg:height="1.012cm" svg:x="2.193cm" svg:y="12.064cm" svg:viewBox="0 0 19211 1013" draw:points="9605,1013 0,1013 0,0 19211,0 19211,1013">
            <text:p/>
          </draw:polygon>
          <draw:path draw:style-name="gr3" draw:text-style-name="P8" draw:layer="layout" svg:width="0.683cm" svg:height="0.608cm" svg:x="2.17cm" svg:y="12.33cm" svg:viewBox="0 0 684 609" svg:d="M402 59c0-31-28-59-59-59-33 0-61 28-61 59 0 33 28 61 61 61 31 0 59-25 59-61zM684 548c0-31-26-59-59-59-34 0-62 28-62 59 0 33 28 61 62 61 33 0 59-28 59-61zM120 548c0-31-28-59-61-59-31 0-59 28-59 59 0 33 28 61 59 61 33 0 61-28 61-61z">
            <text:p/>
          </draw:path>
          <draw:path draw:style-name="gr3" draw:text-style-name="P8" draw:layer="layout" svg:width="0.562cm" svg:height="1.025cm" svg:x="4.008cm" svg:y="12.059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4.733cm" svg:y="12.008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5.091cm" svg:y="12.353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80 117-87 13 43 54 87 123 87 115 0 179-146 179-174 0-10-10-10-12-10-11 0-13 2-16 10-36 123-112 148-151 148-43 0-61-36-61-74 0-26 7-49 20-100z">
            <text:p/>
          </draw:path>
          <draw:path draw:style-name="gr3" draw:text-style-name="P8" draw:layer="layout" svg:width="0.263cm" svg:height="1.125cm" svg:x="5.764cm" svg:y="12.008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242cm" svg:height="0.754cm" svg:x="6.924cm" svg:y="12.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37cm" svg:height="0.518cm" svg:x="7.236cm" svg:y="12.348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88cm" svg:height="0.498cm" svg:x="8.056cm" svg:y="12.353cm" svg:viewBox="0 0 881 499" svg:d="M87 110v305c0 48-10 48-87 48v36c38 0 97-3 128-3 28 0 87 3 125 3v-36c-74 0-87 0-87-48v-210c0-118 80-179 151-179 72 0 85 61 85 125v264c0 48-13 48-87 48v36c38 0 95-3 125-3 31 0 90 3 128 3v-36c-76 0-89 0-89-48v-210c0-118 82-179 153-179 72 0 82 61 82 125v264c0 48-10 48-87 48v36c39 0 97-3 128-3 28 0 87 3 126 3v-36c-59 0-87 0-87-33v-215c0-97 0-133-36-174-16-18-54-41-118-41-95 0-146 67-164 110-15-97-100-110-151-110-82 0-136 49-166 118v-118l-159 13v36c79 0 87 7 87 61z">
            <text:p/>
          </draw:path>
          <draw:path draw:style-name="gr3" draw:text-style-name="P8" draw:layer="layout" svg:width="0.501cm" svg:height="0.518cm" svg:x="8.987cm" svg:y="12.348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567cm" svg:height="0.498cm" svg:x="9.553cm" svg:y="12.353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501cm" svg:height="0.518cm" svg:x="10.175cm" svg:y="12.348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352cm" svg:height="0.705cm" svg:x="10.726cm" svg:y="12.159cm" svg:viewBox="0 0 353 706" svg:d="M174 243h161v-36h-161v-207h-28c0 92-36 212-146 218v25h97v310c0 141 105 153 146 153 80 0 110-79 110-153v-64h-28v64c0 82-33 125-74 125-77 0-77-102-77-123z">
            <text:p/>
          </draw:path>
          <draw:path draw:style-name="gr3" draw:text-style-name="P8" draw:layer="layout" svg:width="0.501cm" svg:height="0.518cm" svg:x="11.174cm" svg:y="12.348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567cm" svg:height="0.498cm" svg:x="11.742cm" svg:y="12.353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242cm" svg:height="0.754cm" svg:x="12.367cm" svg:y="12.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429cm" svg:height="0.518cm" svg:x="12.682cm" svg:y="12.348cm" svg:viewBox="0 0 430 519" svg:d="M95 261c0-184 92-233 151-233 10 0 82 0 123 41-49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508cm" svg:height="0.518cm" svg:x="13.188cm" svg:y="12.348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252cm" svg:height="0.782cm" svg:x="13.741cm" svg:y="12.072cm" svg:viewBox="0 0 253 783" svg:d="M164 0l-164 13v36c79 0 90 7 90 61v586c0 51-13 51-90 51v36c38-2 97-2 125-2 29 0 85 0 128 2v-36c-76 0-89 0-89-51z">
            <text:p/>
          </draw:path>
          <draw:path draw:style-name="gr3" draw:text-style-name="P8" draw:layer="layout" svg:width="0.252cm" svg:height="0.782cm" svg:x="14.054cm" svg:y="12.072cm" svg:viewBox="0 0 253 783" svg:d="M164 0l-164 13v36c79 0 90 7 90 61v586c0 51-13 51-90 51v36c38-2 97-2 125-2 29 0 85 0 128 2v-36c-76 0-89 0-89-51z">
            <text:p/>
          </draw:path>
          <draw:path draw:style-name="gr3" draw:text-style-name="P8" draw:layer="layout" svg:width="0.552cm" svg:height="0.716cm" svg:x="14.351cm" svg:y="12.366cm" svg:viewBox="0 0 553 717" svg:d="M448 107c28-71 87-71 105-71v-36c-26 3-59 3-85 3-20 0-74-3-99-3v36c35 0 53 20 53 48 0 11 0 13-7 26l-113 279-125-305c-5-10-8-15-8-20 0-28 43-28 64-28v-36c-31 0-105 3-123 3-31 0-77 0-110-3v36c54 0 77 0 92 38l169 412c-5 16-20 51-28 67-26 61-56 141-128 141-8 0-33 0-54-21 36-5 44-31 44-49 0-28-21-46-46-46-23 0-49 13-49 49 0 51 49 90 105 90 69 0 115-64 143-128z">
            <text:p/>
          </draw:path>
          <draw:path draw:style-name="gr3" draw:text-style-name="P8" draw:layer="layout" svg:width="0.557cm" svg:height="0.795cm" svg:x="15.336cm" svg:y="12.072cm" svg:viewBox="0 0 558 796" svg:d="M392 722v74l166-13v-36c-79 0-90-7-90-61v-686l-161 13v36c77 0 87 7 87 61v243c-33-38-82-69-143-69-133 0-251 110-251 256 0 143 110 256 241 256 71 0 123-39 151-74zM392 420v230c0 20 0 23-13 41-33 54-85 79-133 79-51 0-92-28-121-71-28-46-30-110-30-156 0-44 2-111 33-162 26-36 67-71 128-71 41 0 87 15 123 66 13 21 13 23 13 44z">
            <text:p/>
          </draw:path>
          <draw:path draw:style-name="gr3" draw:text-style-name="P8" draw:layer="layout" svg:width="0.437cm" svg:height="0.518cm" svg:x="15.953cm" svg:y="12.348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429cm" svg:height="0.518cm" svg:x="16.46cm" svg:y="12.348cm" svg:viewBox="0 0 430 519" svg:d="M95 261c0-184 92-233 151-233 10 0 82 0 123 41-49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38cm" svg:height="0.498cm" svg:x="16.954cm" svg:y="12.353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8" draw:layer="layout" svg:width="0.437cm" svg:height="0.518cm" svg:x="17.395cm" svg:y="12.348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508cm" svg:height="0.518cm" svg:x="17.909cm" svg:y="12.348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37cm" svg:height="0.518cm" svg:x="18.462cm" svg:y="12.348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242cm" svg:height="0.754cm" svg:x="18.905cm" svg:y="12.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67cm" svg:height="0.498cm" svg:x="19.217cm" svg:y="12.353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516cm" svg:height="0.744cm" svg:x="19.837cm" svg:y="12.341cm" svg:viewBox="0 0 517 745" svg:d="M220 317c-100 0-100-112-100-138 0-31 3-66 18-95 10-15 36-46 82-46 97 0 97 113 97 139 0 30 0 66-17 94-11 16-36 46-80 46zM87 361c0-5 0-31 21-54 43 33 89 36 112 36 105 0 182-77 182-164 0-43-18-84-46-110 41-38 82-43 102-43 3 0 8 0 10 0-12 5-17 18-17 30 0 21 15 34 33 34 10 0 33-8 33-34 0-20-15-56-59-56-23 0-71 8-120 54-46-39-95-41-118-41-105 0-184 77-184 164 0 51 25 92 54 117-16 16-36 54-36 92 0 36 15 80 51 100-69 21-105 69-105 115 0 80 113 144 251 144 133 0 251-59 251-146 0-41-18-97-74-131-62-30-126-30-195-30-28 0-77 0-85 0-35-6-61-41-61-77zM251 717c-115 0-192-57-192-116 0-53 43-94 92-97h67c97 0 225 0 225 97 0 59-82 116-192 116z">
            <text:p/>
          </draw:path>
          <draw:path draw:style-name="gr3" draw:text-style-name="P8" draw:layer="layout" svg:width="0.242cm" svg:height="0.754cm" svg:x="20.782cm" svg:y="12.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365cm" svg:height="0.795cm" svg:x="21.094cm" svg:y="12.059cm" svg:viewBox="0 0 366 796" svg:d="M161 310v-131c0-100 54-153 105-153 3 0 21 0 36 7-13 5-33 18-33 46 0 26 18 49 48 49 34 0 49-23 49-49 0-41-41-79-100-79-79 0-176 59-176 179v131h-90v33h90v366c0 51-13 51-90 51v36c46-3 100-5 131-5 46 0 97 0 143 5v-36h-23c-85 0-87-13-87-54v-363h130v-33z">
            <text:p/>
          </draw:path>
        </draw:g>
        <draw:g xml:id="id114" draw:id="id114">
          <svg:title>TexMaths</svg:title>
          <svg:desc>32§display§- 6  &lt;  x   &lt;  -2 \ \text { i.e. } x \in ( -2,  -6 ) §svg§600§FALSE§</svg:desc>
          <draw:polygon draw:style-name="gr2" draw:text-style-name="P7" draw:layer="layout" svg:width="15.245cm" svg:height="1.012cm" svg:x="5.375cm" svg:y="13.68cm" svg:viewBox="0 0 15246 1013" draw:points="7623,1013 0,1013 0,0 15246,0 15246,1013">
            <text:p/>
          </draw:polygon>
          <draw:path draw:style-name="gr3" draw:text-style-name="P8" draw:layer="layout" svg:width="0.688cm" svg:height="0.048cm" svg:x="5.411cm" svg:y="14.164cm" svg:viewBox="0 0 689 49" svg:d="M650 49c18 0 39 0 39-26 0-23-21-23-39-23h-612c-18 0-38 0-38 23 0 26 20 26 38 26z">
            <text:p/>
          </draw:path>
          <draw:path draw:style-name="gr3" draw:text-style-name="P8" draw:layer="layout" svg:width="0.467cm" svg:height="0.774cm" svg:x="6.24cm" svg:y="13.719cm" svg:viewBox="0 0 468 775" svg:d="M102 381v-28c0-284 141-325 197-325 29 0 75 8 100 46-18 0-61 0-61 49 0 36 25 54 51 54 18 0 51-11 51-54 0-69-48-123-143-123-143 0-297 146-297 394 0 302 131 381 235 381 126 0 233-105 233-253 0-143-99-253-225-253-77 0-118 59-141 112zM235 745c-71 0-104-69-110-85-20-53-20-143-20-164 0-87 36-202 138-202 18 0 69 0 105 72 21 41 21 100 21 153 0 54 0 111-21 151-33 70-87 75-113 75z">
            <text:p/>
          </draw:path>
          <draw:path draw:style-name="gr3" draw:text-style-name="P8" draw:layer="layout" svg:width="0.688cm" svg:height="0.654cm" svg:x="7.162cm" svg:y="13.859cm" svg:viewBox="0 0 689 655" svg:d="M668 49c13-8 21-13 21-26s-11-23-21-23c-5 0-8 0-20 8l-628 294c-10 5-20 13-20 26 0 12 10 17 20 25l628 294c12 8 15 8 20 8 10 0 21-10 21-23s-8-18-21-25l-591-279z">
            <text:p/>
          </draw:path>
          <draw:path draw:style-name="gr3" draw:text-style-name="P8" draw:layer="layout" svg:width="0.562cm" svg:height="0.511cm" svg:x="8.288cm" svg:y="13.969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2-61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8" draw:layer="layout" svg:width="0.688cm" svg:height="0.654cm" svg:x="9.304cm" svg:y="13.859cm" svg:viewBox="0 0 689 655" svg:d="M668 49c13-8 21-13 21-26s-11-23-21-23c-5 0-8 0-20 8l-628 294c-10 5-20 13-20 26 0 12 10 17 20 25l628 294c12 8 15 8 20 8 10 0 21-10 21-23s-8-18-21-25l-591-279z">
            <text:p/>
          </draw:path>
          <draw:path draw:style-name="gr3" draw:text-style-name="P8" draw:layer="layout" svg:width="0.688cm" svg:height="0.048cm" svg:x="10.489cm" svg:y="14.164cm" svg:viewBox="0 0 689 49" svg:d="M650 49c18 0 39 0 39-26 0-23-21-23-39-23h-612c-18 0-38 0-38 23 0 26 20 26 38 26z">
            <text:p/>
          </draw:path>
          <draw:path draw:style-name="gr3" draw:text-style-name="P8" draw:layer="layout" svg:width="0.45cm" svg:height="0.751cm" svg:x="11.329cm" svg:y="13.719cm" svg:viewBox="0 0 451 752" svg:d="M87 665l120-117c177-156 244-215 244-328 0-130-100-220-239-220-128 0-212 105-212 205 0 61 56 61 59 61 20 0 59-13 59-59 0-28-21-59-59-59-10 0-10 0-15 3 25-74 87-115 153-115 102 0 151 89 151 184 0 90-56 179-118 248l-217 241c-13 13-13 15-13 43h420l31-197h-29c-5 34-12 85-23 100-10 10-84 10-107 10z">
            <text:p/>
          </draw:path>
          <draw:path draw:style-name="gr3" draw:text-style-name="P8" draw:layer="layout" svg:width="0.242cm" svg:height="0.754cm" svg:x="12.622cm" svg:y="13.716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122cm" svg:height="0.122cm" svg:x="12.993cm" svg:y="14.348cm" svg:viewBox="0 0 123 123" svg:d="M123 61c0-33-28-61-62-61-33 0-61 28-61 61 0 34 28 62 61 62 34 0 62-28 62-62z">
            <text:p/>
          </draw:path>
          <draw:path draw:style-name="gr3" draw:text-style-name="P8" draw:layer="layout" svg:width="0.437cm" svg:height="0.518cm" svg:x="13.241cm" svg:y="13.964cm" svg:viewBox="0 0 438 519" svg:d="M95 223c7-169 102-197 140-197 116 0 128 151 128 197zM95 246h315c25 0 28 0 28-23 0-113-62-223-203-223-130 0-235 115-235 258 0 151 118 261 248 261 139 0 190-125 190-148 0-10-11-13-16-13-10 0-12 8-12 16-41 117-144 117-154 117-56 0-102-35-128-76-33-54-33-128-33-169z">
            <text:p/>
          </draw:path>
          <draw:path draw:style-name="gr3" draw:text-style-name="P8" draw:layer="layout" svg:width="0.122cm" svg:height="0.122cm" svg:x="13.804cm" svg:y="14.348cm" svg:viewBox="0 0 123 123" svg:d="M123 61c0-33-28-61-62-61-33 0-61 28-61 61 0 34 28 62 61 62 34 0 62-28 62-62z">
            <text:p/>
          </draw:path>
          <draw:path draw:style-name="gr3" draw:text-style-name="P8" draw:layer="layout" svg:width="0.562cm" svg:height="0.511cm" svg:x="14.554cm" svg:y="13.96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565cm" svg:height="0.654cm" svg:x="15.568cm" svg:y="13.859cm" svg:viewBox="0 0 566 655" svg:d="M525 351c20 0 41 0 41-23s-21-23-41-23h-479c13-151 143-259 302-259h177c20 0 41 0 41-23s-21-23-41-23h-177c-194 0-348 146-348 328 0 179 154 327 348 327h177c20 0 41 0 41-23s-21-23-41-23h-177c-159 0-289-107-302-258z">
            <text:p/>
          </draw:path>
          <draw:path draw:style-name="gr3" draw:text-style-name="P8" draw:layer="layout" svg:width="0.263cm" svg:height="1.125cm" svg:x="16.648cm" svg:y="13.624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688cm" svg:height="0.048cm" svg:x="17.068cm" svg:y="14.164cm" svg:viewBox="0 0 689 49" svg:d="M650 49c18 0 39 0 39-26 0-23-21-23-39-23h-612c-18 0-38 0-38 23 0 26 20 26 38 26z">
            <text:p/>
          </draw:path>
          <draw:path draw:style-name="gr3" draw:text-style-name="P8" draw:layer="layout" svg:width="0.45cm" svg:height="0.751cm" svg:x="17.905cm" svg:y="13.719cm" svg:viewBox="0 0 451 752" svg:d="M87 665l120-117c177-156 244-215 244-328 0-130-100-220-239-220-128 0-212 105-212 205 0 61 56 61 59 61 20 0 59-13 59-59 0-28-21-59-59-59-10 0-10 0-15 3 25-74 87-115 153-115 102 0 151 89 151 184 0 90-56 179-118 248l-217 241c-13 13-13 15-13 43h420l31-197h-29c-5 34-12 85-25 100-8 10-82 10-105 10z">
            <text:p/>
          </draw:path>
          <draw:path draw:style-name="gr3" draw:text-style-name="P8" draw:layer="layout" svg:width="0.132cm" svg:height="0.337cm" svg:x="18.509cm" svg:y="14.348cm" svg:viewBox="0 0 133 338" svg:d="M133 118c0-74-28-118-72-118-38 0-61 28-61 59s23 61 61 61c13 0 29-5 39-15 5-3 5-3 8-3 0 0 2 0 2 16 0 84-41 153-79 189-13 13-13 15-13 18 0 10 5 13 13 13 13 0 102-87 102-220z">
            <text:p/>
          </draw:path>
          <draw:path draw:style-name="gr3" draw:text-style-name="P8" draw:layer="layout" svg:width="0.688cm" svg:height="0.048cm" svg:x="19.006cm" svg:y="14.164cm" svg:viewBox="0 0 689 49" svg:d="M650 49c18 0 39 0 39-26 0-23-21-23-39-23h-612c-18 0-38 0-38 23 0 26 20 26 38 26z">
            <text:p/>
          </draw:path>
          <draw:path draw:style-name="gr3" draw:text-style-name="P8" draw:layer="layout" svg:width="0.467cm" svg:height="0.774cm" svg:x="19.832cm" svg:y="13.719cm" svg:viewBox="0 0 468 775" svg:d="M102 381v-28c0-284 141-325 197-325 29 0 75 8 100 46-18 0-61 0-61 49 0 36 25 54 51 54 18 0 51-11 51-54 0-69-48-123-143-123-143 0-297 146-297 394 0 302 131 381 235 381 126 0 233-105 233-253 0-143-99-253-225-253-77 0-118 59-141 112zM235 745c-71 0-104-69-110-85-20-53-20-143-20-164 0-87 36-202 138-202 18 0 69 0 105 72 21 41 21 100 21 153 0 54 0 111-21 151-33 70-87 75-113 75z">
            <text:p/>
          </draw:path>
          <draw:path draw:style-name="gr3" draw:text-style-name="P8" draw:layer="layout" svg:width="0.263cm" svg:height="1.125cm" svg:x="20.413cm" svg:y="13.624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94" draw:id="id94">
          <svg:title>TexMaths</svg:title>
          <svg:desc>28§display§\text {case (ii)}§svg§600§FALSE§</svg:desc>
          <draw:polygon draw:style-name="gr2" draw:text-style-name="P7" draw:layer="layout" svg:width="3.199cm" svg:height="0.886cm" svg:x="1.992cm" svg:y="1.462cm" svg:viewBox="0 0 3200 887" draw:points="1599,887 0,887 0,0 3200,0 3200,887">
            <text:p/>
          </draw:polygon>
          <draw:path draw:style-name="gr3" draw:text-style-name="P8" draw:layer="layout" svg:width="0.375cm" svg:height="0.454cm" svg:x="1.976cm" svg:y="1.711cm" svg:viewBox="0 0 376 455" svg:d="M83 229c0-162 80-204 132-204 9 0 72 0 107 36-40 4-47 33-47 47 0 24 18 44 45 44s47-18 47-47c0-67-76-105-152-105-123 0-215 108-215 229 0 127 99 226 213 226 132 0 163-119 163-130 0-9-9-9-11-9-9 0-11 4-13 9-30 92-94 105-130 105-52 0-139-42-139-201z">
            <text:p/>
          </draw:path>
          <draw:path draw:style-name="gr3" draw:text-style-name="P8" draw:layer="layout" svg:width="0.445cm" svg:height="0.454cm" svg:x="2.422cm" svg:y="1.711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2.903cm" svg:y="1.711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7 0 114 90 116 121 0 9 9 9 12 9 13 0 13-5 13-25v-98c0-18 0-25-11-25-5 0-7 0-20 11-3 5-14 14-18 16-36-27-79-27-92-27-121 0-159 67-159 121 0 36 16 63 43 85 31 25 60 32 129 45z">
            <text:p/>
          </draw:path>
          <draw:path draw:style-name="gr3" draw:text-style-name="P8" draw:layer="layout" svg:width="0.382cm" svg:height="0.454cm" svg:x="3.288cm" svg:y="1.711cm" svg:viewBox="0 0 383 455" svg:d="M83 195c7-148 89-173 123-173 101 0 112 133 112 173zM83 215h275c23 0 25 0 25-20 0-99-54-195-177-195-114 0-206 101-206 226 0 133 103 229 217 229 121 0 166-110 166-130 0-9-9-11-14-11-8 0-11 6-11 13-36 103-125 103-134 103-49 0-90-31-112-67-29-47-29-112-29-148z">
            <text:p/>
          </draw:path>
          <draw:path draw:style-name="gr3" draw:text-style-name="P8" draw:layer="layout" svg:width="0.23cm" svg:height="0.985cm" svg:x="4.121cm" svg:y="1.413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212cm" svg:height="0.66cm" svg:x="4.439cm" svg:y="1.4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12cm" svg:height="0.66cm" svg:x="4.713cm" svg:y="1.4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3cm" svg:height="0.985cm" svg:x="5.01cm" svg:y="1.413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109" draw:id="id109">
          <svg:title>TexMaths</svg:title>
          <svg:desc>28§display§\text {Thus for}§svg§600§FALSE§</svg:desc>
          <draw:polygon draw:style-name="gr2" draw:text-style-name="P7" draw:layer="layout" svg:width="3.548cm" svg:height="0.606cm" svg:x="2.289cm" svg:y="10.562cm" svg:viewBox="0 0 3549 607" draw:points="1775,607 0,607 0,0 3549,0 3549,607">
            <text:p/>
          </draw:polygon>
          <draw:path draw:style-name="gr3" draw:text-style-name="P8" draw:layer="layout" svg:width="0.64cm" svg:height="0.667cm" svg:x="2.276cm" svg:y="10.54cm" svg:viewBox="0 0 641 668" svg:d="M623 0h-605l-18 222h25c13-159 29-191 177-191 18 0 44 0 53 3 21 2 21 13 21 35v522c0 34 0 48-103 48h-39v29c41-3 142-3 186-3 45 0 148 0 189 3v-29h-41c-103 0-103-14-103-48v-522c0-20 0-33 18-35 9-3 36-3 56-3 148 0 164 32 177 191h25z">
            <text:p/>
          </draw:path>
          <draw:path draw:style-name="gr3" draw:text-style-name="P8" draw:layer="layout" svg:width="0.496cm" svg:height="0.685cm" svg:x="2.982cm" svg:y="10.524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96cm" svg:height="0.447cm" svg:x="3.502cm" svg:y="10.773cm" svg:viewBox="0 0 497 448" svg:d="M354 358v90l143-11v-31c-69 0-76-7-76-54v-352l-145 11v32c69 0 76 6 76 53v177c0 85-47 153-119 153-83 0-87-45-87-97v-329l-146 11v32c76 0 76 2 76 89v148c0 78 0 168 153 168 53 0 98-27 125-90z">
            <text:p/>
          </draw:path>
          <draw:path draw:style-name="gr3" draw:text-style-name="P8" draw:layer="layout" svg:width="0.324cm" svg:height="0.454cm" svg:x="4.051cm" svg:y="10.766cm" svg:viewBox="0 0 325 455" svg:d="M173 251c22 4 103 20 103 92 0 49-34 89-112 89-83 0-119-56-137-141-2-11-5-15-14-15-13 0-13 6-13 24v130c0 18 0 25 11 25 5 0 7-2 25-20 2-3 2-5 20-23 43 41 87 43 108 43 114 0 161-67 161-139 0-52-31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319cm" svg:height="0.696cm" svg:x="4.765cm" svg:y="10.513cm" svg:viewBox="0 0 320 697" svg:d="M141 271v-114c0-88 47-135 92-135 2 0 16 0 31 7-11 5-29 16-29 40 0 23 16 43 43 43 29 0 42-20 42-43 0-35-35-69-87-69-69 0-155 52-155 157v114h-78v29h78v321c0 44-11 44-78 44v32c40-2 87-5 114-5 41 0 85 0 126 5v-32h-20c-74 0-77-11-77-47v-318h115v-29z">
            <text:p/>
          </draw:path>
          <draw:path draw:style-name="gr3" draw:text-style-name="P8" draw:layer="layout" svg:width="0.438cm" svg:height="0.454cm" svg:x="5.061cm" svg:y="10.76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5.554cm" svg:y="10.77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</draw:g>
        <draw:g xml:id="id110" draw:id="id110">
          <svg:title>TexMaths</svg:title>
          <svg:desc>28§display§\text {we get,}§svg§600§FALSE§</svg:desc>
          <draw:polygon draw:style-name="gr2" draw:text-style-name="P7" draw:layer="layout" svg:width="2.864cm" svg:height="0.712cm" svg:x="12.709cm" svg:y="10.663cm" svg:viewBox="0 0 2865 713" draw:points="1431,713 0,713 0,0 2865,0 2865,713">
            <text:p/>
          </draw:polygon>
          <draw:path draw:style-name="gr3" draw:text-style-name="P8" draw:layer="layout" svg:width="0.675cm" svg:height="0.436cm" svg:x="12.678cm" svg:y="10.796cm" svg:viewBox="0 0 676 437" svg:d="M594 94c17-49 49-63 82-63v-31c-22 2-51 2-71 2-29 0-74-2-92-2v31c36 0 56 18 56 48 0 6 0 6-5 20l-89 253-99-276c-2-11-4-13-4-18 0-27 38-27 58-27v-31c-29 0-78 2-103 2-29 0-58 0-87-2v31c35 0 51 3 62 14 5 7 16 36 23 56l-85 238-94-263c-5-13-5-15-5-18 0-27 38-27 58-27v-31c-29 0-85 2-107 2-5 0-56 0-92-2v31c49 0 60 3 74 34l123 350c5 16 9 22 20 22 14 0 16-4 20-20l101-280 101 282c2 12 7 18 20 18 11 0 16-9 18-18z">
            <text:p/>
          </draw:path>
          <draw:path draw:style-name="gr3" draw:text-style-name="P8" draw:layer="layout" svg:width="0.382cm" svg:height="0.454cm" svg:x="13.37cm" svg:y="10.778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51cm" svg:height="0.652cm" svg:x="14.136cm" svg:y="10.773cm" svg:viewBox="0 0 452 653" svg:d="M193 278c-88 0-88-99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19 126 117 0 220-52 220-128 0-36-16-85-65-115-54-26-110-26-170-26-25 0-67 0-74 0-31-5-54-36-54-68zM219 628c-100 0-167-49-167-101 0-47 38-83 80-85h58c85 0 197 0 197 85 0 52-71 101-168 101z">
            <text:p/>
          </draw:path>
          <draw:path draw:style-name="gr3" draw:text-style-name="P8" draw:layer="layout" svg:width="0.382cm" svg:height="0.454cm" svg:x="14.629cm" svg:y="10.778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08cm" svg:height="0.618cm" svg:x="15.057cm" svg:y="10.614cm" svg:viewBox="0 0 309 619" svg:d="M152 213h141v-31h-141v-182h-24c0 81-32 186-128 191v22h85v272c0 123 92 134 128 134 69 0 96-69 96-134v-57h-25v57c0 71-29 109-65 109-67 0-67-89-67-107z">
            <text:p/>
          </draw:path>
          <draw:path draw:style-name="gr3" draw:text-style-name="P8" draw:layer="layout" svg:width="0.115cm" svg:height="0.295cm" svg:x="15.505cm" svg:y="11.116cm" svg:viewBox="0 0 116 296" svg:d="M116 103c0-63-22-103-62-103-36 0-54 27-54 52 0 27 18 53 54 53 15 0 27-6 38-13l2-2c0 0 2 0 2 13 0 65-29 126-74 173-4 4-6 7-6 9 0 9 4 11 11 11 11 0 89-78 89-193z">
            <text:p/>
          </draw:path>
        </draw:g>
        <draw:polyline draw:style-name="gr4" draw:text-style-name="P13" xml:id="id100" draw:id="id100" draw:layer="layout" svg:width="16.399cm" svg:height="0cm" svg:x="4.6cm" svg:y="9cm" svg:viewBox="0 0 16400 0" draw:points="0,0 16400,0">
          <text:p/>
        </draw:polyline>
        <draw:polyline draw:style-name="gr4" draw:text-style-name="P13" xml:id="id103" draw:id="id103" draw:layer="layout" svg:width="0cm" svg:height="0.799cm" svg:x="17.4cm" svg:y="8.5cm" svg:viewBox="0 0 0 800" draw:points="0,0 0,800">
          <text:p/>
        </draw:polyline>
        <draw:polyline draw:style-name="gr4" draw:text-style-name="P13" xml:id="id102" draw:id="id102" draw:layer="layout" svg:width="0cm" svg:height="0.799cm" svg:x="14.1cm" svg:y="8.5cm" svg:viewBox="0 0 0 800" draw:points="0,0 0,800">
          <text:p/>
        </draw:polyline>
        <draw:polyline draw:style-name="gr4" draw:text-style-name="P13" xml:id="id101" draw:id="id101" draw:layer="layout" svg:width="0cm" svg:height="0.799cm" svg:x="7.4cm" svg:y="8.5cm" svg:viewBox="0 0 0 800" draw:points="0,0 0,800">
          <text:p/>
        </draw:polyline>
        <draw:g xml:id="id105" draw:id="id105">
          <svg:title>TexMaths</svg:title>
          <svg:desc>14§display§-2§svg§600§FALSE§</svg:desc>
          <draw:polygon draw:style-name="gr2" draw:text-style-name="P7" draw:layer="layout" svg:width="0.554cm" svg:height="0.278cm" svg:x="13.87cm" svg:y="9.338cm" svg:viewBox="0 0 555 279" draw:points="278,279 0,279 0,0 555,0 555,279">
            <text:p/>
          </draw:polygon>
          <draw:path draw:style-name="gr3" draw:text-style-name="P8" draw:layer="layout" svg:width="0.3cm" svg:height="0.02cm" svg:x="13.886cm" svg:y="9.508cm" svg:viewBox="0 0 301 21" svg:d="M284 21c8 0 17 0 17-11 0-10-9-10-17-10h-267c-8 0-17 0-17 10 0 11 9 11 17 11z">
            <text:p/>
          </draw:path>
          <draw:path draw:style-name="gr3" draw:text-style-name="P8" draw:layer="layout" svg:width="0.196cm" svg:height="0.328cm" svg:x="14.253cm" svg:y="9.313cm" svg:viewBox="0 0 197 329" svg:d="M38 291l53-52c77-68 106-94 106-143 0-57-44-96-104-96-56 0-93 46-93 90 0 26 25 26 26 26 9 0 26-5 26-25 0-13-9-26-26-26-5 0-5 0-7 1 11-32 38-50 67-50 45 0 66 39 66 80 0 39-24 79-51 109l-95 105c-6 6-6 7-6 19h184l13-86h-12c-2 14-6 37-10 43-5 5-37 5-47 5z">
            <text:p/>
          </draw:path>
        </draw:g>
        <draw:g xml:id="id104" draw:id="id104">
          <svg:title>TexMaths</svg:title>
          <svg:desc>14§display§-6§svg§600§FALSE§</svg:desc>
          <draw:polygon draw:style-name="gr2" draw:text-style-name="P7" draw:layer="layout" svg:width="0.558cm" svg:height="0.289cm" svg:x="7.17cm" svg:y="9.34cm" svg:viewBox="0 0 559 290" draw:points="280,290 0,290 0,0 559,0 559,290">
            <text:p/>
          </draw:polygon>
          <draw:path draw:style-name="gr3" draw:text-style-name="P8" draw:layer="layout" svg:width="0.301cm" svg:height="0.02cm" svg:x="7.186cm" svg:y="9.51cm" svg:viewBox="0 0 302 21" svg:d="M285 21c8 0 17 0 17-11 0-10-9-10-17-10h-268c-8 0-17 0-17 10 0 11 9 11 17 11z">
            <text:p/>
          </draw:path>
          <draw:path draw:style-name="gr3" draw:text-style-name="P8" draw:layer="layout" svg:width="0.204cm" svg:height="0.338cm" svg:x="7.549cm" svg:y="9.315cm" svg:viewBox="0 0 205 339" svg:d="M45 167v-13c0-124 61-142 86-142 12 0 33 4 44 20-8 0-27 0-27 22 0 15 11 23 22 23 8 0 23-4 23-23 0-31-21-54-63-54-63 0-130 64-130 172 0 132 57 167 103 167 55 0 102-46 102-111 0-62-44-111-99-111-33 0-51 26-61 50zM103 326c-31 0-46-31-48-37-9-24-9-63-9-72 0-38 16-88 60-88 8 0 31 0 46 31 9 18 9 44 9 67 0 24 0 48-9 66-14 30-38 33-49 33z">
            <text:p/>
          </draw:path>
        </draw:g>
        <draw:g xml:id="id106" draw:id="id106">
          <svg:title>TexMaths</svg:title>
          <svg:desc>14§display§0§svg§600§FALSE§</svg:desc>
          <draw:polygon draw:style-name="gr2" draw:text-style-name="P7" draw:layer="layout" svg:width="0.178cm" svg:height="0.289cm" svg:x="17.377cm" svg:y="9.24cm" svg:viewBox="0 0 179 290" draw:points="89,290 0,290 0,0 179,0 179,290">
            <text:p/>
          </draw:polygon>
          <draw:path draw:style-name="gr3" draw:text-style-name="P8" draw:layer="layout" svg:width="0.208cm" svg:height="0.338cm" svg:x="17.371cm" svg:y="9.215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<text:p/>
          </draw:path>
        </draw:g>
        <draw:polyline draw:style-name="gr5" draw:text-style-name="P14" xml:id="id107" draw:id="id107" draw:layer="layout" svg:width="2.399cm" svg:height="0cm" svg:x="7.4cm" svg:y="8.7cm" svg:viewBox="0 0 2400 0" draw:points="2400,0 0,0">
          <text:p/>
        </draw:polyline>
        <draw:polyline draw:style-name="gr5" draw:text-style-name="P14" xml:id="id108" draw:id="id108" draw:layer="layout" svg:width="2.198cm" svg:height="0cm" svg:x="11.801cm" svg:y="8.7cm" svg:viewBox="0 0 2199 0" draw:points="0,0 2199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left">
                  <anim:set smil:begin="0s" smil:dur="0.001s" smil:fill="hold" smil:targetElement="id107" smil:attributeName="visibility" smil:to="visible"/>
                  <anim:animate smil:dur="5s" smil:fill="hold" smil:targetElement="id107" smil:attributeName="x" smil:values="0-width/2;x" smil:keyTimes="0;1"/>
                  <anim:animate smil:dur="5s" smil:fill="hold" smil:targetElement="id107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108" smil:attributeName="visibility" smil:to="visible"/>
                  <anim:animate smil:dur="5s" smil:fill="hold" smil:targetElement="id108" smil:attributeName="x" smil:values="1+width/2;x" smil:keyTimes="0;1"/>
                  <anim:animate smil:dur="5s" smil:fill="hold" smil:targetElement="id1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3T19">
        <office:forms form:automatic-focus="false" form:apply-design-mode="false"/>
        <draw:frame presentation:style-name="pr14" draw:text-style-name="P12" draw:layer="layout" svg:width="26.2cm" svg:height="14.572cm" svg:x="0.8cm" svg:y="0.628cm" presentation:class="title" presentation:user-transformed="true">
          <draw:text-box>
            <text:p xml:id="id115" text:id="id115" text:style-name="P5"><text:span text:style-name="T16"><text:tab/></text:span><text:span text:style-name="T16"><text:tab/></text:span><text:span text:style-name="T4"><text:line-break/></text:span><text:span text:style-name="T7"><text:tab/></text:span><text:span text:style-name="T7">(4) Show that <text:s text:c="2"/></text:span><text:span text:style-name="T7"><text:tab/></text:span><text:span text:style-name="T7"> <text:s text:c="26"/>is increasing in </text:span><text:span text:style-name="T7"><text:line-break/></text:span><text:span text:style-name="T4"> <text:s text:c="12"/></text:span><text:span text:style-name="T4"><text:line-break/></text:span><text:span text:style-name="T7"> <text:s text:c="9"/>and <text:s/>decreasing in </text:span><text:span text:style-name="T7"><text:line-break/></text:span><text:span text:style-name="T4"> <text:s text:c="16"/></text:span><text:span text:style-name="T4"><text:line-break/></text:span><text:span text:style-name="T31"><text:tab/></text:span><text:span text:style-name="T31">Solution :</text:span><text:span text:style-name="T32"> <text:s/>Given that, <text:s/></text:span><text:span text:style-name="T7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/text:p>
          </draw:text-box>
        </draw:frame>
        <draw:g xml:id="id116" draw:id="id116">
          <svg:title>TexMaths</svg:title>
          <svg:desc>28§display§f(x) = 3x + \frac{1}{3x}§svg§600§FALSE§</svg:desc>
          <draw:polygon draw:style-name="gr2" draw:text-style-name="P7" draw:layer="layout" svg:width="6.561cm" svg:height="1.922cm" svg:x="7.773cm" svg:y="0.959cm" svg:viewBox="0 0 6562 1923" draw:points="3280,1923 0,1923 0,0 6562,0 6562,1923">
            <text:p/>
          </draw:polygon>
          <draw:path draw:style-name="gr3" draw:text-style-name="P8" draw:layer="layout" svg:width="0.492cm" svg:height="0.898cm" svg:x="7.775cm" svg:y="1.538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3-54 58 0 45 43 70 85 70 54 0 92-58 110-96 34-63 56-182 56-189z">
            <text:p/>
          </draw:path>
          <draw:path draw:style-name="gr3" draw:text-style-name="P8" draw:layer="layout" svg:width="0.23cm" svg:height="0.985cm" svg:x="8.409cm" svg:y="1.493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8" draw:layer="layout" svg:width="0.492cm" svg:height="0.447cm" svg:x="8.723cm" svg:y="1.7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3 7-43 18-88z">
            <text:p/>
          </draw:path>
          <draw:path draw:style-name="gr3" draw:text-style-name="P8" draw:layer="layout" svg:width="0.23cm" svg:height="0.985cm" svg:x="9.312cm" svg:y="1.493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655cm" svg:height="0.232cm" svg:x="9.968cm" svg:y="1.8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0.992cm" svg:y="1.576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11.472cm" svg:y="1.79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3 7-43 18-88z">
            <text:p/>
          </draw:path>
          <draw:path draw:style-name="gr3" draw:text-style-name="P8" draw:layer="layout" svg:width="0.655cm" svg:height="0.658cm" svg:x="12.28cm" svg:y="1.65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26cm" svg:height="0.658cm" svg:x="13.696cm" svg:y="0.91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1.056cm" svg:height="0.042cm" svg:x="13.327cm" svg:y="1.966cm" svg:viewBox="0 0 1057 43" draw:points="529,43 0,43 0,0 1057,0 1057,43">
            <text:p/>
          </draw:polygon>
          <draw:path draw:style-name="gr3" draw:text-style-name="P8" draw:layer="layout" svg:width="0.409cm" svg:height="0.678cm" svg:x="13.369cm" svg:y="2.25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13.849cm" svg:y="2.4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3 7-43 18-88z">
            <text:p/>
          </draw:path>
        </draw:g>
        <draw:g xml:id="id118" draw:id="id118">
          <svg:title>TexMaths</svg:title>
          <svg:desc>26§display§\left[ \frac{1}{9}, \frac{1}{3} \right]§svg§600§FALSE§</svg:desc>
          <draw:polygon draw:style-name="gr2" draw:text-style-name="P7" draw:layer="layout" svg:width="2.402cm" svg:height="2.101cm" svg:x="10.678cm" svg:y="3.265cm" svg:viewBox="0 0 2403 2102" draw:points="1202,2102 0,2102 0,0 2403,0 2403,2102">
            <text:p/>
          </draw:polygon>
          <draw:polygon draw:style-name="gr3" draw:text-style-name="P8" draw:layer="layout" svg:width="0.242cm" svg:height="2.193cm" svg:x="10.861cm" svg:y="3.219cm" svg:viewBox="0 0 243 2194" draw:points="0,2194 243,2194 243,2144 50,2144 50,50 243,50 243,0 0,0">
            <text:p/>
          </draw:polygon>
          <draw:path draw:style-name="gr3" draw:text-style-name="P8" draw:layer="layout" svg:width="0.303cm" svg:height="0.61cm" svg:x="11.306cm" svg:y="3.317cm" svg:viewBox="0 0 304 611" svg:d="M189 23c0-21 0-23-21-23-58 58-139 58-168 58v29c19 0 73 0 121-25v477c0 33-2 43-86 43h-29v29c31-4 113-4 148-4 37 0 116 0 150 4v-29h-30c-83 0-85-10-85-43z">
            <text:p/>
          </draw:path>
          <draw:polygon draw:style-name="gr3" draw:text-style-name="P8" draw:layer="layout" svg:width="0.458cm" svg:height="0.039cm" svg:x="11.225cm" svg:y="4.296cm" svg:viewBox="0 0 459 40" draw:points="229,40 0,40 0,0 459,0 459,40">
            <text:p/>
          </draw:polygon>
          <draw:path draw:style-name="gr3" draw:text-style-name="P8" draw:layer="layout" svg:width="0.379cm" svg:height="0.629cm" svg:x="11.262cm" svg:y="4.562cm" svg:viewBox="0 0 380 630" svg:d="M299 318v29c0 217-95 258-149 258-17 0-65-2-90-33 40 0 48-27 48-42 0-29-23-43-44-43-14 0-41 8-41 45 0 61 50 98 127 98 118 0 230-125 230-320 0-248-103-310-187-310-50 0-95 17-135 58-37 42-58 79-58 148 0 114 81 204 183 204 56 0 94-38 116-92zM185 389c-15 0-58 0-85-56-17-36-17-81-17-125 0-50 0-94 19-127 25-46 60-58 91-58 44 0 73 31 90 73 10 29 14 87 14 129 0 77-31 164-112 164z">
            <text:p/>
          </draw:path>
          <draw:path draw:style-name="gr3" draw:text-style-name="P8" draw:layer="layout" svg:width="0.107cm" svg:height="0.274cm" svg:x="11.869cm" svg:y="4.446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8" draw:layer="layout" svg:width="0.303cm" svg:height="0.61cm" svg:x="12.387cm" svg:y="3.317cm" svg:viewBox="0 0 304 611" svg:d="M189 23c0-21 0-23-21-23-58 58-139 58-168 58v29c19 0 73 0 121-25v477c0 33-2 43-86 43h-29v29c31-4 113-4 148-4 37 0 116 0 150 4v-29h-30c-83 0-85-10-85-43z">
            <text:p/>
          </draw:path>
          <draw:polygon draw:style-name="gr3" draw:text-style-name="P8" draw:layer="layout" svg:width="0.458cm" svg:height="0.039cm" svg:x="12.306cm" svg:y="4.296cm" svg:viewBox="0 0 459 40" draw:points="229,40 0,40 0,0 459,0 459,40">
            <text:p/>
          </draw:polygon>
          <draw:path draw:style-name="gr3" draw:text-style-name="P8" draw:layer="layout" svg:width="0.379cm" svg:height="0.629cm" svg:x="12.343cm" svg:y="4.562cm" svg:viewBox="0 0 380 630" svg:d="M229 287c75-23 127-87 127-160 0-75-80-127-169-127-91 0-162 54-162 125 0 29 21 48 46 48 29 0 47-21 47-48 0-46-43-46-56-46 27-44 88-56 121-56 37 0 89 21 89 102 0 12-2 64-27 106-27 44-58 46-81 48-6 0-29 2-35 2-8 0-15 2-15 10 0 11 7 11 23 11h40c75 0 110 62 110 151 0 125-65 152-104 152-40 0-108-16-141-71 33 7 60-14 60-49 0-34-23-52-50-52-23 0-52 14-52 54 0 83 85 143 185 143 112 0 195-83 195-177 0-75-58-145-151-166z">
            <text:p/>
          </draw:path>
          <draw:polygon draw:style-name="gr3" draw:text-style-name="P8" draw:layer="layout" svg:width="0.242cm" svg:height="2.193cm" svg:x="12.884cm" svg:y="3.219cm" svg:viewBox="0 0 243 2194" draw:points="191,2144 0,2144 0,2194 243,2194 243,0 0,0 0,50 191,50">
            <text:p/>
          </draw:polygon>
        </draw:g>
        <draw:g xml:id="id117" draw:id="id117">
          <svg:title>TexMaths</svg:title>
          <svg:desc>26§display§\left[ \frac{1}{3}, 1\right]§svg§600§FALSE§</svg:desc>
          <draw:polygon draw:style-name="gr2" draw:text-style-name="P7" draw:layer="layout" svg:width="2.182cm" svg:height="2.101cm" svg:x="21.379cm" svg:y="0.864cm" svg:viewBox="0 0 2183 2102" draw:points="1092,2102 0,2102 0,0 2183,0 2183,2102">
            <text:p/>
          </draw:polygon>
          <draw:polygon draw:style-name="gr3" draw:text-style-name="P8" draw:layer="layout" svg:width="0.242cm" svg:height="2.193cm" svg:x="21.562cm" svg:y="0.818cm" svg:viewBox="0 0 243 2194" draw:points="0,2194 243,2194 243,2144 50,2144 50,50 243,50 243,0 0,0">
            <text:p/>
          </draw:polygon>
          <draw:path draw:style-name="gr3" draw:text-style-name="P8" draw:layer="layout" svg:width="0.303cm" svg:height="0.61cm" svg:x="22.007cm" svg:y="0.916cm" svg:viewBox="0 0 304 611" svg:d="M189 23c0-21 0-23-21-23-58 58-139 58-168 58v29c19 0 73 0 121-25v477c0 33-2 43-86 43h-29v29c31-4 113-4 148-4 37 0 116 0 150 4v-29h-30c-83 0-85-10-85-43z">
            <text:p/>
          </draw:path>
          <draw:polygon draw:style-name="gr3" draw:text-style-name="P8" draw:layer="layout" svg:width="0.459cm" svg:height="0.039cm" svg:x="21.926cm" svg:y="1.895cm" svg:viewBox="0 0 460 40" draw:points="229,40 0,40 0,0 460,0 460,40">
            <text:p/>
          </draw:polygon>
          <draw:path draw:style-name="gr3" draw:text-style-name="P8" draw:layer="layout" svg:width="0.379cm" svg:height="0.629cm" svg:x="21.963cm" svg:y="2.161cm" svg:viewBox="0 0 380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5 152-104 152-40 0-108-16-141-71 33 7 60-14 60-49 0-34-23-52-50-52-23 0-52 14-52 54 0 83 85 143 185 143 112 0 195-83 195-177 0-75-58-145-151-166z">
            <text:p/>
          </draw:path>
          <draw:path draw:style-name="gr3" draw:text-style-name="P8" draw:layer="layout" svg:width="0.107cm" svg:height="0.274cm" svg:x="22.57cm" svg:y="2.045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8" draw:layer="layout" svg:width="0.303cm" svg:height="0.61cm" svg:x="22.978cm" svg:y="1.533cm" svg:viewBox="0 0 304 611" svg:d="M189 23c0-21 0-23-21-23-58 58-139 58-168 58v29c19 0 73 0 121-25v477c0 33-2 43-86 43h-29v29c31-4 113-4 148-4 37 0 116 0 150 4v-29h-30c-83 0-85-10-85-43z">
            <text:p/>
          </draw:path>
          <draw:polygon draw:style-name="gr3" draw:text-style-name="P8" draw:layer="layout" svg:width="0.242cm" svg:height="2.193cm" svg:x="23.367cm" svg:y="0.818cm" svg:viewBox="0 0 243 2194" draw:points="191,2144 0,2144 0,2194 243,2194 243,0 0,0 0,50 191,50">
            <text:p/>
          </draw:polygon>
        </draw:g>
        <draw:g xml:id="id119" draw:id="id119">
          <svg:title>TexMaths</svg:title>
          <svg:desc>28§display§f(x) = 3x + \frac{1}{3x}§svg§600§FALSE§</svg:desc>
          <draw:polygon draw:style-name="gr2" draw:text-style-name="P7" draw:layer="layout" svg:width="6.561cm" svg:height="1.922cm" svg:x="11.374cm" svg:y="5.659cm" svg:viewBox="0 0 6562 1923" draw:points="3280,1923 0,1923 0,0 6562,0 6562,1923">
            <text:p/>
          </draw:polygon>
          <draw:path draw:style-name="gr3" draw:text-style-name="P8" draw:layer="layout" svg:width="0.492cm" svg:height="0.898cm" svg:x="11.376cm" svg:y="6.238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3-54 58 0 45 43 70 85 70 54 0 92-58 110-96 34-63 56-182 56-189z">
            <text:p/>
          </draw:path>
          <draw:path draw:style-name="gr3" draw:text-style-name="P8" draw:layer="layout" svg:width="0.23cm" svg:height="0.985cm" svg:x="12.01cm" svg:y="6.193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8" draw:layer="layout" svg:width="0.492cm" svg:height="0.447cm" svg:x="12.324cm" svg:y="6.4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3 7-43 18-88z">
            <text:p/>
          </draw:path>
          <draw:path draw:style-name="gr3" draw:text-style-name="P8" draw:layer="layout" svg:width="0.23cm" svg:height="0.985cm" svg:x="12.913cm" svg:y="6.193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655cm" svg:height="0.232cm" svg:x="13.569cm" svg:y="6.5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4.593cm" svg:y="6.276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15.073cm" svg:y="6.49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3 7-43 18-88z">
            <text:p/>
          </draw:path>
          <draw:path draw:style-name="gr3" draw:text-style-name="P8" draw:layer="layout" svg:width="0.655cm" svg:height="0.658cm" svg:x="15.881cm" svg:y="6.35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26cm" svg:height="0.658cm" svg:x="17.297cm" svg:y="5.61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1.056cm" svg:height="0.042cm" svg:x="16.928cm" svg:y="6.666cm" svg:viewBox="0 0 1057 43" draw:points="529,43 0,43 0,0 1057,0 1057,43">
            <text:p/>
          </draw:polygon>
          <draw:path draw:style-name="gr3" draw:text-style-name="P8" draw:layer="layout" svg:width="0.409cm" svg:height="0.678cm" svg:x="16.97cm" svg:y="6.95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17.45cm" svg:y="7.1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3 7-43 18-88z">
            <text:p/>
          </draw:path>
        </draw:g>
        <draw:g xml:id="id120" draw:id="id120">
          <svg:title>TexMaths</svg:title>
          <svg:desc>28§display§\text {Diff.}  \ w. \ r. \ t. \ x.§svg§600§FALSE§</svg:desc>
          <draw:polygon draw:style-name="gr2" draw:text-style-name="P7" draw:layer="layout" svg:width="6.162cm" svg:height="0.606cm" svg:x="6.723cm" svg:y="8.114cm" svg:viewBox="0 0 6163 607" draw:points="3083,607 0,607 0,0 6163,0 6163,607">
            <text:p/>
          </draw:polygon>
          <draw:path draw:style-name="gr3" draw:text-style-name="P8" draw:layer="layout" svg:width="0.662cm" svg:height="0.673cm" svg:x="6.707cm" svg:y="8.0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8" draw:layer="layout" svg:width="0.212cm" svg:height="0.66cm" svg:x="7.457cm" svg:y="8.1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7.724cm" svg:y="8.0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8.358cm" svg:y="8.654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8.902cm" svg:y="8.3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9.689cm" svg:y="8.654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10.235cm" svg:y="8.3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10.708cm" svg:y="8.654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1.248cm" svg:y="8.1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1.665cm" svg:y="8.654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2.211cm" svg:y="8.3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107cm" svg:height="0.107cm" svg:x="12.829cm" svg:y="8.654cm" svg:viewBox="0 0 108 108" svg:d="M108 54c0-29-25-54-54-54s-54 25-54 54 25 54 54 54 54-25 54-54z">
            <text:p/>
          </draw:path>
        </draw:g>
        <draw:g xml:id="id121" draw:id="id121">
          <svg:title>TexMaths</svg:title>
          <svg:desc>26§display§f'(x) = 3 + \frac{1}{3}.\left( \frac{ -1}{x^2} \right)§svg§600§FALSE§</svg:desc>
          <draw:polygon draw:style-name="gr2" draw:text-style-name="P7" draw:layer="layout" svg:width="8.361cm" svg:height="2.101cm" svg:x="6.608cm" svg:y="9.711cm" svg:viewBox="0 0 8362 2102" draw:points="4181,2102 0,2102 0,0 8362,0 8362,2102">
            <text:p/>
          </draw:polygon>
          <draw:path draw:style-name="gr3" draw:text-style-name="P8" draw:layer="layout" svg:width="0.457cm" svg:height="0.833cm" svg:x="6.61cm" svg:y="10.34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8" draw:layer="layout" svg:width="0.161cm" svg:height="0.332cm" svg:x="7.138cm" svg:y="10.256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7.455cm" svg:y="10.306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7.746cm" svg:y="10.58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213cm" svg:height="0.914cm" svg:x="8.295cm" svg:y="10.3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608cm" svg:height="0.215cm" svg:x="8.902cm" svg:y="10.65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cm" svg:height="0.629cm" svg:x="9.855cm" svg:y="10.38cm" svg:viewBox="0 0 381 630" svg:d="M229 287c75-23 127-87 127-160 0-75-79-127-169-127-93 0-162 54-162 125 0 29 21 48 46 48 29 0 48-21 48-48 0-46-44-46-57-46 27-44 88-56 121-56 37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608cm" svg:height="0.61cm" svg:x="10.527cm" svg:y="10.457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8" draw:layer="layout" svg:width="0.303cm" svg:height="0.61cm" svg:x="11.582cm" svg:y="9.763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8" draw:layer="layout" svg:width="0.459cm" svg:height="0.039cm" svg:x="11.501cm" svg:y="10.742cm" svg:viewBox="0 0 460 40" draw:points="229,40 0,40 0,0 460,0 460,40">
            <text:p/>
          </draw:polygon>
          <draw:path draw:style-name="gr3" draw:text-style-name="P8" draw:layer="layout" svg:width="0.38cm" svg:height="0.629cm" svg:x="11.538cm" svg:y="11.008cm" svg:viewBox="0 0 381 630" svg:d="M229 287c75-23 127-87 127-160 0-75-79-127-169-127-93 0-162 54-162 125 0 29 21 48 46 48 29 0 48-21 48-48 0-46-44-46-57-46 27-44 88-56 121-56 37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099cm" svg:height="0.099cm" svg:x="12.145cm" svg:y="10.892cm" svg:viewBox="0 0 100 100" svg:d="M100 50c0-27-23-50-50-50s-50 23-50 50 23 50 50 50 50-23 50-50z">
            <text:p/>
          </draw:path>
          <draw:path draw:style-name="gr3" draw:text-style-name="P8" draw:layer="layout" svg:width="0.45cm" svg:height="2.193cm" svg:x="12.663cm" svg:y="9.665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559cm" svg:height="0.039cm" svg:x="13.331cm" svg:y="10.125cm" svg:viewBox="0 0 560 40" svg:d="M528 40c15 0 32 0 32-21 0-19-17-19-32-19h-497c-14 0-31 0-31 19 0 21 17 21 31 21z">
            <text:p/>
          </draw:path>
          <draw:path draw:style-name="gr3" draw:text-style-name="P8" draw:layer="layout" svg:width="0.303cm" svg:height="0.61cm" svg:x="14.047cm" svg:y="9.763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1.168cm" svg:height="0.039cm" svg:x="13.254cm" svg:y="10.742cm" svg:viewBox="0 0 1169 40" draw:points="585,40 0,40 0,0 1169,0 1169,40">
            <text:p/>
          </draw:polygon>
          <draw:path draw:style-name="gr3" draw:text-style-name="P8" draw:layer="layout" svg:width="0.457cm" svg:height="0.415cm" svg:x="13.4cm" svg:y="11.21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284cm" svg:height="0.425cm" svg:x="13.934cm" svg:y="10.92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cm" svg:height="2.193cm" svg:x="14.565cm" svg:y="9.665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</draw:g>
        <draw:g xml:id="id122" draw:id="id122">
          <svg:title>TexMaths</svg:title>
          <svg:desc>26§display§f'(x) = 3 - \frac{ 1 }{ 3x^2 }§svg§600§FALSE§</svg:desc>
          <draw:polygon draw:style-name="gr2" draw:text-style-name="P7" draw:layer="layout" svg:width="6.235cm" svg:height="1.784cm" svg:x="6.611cm" svg:y="12.413cm" svg:viewBox="0 0 6236 1785" draw:points="3118,1785 0,1785 0,0 6236,0 6236,1785">
            <text:p/>
          </draw:polygon>
          <draw:path draw:style-name="gr3" draw:text-style-name="P8" draw:layer="layout" svg:width="0.457cm" svg:height="0.833cm" svg:x="6.613cm" svg:y="12.9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8" draw:layer="layout" svg:width="0.161cm" svg:height="0.332cm" svg:x="7.141cm" svg:y="12.858cm" svg:viewBox="0 0 162 333" svg:d="M156 56c6-10 6-16 6-21 0-20-18-35-37-35-25 0-33 21-36 31l-85 279c-2 0-4 8-4 8 0 9 21 15 25 15s6 0 10-10z">
            <text:p/>
          </draw:path>
          <draw:path draw:style-name="gr3" draw:text-style-name="P8" draw:layer="layout" svg:width="0.213cm" svg:height="0.915cm" svg:x="7.458cm" svg:y="12.908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8" draw:layer="layout" svg:width="0.457cm" svg:height="0.415cm" svg:x="7.749cm" svg:y="13.191cm" svg:viewBox="0 0 458 416" svg:d="M281 129c4-25 25-108 89-108 6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8-118 148-141 0-9-9-9-11-9-8 0-10 2-12 9-30 100-94 120-123 120-35 0-50-29-50-60 0-21 6-40 17-81z">
            <text:p/>
          </draw:path>
          <draw:path draw:style-name="gr3" draw:text-style-name="P8" draw:layer="layout" svg:width="0.213cm" svg:height="0.915cm" svg:x="8.298cm" svg:y="12.90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608cm" svg:height="0.215cm" svg:x="8.905cm" svg:y="13.2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cm" svg:height="0.63cm" svg:x="9.858cm" svg:y="12.985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559cm" svg:height="0.039cm" svg:x="10.555cm" svg:y="13.347cm" svg:viewBox="0 0 560 40" svg:d="M528 40c15 0 32 0 32-21 0-19-17-19-32-19h-497c-14 0-31 0-31 19 0 21 17 21 31 21z">
            <text:p/>
          </draw:path>
          <draw:path draw:style-name="gr3" draw:text-style-name="P8" draw:layer="layout" svg:width="0.303cm" svg:height="0.611cm" svg:x="12.05cm" svg:y="12.367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1.391cm" svg:height="0.039cm" svg:x="11.503cm" svg:y="13.347cm" svg:viewBox="0 0 1392 40" draw:points="695,40 0,40 0,0 1392,0 1392,40">
            <text:p/>
          </draw:polygon>
          <draw:path draw:style-name="gr3" draw:text-style-name="P8" draw:layer="layout" svg:width="0.38cm" svg:height="0.63cm" svg:x="11.541cm" svg:y="13.613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57cm" svg:height="0.415cm" svg:x="11.986cm" svg:y="13.817cm" svg:viewBox="0 0 458 416" svg:d="M281 129c4-25 25-108 89-108 6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6-118 146-141 0-9-9-9-11-9-8 0-10 2-12 9-30 100-94 120-123 120-35 0-50-29-50-60 0-21 6-40 17-81z">
            <text:p/>
          </draw:path>
          <draw:path draw:style-name="gr3" draw:text-style-name="P8" draw:layer="layout" svg:width="0.284cm" svg:height="0.426cm" svg:x="12.523cm" svg:y="13.53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width" smil:values="width*0.05;width" smil:keyTimes="0;1"/>
                  <anim:animate smil:dur="0.5s" smil:fill="hold" smil:targetElement="id115" anim:sub-item="text" smil:attributeName="height" smil:values="height;height" smil:keyTimes="0;1"/>
                  <anim:animate smil:dur="0.5s" smil:fill="hold" smil:targetElement="id115" anim:sub-item="text" smil:attributeName="x" smil:values="x-.2;x" smil:keyTimes="0;1"/>
                  <anim:animate smil:dur="0.5s" smil:fill="hold" smil:targetElement="id115" anim:sub-item="text" smil:attributeName="y" smil:values="y;y" smil:keyTimes="0;1"/>
                  <anim:transitionFilter smil:dur="0.5s" smil:targetElement="id11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3T19">
        <office:forms form:automatic-focus="false" form:apply-design-mode="false"/>
        <draw:frame presentation:style-name="pr15" draw:text-style-name="P12" draw:layer="layout" svg:width="26.4cm" svg:height="14.372cm" svg:x="0.8cm" svg:y="0.628cm" presentation:class="title" presentation:user-transformed="true">
          <draw:text-box>
            <text:p xml:id="id123" text:id="id123" text:style-name="P5"><text:span text:style-name="T27"><text:tab/></text:span><text:span text:style-name="T27"><text:tab/></text:span><text:span text:style-name="T10"><text:line-break/></text:span><text:span text:style-name="T22"><text:tab/></text:span><text:span text:style-name="T22"> <text:s text:c="7"/></text:span><text:span text:style-name="T22">is increasing if <text:s text:c="17"/>and decreasing if </text:span><text:span text:style-name="T22"><text:line-break/></text:span><text:span text:style-name="T10"> <text:s/></text:span><text:span text:style-name="T27"><text:line-break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 <text:s text:c="37"/></text:span><text:span text:style-name="T10"><text:line-break/></text:span><text:span text:style-name="T10"> </text:span><text:span text:style-name="T10"><text:line-break/></text:span><text:span text:style-name="T10"/></text:p>
          </draw:text-box>
        </draw:frame>
        <draw:g xml:id="id124" draw:id="id124">
          <svg:title>TexMaths</svg:title>
          <svg:desc>28§display§f(x)§svg§600§FALSE§</svg:desc>
          <draw:polygon draw:style-name="gr2" draw:text-style-name="P7" draw:layer="layout" svg:width="1.72cm" svg:height="0.886cm" svg:x="1.966cm" svg:y="1.456cm" svg:viewBox="0 0 1721 887" draw:points="860,887 0,887 0,0 1721,0 1721,887">
            <text:p/>
          </draw:polygon>
          <draw:path draw:style-name="gr3" draw:text-style-name="P8" draw:layer="layout" svg:width="0.492cm" svg:height="0.898cm" svg:x="1.968cm" svg:y="1.45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8" draw:layer="layout" svg:width="0.23cm" svg:height="0.985cm" svg:x="2.602cm" svg:y="1.4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.916cm" svg:y="1.7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3.505cm" svg:y="1.40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5" draw:id="id125">
          <svg:title>TexMaths</svg:title>
          <svg:desc>26§display§f'(x) \ge 0§svg§600§FALSE§</svg:desc>
          <draw:polygon draw:style-name="gr2" draw:text-style-name="P7" draw:layer="layout" svg:width="3.583cm" svg:height="0.872cm" svg:x="10.17cm" svg:y="1.457cm" svg:viewBox="0 0 3584 873" draw:points="1793,873 0,873 0,0 3584,0 3584,873">
            <text:p/>
          </draw:polygon>
          <draw:path draw:style-name="gr3" draw:text-style-name="P8" draw:layer="layout" svg:width="0.457cm" svg:height="0.833cm" svg:x="10.172cm" svg:y="1.50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10.7cm" svg:y="1.411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11.017cm" svg:y="1.461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11.308cm" svg:y="1.74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213cm" svg:height="0.914cm" svg:x="11.857cm" svg:y="1.46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559cm" svg:height="0.708cm" svg:x="12.489cm" svg:y="1.565cm" svg:viewBox="0 0 560 709" svg:d="M543 285c12-4 17-10 17-19 0-10-2-14-17-21l-506-239c-14-6-16-6-18-6-11 0-19 8-19 19 0 10 8 14 17 21l482 224-480 227c-19 8-19 16-19 21 0 10 8 18 19 18 2 0 4 0 16-6zM528 709c15 0 32 0 32-19 0-18-19-18-32-18h-495c-14 0-33 0-33 18 0 19 17 19 31 19z">
            <text:p/>
          </draw:path>
          <draw:path draw:style-name="gr3" draw:text-style-name="P8" draw:layer="layout" svg:width="0.386cm" svg:height="0.629cm" svg:x="13.413cm" svg:y="1.538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126" draw:id="id126">
          <svg:title>TexMaths</svg:title>
          <svg:desc>26§display§f'(x) \le 0§svg§600§FALSE§</svg:desc>
          <draw:polygon draw:style-name="gr2" draw:text-style-name="P7" draw:layer="layout" svg:width="3.583cm" svg:height="0.872cm" svg:x="21.471cm" svg:y="1.457cm" svg:viewBox="0 0 3584 873" draw:points="1793,873 0,873 0,0 3584,0 3584,873">
            <text:p/>
          </draw:polygon>
          <draw:path draw:style-name="gr3" draw:text-style-name="P8" draw:layer="layout" svg:width="0.457cm" svg:height="0.833cm" svg:x="21.473cm" svg:y="1.50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22.001cm" svg:y="1.411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22.318cm" svg:y="1.461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22.609cm" svg:y="1.74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213cm" svg:height="0.914cm" svg:x="23.158cm" svg:y="1.46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559cm" svg:height="0.708cm" svg:x="23.79cm" svg:y="1.565cm" svg:viewBox="0 0 560 709" svg:d="M543 40c10-7 17-11 17-21 0-11-7-19-17-19-6 0-15 4-17 6l-507 239c-17 7-19 13-19 21 0 9 6 15 19 19l507 239c11 6 13 6 17 6 8 0 17-8 17-18 0-9-2-13-19-21l-479-225zM528 709c15 0 32 0 32-19 0-18-19-18-32-18h-495c-14 0-33 0-33 18 0 19 17 19 31 19z">
            <text:p/>
          </draw:path>
          <draw:path draw:style-name="gr3" draw:text-style-name="P8" draw:layer="layout" svg:width="0.386cm" svg:height="0.629cm" svg:x="24.714cm" svg:y="1.538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127" draw:id="id127">
          <svg:title>TexMaths</svg:title>
          <svg:desc>28§display§\text {(i)  Let, }\ x \in \left[ \frac{1}{3}, 1\right]§svg§600§FALSE§</svg:desc>
          <draw:polygon draw:style-name="gr2" draw:text-style-name="P7" draw:layer="layout" svg:width="7.849cm" svg:height="2.263cm" svg:x="2.072cm" svg:y="3.262cm" svg:viewBox="0 0 7850 2264" draw:points="3925,2264 0,2264 0,0 7850,0 7850,2264">
            <text:p/>
          </draw:polygon>
          <draw:path draw:style-name="gr3" draw:text-style-name="P8" draw:layer="layout" svg:width="0.23cm" svg:height="0.985cm" svg:x="2.119cm" svg:y="3.90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212cm" svg:height="0.66cm" svg:x="2.437cm" svg:y="3.98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23cm" svg:height="0.985cm" svg:x="2.735cm" svg:y="3.903cm" svg:viewBox="0 0 231 986" svg:d="M231 493c0-76-11-195-65-307-61-121-146-186-157-186-5 0-9 4-9 9 0 4 0 7 18 25 99 96 155 253 155 459 0 168-36 342-160 466-13 13-13 15-13 18 0 6 4 9 9 9 11 0 101-68 159-193 52-108 63-217 63-300z">
            <text:p/>
          </draw:path>
          <draw:path draw:style-name="gr3" draw:text-style-name="P8" draw:layer="layout" svg:width="0.541cm" svg:height="0.673cm" svg:x="3.423cm" svg:y="3.968cm" svg:viewBox="0 0 542 674" svg:d="M542 419h-24c-12 101-25 224-200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032cm" svg:y="4.199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4.46cm" svg:y="4.035cm" svg:viewBox="0 0 309 618" svg:d="M152 213h141v-32h-141v-181h-24c0 81-32 186-128 190v23h85v271c0 123 92 134 128 134 69 0 96-69 96-134v-56h-24v56c0 71-30 110-65 110-68 0-68-90-68-108z">
            <text:p/>
          </draw:path>
          <draw:path draw:style-name="gr3" draw:text-style-name="P8" draw:layer="layout" svg:width="0.116cm" svg:height="0.295cm" svg:x="4.911cm" svg:y="4.534cm" svg:viewBox="0 0 117 296" svg:d="M117 103c0-63-23-103-63-103-36 0-54 27-54 52 0 26 18 53 54 53 15 0 27-6 38-13l2-2c0 0 2 0 2 13 0 65-29 125-74 172-4 5-6 7-6 9 0 9 4 12 11 12 11 0 90-79 90-193z">
            <text:p/>
          </draw:path>
          <draw:path draw:style-name="gr3" draw:text-style-name="P8" draw:layer="layout" svg:width="0.492cm" svg:height="0.447cm" svg:x="5.784cm" svg:y="4.20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4 65 65 0 101-69 103-76 11 38 47 76 108 76 101 0 157-128 157-152 0-9-9-9-12-9-9 0-11 2-13 9-31 107-99 130-132 130-38 0-54-32-54-65 0-23 7-43 18-88z">
            <text:p/>
          </draw:path>
          <draw:path draw:style-name="gr3" draw:text-style-name="P8" draw:layer="layout" svg:width="0.494cm" svg:height="0.572cm" svg:x="6.672cm" svg:y="4.109cm" svg:viewBox="0 0 495 573" svg:d="M459 307c18 0 36 0 36-20s-18-20-36-20h-419c12-133 126-227 265-227h154c18 0 36 0 36-20s-18-20-36-20h-157c-168 0-302 128-302 287 0 156 134 286 302 286h157c18 0 36 0 36-20s-18-20-36-20h-154c-139 0-253-94-265-226z">
            <text:p/>
          </draw:path>
          <draw:polygon draw:style-name="gr3" draw:text-style-name="P8" draw:layer="layout" svg:width="0.261cm" svg:height="2.362cm" svg:x="7.767cm" svg:y="3.213cm" svg:viewBox="0 0 262 2363" draw:points="0,2363 262,2363 262,2309 54,2309 54,54 262,54 262,0 0,0">
            <text:p/>
          </draw:polygon>
          <draw:path draw:style-name="gr3" draw:text-style-name="P8" draw:layer="layout" svg:width="0.326cm" svg:height="0.658cm" svg:x="8.244cm" svg:y="3.31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8.157cm" svg:y="4.373cm" svg:viewBox="0 0 495 43" draw:points="246,43 0,43 0,0 495,0 495,43">
            <text:p/>
          </draw:polygon>
          <draw:path draw:style-name="gr3" draw:text-style-name="P8" draw:layer="layout" svg:width="0.409cm" svg:height="0.678cm" svg:x="8.2cm" svg:y="4.66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116cm" svg:height="0.295cm" svg:x="8.854cm" svg:y="4.534cm" svg:viewBox="0 0 117 296" svg:d="M117 103c0-65-25-103-63-103-34 0-54 25-54 52 0 26 20 53 54 53 11 0 24-4 33-13 5-2 5-2 7-2 0 0 2 0 2 13 0 74-36 134-69 166-11 11-11 13-11 15 0 9 4 12 11 12 11 0 90-76 90-193z">
            <text:p/>
          </draw:path>
          <draw:path draw:style-name="gr3" draw:text-style-name="P8" draw:layer="layout" svg:width="0.326cm" svg:height="0.658cm" svg:x="9.293cm" svg:y="3.98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261cm" svg:height="2.362cm" svg:x="9.712cm" svg:y="3.213cm" svg:viewBox="0 0 262 2363" draw:points="206,2309 0,2309 0,2363 262,2363 262,0 0,0 0,54 206,54">
            <text:p/>
          </draw:polygon>
        </draw:g>
        <draw:g xml:id="id128" draw:id="id128">
          <svg:title>TexMaths</svg:title>
          <svg:desc>28§display§\text {then }\ \frac{1}{3}  \le  x  \le  1§svg§600§FALSE§</svg:desc>
          <draw:polygon draw:style-name="gr2" draw:text-style-name="P7" draw:layer="layout" svg:width="6.8cm" svg:height="1.922cm" svg:x="10.606cm" svg:y="3.465cm" svg:viewBox="0 0 6801 1923" draw:points="3401,1923 0,1923 0,0 6801,0 6801,1923">
            <text:p/>
          </draw:polygon>
          <draw:path draw:style-name="gr3" draw:text-style-name="P8" draw:layer="layout" svg:width="0.31cm" svg:height="0.618cm" svg:x="10.575cm" svg:y="4.133cm" svg:viewBox="0 0 311 619" svg:d="M152 213h141v-31h-141v-182h-24c0 81-32 186-128 191v22h85v271c0 123 92 135 128 135 69 0 98-70 98-135v-56h-26v56c0 72-30 110-65 110-68 0-68-90-68-108z">
            <text:p/>
          </draw:path>
          <draw:path draw:style-name="gr3" draw:text-style-name="P8" draw:layer="layout" svg:width="0.496cm" svg:height="0.685cm" svg:x="10.972cm" svg:y="4.055cm" svg:viewBox="0 0 497 686" svg:d="M76 610c0 45-9 45-76 45v31c34-2 85-2 112-2 25 0 76 0 110 2v-31c-65 0-76 0-76-45v-182c0-103 69-157 132-157s74 54 74 110v229c0 45-11 45-76 45v31c33-2 85-2 112-2 24 0 76 0 109 2v-31c-51 0-76 0-76-30v-188c0-85 0-116-31-152-14-16-47-36-103-36-85 0-128 60-144 96v-345l-143 11v32c69 0 76 6 76 53z">
            <text:p/>
          </draw:path>
          <draw:path draw:style-name="gr3" draw:text-style-name="P8" draw:layer="layout" svg:width="0.382cm" svg:height="0.454cm" svg:x="11.514cm" svg:y="4.29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96cm" svg:height="0.436cm" svg:x="11.955cm" svg:y="4.304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26cm" svg:height="0.658cm" svg:x="13.333cm" svg:y="3.416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13.245cm" svg:y="4.472cm" svg:viewBox="0 0 495 43" draw:points="246,43 0,43 0,0 495,0 495,43">
            <text:p/>
          </draw:polygon>
          <draw:path draw:style-name="gr3" draw:text-style-name="P8" draw:layer="layout" svg:width="0.409cm" svg:height="0.678cm" svg:x="13.286cm" svg:y="4.75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763cm" svg:x="14.211cm" svg:y="4.1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92cm" svg:height="0.447cm" svg:x="15.197cm" svg:y="4.30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3 7-43 18-88z">
            <text:p/>
          </draw:path>
          <draw:path draw:style-name="gr3" draw:text-style-name="P8" draw:layer="layout" svg:width="0.602cm" svg:height="0.763cm" svg:x="16.086cm" svg:y="4.1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326cm" svg:height="0.658cm" svg:x="17.13cm" svg:y="4.082cm" svg:viewBox="0 0 327 659" svg:d="M204 25c0-23 0-25-25-25-60 63-148 63-179 63v31c20 0 78 0 130-27v514c0 35-2 47-92 47h-31v31c33-4 121-4 159-4 40 0 125 0 161 4v-31h-31c-90 0-92-12-92-47z">
            <text:p/>
          </draw:path>
        </draw:g>
        <draw:g xml:id="id129" draw:id="id129">
          <svg:title>TexMaths</svg:title>
          <svg:desc>28§display§\text {i.e. }\ \frac{1}{9}  \le  x^2  \le  1§svg§600§FALSE§</svg:desc>
          <draw:polygon draw:style-name="gr2" draw:text-style-name="P7" draw:layer="layout" svg:width="6.694cm" svg:height="1.922cm" svg:x="18.292cm" svg:y="3.566cm" svg:viewBox="0 0 6695 1923" draw:points="3346,1923 0,1923 0,0 6695,0 6695,1923">
            <text:p/>
          </draw:polygon>
          <draw:path draw:style-name="gr3" draw:text-style-name="P8" draw:layer="layout" svg:width="0.212cm" svg:height="0.66cm" svg:x="18.274cm" svg:y="4.181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18.601cm" svg:y="4.734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18.816cm" svg:y="4.398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19.311cm" svg:y="4.734cm" svg:viewBox="0 0 108 108" svg:d="M108 54c0-29-25-54-54-54s-54 25-54 54 25 54 54 54 54-25 54-54z">
            <text:p/>
          </draw:path>
          <draw:path draw:style-name="gr3" draw:text-style-name="P8" draw:layer="layout" svg:width="0.326cm" svg:height="0.658cm" svg:x="20.471cm" svg:y="3.517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20.384cm" svg:y="4.573cm" svg:viewBox="0 0 495 43" draw:points="246,43 0,43 0,0 495,0 495,43">
            <text:p/>
          </draw:polygon>
          <draw:path draw:style-name="gr3" draw:text-style-name="P8" draw:layer="layout" svg:width="0.409cm" svg:height="0.678cm" svg:x="20.424cm" svg:y="4.86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8" draw:layer="layout" svg:width="0.602cm" svg:height="0.763cm" svg:x="21.349cm" svg:y="4.212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92cm" svg:height="0.447cm" svg:x="22.335cm" svg:y="4.4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3 7-43 18-88z">
            <text:p/>
          </draw:path>
          <draw:path draw:style-name="gr3" draw:text-style-name="P8" draw:layer="layout" svg:width="0.306cm" svg:height="0.459cm" svg:x="22.91cm" svg:y="3.97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3cm" svg:x="23.665cm" svg:y="4.212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326cm" svg:height="0.658cm" svg:x="24.709cm" svg:y="4.183cm" svg:viewBox="0 0 327 659" svg:d="M204 25c0-23 0-25-25-25-60 63-148 63-179 63v31c20 0 78 0 130-27v514c0 35-2 47-92 47h-31v31c33-4 121-4 159-4 40 0 125 0 161 4v-31h-31c-90 0-92-12-92-47z">
            <text:p/>
          </draw:path>
        </draw:g>
        <draw:g xml:id="id133" draw:id="id133">
          <svg:title>TexMaths</svg:title>
          <svg:desc>28§display§\text {i.e. }\  3 \ge \frac{1}{3x^2}  \ge  \frac{1}{3}§svg§600§FALSE§</svg:desc>
          <draw:polygon draw:style-name="gr2" draw:text-style-name="P7" draw:layer="layout" svg:width="7.386cm" svg:height="1.922cm" svg:x="5.293cm" svg:y="8.467cm" svg:viewBox="0 0 7387 1923" draw:points="3692,1923 0,1923 0,0 7387,0 7387,1923">
            <text:p/>
          </draw:polygon>
          <draw:path draw:style-name="gr3" draw:text-style-name="P8" draw:layer="layout" svg:width="0.212cm" svg:height="0.66cm" svg:x="5.275cm" svg:y="9.08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5.602cm" svg:y="9.635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5.817cm" svg:y="9.299cm" svg:viewBox="0 0 383 455" svg:d="M83 195c7-148 90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6.312cm" svg:y="9.635cm" svg:viewBox="0 0 108 108" svg:d="M108 54c0-29-25-54-54-54s-54 25-54 54 25 54 54 54 54-25 54-54z">
            <text:p/>
          </draw:path>
          <draw:path draw:style-name="gr3" draw:text-style-name="P8" draw:layer="layout" svg:width="0.409cm" svg:height="0.678cm" svg:x="7.309cm" svg:y="9.084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763cm" svg:x="8.114cm" svg:y="9.113cm" svg:viewBox="0 0 603 764" svg:d="M585 307c13-4 18-11 18-20 0-11-3-16-18-22l-545-258c-15-7-18-7-20-7-13 0-20 9-20 20s7 16 18 23l520 242-518 244c-20 9-20 18-20 22 0 12 9 21 20 21 2 0 5 0 18-7zM569 764c16 0 34 0 34-20s-20-20-34-20h-533c-16 0-36 0-36 20s18 20 34 20z">
            <text:p/>
          </draw:path>
          <draw:path draw:style-name="gr3" draw:text-style-name="P8" draw:layer="layout" svg:width="0.326cm" svg:height="0.658cm" svg:x="9.778cm" svg:y="8.418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1.498cm" svg:height="0.042cm" svg:x="9.189cm" svg:y="9.474cm" svg:viewBox="0 0 1499 43" draw:points="748,43 0,43 0,0 1499,0 1499,43">
            <text:p/>
          </draw:polygon>
          <draw:path draw:style-name="gr3" draw:text-style-name="P8" draw:layer="layout" svg:width="0.409cm" svg:height="0.678cm" svg:x="9.232cm" svg:y="9.76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9.711cm" svg:y="9.98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4 0 160-127 160-152 0-9-9-9-12-9-9 0-11 2-13 9-34 108-101 130-132 130-38 0-54-31-54-65 0-23 7-43 18-88z">
            <text:p/>
          </draw:path>
          <draw:path draw:style-name="gr3" draw:text-style-name="P8" draw:layer="layout" svg:width="0.306cm" svg:height="0.459cm" svg:x="10.287cm" svg:y="9.67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3cm" svg:x="11.158cm" svg:y="9.113cm" svg:viewBox="0 0 603 764" svg:d="M585 307c13-4 18-11 18-20 0-11-3-16-18-22l-545-258c-15-7-18-7-20-7-13 0-20 9-20 20s7 16 18 23l520 242-518 244c-20 9-20 18-20 22 0 12 9 21 20 21 2 0 5 0 18-7zM569 764c16 0 34 0 34-20s-20-20-34-20h-533c-16 0-36 0-36 20s18 20 34 20z">
            <text:p/>
          </draw:path>
          <draw:path draw:style-name="gr3" draw:text-style-name="P8" draw:layer="layout" svg:width="0.326cm" svg:height="0.658cm" svg:x="12.321cm" svg:y="8.418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12.234cm" svg:y="9.474cm" svg:viewBox="0 0 495 43" draw:points="246,43 0,43 0,0 495,0 495,43">
            <text:p/>
          </draw:polygon>
          <draw:path draw:style-name="gr3" draw:text-style-name="P8" draw:layer="layout" svg:width="0.409cm" svg:height="0.678cm" svg:x="12.276cm" svg:y="9.76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35" draw:id="id135">
          <svg:title>TexMaths</svg:title>
          <svg:desc>28§display§\text {i.e. } - 3  \le - \frac{1}{3x^2}  \le  - \frac{1}{3}§svg§600§FALSE§</svg:desc>
          <draw:polygon draw:style-name="gr2" draw:text-style-name="P7" draw:layer="layout" svg:width="9.791cm" svg:height="1.922cm" svg:x="2.995cm" svg:y="11.167cm" svg:viewBox="0 0 9792 1923" draw:points="4895,1923 0,1923 0,0 9792,0 9792,1923">
            <text:p/>
          </draw:polygon>
          <draw:path draw:style-name="gr3" draw:text-style-name="P8" draw:layer="layout" svg:width="0.212cm" svg:height="0.66cm" svg:x="2.977cm" svg:y="11.78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3.304cm" svg:y="12.335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3.519cm" svg:y="11.999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4.014cm" svg:y="12.335cm" svg:viewBox="0 0 108 108" svg:d="M108 54c0-29-25-54-54-54s-54 25-54 54 25 54 54 54 54-25 54-54z">
            <text:p/>
          </draw:path>
          <draw:path draw:style-name="gr3" draw:text-style-name="P8" draw:layer="layout" svg:width="0.602cm" svg:height="0.042cm" svg:x="4.942cm" svg:y="12.174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5.885cm" svg:y="11.784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763cm" svg:x="6.691cm" svg:y="11.813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602cm" svg:height="0.042cm" svg:x="7.728cm" svg:y="12.174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9.122cm" svg:y="11.118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1.498cm" svg:height="0.042cm" svg:x="8.53cm" svg:y="12.174cm" svg:viewBox="0 0 1499 43" draw:points="748,43 0,43 0,0 1499,0 1499,43">
            <text:p/>
          </draw:polygon>
          <draw:path draw:style-name="gr3" draw:text-style-name="P8" draw:layer="layout" svg:width="0.409cm" svg:height="0.678cm" svg:x="8.573cm" svg:y="12.46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9.052cm" svg:y="12.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8-9-11-9-9 0-11 2-13 9-32 108-101 130-132 130-38 0-54-31-54-65 0-23 7-43 18-88z">
            <text:p/>
          </draw:path>
          <draw:path draw:style-name="gr3" draw:text-style-name="P8" draw:layer="layout" svg:width="0.306cm" svg:height="0.459cm" svg:x="9.63cm" svg:y="12.37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3cm" svg:x="10.499cm" svg:y="11.813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602cm" svg:height="0.042cm" svg:x="11.539cm" svg:y="12.174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2.428cm" svg:y="11.118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12.341cm" svg:y="12.174cm" svg:viewBox="0 0 495 43" draw:points="246,43 0,43 0,0 495,0 495,43">
            <text:p/>
          </draw:polygon>
          <draw:path draw:style-name="gr3" draw:text-style-name="P8" draw:layer="layout" svg:width="0.409cm" svg:height="0.678cm" svg:x="12.383cm" svg:y="12.46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31" draw:id="id131">
          <svg:title>TexMaths</svg:title>
          <svg:desc>28§display§\text {i.e. }\ \frac{1}{3}  \le  3x^2  \le  3§svg§600§FALSE§</svg:desc>
          <draw:polygon draw:style-name="gr2" draw:text-style-name="P7" draw:layer="layout" svg:width="7.223cm" svg:height="1.922cm" svg:x="5.293cm" svg:y="6.065cm" svg:viewBox="0 0 7224 1923" draw:points="3613,1923 0,1923 0,0 7224,0 7224,1923">
            <text:p/>
          </draw:polygon>
          <draw:path draw:style-name="gr3" draw:text-style-name="P8" draw:layer="layout" svg:width="0.212cm" svg:height="0.66cm" svg:x="5.275cm" svg:y="6.6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5.602cm" svg:y="7.233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5.817cm" svg:y="6.89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6.312cm" svg:y="7.233cm" svg:viewBox="0 0 108 108" svg:d="M108 54c0-29-25-54-54-54s-54 25-54 54 25 54 54 54 54-25 54-54z">
            <text:p/>
          </draw:path>
          <draw:path draw:style-name="gr3" draw:text-style-name="P8" draw:layer="layout" svg:width="0.326cm" svg:height="0.658cm" svg:x="7.472cm" svg:y="6.016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7.385cm" svg:y="7.072cm" svg:viewBox="0 0 495 43" draw:points="246,43 0,43 0,0 495,0 495,43">
            <text:p/>
          </draw:polygon>
          <draw:path draw:style-name="gr3" draw:text-style-name="P8" draw:layer="layout" svg:width="0.409cm" svg:height="0.678cm" svg:x="7.425cm" svg:y="7.35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763cm" svg:x="8.35cm" svg:y="6.7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9.347cm" svg:y="6.68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9.827cm" svg:y="6.90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3 7-43 18-88z">
            <text:p/>
          </draw:path>
          <draw:path draw:style-name="gr3" draw:text-style-name="P8" draw:layer="layout" svg:width="0.306cm" svg:height="0.459cm" svg:x="10.404cm" svg:y="6.47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3cm" svg:x="11.157cm" svg:y="6.7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12.156cm" svg:y="6.682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30" draw:id="id130">
          <svg:title>TexMaths</svg:title>
          <svg:desc>24§display§\text {[ Multiplying throughout by 3 ]}§svg§600§FALSE§</svg:desc>
          <draw:polygon draw:style-name="gr2" draw:text-style-name="P7" draw:layer="layout" svg:width="11.441cm" svg:height="0.759cm" svg:x="15.176cm" svg:y="6.659cm" svg:viewBox="0 0 11442 760" draw:points="5720,760 0,760 0,0 11442,0 11442,760">
            <text:p/>
          </draw:polygon>
          <draw:polygon draw:style-name="gr3" draw:text-style-name="P8" draw:layer="layout" svg:width="0.116cm" svg:height="0.844cm" svg:x="15.234cm" svg:y="6.617cm" svg:viewBox="0 0 117 845" draw:points="117,845 117,812 35,812 35,35 117,35 117,0 0,0 0,845">
            <text:p/>
          </draw:polygon>
          <draw:path draw:style-name="gr3" draw:text-style-name="P8" draw:layer="layout" svg:width="0.711cm" svg:height="0.577cm" svg:x="15.681cm" svg:y="6.673cm" svg:viewBox="0 0 712 578" svg:d="M173 19c-8-19-10-19-31-19h-142v27h21c63 0 65 9 65 38v425c0 23 0 61-86 61v27c29 0 71-2 100-2 27 0 69 2 98 2v-27c-87 0-87-38-87-61v-457l204 526c6 11 9 19 17 19 10 0 12-6 16-15l207-536h2v486c0 30-2 38-67 38h-22v27c33-2 91-2 123-2 33 0 91 0 121 2v-27h-21c-65 0-65-8-65-38v-448c0-29 0-38 65-38h21v-27h-144c-21 0-21 0-27 15l-186 479z">
            <text:p/>
          </draw:path>
          <draw:path draw:style-name="gr3" draw:text-style-name="P8" draw:layer="layout" svg:width="0.425cm" svg:height="0.383cm" svg:x="16.449cm" svg:y="6.876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189cm" svg:height="0.587cm" svg:x="16.919cm" svg:y="6.665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264cm" svg:height="0.529cm" svg:x="17.142cm" svg:y="6.7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17.482cm" svg:y="6.68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8cm" svg:height="0.537cm" svg:x="17.711cm" svg:y="6.876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189cm" svg:height="0.587cm" svg:x="18.185cm" svg:y="6.665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14cm" svg:height="0.537cm" svg:x="18.407cm" svg:y="6.886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8" draw:layer="layout" svg:width="0.181cm" svg:height="0.566cm" svg:x="18.864cm" svg:y="6.68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9.097cm" svg:y="6.87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9.563cm" svg:y="6.867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264cm" svg:height="0.529cm" svg:x="20.258cm" svg:y="6.7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0.596cm" svg:y="6.66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85cm" svg:height="0.373cm" svg:x="21.063cm" svg:y="6.87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1.393cm" svg:y="6.8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1.818cm" svg:y="6.876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7cm" svg:height="0.558cm" svg:x="22.282cm" svg:y="6.867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425cm" svg:height="0.587cm" svg:x="22.708cm" svg:y="6.66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3.173cm" svg:y="6.8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3.599cm" svg:y="6.876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4.056cm" svg:y="6.7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18cm" svg:height="0.596cm" svg:x="24.673cm" svg:y="6.665cm" svg:viewBox="0 0 419 597" svg:d="M123 269v-269l-123 10v26c60 0 65 6 65 47v505h21c2-2 8-14 31-52 14 19 48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414cm" svg:height="0.537cm" svg:x="25.11cm" svg:y="6.886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8" draw:layer="layout" svg:width="0.35cm" svg:height="0.581cm" svg:x="25.855cm" svg:y="6.6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8" draw:layer="layout" svg:width="0.116cm" svg:height="0.844cm" svg:x="26.543cm" svg:y="6.617cm" svg:viewBox="0 0 117 845" draw:points="117,0 0,0 0,35 83,35 83,812 0,812 0,845 117,845">
            <text:p/>
          </draw:polygon>
        </draw:g>
        <draw:g xml:id="id132" draw:id="id132">
          <svg:title>TexMaths</svg:title>
          <svg:desc>24§display§\text {[ Taking the reciprocal throughout ]}§svg§600§FALSE§</svg:desc>
          <draw:polygon draw:style-name="gr2" draw:text-style-name="P7" draw:layer="layout" svg:width="13.109cm" svg:height="0.759cm" svg:x="13.576cm" svg:y="8.861cm" svg:viewBox="0 0 13110 760" draw:points="6555,760 0,760 0,0 13110,0 13110,760">
            <text:p/>
          </draw:polygon>
          <draw:polygon draw:style-name="gr3" draw:text-style-name="P8" draw:layer="layout" svg:width="0.116cm" svg:height="0.844cm" svg:x="13.634cm" svg:y="8.819cm" svg:viewBox="0 0 117 845" draw:points="117,845 117,812 35,812 35,35 117,35 117,0 0,0 0,845">
            <text:p/>
          </draw:polygon>
          <draw:path draw:style-name="gr3" draw:text-style-name="P8" draw:layer="layout" svg:width="0.548cm" svg:height="0.571cm" svg:x="14.079cm" svg:y="8.88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8" draw:layer="layout" svg:width="0.381cm" svg:height="0.389cm" svg:x="14.624cm" svg:y="9.07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08cm" svg:height="0.587cm" svg:x="15.033cm" svg:y="8.867cm" svg:viewBox="0 0 409 588" svg:d="M65 522c0 39-7 39-65 39v27c29-2 67-2 92-2s60 0 94 2v-27c-57 0-67 0-67-39v-86l54-46c65 88 102 136 102 152 0 15-14 19-31 19v27c23-2 75-2 92-2 25 0 48 0 73 2v-27c-31 0-50 0-83-44l-107-152c0-2-4-8-4-10 0-4 60-53 67-61 54-42 90-44 108-44v-27c-25 2-35 2-60 2-30 0-82-2-94-2v27c16 0 25 9 25 21 0 15-13 27-19 32l-119 104v-407l-123 10v26c60 0 65 6 65 47z">
            <text:p/>
          </draw:path>
          <draw:path draw:style-name="gr3" draw:text-style-name="P8" draw:layer="layout" svg:width="0.181cm" svg:height="0.566cm" svg:x="15.483cm" svg:y="8.88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5.717cm" svg:y="9.0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6.181cm" svg:y="9.06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264cm" svg:height="0.529cm" svg:x="16.876cm" svg:y="8.93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7.216cm" svg:y="8.86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7.681cm" svg:y="9.07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18.338cm" svg:y="9.0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8.668cm" svg:y="9.07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19.048cm" svg:y="9.07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81cm" svg:height="0.566cm" svg:x="19.422cm" svg:y="8.88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8cm" svg:height="0.537cm" svg:x="19.651cm" svg:y="9.078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285cm" svg:height="0.373cm" svg:x="20.119cm" svg:y="9.0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0.452cm" svg:y="9.07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322cm" svg:height="0.389cm" svg:x="20.901cm" svg:y="9.07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81cm" svg:height="0.389cm" svg:x="21.283cm" svg:y="9.07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89cm" svg:height="0.587cm" svg:x="21.698cm" svg:y="8.86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266cm" svg:height="0.529cm" svg:x="22.201cm" svg:y="8.93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22.539cm" svg:y="8.86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85cm" svg:height="0.373cm" svg:x="23.005cm" svg:y="9.0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3.335cm" svg:y="9.07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3.76cm" svg:y="9.078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7cm" svg:height="0.558cm" svg:x="24.226cm" svg:y="9.06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425cm" svg:height="0.587cm" svg:x="24.651cm" svg:y="8.86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5.115cm" svg:y="9.07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425cm" svg:height="0.383cm" svg:x="25.541cm" svg:y="9.078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5.998cm" svg:y="8.932cm" svg:viewBox="0 0 265 530" svg:d="M131 182h121v-26h-121v-156h-22c0 69-26 159-109 163v19h73v233c0 105 79 115 109 115 60 0 83-59 83-115v-48h-21v48c0 61-25 94-56 94-57 0-57-77-57-92z">
            <text:p/>
          </draw:path>
          <draw:polygon draw:style-name="gr3" draw:text-style-name="P8" draw:layer="layout" svg:width="0.116cm" svg:height="0.844cm" svg:x="26.611cm" svg:y="8.819cm" svg:viewBox="0 0 117 845" draw:points="117,0 0,0 0,35 83,35 83,812 0,812 0,845 117,845">
            <text:p/>
          </draw:polygon>
        </draw:g>
        <draw:g xml:id="id136" draw:id="id136">
          <svg:title>TexMaths</svg:title>
          <svg:desc>24§display§\text {[ Multiplying throughout by  -1 ]}§svg§600§FALSE§</svg:desc>
          <draw:polygon draw:style-name="gr2" draw:text-style-name="P7" draw:layer="layout" svg:width="11.722cm" svg:height="0.76cm" svg:x="14.976cm" svg:y="11.763cm" svg:viewBox="0 0 11723 761" draw:points="5862,761 0,761 0,0 11723,0 11723,761">
            <text:p/>
          </draw:polygon>
          <draw:polygon draw:style-name="gr3" draw:text-style-name="P8" draw:layer="layout" svg:width="0.116cm" svg:height="0.844cm" svg:x="15.034cm" svg:y="11.721cm" svg:viewBox="0 0 117 845" draw:points="117,845 117,812 35,812 35,35 117,35 117,0 0,0 0,845">
            <text:p/>
          </draw:polygon>
          <draw:path draw:style-name="gr3" draw:text-style-name="P8" draw:layer="layout" svg:width="0.711cm" svg:height="0.577cm" svg:x="15.481cm" svg:y="11.777cm" svg:viewBox="0 0 712 578" svg:d="M173 19c-8-19-10-19-31-19h-142v27h21c63 0 65 9 65 38v425c0 23 0 61-86 61v27c29 0 71-2 100-2 27 0 69 2 98 2v-27c-87 0-87-38-87-61v-457l204 526c6 11 10 19 17 19 10 0 12-6 16-15l207-536h2v486c0 30-2 38-67 38h-21v27c32-2 90-2 122-2 33 0 91 0 121 2v-27h-21c-65 0-65-8-65-38v-448c0-29 0-38 65-38h21v-27h-144c-21 0-21 0-27 15l-186 479z">
            <text:p/>
          </draw:path>
          <draw:path draw:style-name="gr3" draw:text-style-name="P8" draw:layer="layout" svg:width="0.425cm" svg:height="0.383cm" svg:x="16.249cm" svg:y="11.98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189cm" svg:height="0.587cm" svg:x="16.72cm" svg:y="11.769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264cm" svg:height="0.529cm" svg:x="16.942cm" svg:y="11.83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17.282cm" svg:y="11.7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8cm" svg:height="0.537cm" svg:x="17.511cm" svg:y="11.98cm" svg:viewBox="0 0 419 538" svg:d="M123 56v-56l-123 10v26c60 0 65 4 65 43v395c0 39-7 39-65 39v25c29 0 73-2 94-2 23 0 67 2 96 2v-25c-56 0-65 0-65-39v-142-7c4 13 40 59 104 59 101 0 190-82 190-192 0-107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189cm" svg:height="0.587cm" svg:x="17.985cm" svg:y="11.769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14cm" svg:height="0.537cm" svg:x="18.208cm" svg:y="11.99cm" svg:viewBox="0 0 415 538" svg:d="M336 81c21-54 65-54 79-54v-27c-19 2-44 2-64 2-15 0-55-2-74-2v27c26 0 40 15 40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8" draw:layer="layout" svg:width="0.181cm" svg:height="0.566cm" svg:x="18.665cm" svg:y="11.7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8.897cm" svg:y="11.9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9.364cm" svg:y="11.971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264cm" svg:height="0.529cm" svg:x="20.059cm" svg:y="11.83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0.397cm" svg:y="11.76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85cm" svg:height="0.373cm" svg:x="20.863cm" svg:y="11.98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8" draw:layer="layout" svg:width="0.375cm" svg:height="0.389cm" svg:x="21.194cm" svg:y="11.97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1.618cm" svg:y="11.98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7cm" svg:height="0.558cm" svg:x="22.083cm" svg:y="11.971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425cm" svg:height="0.587cm" svg:x="22.509cm" svg:y="11.76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2.974cm" svg:y="11.97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3.4cm" svg:y="11.98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3.857cm" svg:y="11.83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18cm" svg:height="0.596cm" svg:x="24.473cm" svg:y="11.769cm" svg:viewBox="0 0 419 597" svg:d="M123 269v-269l-123 10v26c60 0 65 6 65 47v505h21c2-2 8-14 31-52 14 19 48 61 112 61 101 0 190-82 190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414cm" svg:height="0.537cm" svg:x="24.911cm" svg:y="11.99cm" svg:viewBox="0 0 415 538" svg:d="M336 81c21-54 65-54 79-54v-27c-19 2-44 2-64 2-15 0-55-2-74-2v27c26 0 40 15 40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8" draw:layer="layout" svg:width="0.224cm" svg:height="0.049cm" svg:x="25.631cm" svg:y="12.147cm" svg:viewBox="0 0 225 50" draw:points="225,50 225,0 0,0 0,50">
            <text:p/>
          </draw:polygon>
          <draw:path draw:style-name="gr3" draw:text-style-name="P8" draw:layer="layout" svg:width="0.279cm" svg:height="0.564cm" svg:x="25.979cm" svg:y="11.792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0.116cm" svg:height="0.844cm" svg:x="26.624cm" svg:y="11.721cm" svg:viewBox="0 0 117 845" draw:points="117,0 0,0 0,35 83,35 83,812 0,812 0,845 117,845">
            <text:p/>
          </draw:polygon>
        </draw:g>
        <draw:g xml:id="id134" draw:id="id134">
          <svg:title>TexMaths</svg:title>
          <svg:desc>24§display§\text {[ Note this step carefully ]}§svg§600§FALSE§</svg:desc>
          <draw:polygon draw:style-name="gr2" draw:text-style-name="P7" draw:layer="layout" svg:width="9.456cm" svg:height="0.76cm" svg:x="17.177cm" svg:y="9.963cm" svg:viewBox="0 0 9457 761" draw:points="4728,761 0,761 0,0 9457,0 9457,761">
            <text:p/>
          </draw:polygon>
          <draw:polygon draw:style-name="gr3" draw:text-style-name="P8" draw:layer="layout" svg:width="0.116cm" svg:height="0.844cm" svg:x="17.235cm" svg:y="9.921cm" svg:viewBox="0 0 117 845" draw:points="117,845 117,812 35,812 35,35 117,35 117,0 0,0 0,845">
            <text:p/>
          </draw:polygon>
          <draw:path draw:style-name="gr3" draw:text-style-name="P8" draw:layer="layout" svg:width="0.577cm" svg:height="0.577cm" svg:x="17.678cm" svg:y="9.977cm" svg:viewBox="0 0 578 578" svg:d="M169 12c-8-12-10-12-25-12h-144v27h25c11 0 29 0 42 2 19 2 19 2 19 19v442c0 23 0 61-86 61v27c29 0 71-2 100-2 27 0 69 2 98 2v-27c-87 0-87-38-87-61v-440c4 4 4 4 8 10l346 507c7 11 7 11 13 11 13 0 13-6 13-21v-469c0-23 0-61 87-61v-27c-29 0-71 2-100 2-27 0-69-2-98-2v27c87 0 87 38 87 61v363z">
            <text:p/>
          </draw:path>
          <draw:path draw:style-name="gr3" draw:text-style-name="P8" draw:layer="layout" svg:width="0.375cm" svg:height="0.389cm" svg:x="18.306cm" svg:y="10.17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8.72cm" svg:y="10.034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19.056cm" svg:y="10.1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19.705cm" svg:y="10.034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20.043cm" svg:y="9.96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181cm" svg:height="0.566cm" svg:x="20.514cm" svg:y="9.9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20.748cm" svg:y="10.176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77cm" svg:height="0.389cm" svg:x="21.36cm" svg:y="10.176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6cm" svg:height="0.529cm" svg:x="21.681cm" svg:y="10.034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22.017cm" svg:y="10.1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22.393cm" svg:y="10.18cm" svg:viewBox="0 0 419 538" svg:d="M123 56v-56l-123 10v26c60 0 65 4 65 43v395c0 39-7 39-65 39v25c29 0 73-2 94-2 23 0 67 2 96 2v-25c-56 0-65 0-65-39v-142-7c4 13 40 59 103 59 102 0 191-82 191-192 0-107-83-192-179-192-65 0-102 36-117 56zM125 278v-190c25-42 65-67 109-67 62 0 113 75 113 171 0 102-59 173-122 173-33 0-66-17-89-52-11-17-11-19-11-35z">
            <text:p/>
          </draw:path>
          <draw:path draw:style-name="gr3" draw:text-style-name="P8" draw:layer="layout" svg:width="0.322cm" svg:height="0.389cm" svg:x="23.147cm" svg:y="10.176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81cm" svg:height="0.389cm" svg:x="23.528cm" svg:y="10.176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23.938cm" svg:y="10.1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24.269cm" svg:y="10.1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4cm" svg:height="0.596cm" svg:x="24.649cm" svg:y="9.959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8" draw:layer="layout" svg:width="0.425cm" svg:height="0.383cm" svg:x="24.904cm" svg:y="10.18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9cm" svg:height="0.587cm" svg:x="25.374cm" svg:y="9.969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9cm" svg:height="0.587cm" svg:x="25.609cm" svg:y="9.969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14cm" svg:height="0.537cm" svg:x="25.831cm" svg:y="10.19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8" draw:layer="layout" svg:width="0.116cm" svg:height="0.844cm" svg:x="26.559cm" svg:y="9.921cm" svg:viewBox="0 0 117 845" draw:points="117,0 0,0 0,35 83,35 83,812 0,812 0,845 117,845">
            <text:p/>
          </draw:polygon>
        </draw:g>
        <draw:g xml:id="id137" draw:id="id137">
          <svg:title>TexMaths</svg:title>
          <svg:desc>24§display§\text {[ Note this step again carefully ]}§svg§600§FALSE§</svg:desc>
          <draw:polygon draw:style-name="gr2" draw:text-style-name="P7" draw:layer="layout" svg:width="11.707cm" svg:height="0.76cm" svg:x="15.078cm" svg:y="12.865cm" svg:viewBox="0 0 11708 761" draw:points="5854,761 0,761 0,0 11708,0 11708,761">
            <text:p/>
          </draw:polygon>
          <draw:polygon draw:style-name="gr3" draw:text-style-name="P8" draw:layer="layout" svg:width="0.116cm" svg:height="0.844cm" svg:x="15.136cm" svg:y="12.823cm" svg:viewBox="0 0 117 845" draw:points="117,845 117,812 35,812 35,35 117,35 117,0 0,0 0,845">
            <text:p/>
          </draw:polygon>
          <draw:path draw:style-name="gr3" draw:text-style-name="P8" draw:layer="layout" svg:width="0.577cm" svg:height="0.577cm" svg:x="15.579cm" svg:y="12.879cm" svg:viewBox="0 0 578 578" svg:d="M169 12c-8-12-10-12-25-12h-144v27h25c11 0 29 0 42 2 19 2 19 2 19 19v442c0 23 0 61-86 61v27c29 0 71-2 100-2 27 0 69 2 98 2v-27c-87 0-87-38-87-61v-440c4 4 4 4 8 10l346 507c7 11 7 11 13 11 14 0 14-6 14-21v-469c0-23 0-61 86-61v-27c-29 0-71 2-100 2-27 0-69-2-98-2v27c87 0 87 38 87 61v363z">
            <text:p/>
          </draw:path>
          <draw:path draw:style-name="gr3" draw:text-style-name="P8" draw:layer="layout" svg:width="0.375cm" svg:height="0.389cm" svg:x="16.207cm" svg:y="13.07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6.622cm" svg:y="12.93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16.958cm" svg:y="13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17.607cm" svg:y="12.93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17.944cm" svg:y="12.87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181cm" svg:height="0.566cm" svg:x="18.415cm" svg:y="12.8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8.649cm" svg:y="13.0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77cm" svg:height="0.389cm" svg:x="19.262cm" svg:y="13.0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6cm" svg:height="0.529cm" svg:x="19.582cm" svg:y="12.93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19.918cm" svg:y="13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20.294cm" svg:y="13.082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381cm" svg:height="0.389cm" svg:x="21.055cm" svg:y="13.078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87cm" svg:height="0.558cm" svg:x="21.466cm" svg:y="13.073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81cm" svg:height="0.389cm" svg:x="21.9cm" svg:y="13.07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81cm" svg:height="0.566cm" svg:x="22.312cm" svg:y="12.8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2.547cm" svg:y="13.08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22cm" svg:height="0.389cm" svg:x="23.297cm" svg:y="13.07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81cm" svg:height="0.389cm" svg:x="23.679cm" svg:y="13.078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24.09cm" svg:y="13.08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24.42cm" svg:y="13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4cm" svg:height="0.596cm" svg:x="24.799cm" svg:y="12.861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8" draw:layer="layout" svg:width="0.425cm" svg:height="0.383cm" svg:x="25.056cm" svg:y="13.08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9cm" svg:height="0.587cm" svg:x="25.524cm" svg:y="12.871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9cm" svg:height="0.587cm" svg:x="25.759cm" svg:y="12.871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14cm" svg:height="0.537cm" svg:x="25.981cm" svg:y="13.09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8" draw:layer="layout" svg:width="0.116cm" svg:height="0.844cm" svg:x="26.711cm" svg:y="12.823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width" smil:values="width*0.05;width" smil:keyTimes="0;1"/>
                  <anim:animate smil:dur="0.5s" smil:fill="hold" smil:targetElement="id123" anim:sub-item="text" smil:attributeName="height" smil:values="height;height" smil:keyTimes="0;1"/>
                  <anim:animate smil:dur="0.5s" smil:fill="hold" smil:targetElement="id123" anim:sub-item="text" smil:attributeName="x" smil:values="x-.2;x" smil:keyTimes="0;1"/>
                  <anim:animate smil:dur="0.5s" smil:fill="hold" smil:targetElement="id123" anim:sub-item="text" smil:attributeName="y" smil:values="y;y" smil:keyTimes="0;1"/>
                  <anim:transitionFilter smil:dur="0.5s" smil:targetElement="id12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0;width" smil:keyTimes="0;1"/>
                  <anim:animate smil:dur="0.5s" smil:fill="hold" smil:targetElement="id134" smil:attributeName="height" smil:values="0;height" smil:keyTimes="0;1"/>
                  <anim:transitionFilter smil:dur="0.5s" smil:targetElement="id134" smil:type="fade" smil:subtype="crossfade"/>
                </anim:par>
              </anim:par>
              <anim:par smil:begin="0.5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0;width" smil:keyTimes="0;1"/>
                  <anim:animate smil:dur="0.5s" smil:fill="hold" smil:targetElement="id134" smil:attributeName="height" smil:values="0;height" smil:keyTimes="0;1"/>
                  <anim:transitionFilter smil:dur="0.5s" smil:targetElement="id134" smil:type="fade" smil:subtype="crossfade"/>
                </anim:par>
              </anim:par>
              <anim:par smil:begin="2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0;width" smil:keyTimes="0;1"/>
                  <anim:animate smil:dur="0.5s" smil:fill="hold" smil:targetElement="id134" smil:attributeName="height" smil:values="0;height" smil:keyTimes="0;1"/>
                  <anim:transitionFilter smil:dur="0.5s" smil:targetElement="id1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0;width" smil:keyTimes="0;1"/>
                  <anim:animate smil:dur="0.5s" smil:fill="hold" smil:targetElement="id137" smil:attributeName="height" smil:values="0;height" smil:keyTimes="0;1"/>
                  <anim:transitionFilter smil:dur="0.5s" smil:targetElement="id137" smil:type="fade" smil:subtype="crossfade"/>
                </anim:par>
              </anim:par>
              <anim:par smil:begin="0.5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0;width" smil:keyTimes="0;1"/>
                  <anim:animate smil:dur="0.5s" smil:fill="hold" smil:targetElement="id137" smil:attributeName="height" smil:values="0;height" smil:keyTimes="0;1"/>
                  <anim:transitionFilter smil:dur="0.5s" smil:targetElement="id137" smil:type="fade" smil:subtype="crossfade"/>
                </anim:par>
              </anim:par>
              <anim:par smil:begin="2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0;width" smil:keyTimes="0;1"/>
                  <anim:animate smil:dur="0.5s" smil:fill="hold" smil:targetElement="id137" smil:attributeName="height" smil:values="0;height" smil:keyTimes="0;1"/>
                  <anim:transitionFilter smil:dur="0.5s" smil:targetElement="id13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3T19">
        <office:forms form:automatic-focus="false" form:apply-design-mode="false"/>
        <draw:frame presentation:style-name="pr16" draw:text-style-name="P12" draw:layer="layout" svg:width="26.6cm" svg:height="14.172cm" svg:x="0.6cm" svg:y="0.628cm" presentation:class="title" presentation:user-transformed="true">
          <draw:text-box>
            <text:p text:style-name="P5"><text:span text:style-name="T4"><text:line-break/></text:span><text:span text:style-name="T4"><text:tab/></text:span><text:span text:style-name="T4"><text:line-break/></text:span><text:span text:style-name="T4"> <text:s/></text:span><text:span text:style-name="T4"><text:tab/></text:span><text:span text:style-name="T4"><text:line-break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draw:g xml:id="id138" draw:id="id138">
          <svg:title>TexMaths</svg:title>
          <svg:desc>28§display§\text {i.e. }\ 3 - 3  \le 3 - \frac{1}{3x^2}  \le  3 - \frac{1}{3}§svg§600§FALSE§</svg:desc>
          <draw:polygon draw:style-name="gr2" draw:text-style-name="P7" draw:layer="layout" svg:width="12.47cm" svg:height="1.922cm" svg:x="2.693cm" svg:y="1.665cm" svg:viewBox="0 0 12471 1923" draw:points="6234,1923 0,1923 0,0 12471,0 12471,1923">
            <text:p/>
          </draw:polygon>
          <draw:path draw:style-name="gr3" draw:text-style-name="P8" draw:layer="layout" svg:width="0.212cm" svg:height="0.66cm" svg:x="2.675cm" svg:y="2.2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3.002cm" svg:y="2.833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3.217cm" svg:y="2.49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3.712cm" svg:y="2.833cm" svg:viewBox="0 0 108 108" svg:d="M108 54c0-29-25-54-54-54s-54 25-54 54 25 54 54 54 54-25 54-54z">
            <text:p/>
          </draw:path>
          <draw:path draw:style-name="gr3" draw:text-style-name="P8" draw:layer="layout" svg:width="0.409cm" svg:height="0.678cm" svg:x="4.709cm" svg:y="2.282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042cm" svg:x="5.459cm" svg:y="2.672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6.403cm" svg:y="2.282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763cm" svg:x="7.209cm" svg:y="2.3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8.208cm" svg:y="2.28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042cm" svg:x="8.959cm" svg:y="2.672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0.569cm" svg:y="1.616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8" draw:layer="layout" svg:width="1.498cm" svg:height="0.042cm" svg:x="9.978cm" svg:y="2.672cm" svg:viewBox="0 0 1499 43" draw:points="748,43 0,43 0,0 1499,0 1499,43">
            <text:p/>
          </draw:polygon>
          <draw:path draw:style-name="gr3" draw:text-style-name="P8" draw:layer="layout" svg:width="0.409cm" svg:height="0.678cm" svg:x="10.02cm" svg:y="2.959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10.5cm" svg:y="3.1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3 7-43 18-88z">
            <text:p/>
          </draw:path>
          <draw:path draw:style-name="gr3" draw:text-style-name="P8" draw:layer="layout" svg:width="0.306cm" svg:height="0.459cm" svg:x="11.078cm" svg:y="2.87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3cm" svg:x="11.947cm" svg:y="2.3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12.946cm" svg:y="2.28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042cm" svg:x="13.699cm" svg:y="2.672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4.805cm" svg:y="1.616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14.718cm" svg:y="2.672cm" svg:viewBox="0 0 495 43" draw:points="246,43 0,43 0,0 495,0 495,43">
            <text:p/>
          </draw:polygon>
          <draw:path draw:style-name="gr3" draw:text-style-name="P8" draw:layer="layout" svg:width="0.409cm" svg:height="0.678cm" svg:x="14.76cm" svg:y="2.95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40" draw:id="id140">
          <svg:title>TexMaths</svg:title>
          <svg:desc>28§display§\text {i.e. }\ 0  \le 3 - \frac{1}{3x^2}  \le  \frac{8}{3}§svg§600§FALSE§</svg:desc>
          <draw:polygon draw:style-name="gr2" draw:text-style-name="P7" draw:layer="layout" svg:width="9.078cm" svg:height="1.922cm" svg:x="2.895cm" svg:y="4.765cm" svg:viewBox="0 0 9079 1923" draw:points="4540,1923 0,1923 0,0 9079,0 9079,1923">
            <text:p/>
          </draw:polygon>
          <draw:path draw:style-name="gr3" draw:text-style-name="P8" draw:layer="layout" svg:width="0.212cm" svg:height="0.66cm" svg:x="2.877cm" svg:y="5.3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3.204cm" svg:y="5.933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3.419cm" svg:y="5.59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3.914cm" svg:y="5.933cm" svg:viewBox="0 0 108 108" svg:d="M108 54c0-29-25-54-54-54s-54 25-54 54 25 54 54 54 54-25 54-54z">
            <text:p/>
          </draw:path>
          <draw:path draw:style-name="gr3" draw:text-style-name="P8" draw:layer="layout" svg:width="0.416cm" svg:height="0.678cm" svg:x="4.906cm" svg:y="5.382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8" draw:layer="layout" svg:width="0.602cm" svg:height="0.763cm" svg:x="5.715cm" svg:y="5.4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6.714cm" svg:y="5.38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042cm" svg:x="7.464cm" svg:y="5.772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9.075cm" svg:y="4.716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1.498cm" svg:height="0.042cm" svg:x="8.486cm" svg:y="5.772cm" svg:viewBox="0 0 1499 43" draw:points="748,43 0,43 0,0 1499,0 1499,43">
            <text:p/>
          </draw:polygon>
          <draw:path draw:style-name="gr3" draw:text-style-name="P8" draw:layer="layout" svg:width="0.409cm" svg:height="0.678cm" svg:x="8.526cm" svg:y="6.059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9.006cm" svg:y="6.2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3 7-43 18-88z">
            <text:p/>
          </draw:path>
          <draw:path draw:style-name="gr3" draw:text-style-name="P8" draw:layer="layout" svg:width="0.306cm" svg:height="0.459cm" svg:x="9.583cm" svg:y="5.97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3cm" svg:x="10.455cm" svg:y="5.4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11.57cm" svg:y="4.716cm" svg:viewBox="0 0 410 679" svg:d="M119 206c-45-29-50-63-50-80 0-59 65-101 135-101 74 0 136 51 136 123 0 56-38 103-98 137zM264 300c72-35 119-87 119-152 0-92-87-148-177-148-98 0-179 74-179 166 0 18 2 60 42 107 12 12 50 36 74 54-58 29-143 83-143 182 0 105 101 170 204 170 112 0 206-80 206-186 0-36-11-81-47-123-20-20-36-29-99-70zM166 343l121 76c27 18 74 47 74 108 0 74-74 125-155 125-85 0-157-60-157-143 0-58 32-121 117-166z">
            <text:p/>
          </draw:path>
          <draw:polygon draw:style-name="gr3" draw:text-style-name="P8" draw:layer="layout" svg:width="0.494cm" svg:height="0.042cm" svg:x="11.53cm" svg:y="5.772cm" svg:viewBox="0 0 495 43" draw:points="246,43 0,43 0,0 495,0 495,43">
            <text:p/>
          </draw:polygon>
          <draw:path draw:style-name="gr3" draw:text-style-name="P8" draw:layer="layout" svg:width="0.409cm" svg:height="0.678cm" svg:x="11.57cm" svg:y="6.059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41" draw:id="id141">
          <svg:title>TexMaths</svg:title>
          <svg:desc>28§display§\text {i.e. }\ 0\  \le f'(x)\  \le  \ \frac{8}{3}§svg§600§FALSE§</svg:desc>
          <draw:polygon draw:style-name="gr2" draw:text-style-name="P7" draw:layer="layout" svg:width="8.828cm" svg:height="1.922cm" svg:x="12.898cm" svg:y="4.766cm" svg:viewBox="0 0 8829 1923" draw:points="4415,1923 0,1923 0,0 8829,0 8829,1923">
            <text:p/>
          </draw:polygon>
          <draw:path draw:style-name="gr3" draw:text-style-name="P8" draw:layer="layout" svg:width="0.212cm" svg:height="0.66cm" svg:x="12.88cm" svg:y="5.381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13.207cm" svg:y="5.934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13.422cm" svg:y="5.598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13.917cm" svg:y="5.934cm" svg:viewBox="0 0 108 108" svg:d="M108 54c0-29-25-54-54-54s-54 25-54 54 25 54 54 54 54-25 54-54z">
            <text:p/>
          </draw:path>
          <draw:path draw:style-name="gr3" draw:text-style-name="P8" draw:layer="layout" svg:width="0.416cm" svg:height="0.678cm" svg:x="14.91cm" svg:y="5.38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8" draw:layer="layout" svg:width="0.602cm" svg:height="0.763cm" svg:x="16.048cm" svg:y="5.412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92cm" svg:height="0.898cm" svg:x="17.056cm" svg:y="5.345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3-54 58 0 45 43 70 85 70 54 0 92-58 110-96 31-63 56-182 56-189z">
            <text:p/>
          </draw:path>
          <draw:path draw:style-name="gr3" draw:text-style-name="P8" draw:layer="layout" svg:width="0.174cm" svg:height="0.358cm" svg:x="17.625cm" svg:y="5.246cm" svg:viewBox="0 0 175 359" svg:d="M168 61c7-12 7-18 7-23 0-22-18-38-41-38-26 0-35 22-38 34l-92 300c-2 0-4 9-4 9 0 9 22 16 27 16 4 0 7 0 11-12z">
            <text:p/>
          </draw:path>
          <draw:path draw:style-name="gr3" draw:text-style-name="P8" draw:layer="layout" svg:width="0.23cm" svg:height="0.985cm" svg:x="17.965cm" svg:y="5.3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8" draw:layer="layout" svg:width="0.492cm" svg:height="0.447cm" svg:x="18.279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3 7-43 18-88z">
            <text:p/>
          </draw:path>
          <draw:path draw:style-name="gr3" draw:text-style-name="P8" draw:layer="layout" svg:width="0.23cm" svg:height="0.985cm" svg:x="18.87cm" svg:y="5.3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602cm" svg:height="0.763cm" svg:x="19.878cm" svg:y="5.412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21.323cm" svg:y="4.717cm" svg:viewBox="0 0 410 679" svg:d="M119 206c-45-29-50-63-50-80 0-59 65-101 135-101 74 0 137 51 137 123 0 56-39 103-99 137zM264 300c72-35 119-87 119-152 0-92-87-148-177-148-98 0-179 74-179 166 0 18 2 60 42 107 12 12 50 36 74 54-58 29-143 83-143 182 0 105 101 170 204 170 112 0 206-80 206-186 0-36-11-81-47-123-20-20-36-29-99-70zM166 343l121 76c27 18 74 47 74 108 0 74-74 125-155 125-85 0-157-60-157-143 0-58 32-121 117-166z">
            <text:p/>
          </draw:path>
          <draw:polygon draw:style-name="gr3" draw:text-style-name="P8" draw:layer="layout" svg:width="0.494cm" svg:height="0.042cm" svg:x="21.283cm" svg:y="5.773cm" svg:viewBox="0 0 495 43" draw:points="246,43 0,43 0,0 495,0 495,43">
            <text:p/>
          </draw:polygon>
          <draw:path draw:style-name="gr3" draw:text-style-name="P8" draw:layer="layout" svg:width="0.409cm" svg:height="0.678cm" svg:x="21.323cm" svg:y="6.06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42" draw:id="id142">
          <svg:title>TexMaths</svg:title>
          <svg:desc>28§display§\text {so, }\ f'(x)\  \ge  \ 0 , \ \ \forall \ \  x \in \left[ \frac{1}{3}, 1\right] §svg§600§FALSE§</svg:desc>
          <draw:polygon draw:style-name="gr2" draw:text-style-name="P7" draw:layer="layout" svg:width="12.874cm" svg:height="2.263cm" svg:x="2.798cm" svg:y="7.568cm" svg:viewBox="0 0 12875 2264" draw:points="6437,2264 0,2264 0,0 12875,0 12875,2264">
            <text:p/>
          </draw:polygon>
          <draw:path draw:style-name="gr3" draw:text-style-name="P8" draw:layer="layout" svg:width="0.324cm" svg:height="0.454cm" svg:x="2.78cm" svg:y="8.505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38cm" svg:height="0.454cm" svg:x="3.165cm" svg:y="8.5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115cm" svg:height="0.295cm" svg:x="3.714cm" svg:y="8.84cm" svg:viewBox="0 0 116 296" svg:d="M116 103c0-63-22-103-62-103-36 0-54 27-54 52 0 26 18 53 54 53 15 0 27-6 38-13l2-2c0 0 2 0 2 13 0 65-29 125-74 172-4 5-6 7-6 9 0 9 4 12 11 12 11 0 89-79 89-193z">
            <text:p/>
          </draw:path>
          <draw:path draw:style-name="gr3" draw:text-style-name="P8" draw:layer="layout" svg:width="0.492cm" svg:height="0.897cm" svg:x="4.61cm" svg:y="8.251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8" draw:layer="layout" svg:width="0.174cm" svg:height="0.357cm" svg:x="5.179cm" svg:y="8.155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5cm" svg:x="5.519cm" svg:y="8.20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5.833cm" svg:y="8.5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6.422cm" svg:y="8.20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02cm" svg:height="0.763cm" svg:x="7.432cm" svg:y="8.321cm" svg:viewBox="0 0 603 764" svg:d="M585 307c13-5 18-11 18-20 0-12-3-16-18-23l-545-257c-15-7-18-7-20-7-11 0-20 9-20 20s9 16 18 23l520 241-518 245c-20 9-20 18-20 22 0 11 9 20 20 20 2 0 5 0 18-7zM569 764c16 0 34 0 34-20 0-21-21-21-34-21h-533c-16 0-36 0-36 21 0 20 18 20 34 20z">
            <text:p/>
          </draw:path>
          <draw:path draw:style-name="gr3" draw:text-style-name="P8" draw:layer="layout" svg:width="0.416cm" svg:height="0.678cm" svg:x="8.756cm" svg:y="8.289cm" svg:viewBox="0 0 417 679" svg:d="M417 343c0-81-5-159-41-233-45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3" draw:text-style-name="P8" draw:layer="layout" svg:width="0.115cm" svg:height="0.295cm" svg:x="9.293cm" svg:y="8.84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548cm" svg:height="0.707cm" svg:x="10.304cm" svg:y="8.263cm" svg:viewBox="0 0 549 708" svg:d="M544 38c5-11 5-13 5-18 0-11-7-20-20-20-12 0-18 11-23 22l-80 218h-301l-82-218c-5-13-9-22-23-22-11 0-20 9-20 20 0 2 0 5 7 18l246 645c5 16 9 25 22 25 14 0 18-11 21-23zM141 280h269l-135 352z">
            <text:p/>
          </draw:path>
          <draw:path draw:style-name="gr3" draw:text-style-name="P8" draw:layer="layout" svg:width="0.492cm" svg:height="0.447cm" svg:x="11.533cm" svg:y="8.51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94cm" svg:height="0.572cm" svg:x="12.422cm" svg:y="8.415cm" svg:viewBox="0 0 495 573" svg:d="M459 307c18 0 36 0 36-20s-18-20-36-20h-419c12-133 126-227 265-227h154c18 0 36 0 36-20s-18-20-36-20h-154c-171 0-305 128-305 287 0 156 134 286 305 286h154c18 0 36 0 36-20s-18-20-36-20h-154c-139 0-253-94-265-226z">
            <text:p/>
          </draw:path>
          <draw:polygon draw:style-name="gr3" draw:text-style-name="P8" draw:layer="layout" svg:width="0.261cm" svg:height="2.362cm" svg:x="13.518cm" svg:y="7.519cm" svg:viewBox="0 0 262 2363" draw:points="0,2363 262,2363 262,2309 54,2309 54,54 262,54 262,0 0,0">
            <text:p/>
          </draw:polygon>
          <draw:path draw:style-name="gr3" draw:text-style-name="P8" draw:layer="layout" svg:width="0.326cm" svg:height="0.658cm" svg:x="13.995cm" svg:y="7.62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13.907cm" svg:y="8.679cm" svg:viewBox="0 0 495 43" draw:points="246,43 0,43 0,0 495,0 495,43">
            <text:p/>
          </draw:polygon>
          <draw:path draw:style-name="gr3" draw:text-style-name="P8" draw:layer="layout" svg:width="0.409cm" svg:height="0.678cm" svg:x="13.95cm" svg:y="8.966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115cm" svg:height="0.295cm" svg:x="14.602cm" svg:y="8.84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26cm" svg:height="0.658cm" svg:x="15.043cm" svg:y="8.28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261cm" svg:height="2.362cm" svg:x="15.462cm" svg:y="7.519cm" svg:viewBox="0 0 262 2363" draw:points="206,2309 0,2309 0,2363 262,2363 262,0 0,0 0,54 206,54">
            <text:p/>
          </draw:polygon>
        </draw:g>
        <draw:g xml:id="id143" draw:id="id143">
          <svg:title>TexMaths</svg:title>
          <svg:desc>28§display§\text {Thus }\ f(x) \ \text {is increasing }§svg§600§FALSE§</svg:desc>
          <draw:polygon draw:style-name="gr2" draw:text-style-name="P7" draw:layer="layout" svg:width="10.213cm" svg:height="0.886cm" svg:x="2.795cm" svg:y="10.969cm" svg:viewBox="0 0 10214 887" draw:points="5107,887 0,887 0,0 10214,0 10214,887">
            <text:p/>
          </draw:polygon>
          <draw:path draw:style-name="gr3" draw:text-style-name="P8" draw:layer="layout" svg:width="0.64cm" svg:height="0.667cm" svg:x="2.782cm" svg:y="10.992cm" svg:viewBox="0 0 641 668" svg:d="M623 0h-605l-18 222h25c13-159 29-191 177-191 18 0 44 0 53 3 21 2 21 13 21 35v523c0 33 0 47-104 47h-38v29c41-2 142-2 186-2 45 0 148 0 188 2v-29h-40c-103 0-103-14-103-47v-523c0-20 0-33 18-35 9-3 36-3 56-3 148 0 164 32 177 191h25z">
            <text:p/>
          </draw:path>
          <draw:path draw:style-name="gr3" draw:text-style-name="P8" draw:layer="layout" svg:width="0.496cm" svg:height="0.685cm" svg:x="3.488cm" svg:y="10.976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96cm" svg:height="0.447cm" svg:x="4.007cm" svg:y="11.22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24cm" svg:height="0.454cm" svg:x="4.556cm" svg:y="11.21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2cm" svg:height="0.898cm" svg:x="5.62cm" svg:y="10.965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6.252cm" svg:y="10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6.565cm" svg:y="11.2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7.157cm" svg:y="10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7.842cm" svg:y="11.0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8.117cm" svg:y="11.21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8.832cm" svg:y="11.0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9.105cm" svg:y="11.22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9.654cm" svg:y="11.218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33cm" svg:height="0.436cm" svg:x="10.084cm" svg:y="11.223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472cm" svg:y="11.21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10.922cm" svg:y="11.2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11.406cm" svg:y="11.21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11.793cm" svg:y="11.0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2.066cm" svg:y="11.22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51cm" svg:height="0.651cm" svg:x="12.609cm" svg:y="11.211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</draw:g>
        <draw:g xml:id="id144" draw:id="id144">
          <svg:title>TexMaths</svg:title>
          <svg:desc>28§display§\forall \ \  x \in \left[ \frac{1}{3}, 1\right] §svg§600§FALSE§</svg:desc>
          <draw:polygon draw:style-name="gr2" draw:text-style-name="P7" draw:layer="layout" svg:width="5.319cm" svg:height="2.263cm" svg:x="13.53cm" svg:y="10.369cm" svg:viewBox="0 0 5320 2264" draw:points="2661,2264 0,2264 0,0 5320,0 5320,2264">
            <text:p/>
          </draw:polygon>
          <draw:path draw:style-name="gr3" draw:text-style-name="P8" draw:layer="layout" svg:width="0.548cm" svg:height="0.707cm" svg:x="13.481cm" svg:y="11.064cm" svg:viewBox="0 0 549 708" svg:d="M544 38c5-11 5-13 5-18 0-11-7-20-20-20-12 0-18 11-23 22l-80 218h-301l-82-218c-5-13-9-22-23-22-11 0-20 9-20 20 0 2 0 5 7 18l244 645c7 16 11 25 25 25 13 0 17-11 20-23zM141 280h269l-134 352z">
            <text:p/>
          </draw:path>
          <draw:path draw:style-name="gr3" draw:text-style-name="P8" draw:layer="layout" svg:width="0.492cm" svg:height="0.447cm" svg:x="14.713cm" svg:y="11.3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94cm" svg:height="0.572cm" svg:x="15.602cm" svg:y="11.216cm" svg:viewBox="0 0 495 573" svg:d="M459 307c18 0 36 0 36-20s-18-20-36-20h-419c12-133 126-227 265-227h154c18 0 36 0 36-20s-18-20-36-20h-154c-171 0-305 128-305 287 0 156 134 286 305 286h154c18 0 36 0 36-20s-18-20-36-20h-154c-139 0-253-94-265-226z">
            <text:p/>
          </draw:path>
          <draw:polygon draw:style-name="gr3" draw:text-style-name="P8" draw:layer="layout" svg:width="0.261cm" svg:height="2.362cm" svg:x="16.696cm" svg:y="10.32cm" svg:viewBox="0 0 262 2363" draw:points="0,2363 262,2363 262,2309 54,2309 54,54 262,54 262,0 0,0">
            <text:p/>
          </draw:polygon>
          <draw:path draw:style-name="gr3" draw:text-style-name="P8" draw:layer="layout" svg:width="0.326cm" svg:height="0.658cm" svg:x="17.175cm" svg:y="10.42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17.088cm" svg:y="11.48cm" svg:viewBox="0 0 495 43" draw:points="246,43 0,43 0,0 495,0 495,43">
            <text:p/>
          </draw:polygon>
          <draw:path draw:style-name="gr3" draw:text-style-name="P8" draw:layer="layout" svg:width="0.409cm" svg:height="0.678cm" svg:x="17.128cm" svg:y="11.767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115cm" svg:height="0.295cm" svg:x="17.782cm" svg:y="11.64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26cm" svg:height="0.658cm" svg:x="18.221cm" svg:y="11.0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261cm" svg:height="2.362cm" svg:x="18.64cm" svg:y="10.32cm" svg:viewBox="0 0 262 2363" draw:points="206,2309 0,2309 0,2363 262,2363 262,0 0,0 0,54 206,54">
            <text:p/>
          </draw:polygon>
        </draw:g>
        <draw:g xml:id="id139" draw:id="id139">
          <svg:title>TexMaths</svg:title>
          <svg:desc>24§display§\text {[ Adding 3 throughout ]}§svg§600§FALSE§</svg:desc>
          <draw:polygon draw:style-name="gr2" draw:text-style-name="P7" draw:layer="layout" svg:width="8.652cm" svg:height="0.759cm" svg:x="17.178cm" svg:y="2.361cm" svg:viewBox="0 0 8653 760" draw:points="4325,760 0,760 0,0 8653,0 8653,760">
            <text:p/>
          </draw:polygon>
          <draw:polygon draw:style-name="gr3" draw:text-style-name="P8" draw:layer="layout" svg:width="0.116cm" svg:height="0.844cm" svg:x="17.236cm" svg:y="2.319cm" svg:viewBox="0 0 117 845" draw:points="117,845 117,812 35,812 35,35 117,35 117,0 0,0 0,845">
            <text:p/>
          </draw:polygon>
          <draw:path draw:style-name="gr3" draw:text-style-name="P8" draw:layer="layout" svg:width="0.579cm" svg:height="0.606cm" svg:x="17.679cm" svg:y="2.348cm" svg:viewBox="0 0 580 607" svg:d="M309 17c-4-11-6-17-19-17-14 0-15 6-19 17l-177 505c-15 45-48 56-94 58v27c19-2 56-4 86-4 27 0 71 2 98 4v-27c-42 0-63-21-63-44 0-2 0-10 0-12l40-111h210l44 129c0 3 2 9 2 13 0 25-46 25-70 25v27c31-4 89-4 121-4 37 0 75 2 112 4v-27h-16c-49 0-63-6-71-35zM265 111l96 275h-190z">
            <text:p/>
          </draw:path>
          <draw:path draw:style-name="gr3" draw:text-style-name="P8" draw:layer="layout" svg:width="0.418cm" svg:height="0.596cm" svg:x="18.313cm" svg:y="2.367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418cm" svg:height="0.596cm" svg:x="18.781cm" svg:y="2.367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181cm" svg:height="0.566cm" svg:x="19.25cm" svg:y="2.38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9.482cm" svg:y="2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9.946cm" svg:y="2.56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5cm" svg:height="0.581cm" svg:x="20.663cm" svg:y="2.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264cm" svg:height="0.529cm" svg:x="21.346cm" svg:y="2.43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1.684cm" svg:y="2.36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85cm" svg:height="0.373cm" svg:x="22.15cm" svg:y="2.5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2.481cm" svg:y="2.57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2.905cm" svg:y="2.578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7cm" svg:height="0.558cm" svg:x="23.37cm" svg:y="2.56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425cm" svg:height="0.587cm" svg:x="23.796cm" svg:y="2.36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4.26cm" svg:y="2.57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4.687cm" svg:y="2.578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5.143cm" svg:y="2.432cm" svg:viewBox="0 0 265 530" svg:d="M131 182h121v-26h-121v-156h-22c0 69-26 159-109 163v19h73v233c0 105 79 115 109 115 60 0 83-59 83-115v-48h-21v48c0 61-25 94-56 94-57 0-57-77-57-92z">
            <text:p/>
          </draw:path>
          <draw:polygon draw:style-name="gr3" draw:text-style-name="P8" draw:layer="layout" svg:width="0.116cm" svg:height="0.844cm" svg:x="25.756cm" svg:y="2.319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1+width/2;x" smil:keyTimes="0;1"/>
                  <anim:animate smil:dur="0.5s" smil:fill="hold" smil:targetElement="id1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3T19">
        <office:forms form:automatic-focus="false" form:apply-design-mode="false"/>
        <draw:frame presentation:style-name="pr15" draw:text-style-name="P12" draw:layer="layout" svg:width="26.4cm" svg:height="14.372cm" svg:x="0.8cm" svg:y="0.628cm" presentation:class="title" presentation:user-transformed="true">
          <draw:text-box>
            <text:p text:style-name="P5"><text:span text:style-name="T27"><text:tab/></text:span><text:span text:style-name="T27"><text:tab/></text:span><text:span text:style-name="T10"><text:line-break/></text:span><text:span text:style-name="T22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 <text:s text:c="31"/></text:span><text:span text:style-name="T10"><text:line-break/></text:span><text:span text:style-name="T10"> <text:s text:c="44"/></text:span></text:p>
          </draw:text-box>
        </draw:frame>
        <draw:g xml:id="id145" draw:id="id145">
          <svg:title>TexMaths</svg:title>
          <svg:desc>26§display§\text {(ii) Let, }\ x \in \left[ \frac{1}{9}, \frac{1}{3} \right]§svg§600§FALSE§</svg:desc>
          <draw:polygon draw:style-name="gr2" draw:text-style-name="P7" draw:layer="layout" svg:width="7.761cm" svg:height="2.101cm" svg:x="1.974cm" svg:y="0.859cm" svg:viewBox="0 0 7762 2102" draw:points="3881,2102 0,2102 0,0 7762,0 7762,2102">
            <text:p/>
          </draw:polygon>
          <draw:path draw:style-name="gr3" draw:text-style-name="P8" draw:layer="layout" svg:width="0.213cm" svg:height="0.914cm" svg:x="2.018cm" svg:y="1.45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197cm" svg:height="0.612cm" svg:x="2.313cm" svg:y="1.52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197cm" svg:height="0.612cm" svg:x="2.567cm" svg:y="1.52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213cm" svg:height="0.914cm" svg:x="2.843cm" svg:y="1.45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502cm" svg:height="0.625cm" svg:x="3.482cm" svg:y="1.514cm" svg:viewBox="0 0 503 626" svg:d="M503 389h-23c-10 93-22 208-185 208h-75c-41 0-43-6-43-36v-488c0-31 0-44 87-44h29v-29c-33 2-116 2-154 2-35 0-108 0-139-2v29h23c71 0 71 11 71 42v484c0 34 0 42-71 42h-23v29h478z">
            <text:p/>
          </draw:path>
          <draw:path draw:style-name="gr3" draw:text-style-name="P8" draw:layer="layout" svg:width="0.355cm" svg:height="0.421cm" svg:x="4.048cm" svg:y="1.72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286cm" svg:height="0.573cm" svg:x="4.445cm" svg:y="1.576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8" draw:layer="layout" svg:width="0.107cm" svg:height="0.274cm" svg:x="4.863cm" svg:y="2.04cm" svg:viewBox="0 0 108 275" svg:d="M108 96c0-59-21-96-58-96-33 0-50 25-50 48 0 25 17 50 50 50 14 0 25-6 35-13l2-2c0 0 2 0 2 13 0 60-27 116-68 160-4 4-6 6-6 8 0 8 4 11 10 11 10 0 83-73 83-179z">
            <text:p/>
          </draw:path>
          <draw:path draw:style-name="gr3" draw:text-style-name="P8" draw:layer="layout" svg:width="0.457cm" svg:height="0.415cm" svg:x="5.674cm" svg:y="1.73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459cm" svg:height="0.531cm" svg:x="6.498cm" svg:y="1.645cm" svg:viewBox="0 0 460 532" svg:d="M426 285c17 0 34 0 34-19s-17-19-34-19h-389c11-122 117-210 246-210h143c17 0 34 0 34-18 0-19-17-19-34-19h-145c-156 0-281 119-281 266 0 146 125 266 281 266h145c17 0 34 0 34-18 0-19-17-19-34-19h-143c-129 0-235-87-246-210z">
            <text:p/>
          </draw:path>
          <draw:polygon draw:style-name="gr3" draw:text-style-name="P8" draw:layer="layout" svg:width="0.242cm" svg:height="2.193cm" svg:x="7.515cm" svg:y="0.813cm" svg:viewBox="0 0 243 2194" draw:points="0,2194 243,2194 243,2144 50,2144 50,50 243,50 243,0 0,0">
            <text:p/>
          </draw:polygon>
          <draw:path draw:style-name="gr3" draw:text-style-name="P8" draw:layer="layout" svg:width="0.303cm" svg:height="0.61cm" svg:x="7.96cm" svg:y="0.911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8" draw:layer="layout" svg:width="0.459cm" svg:height="0.039cm" svg:x="7.877cm" svg:y="1.89cm" svg:viewBox="0 0 460 40" draw:points="229,40 0,40 0,0 460,0 460,40">
            <text:p/>
          </draw:polygon>
          <draw:path draw:style-name="gr3" draw:text-style-name="P8" draw:layer="layout" svg:width="0.38cm" svg:height="0.629cm" svg:x="7.916cm" svg:y="2.156cm" svg:viewBox="0 0 381 630" svg:d="M300 318v29c0 217-96 258-150 258-15 0-65-2-90-33 40 0 48-27 48-42 0-29-23-43-44-43-14 0-41 8-41 45 0 61 50 98 127 98 118 0 231-125 231-320 0-248-104-310-188-310-49 0-95 17-135 58-37 42-58 79-58 148 0 114 81 204 183 204 56 0 94-38 117-92zM185 389c-14 0-58 0-85-56-17-36-17-81-17-125 0-50 0-94 19-127 25-46 60-58 91-58 44 0 73 31 90 73 10 29 14 87 14 129 0 77-31 164-112 164z">
            <text:p/>
          </draw:path>
          <draw:path draw:style-name="gr3" draw:text-style-name="P8" draw:layer="layout" svg:width="0.107cm" svg:height="0.274cm" svg:x="8.524cm" svg:y="2.04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8" draw:layer="layout" svg:width="0.303cm" svg:height="0.61cm" svg:x="9.042cm" svg:y="0.91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0.459cm" svg:height="0.039cm" svg:x="8.96cm" svg:y="1.89cm" svg:viewBox="0 0 460 40" draw:points="229,40 0,40 0,0 460,0 460,40">
            <text:p/>
          </draw:polygon>
          <draw:path draw:style-name="gr3" draw:text-style-name="P8" draw:layer="layout" svg:width="0.38cm" svg:height="0.629cm" svg:x="8.998cm" svg:y="2.156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0.242cm" svg:height="2.193cm" svg:x="9.539cm" svg:y="0.813cm" svg:viewBox="0 0 243 2194" draw:points="191,2144 0,2144 0,2194 243,2194 243,0 0,0 0,50 191,50">
            <text:p/>
          </draw:polygon>
        </draw:g>
        <draw:g xml:id="id146" draw:id="id146">
          <svg:title>TexMaths</svg:title>
          <svg:desc>26§display§\text {then }\ \frac{1}{9}  \le  x  \le  \frac{1}{3}§svg§600§FALSE§</svg:desc>
          <draw:polygon draw:style-name="gr2" draw:text-style-name="P7" draw:layer="layout" svg:width="6.497cm" svg:height="1.784cm" svg:x="10.304cm" svg:y="1.062cm" svg:viewBox="0 0 6498 1785" draw:points="3249,1785 0,1785 0,0 6498,0 6498,1785">
            <text:p/>
          </draw:polygon>
          <draw:path draw:style-name="gr3" draw:text-style-name="P8" draw:layer="layout" svg:width="0.288cm" svg:height="0.573cm" svg:x="10.275cm" svg:y="1.682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8" draw:layer="layout" svg:width="0.461cm" svg:height="0.636cm" svg:x="10.643cm" svg:y="1.609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8" draw:layer="layout" svg:width="0.355cm" svg:height="0.421cm" svg:x="11.147cm" svg:y="1.834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8" draw:layer="layout" svg:width="0.461cm" svg:height="0.405cm" svg:x="11.556cm" svg:y="1.8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303cm" svg:height="0.611cm" svg:x="12.836cm" svg:y="1.016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0.459cm" svg:height="0.039cm" svg:x="12.754cm" svg:y="1.996cm" svg:viewBox="0 0 460 40" draw:points="229,40 0,40 0,0 460,0 460,40">
            <text:p/>
          </draw:polygon>
          <draw:path draw:style-name="gr3" draw:text-style-name="P8" draw:layer="layout" svg:width="0.38cm" svg:height="0.63cm" svg:x="12.792cm" svg:y="2.262cm" svg:viewBox="0 0 381 631" svg:d="M300 318v30c0 216-96 258-150 258-17 0-65-3-90-34 40 0 48-27 48-41 0-29-23-44-44-44-14 0-41 8-41 46 0 60 50 98 127 98 118 0 231-125 231-321 0-248-104-310-188-310-49 0-95 17-135 58-37 42-58 79-58 148 0 114 81 204 183 204 56 0 94-38 117-92zM185 389c-14 0-58 0-85-56-17-35-17-81-17-125 0-50 0-94 19-127 25-46 60-58 91-58 44 0 73 31 90 73 10 29 14 87 14 129 0 77-31 164-112 164z">
            <text:p/>
          </draw:path>
          <draw:path draw:style-name="gr3" draw:text-style-name="P8" draw:layer="layout" svg:width="0.559cm" svg:height="0.709cm" svg:x="13.651cm" svg:y="1.661cm" svg:viewBox="0 0 560 710" svg:d="M543 40c10-7 17-11 17-21 0-11-7-19-17-19-6 0-15 4-17 6l-507 240c-17 6-19 12-19 20 0 9 6 15 19 19l507 239c11 7 13 7 17 7 8 0 17-9 17-19 0-8-3-13-19-21l-479-225zM528 710c15 0 32 0 32-19s-19-19-32-19h-495c-14 0-33 0-33 19s17 19 31 19z">
            <text:p/>
          </draw:path>
          <draw:path draw:style-name="gr3" draw:text-style-name="P8" draw:layer="layout" svg:width="0.457cm" svg:height="0.415cm" svg:x="14.566cm" svg:y="1.84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8" draw:layer="layout" svg:width="0.559cm" svg:height="0.709cm" svg:x="15.392cm" svg:y="1.661cm" svg:viewBox="0 0 560 710" svg:d="M543 40c10-7 17-11 17-21 0-11-7-19-17-19-6 0-15 4-17 6l-507 240c-17 6-19 12-19 20 0 9 6 15 19 19l507 239c11 7 13 7 17 7 8 0 17-9 17-19 0-8-3-13-19-21l-479-225zM528 710c15 0 32 0 32-19s-19-19-32-19h-495c-14 0-33 0-33 19s17 19 31 19z">
            <text:p/>
          </draw:path>
          <draw:path draw:style-name="gr3" draw:text-style-name="P8" draw:layer="layout" svg:width="0.303cm" svg:height="0.611cm" svg:x="16.471cm" svg:y="1.016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0.459cm" svg:height="0.039cm" svg:x="16.39cm" svg:y="1.996cm" svg:viewBox="0 0 460 40" draw:points="229,40 0,40 0,0 460,0 460,40">
            <text:p/>
          </draw:polygon>
          <draw:path draw:style-name="gr3" draw:text-style-name="P8" draw:layer="layout" svg:width="0.38cm" svg:height="0.63cm" svg:x="16.428cm" svg:y="2.262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</draw:g>
        <draw:g xml:id="id147" draw:id="id147">
          <svg:title>TexMaths</svg:title>
          <svg:desc>26§display§\text {i.e. }\ \frac{1}{81}  \le  x^2  \le  \frac{1}{9}§svg§600§FALSE§</svg:desc>
          <draw:polygon draw:style-name="gr2" draw:text-style-name="P7" draw:layer="layout" svg:width="6.858cm" svg:height="1.784cm" svg:x="17.492cm" svg:y="1.064cm" svg:viewBox="0 0 6859 1785" draw:points="3428,1785 0,1785 0,0 6859,0 6859,1785">
            <text:p/>
          </draw:polygon>
          <draw:path draw:style-name="gr3" draw:text-style-name="P8" draw:layer="layout" svg:width="0.197cm" svg:height="0.613cm" svg:x="17.475cm" svg:y="1.634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099cm" svg:height="0.099cm" svg:x="17.779cm" svg:y="2.148cm" svg:viewBox="0 0 100 100" svg:d="M100 50c0-27-23-50-50-50s-50 23-50 50 23 50 50 50 50-23 50-50z">
            <text:p/>
          </draw:path>
          <draw:path draw:style-name="gr3" draw:text-style-name="P8" draw:layer="layout" svg:width="0.355cm" svg:height="0.421cm" svg:x="17.978cm" svg:y="1.836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8" draw:layer="layout" svg:width="0.099cm" svg:height="0.099cm" svg:x="18.438cm" svg:y="2.148cm" svg:viewBox="0 0 100 100" svg:d="M100 50c0-27-23-50-50-50s-50 23-50 50 23 50 50 50 50-23 50-50z">
            <text:p/>
          </draw:path>
          <draw:path draw:style-name="gr3" draw:text-style-name="P8" draw:layer="layout" svg:width="0.303cm" svg:height="0.611cm" svg:x="19.745cm" svg:y="1.018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0.914cm" svg:height="0.039cm" svg:x="19.435cm" svg:y="1.998cm" svg:viewBox="0 0 915 40" draw:points="458,40 0,40 0,0 915,0 915,40">
            <text:p/>
          </draw:polygon>
          <draw:path draw:style-name="gr3" draw:text-style-name="P8" draw:layer="layout" svg:width="0.38cm" svg:height="0.63cm" svg:x="19.472cm" svg:y="2.264cm" svg:viewBox="0 0 381 631" svg:d="M110 191c-41-27-46-58-46-74 0-55 61-94 125-94 69 0 127 48 127 114 0 52-35 96-91 127zM245 279c67-33 111-81 111-142 0-85-81-137-165-137-91 0-166 69-166 154 0 17 2 56 39 100 11 10 46 33 69 50-54 27-133 77-133 168 0 98 94 159 189 159 104 0 192-75 192-173 0-33-11-75-44-115-19-18-33-27-92-64zM154 318l112 71c25 17 69 44 69 100 0 69-69 117-144 117-79 0-145-57-145-134 0-54 29-112 108-154z">
            <text:p/>
          </draw:path>
          <draw:path draw:style-name="gr3" draw:text-style-name="P8" draw:layer="layout" svg:width="0.303cm" svg:height="0.611cm" svg:x="19.973cm" svg:y="2.264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8" draw:layer="layout" svg:width="0.559cm" svg:height="0.709cm" svg:x="20.787cm" svg:y="1.663cm" svg:viewBox="0 0 560 710" svg:d="M543 40c10-7 17-11 17-21 0-11-7-19-17-19-6 0-15 4-17 6l-507 240c-17 6-19 12-19 20 0 9 6 15 19 19l507 239c11 7 13 7 17 7 8 0 17-9 17-19 0-8-2-13-19-21l-479-225zM528 710c15 0 32 0 32-19s-19-19-32-19h-495c-14 0-33 0-33 19s17 19 31 19z">
            <text:p/>
          </draw:path>
          <draw:path draw:style-name="gr3" draw:text-style-name="P8" draw:layer="layout" svg:width="0.457cm" svg:height="0.415cm" svg:x="21.702cm" svg:y="1.842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4 120-123 120-35 0-50-29-50-60 0-21 6-40 17-81z">
            <text:p/>
          </draw:path>
          <draw:path draw:style-name="gr3" draw:text-style-name="P8" draw:layer="layout" svg:width="0.284cm" svg:height="0.426cm" svg:x="22.239cm" svg:y="1.44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559cm" svg:height="0.709cm" svg:x="22.938cm" svg:y="1.663cm" svg:viewBox="0 0 560 710" svg:d="M543 40c10-7 17-11 17-21 0-11-7-19-17-19-6 0-15 4-17 6l-507 240c-17 6-19 12-19 20 0 9 6 15 19 19l507 239c11 7 13 7 17 7 8 0 17-9 17-19 0-8-2-13-19-21l-479-225zM528 710c15 0 32 0 32-19s-19-19-32-19h-495c-14 0-33 0-33 19s17 19 31 19z">
            <text:p/>
          </draw:path>
          <draw:path draw:style-name="gr3" draw:text-style-name="P8" draw:layer="layout" svg:width="0.303cm" svg:height="0.611cm" svg:x="24.017cm" svg:y="1.018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0.459cm" svg:height="0.039cm" svg:x="23.936cm" svg:y="1.998cm" svg:viewBox="0 0 460 40" draw:points="229,40 0,40 0,0 460,0 460,40">
            <text:p/>
          </draw:polygon>
          <draw:path draw:style-name="gr3" draw:text-style-name="P8" draw:layer="layout" svg:width="0.38cm" svg:height="0.63cm" svg:x="23.976cm" svg:y="2.264cm" svg:viewBox="0 0 381 631" svg:d="M300 318v30c0 216-96 258-150 258-17 0-65-3-90-34 40 0 48-27 48-41 0-29-23-44-44-44-14 0-41 8-41 46 0 60 50 98 127 98 118 0 231-125 231-321 0-248-104-310-188-310-49 0-95 17-135 58-37 42-58 79-58 148 0 114 81 204 183 204 56 0 94-38 117-92zM185 389c-14 0-58 0-85-56-17-35-17-81-17-125 0-50 0-94 19-127 25-46 60-58 91-58 44 0 73 31 90 73 10 29 14 87 14 129 0 77-31 164-112 164z">
            <text:p/>
          </draw:path>
        </draw:g>
        <draw:g xml:id="id149" draw:id="id149">
          <svg:title>TexMaths</svg:title>
          <svg:desc>26§display§\text {i.e. }\ \frac{1}{27}  \le  3x^2  \le  \frac{1}{3}§svg§600§FALSE§</svg:desc>
          <draw:polygon draw:style-name="gr2" draw:text-style-name="P7" draw:layer="layout" svg:width="7.314cm" svg:height="1.784cm" svg:x="3.594cm" svg:y="3.865cm" svg:viewBox="0 0 7315 1785" draw:points="3657,1785 0,1785 0,0 7315,0 7315,1785">
            <text:p/>
          </draw:polygon>
          <draw:path draw:style-name="gr3" draw:text-style-name="P8" draw:layer="layout" svg:width="0.197cm" svg:height="0.613cm" svg:x="3.577cm" svg:y="4.4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099cm" svg:height="0.099cm" svg:x="3.881cm" svg:y="4.949cm" svg:viewBox="0 0 100 100" svg:d="M100 50c0-27-23-50-50-50s-50 23-50 50 23 50 50 50 50-23 50-50z">
            <text:p/>
          </draw:path>
          <draw:path draw:style-name="gr3" draw:text-style-name="P8" draw:layer="layout" svg:width="0.355cm" svg:height="0.421cm" svg:x="4.08cm" svg:y="4.6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8" draw:layer="layout" svg:width="0.099cm" svg:height="0.099cm" svg:x="4.54cm" svg:y="4.949cm" svg:viewBox="0 0 100 100" svg:d="M100 50c0-27-23-50-50-50s-50 23-50 50 23 50 50 50 50-23 50-50z">
            <text:p/>
          </draw:path>
          <draw:path draw:style-name="gr3" draw:text-style-name="P8" draw:layer="layout" svg:width="0.303cm" svg:height="0.611cm" svg:x="5.847cm" svg:y="3.819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0.914cm" svg:height="0.039cm" svg:x="5.537cm" svg:y="4.799cm" svg:viewBox="0 0 915 40" draw:points="458,40 0,40 0,0 915,0 915,40">
            <text:p/>
          </draw:polygon>
          <draw:path draw:style-name="gr3" draw:text-style-name="P8" draw:layer="layout" svg:width="0.365cm" svg:height="0.611cm" svg:x="5.582cm" svg:y="5.065cm" svg:viewBox="0 0 366 612" svg:d="M71 541l98-96c143-127 197-174 197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8" draw:layer="layout" svg:width="0.392cm" svg:height="0.64cm" svg:x="6.044cm" svg:y="5.055cm" svg:viewBox="0 0 393 641" svg:d="M385 62c8-12 8-14 8-33h-222c-113 0-115-12-117-29h-23l-31 189h23c2-14 10-72 23-83 6-6 79-6 89-6h192c-11 14-84 114-104 146-82 122-113 249-113 343 0 10 0 52 42 52 44 0 44-42 44-52v-46c0-50 2-102 10-150 2-21 15-100 56-158z">
            <text:p/>
          </draw:path>
          <draw:path draw:style-name="gr3" draw:text-style-name="P8" draw:layer="layout" svg:width="0.559cm" svg:height="0.709cm" svg:x="6.889cm" svg:y="4.464cm" svg:viewBox="0 0 560 710" svg:d="M543 40c10-7 17-11 17-21 0-11-7-19-17-19-6 0-15 4-17 6l-507 240c-17 6-19 12-19 20 0 9 6 15 19 19l507 239c11 7 13 7 17 7 8 0 17-9 17-19 0-8-2-13-19-21l-479-225zM528 710c15 0 32 0 32-19s-19-19-32-19h-495c-14 0-33 0-33 19s17 19 31 19z">
            <text:p/>
          </draw:path>
          <draw:path draw:style-name="gr3" draw:text-style-name="P8" draw:layer="layout" svg:width="0.38cm" svg:height="0.63cm" svg:x="7.817cm" svg:y="4.437cm" svg:viewBox="0 0 381 631" svg:d="M229 287c75-23 127-87 127-160 0-75-81-127-169-127-93 0-162 54-162 125 0 29 21 48 46 48 29 0 48-21 48-48 0-46-44-46-57-46 27-44 88-56 121-56 38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57cm" svg:height="0.415cm" svg:x="8.262cm" svg:y="4.64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8" draw:layer="layout" svg:width="0.284cm" svg:height="0.426cm" svg:x="8.799cm" svg:y="4.244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559cm" svg:height="0.709cm" svg:x="9.498cm" svg:y="4.464cm" svg:viewBox="0 0 560 710" svg:d="M543 40c10-7 17-11 17-21 0-11-7-19-17-19-6 0-15 4-17 6l-507 240c-17 6-19 12-19 20 0 9 6 15 19 19l507 239c11 7 13 7 17 7 8 0 17-9 17-19 0-8-2-13-19-21l-479-225zM528 710c15 0 32 0 32-19s-19-19-32-19h-495c-14 0-33 0-33 19s17 19 31 19z">
            <text:p/>
          </draw:path>
          <draw:path draw:style-name="gr3" draw:text-style-name="P8" draw:layer="layout" svg:width="0.303cm" svg:height="0.611cm" svg:x="10.577cm" svg:y="3.819cm" svg:viewBox="0 0 304 612" svg:d="M189 23c0-21 0-23-20-23-59 58-140 58-169 58v29c19 0 73 0 121-25v477c0 33-2 44-86 44h-29v29c31-4 113-4 148-4 37 0 116 0 150 4v-29h-29c-84 0-86-11-86-44z">
            <text:p/>
          </draw:path>
          <draw:polygon draw:style-name="gr3" draw:text-style-name="P8" draw:layer="layout" svg:width="0.459cm" svg:height="0.039cm" svg:x="10.496cm" svg:y="4.799cm" svg:viewBox="0 0 460 40" draw:points="229,40 0,40 0,0 460,0 460,40">
            <text:p/>
          </draw:polygon>
          <draw:path draw:style-name="gr3" draw:text-style-name="P8" draw:layer="layout" svg:width="0.38cm" svg:height="0.63cm" svg:x="10.534cm" svg:y="5.065cm" svg:viewBox="0 0 381 631" svg:d="M229 287c75-23 127-87 127-160 0-75-79-127-169-127-93 0-162 54-162 125 0 29 21 48 46 48 29 0 48-21 48-48 0-46-44-46-57-46 27-44 88-56 121-56 38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</draw:g>
        <draw:g xml:id="id154" draw:id="id154">
          <svg:title>TexMaths</svg:title>
          <svg:desc>26§display§\text {i.e.} -27  \le  - \frac{1}{3x^2}  \le  - 3§svg§600§FALSE§</svg:desc>
          <draw:polygon draw:style-name="gr2" draw:text-style-name="P7" draw:layer="layout" svg:width="8.992cm" svg:height="1.784cm" svg:x="3.596cm" svg:y="9.266cm" svg:viewBox="0 0 8993 1785" draw:points="4496,1785 0,1785 0,0 8993,0 8993,1785">
            <text:p/>
          </draw:polygon>
          <draw:path draw:style-name="gr3" draw:text-style-name="P8" draw:layer="layout" svg:width="0.197cm" svg:height="0.613cm" svg:x="3.579cm" svg:y="9.836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099cm" svg:height="0.099cm" svg:x="3.883cm" svg:y="10.35cm" svg:viewBox="0 0 100 100" svg:d="M100 50c0-27-23-50-50-50s-50 23-50 50 23 50 50 50 50-23 50-50z">
            <text:p/>
          </draw:path>
          <draw:path draw:style-name="gr3" draw:text-style-name="P8" draw:layer="layout" svg:width="0.355cm" svg:height="0.421cm" svg:x="4.082cm" svg:y="10.038cm" svg:viewBox="0 0 356 422" svg:d="M77 181c6-137 83-160 114-160 94 0 104 123 104 160zM77 200h256c21 0 23 0 23-19 0-92-50-181-165-181-106 0-191 94-191 210 0 123 96 212 202 212 112 0 154-102 154-120 0-9-9-11-13-11-8 0-10 7-10 13-34 96-117 96-125 96-46 0-83-30-104-63-27-44-27-104-27-137z">
            <text:p/>
          </draw:path>
          <draw:path draw:style-name="gr3" draw:text-style-name="P8" draw:layer="layout" svg:width="0.099cm" svg:height="0.099cm" svg:x="4.542cm" svg:y="10.35cm" svg:viewBox="0 0 100 100" svg:d="M100 50c0-27-23-50-50-50s-50 23-50 50 23 50 50 50 50-23 50-50z">
            <text:p/>
          </draw:path>
          <draw:path draw:style-name="gr3" draw:text-style-name="P8" draw:layer="layout" svg:width="0.558cm" svg:height="0.039cm" svg:x="4.995cm" svg:y="10.2cm" svg:viewBox="0 0 559 40" svg:d="M528 40c15 0 31 0 31-21 0-19-16-19-31-19h-497c-14 0-31 0-31 19 0 21 17 21 31 21z">
            <text:p/>
          </draw:path>
          <draw:path draw:style-name="gr3" draw:text-style-name="P8" draw:layer="layout" svg:width="0.365cm" svg:height="0.611cm" svg:x="5.879cm" svg:y="9.83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392cm" svg:height="0.64cm" svg:x="6.343cm" svg:y="9.83cm" svg:viewBox="0 0 393 641" svg:d="M385 62c8-12 8-14 8-33h-222c-113 0-115-12-117-29h-23l-31 189h23c2-14 10-72 23-83 6-6 79-6 89-6h192c-11 14-84 114-104 146-82 122-113 249-113 343 0 10 0 52 42 52 43 0 43-42 43-52v-46c0-50 3-102 11-150 2-21 14-100 56-158z">
            <text:p/>
          </draw:path>
          <draw:path draw:style-name="gr3" draw:text-style-name="P8" draw:layer="layout" svg:width="0.558cm" svg:height="0.709cm" svg:x="7.077cm" svg:y="9.865cm" svg:viewBox="0 0 559 710" svg:d="M543 40c10-7 16-11 16-21 0-11-6-19-16-19-6 0-15 4-17 6l-507 240c-17 6-19 12-19 20 0 9 6 15 19 19l507 239c11 7 13 7 17 7 8 0 16-9 16-19 0-8-2-13-18-21l-479-225zM528 710c15 0 31 0 31-19s-18-19-31-19h-495c-14 0-33 0-33 19s17 19 31 19z">
            <text:p/>
          </draw:path>
          <draw:path draw:style-name="gr3" draw:text-style-name="P8" draw:layer="layout" svg:width="0.558cm" svg:height="0.039cm" svg:x="8.042cm" svg:y="10.2cm" svg:viewBox="0 0 559 40" svg:d="M528 40c15 0 31 0 31-21 0-19-16-19-31-19h-497c-14 0-31 0-31 19 0 21 17 21 31 21z">
            <text:p/>
          </draw:path>
          <draw:path draw:style-name="gr3" draw:text-style-name="P8" draw:layer="layout" svg:width="0.303cm" svg:height="0.611cm" svg:x="9.334cm" svg:y="9.2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1.39cm" svg:height="0.039cm" svg:x="8.787cm" svg:y="10.2cm" svg:viewBox="0 0 1391 40" draw:points="695,40 0,40 0,0 1391,0 1391,40">
            <text:p/>
          </draw:polygon>
          <draw:path draw:style-name="gr3" draw:text-style-name="P8" draw:layer="layout" svg:width="0.38cm" svg:height="0.63cm" svg:x="8.824cm" svg:y="10.466cm" svg:viewBox="0 0 381 631" svg:d="M229 287c75-23 127-87 127-160 0-75-81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57cm" svg:height="0.415cm" svg:x="9.269cm" svg:y="10.67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2 120-123 120-36 0-50-29-50-60 0-21 6-40 17-81z">
            <text:p/>
          </draw:path>
          <draw:path draw:style-name="gr3" draw:text-style-name="P8" draw:layer="layout" svg:width="0.284cm" svg:height="0.426cm" svg:x="9.806cm" svg:y="10.38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558cm" svg:height="0.709cm" svg:x="10.615cm" svg:y="9.865cm" svg:viewBox="0 0 559 710" svg:d="M543 40c10-7 16-11 16-21 0-11-6-19-16-19-6 0-15 4-17 6l-507 240c-17 6-19 12-19 20 0 9 6 15 19 19l507 239c11 7 13 7 17 7 8 0 16-9 16-19 0-8-2-13-18-21l-479-225zM528 710c15 0 31 0 31-19s-18-19-31-19h-495c-14 0-33 0-33 19s17 19 31 19z">
            <text:p/>
          </draw:path>
          <draw:path draw:style-name="gr3" draw:text-style-name="P8" draw:layer="layout" svg:width="0.558cm" svg:height="0.039cm" svg:x="11.58cm" svg:y="10.2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3cm" svg:x="12.251cm" svg:y="9.838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</draw:g>
        <draw:g xml:id="id151" draw:id="id151">
          <svg:title>TexMaths</svg:title>
          <svg:desc>26§display§\text {i.e. }\ 27  \ge  \frac{1}{3x^2}  \ge  3§svg§600§FALSE§</svg:desc>
          <draw:polygon draw:style-name="gr2" draw:text-style-name="P7" draw:layer="layout" svg:width="7.165cm" svg:height="1.784cm" svg:x="3.495cm" svg:y="6.465cm" svg:viewBox="0 0 7166 1785" draw:points="3582,1785 0,1785 0,0 7166,0 7166,1785">
            <text:p/>
          </draw:polygon>
          <draw:path draw:style-name="gr3" draw:text-style-name="P8" draw:layer="layout" svg:width="0.197cm" svg:height="0.613cm" svg:x="3.478cm" svg:y="7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099cm" svg:height="0.099cm" svg:x="3.782cm" svg:y="7.549cm" svg:viewBox="0 0 100 100" svg:d="M100 50c0-27-23-50-50-50s-50 23-50 50 23 50 50 50 50-23 50-50z">
            <text:p/>
          </draw:path>
          <draw:path draw:style-name="gr3" draw:text-style-name="P8" draw:layer="layout" svg:width="0.355cm" svg:height="0.421cm" svg:x="3.981cm" svg:y="7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8" draw:layer="layout" svg:width="0.099cm" svg:height="0.099cm" svg:x="4.441cm" svg:y="7.549cm" svg:viewBox="0 0 100 100" svg:d="M100 50c0-27-23-50-50-50s-50 23-50 50 23 50 50 50 50-23 50-50z">
            <text:p/>
          </draw:path>
          <draw:path draw:style-name="gr3" draw:text-style-name="P8" draw:layer="layout" svg:width="0.365cm" svg:height="0.611cm" svg:x="5.373cm" svg:y="7.037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392cm" svg:height="0.64cm" svg:x="5.835cm" svg:y="7.029cm" svg:viewBox="0 0 393 641" svg:d="M387 62c6-12 6-14 6-33h-222c-113 0-115-12-117-29h-23l-31 189h23c2-14 10-72 23-83 6-6 79-6 89-6h192c-11 14-84 114-104 146-82 122-113 249-113 343 0 10 0 52 42 52 44 0 44-42 44-52v-46c0-50 2-102 10-150 2-21 14-100 56-158z">
            <text:p/>
          </draw:path>
          <draw:path draw:style-name="gr3" draw:text-style-name="P8" draw:layer="layout" svg:width="0.559cm" svg:height="0.709cm" svg:x="6.571cm" svg:y="7.064cm" svg:viewBox="0 0 560 710" svg:d="M543 285c12-4 17-10 17-19 0-10-3-14-17-20l-506-240c-14-6-16-6-18-6-11 0-19 8-19 19 0 10 8 14 17 21l482 224-480 227c-19 8-19 17-19 21 0 10 8 19 19 19 2 0 4 0 16-7zM528 710c15 0 32 0 32-19s-19-19-32-19h-495c-14 0-33 0-33 19s17 19 31 19z">
            <text:p/>
          </draw:path>
          <draw:path draw:style-name="gr3" draw:text-style-name="P8" draw:layer="layout" svg:width="0.303cm" svg:height="0.611cm" svg:x="8.116cm" svg:y="6.419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1.391cm" svg:height="0.039cm" svg:x="7.569cm" svg:y="7.399cm" svg:viewBox="0 0 1392 40" draw:points="695,40 0,40 0,0 1392,0 1392,40">
            <text:p/>
          </draw:polygon>
          <draw:path draw:style-name="gr3" draw:text-style-name="P8" draw:layer="layout" svg:width="0.38cm" svg:height="0.63cm" svg:x="7.607cm" svg:y="7.665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57cm" svg:height="0.415cm" svg:x="8.052cm" svg:y="7.869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8" draw:layer="layout" svg:width="0.284cm" svg:height="0.426cm" svg:x="8.589cm" svg:y="7.584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559cm" svg:height="0.709cm" svg:x="9.398cm" svg:y="7.064cm" svg:viewBox="0 0 560 710" svg:d="M543 285c12-4 17-10 17-19 0-10-3-14-17-20l-506-240c-14-6-16-6-18-6-11 0-19 8-19 19 0 10 8 14 17 21l482 224-480 227c-19 8-19 17-19 21 0 10 8 19 19 19 2 0 4 0 16-7zM528 710c15 0 32 0 32-19s-19-19-32-19h-495c-14 0-33 0-33 19s17 19 31 19z">
            <text:p/>
          </draw:path>
          <draw:path draw:style-name="gr3" draw:text-style-name="P8" draw:layer="layout" svg:width="0.38cm" svg:height="0.63cm" svg:x="10.325cm" svg:y="7.037cm" svg:viewBox="0 0 381 631" svg:d="M229 287c75-23 127-87 127-160 0-75-81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</draw:g>
        <draw:g xml:id="id157" draw:id="id157">
          <svg:title>TexMaths</svg:title>
          <svg:desc>28§display§\text {i.e. }\ 3 -27  \le  3 - \frac{1}{3x^2}  \le  3 - 3§svg§600§FALSE§</svg:desc>
          <draw:polygon draw:style-name="gr2" draw:text-style-name="P7" draw:layer="layout" svg:width="12.8cm" svg:height="1.922cm" svg:x="3.495cm" svg:y="11.866cm" svg:viewBox="0 0 12801 1923" draw:points="6399,1923 0,1923 0,0 12801,0 12801,1923">
            <text:p/>
          </draw:polygon>
          <draw:path draw:style-name="gr3" draw:text-style-name="P8" draw:layer="layout" svg:width="0.212cm" svg:height="0.66cm" svg:x="3.477cm" svg:y="12.481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3.804cm" svg:y="13.034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4.019cm" svg:y="12.698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4.514cm" svg:y="13.034cm" svg:viewBox="0 0 108 108" svg:d="M108 54c0-29-25-54-54-54s-54 25-54 54 25 54 54 54 54-25 54-54z">
            <text:p/>
          </draw:path>
          <draw:path draw:style-name="gr3" draw:text-style-name="P8" draw:layer="layout" svg:width="0.409cm" svg:height="0.678cm" svg:x="5.511cm" svg:y="12.483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042cm" svg:x="6.261cm" svg:y="12.873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7.213cm" svg:y="12.48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8" draw:layer="layout" svg:width="0.422cm" svg:height="0.689cm" svg:x="7.71cm" svg:y="12.474cm" svg:viewBox="0 0 423 690" svg:d="M414 67c9-13 9-15 9-36h-239c-121 0-124-13-126-31h-24l-34 204h25c2-16 11-78 24-90 7-6 85-6 97-6h206c-12 15-90 123-112 157-88 132-121 269-121 369 0 12 0 56 45 56 47 0 47-44 47-56v-49c0-54 2-110 11-161 2-23 15-108 60-171z">
            <text:p/>
          </draw:path>
          <draw:path draw:style-name="gr3" draw:text-style-name="P8" draw:layer="layout" svg:width="0.602cm" svg:height="0.763cm" svg:x="8.501cm" svg:y="12.512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9.5cm" svg:y="12.483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042cm" svg:x="10.253cm" svg:y="12.87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1.861cm" svg:y="11.817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1.497cm" svg:height="0.042cm" svg:x="11.272cm" svg:y="12.873cm" svg:viewBox="0 0 1498 43" draw:points="748,43 0,43 0,0 1498,0 1498,43">
            <text:p/>
          </draw:polygon>
          <draw:path draw:style-name="gr3" draw:text-style-name="P8" draw:layer="layout" svg:width="0.409cm" svg:height="0.678cm" svg:x="11.314cm" svg:y="13.16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11.794cm" svg:y="13.37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3 7-43 18-88z">
            <text:p/>
          </draw:path>
          <draw:path draw:style-name="gr3" draw:text-style-name="P8" draw:layer="layout" svg:width="0.306cm" svg:height="0.459cm" svg:x="12.369cm" svg:y="13.07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3cm" svg:x="13.241cm" svg:y="12.512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14.24cm" svg:y="12.48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042cm" svg:x="14.99cm" svg:y="12.873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5.933cm" svg:y="12.48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48" draw:id="id148">
          <svg:title>TexMaths</svg:title>
          <svg:desc>24§display§\text {[ Multiplying throughout by 3 ]}§svg§600§FALSE§</svg:desc>
          <draw:polygon draw:style-name="gr2" draw:text-style-name="P7" draw:layer="layout" svg:width="11.441cm" svg:height="0.759cm" svg:x="15.176cm" svg:y="4.36cm" svg:viewBox="0 0 11442 760" draw:points="5720,760 0,760 0,0 11442,0 11442,760">
            <text:p/>
          </draw:polygon>
          <draw:polygon draw:style-name="gr3" draw:text-style-name="P8" draw:layer="layout" svg:width="0.116cm" svg:height="0.844cm" svg:x="15.234cm" svg:y="4.318cm" svg:viewBox="0 0 117 845" draw:points="117,845 117,812 35,812 35,35 117,35 117,0 0,0 0,845">
            <text:p/>
          </draw:polygon>
          <draw:path draw:style-name="gr3" draw:text-style-name="P8" draw:layer="layout" svg:width="0.711cm" svg:height="0.577cm" svg:x="15.681cm" svg:y="4.374cm" svg:viewBox="0 0 712 578" svg:d="M173 19c-8-19-10-19-31-19h-142v27h21c63 0 65 9 65 38v425c0 23 0 61-86 61v27c29 0 71-2 100-2 27 0 69 2 98 2v-27c-87 0-87-38-87-61v-457l204 526c6 11 9 19 17 19 10 0 12-6 16-15l207-536h2v486c0 30-2 38-67 38h-22v27c33-2 91-2 123-2 33 0 91 0 121 2v-27h-21c-65 0-65-8-65-38v-448c0-29 0-38 65-38h21v-27h-144c-21 0-21 0-27 15l-186 479z">
            <text:p/>
          </draw:path>
          <draw:path draw:style-name="gr3" draw:text-style-name="P8" draw:layer="layout" svg:width="0.425cm" svg:height="0.383cm" svg:x="16.449cm" svg:y="4.577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189cm" svg:height="0.587cm" svg:x="16.919cm" svg:y="4.366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264cm" svg:height="0.529cm" svg:x="17.142cm" svg:y="4.43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17.482cm" svg:y="4.3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8cm" svg:height="0.537cm" svg:x="17.711cm" svg:y="4.577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189cm" svg:height="0.587cm" svg:x="18.185cm" svg:y="4.366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14cm" svg:height="0.537cm" svg:x="18.407cm" svg:y="4.587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8" draw:layer="layout" svg:width="0.181cm" svg:height="0.566cm" svg:x="18.864cm" svg:y="4.3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9.097cm" svg:y="4.5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9.563cm" svg:y="4.56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264cm" svg:height="0.529cm" svg:x="20.258cm" svg:y="4.43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0.596cm" svg:y="4.36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85cm" svg:height="0.373cm" svg:x="21.063cm" svg:y="4.57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1.393cm" svg:y="4.57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1.818cm" svg:y="4.577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7cm" svg:height="0.558cm" svg:x="22.282cm" svg:y="4.56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425cm" svg:height="0.587cm" svg:x="22.708cm" svg:y="4.36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3.173cm" svg:y="4.57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3.599cm" svg:y="4.577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4.056cm" svg:y="4.43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18cm" svg:height="0.596cm" svg:x="24.673cm" svg:y="4.366cm" svg:viewBox="0 0 419 597" svg:d="M123 269v-269l-123 10v26c60 0 65 6 65 47v505h21c2-2 8-14 31-52 14 19 48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414cm" svg:height="0.537cm" svg:x="25.11cm" svg:y="4.587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8" draw:layer="layout" svg:width="0.35cm" svg:height="0.581cm" svg:x="25.855cm" svg:y="4.38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8" draw:layer="layout" svg:width="0.116cm" svg:height="0.844cm" svg:x="26.543cm" svg:y="4.318cm" svg:viewBox="0 0 117 845" draw:points="117,0 0,0 0,35 83,35 83,812 0,812 0,845 117,845">
            <text:p/>
          </draw:polygon>
        </draw:g>
        <draw:g xml:id="id150" draw:id="id150">
          <svg:title>TexMaths</svg:title>
          <svg:desc>24§display§\text {[ Taking the reciprocal throughout ]}§svg§600§FALSE§</svg:desc>
          <draw:polygon draw:style-name="gr2" draw:text-style-name="P7" draw:layer="layout" svg:width="13.109cm" svg:height="0.759cm" svg:x="13.576cm" svg:y="6.562cm" svg:viewBox="0 0 13110 760" draw:points="6555,760 0,760 0,0 13110,0 13110,760">
            <text:p/>
          </draw:polygon>
          <draw:polygon draw:style-name="gr3" draw:text-style-name="P8" draw:layer="layout" svg:width="0.116cm" svg:height="0.844cm" svg:x="13.634cm" svg:y="6.52cm" svg:viewBox="0 0 117 845" draw:points="117,845 117,812 35,812 35,35 117,35 117,0 0,0 0,845">
            <text:p/>
          </draw:polygon>
          <draw:path draw:style-name="gr3" draw:text-style-name="P8" draw:layer="layout" svg:width="0.548cm" svg:height="0.571cm" svg:x="14.079cm" svg:y="6.581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8" draw:layer="layout" svg:width="0.381cm" svg:height="0.389cm" svg:x="14.624cm" svg:y="6.77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08cm" svg:height="0.587cm" svg:x="15.033cm" svg:y="6.568cm" svg:viewBox="0 0 409 588" svg:d="M65 522c0 39-7 39-65 39v27c29-2 67-2 92-2s60 0 94 2v-27c-57 0-67 0-67-39v-86l54-46c65 88 102 136 102 152 0 15-14 19-31 19v27c23-2 75-2 92-2 25 0 48 0 73 2v-27c-31 0-50 0-83-44l-107-152c0-2-4-8-4-10 0-4 60-53 67-61 54-42 90-44 108-44v-27c-25 2-35 2-60 2-30 0-82-2-94-2v27c16 0 25 9 25 21 0 15-13 27-19 32l-119 104v-407l-123 10v26c60 0 65 6 65 47z">
            <text:p/>
          </draw:path>
          <draw:path draw:style-name="gr3" draw:text-style-name="P8" draw:layer="layout" svg:width="0.181cm" svg:height="0.566cm" svg:x="15.483cm" svg:y="6.5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5.717cm" svg:y="6.77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6.181cm" svg:y="6.7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264cm" svg:height="0.529cm" svg:x="16.876cm" svg:y="6.63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7.216cm" svg:y="6.56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7.681cm" svg:y="6.7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18.338cm" svg:y="6.77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8.668cm" svg:y="6.7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19.048cm" svg:y="6.77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81cm" svg:height="0.566cm" svg:x="19.422cm" svg:y="6.5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8cm" svg:height="0.537cm" svg:x="19.651cm" svg:y="6.779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285cm" svg:height="0.373cm" svg:x="20.119cm" svg:y="6.77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0.452cm" svg:y="6.77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322cm" svg:height="0.389cm" svg:x="20.901cm" svg:y="6.77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81cm" svg:height="0.389cm" svg:x="21.283cm" svg:y="6.77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89cm" svg:height="0.587cm" svg:x="21.698cm" svg:y="6.568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266cm" svg:height="0.529cm" svg:x="22.201cm" svg:y="6.63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22.539cm" svg:y="6.56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85cm" svg:height="0.373cm" svg:x="23.005cm" svg:y="6.77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3.335cm" svg:y="6.77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3.76cm" svg:y="6.779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7cm" svg:height="0.558cm" svg:x="24.226cm" svg:y="6.7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425cm" svg:height="0.587cm" svg:x="24.651cm" svg:y="6.56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5.115cm" svg:y="6.77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425cm" svg:height="0.383cm" svg:x="25.541cm" svg:y="6.779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5.998cm" svg:y="6.633cm" svg:viewBox="0 0 265 530" svg:d="M131 182h121v-26h-121v-156h-22c0 69-26 159-109 163v19h73v233c0 105 79 115 109 115 60 0 83-59 83-115v-48h-21v48c0 61-25 94-56 94-57 0-57-77-57-92z">
            <text:p/>
          </draw:path>
          <draw:polygon draw:style-name="gr3" draw:text-style-name="P8" draw:layer="layout" svg:width="0.116cm" svg:height="0.844cm" svg:x="26.611cm" svg:y="6.52cm" svg:viewBox="0 0 117 845" draw:points="117,0 0,0 0,35 83,35 83,812 0,812 0,845 117,845">
            <text:p/>
          </draw:polygon>
        </draw:g>
        <draw:g xml:id="id153" draw:id="id153">
          <svg:title>TexMaths</svg:title>
          <svg:desc>24§display§\text {[ Multiplying throughout by  -1 ]}§svg§600§FALSE§</svg:desc>
          <draw:polygon draw:style-name="gr2" draw:text-style-name="P7" draw:layer="layout" svg:width="11.722cm" svg:height="0.76cm" svg:x="14.976cm" svg:y="9.464cm" svg:viewBox="0 0 11723 761" draw:points="5862,761 0,761 0,0 11723,0 11723,761">
            <text:p/>
          </draw:polygon>
          <draw:polygon draw:style-name="gr3" draw:text-style-name="P8" draw:layer="layout" svg:width="0.116cm" svg:height="0.844cm" svg:x="15.034cm" svg:y="9.422cm" svg:viewBox="0 0 117 845" draw:points="117,845 117,812 35,812 35,35 117,35 117,0 0,0 0,845">
            <text:p/>
          </draw:polygon>
          <draw:path draw:style-name="gr3" draw:text-style-name="P8" draw:layer="layout" svg:width="0.711cm" svg:height="0.577cm" svg:x="15.481cm" svg:y="9.478cm" svg:viewBox="0 0 712 578" svg:d="M173 19c-8-19-10-19-31-19h-142v27h21c63 0 65 9 65 38v425c0 23 0 61-86 61v27c29 0 71-2 100-2 27 0 69 2 98 2v-27c-87 0-87-38-87-61v-457l204 526c6 11 10 19 17 19 10 0 12-6 16-15l207-536h2v486c0 30-2 38-67 38h-21v27c32-2 90-2 122-2 33 0 91 0 121 2v-27h-21c-65 0-65-8-65-38v-448c0-29 0-38 65-38h21v-27h-144c-21 0-21 0-27 15l-186 479z">
            <text:p/>
          </draw:path>
          <draw:path draw:style-name="gr3" draw:text-style-name="P8" draw:layer="layout" svg:width="0.425cm" svg:height="0.383cm" svg:x="16.249cm" svg:y="9.681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189cm" svg:height="0.587cm" svg:x="16.72cm" svg:y="9.4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264cm" svg:height="0.529cm" svg:x="16.942cm" svg:y="9.53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17.282cm" svg:y="9.49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8cm" svg:height="0.537cm" svg:x="17.511cm" svg:y="9.681cm" svg:viewBox="0 0 419 538" svg:d="M123 56v-56l-123 10v26c60 0 65 4 65 43v395c0 39-7 39-65 39v25c29 0 73-2 94-2 23 0 67 2 96 2v-25c-56 0-65 0-65-39v-142-7c4 13 40 59 104 59 101 0 190-82 190-192 0-107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189cm" svg:height="0.587cm" svg:x="17.985cm" svg:y="9.4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14cm" svg:height="0.537cm" svg:x="18.208cm" svg:y="9.691cm" svg:viewBox="0 0 415 538" svg:d="M336 81c21-54 65-54 79-54v-27c-19 2-44 2-64 2-15 0-55-2-74-2v27c26 0 40 15 40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8" draw:layer="layout" svg:width="0.181cm" svg:height="0.566cm" svg:x="18.665cm" svg:y="9.49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8.897cm" svg:y="9.68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9.364cm" svg:y="9.672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264cm" svg:height="0.529cm" svg:x="20.059cm" svg:y="9.53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0.397cm" svg:y="9.4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85cm" svg:height="0.373cm" svg:x="20.863cm" svg:y="9.681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8" draw:layer="layout" svg:width="0.375cm" svg:height="0.389cm" svg:x="21.194cm" svg:y="9.67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1.618cm" svg:y="9.681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7cm" svg:height="0.558cm" svg:x="22.083cm" svg:y="9.672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425cm" svg:height="0.587cm" svg:x="22.509cm" svg:y="9.4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2.974cm" svg:y="9.67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3.4cm" svg:y="9.681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3.857cm" svg:y="9.53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18cm" svg:height="0.596cm" svg:x="24.473cm" svg:y="9.47cm" svg:viewBox="0 0 419 597" svg:d="M123 269v-269l-123 10v26c60 0 65 6 65 47v505h21c2-2 8-14 31-52 14 19 48 61 112 61 101 0 190-82 190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414cm" svg:height="0.537cm" svg:x="24.911cm" svg:y="9.691cm" svg:viewBox="0 0 415 538" svg:d="M336 81c21-54 65-54 79-54v-27c-19 2-44 2-64 2-15 0-55-2-74-2v27c26 0 40 15 40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8" draw:layer="layout" svg:width="0.224cm" svg:height="0.049cm" svg:x="25.631cm" svg:y="9.848cm" svg:viewBox="0 0 225 50" draw:points="225,50 225,0 0,0 0,50">
            <text:p/>
          </draw:polygon>
          <draw:path draw:style-name="gr3" draw:text-style-name="P8" draw:layer="layout" svg:width="0.279cm" svg:height="0.564cm" svg:x="25.979cm" svg:y="9.49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0.116cm" svg:height="0.844cm" svg:x="26.624cm" svg:y="9.422cm" svg:viewBox="0 0 117 845" draw:points="117,0 0,0 0,35 83,35 83,812 0,812 0,845 117,845">
            <text:p/>
          </draw:polygon>
        </draw:g>
        <draw:g xml:id="id152" draw:id="id152">
          <svg:title>TexMaths</svg:title>
          <svg:desc>24§display§\text {[ Note this step carefully ]}§svg§600§FALSE§</svg:desc>
          <draw:polygon draw:style-name="gr2" draw:text-style-name="P7" draw:layer="layout" svg:width="9.456cm" svg:height="0.76cm" svg:x="17.177cm" svg:y="7.664cm" svg:viewBox="0 0 9457 761" draw:points="4728,761 0,761 0,0 9457,0 9457,761">
            <text:p/>
          </draw:polygon>
          <draw:polygon draw:style-name="gr3" draw:text-style-name="P8" draw:layer="layout" svg:width="0.116cm" svg:height="0.844cm" svg:x="17.235cm" svg:y="7.622cm" svg:viewBox="0 0 117 845" draw:points="117,845 117,812 35,812 35,35 117,35 117,0 0,0 0,845">
            <text:p/>
          </draw:polygon>
          <draw:path draw:style-name="gr3" draw:text-style-name="P8" draw:layer="layout" svg:width="0.577cm" svg:height="0.577cm" svg:x="17.678cm" svg:y="7.678cm" svg:viewBox="0 0 578 578" svg:d="M169 12c-8-12-10-12-25-12h-144v27h25c11 0 29 0 42 2 19 2 19 2 19 19v442c0 23 0 61-86 61v27c29 0 71-2 100-2 27 0 69 2 98 2v-27c-87 0-87-38-87-61v-440c4 4 4 4 8 10l346 507c7 11 7 11 13 11 13 0 13-6 13-21v-469c0-23 0-61 87-61v-27c-29 0-71 2-100 2-27 0-69-2-98-2v27c87 0 87 38 87 61v363z">
            <text:p/>
          </draw:path>
          <draw:path draw:style-name="gr3" draw:text-style-name="P8" draw:layer="layout" svg:width="0.375cm" svg:height="0.389cm" svg:x="18.306cm" svg:y="7.87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8.72cm" svg:y="7.735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19.056cm" svg:y="7.87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19.705cm" svg:y="7.735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20.043cm" svg:y="7.6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181cm" svg:height="0.566cm" svg:x="20.514cm" svg:y="7.69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20.748cm" svg:y="7.877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77cm" svg:height="0.389cm" svg:x="21.36cm" svg:y="7.877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6cm" svg:height="0.529cm" svg:x="21.681cm" svg:y="7.735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22.017cm" svg:y="7.87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22.393cm" svg:y="7.881cm" svg:viewBox="0 0 419 538" svg:d="M123 56v-56l-123 10v26c60 0 65 4 65 43v395c0 39-7 39-65 39v25c29 0 73-2 94-2 23 0 67 2 96 2v-25c-56 0-65 0-65-39v-142-7c4 13 40 59 103 59 102 0 191-82 191-192 0-107-83-192-179-192-65 0-102 36-117 56zM125 278v-190c25-42 65-67 109-67 62 0 113 75 113 171 0 102-59 173-122 173-33 0-66-17-89-52-11-17-11-19-11-35z">
            <text:p/>
          </draw:path>
          <draw:path draw:style-name="gr3" draw:text-style-name="P8" draw:layer="layout" svg:width="0.322cm" svg:height="0.389cm" svg:x="23.147cm" svg:y="7.877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81cm" svg:height="0.389cm" svg:x="23.528cm" svg:y="7.877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23.938cm" svg:y="7.88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24.269cm" svg:y="7.87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4cm" svg:height="0.596cm" svg:x="24.649cm" svg:y="7.66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8" draw:layer="layout" svg:width="0.425cm" svg:height="0.383cm" svg:x="24.904cm" svg:y="7.881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9cm" svg:height="0.587cm" svg:x="25.374cm" svg:y="7.6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9cm" svg:height="0.587cm" svg:x="25.609cm" svg:y="7.6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14cm" svg:height="0.537cm" svg:x="25.831cm" svg:y="7.891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8" draw:layer="layout" svg:width="0.116cm" svg:height="0.844cm" svg:x="26.559cm" svg:y="7.622cm" svg:viewBox="0 0 117 845" draw:points="117,0 0,0 0,35 83,35 83,812 0,812 0,845 117,845">
            <text:p/>
          </draw:polygon>
        </draw:g>
        <draw:g xml:id="id155" draw:id="id155">
          <svg:title>TexMaths</svg:title>
          <svg:desc>24§display§\text {[ Note this step again carefully ]}§svg§600§FALSE§</svg:desc>
          <draw:polygon draw:style-name="gr2" draw:text-style-name="P7" draw:layer="layout" svg:width="11.707cm" svg:height="0.76cm" svg:x="15.078cm" svg:y="10.566cm" svg:viewBox="0 0 11708 761" draw:points="5854,761 0,761 0,0 11708,0 11708,761">
            <text:p/>
          </draw:polygon>
          <draw:polygon draw:style-name="gr3" draw:text-style-name="P8" draw:layer="layout" svg:width="0.116cm" svg:height="0.844cm" svg:x="15.136cm" svg:y="10.524cm" svg:viewBox="0 0 117 845" draw:points="117,845 117,812 35,812 35,35 117,35 117,0 0,0 0,845">
            <text:p/>
          </draw:polygon>
          <draw:path draw:style-name="gr3" draw:text-style-name="P8" draw:layer="layout" svg:width="0.577cm" svg:height="0.577cm" svg:x="15.579cm" svg:y="10.58cm" svg:viewBox="0 0 578 578" svg:d="M169 12c-8-12-10-12-25-12h-144v27h25c11 0 29 0 42 2 19 2 19 2 19 19v442c0 23 0 61-86 61v27c29 0 71-2 100-2 27 0 69 2 98 2v-27c-87 0-87-38-87-61v-440c4 4 4 4 8 10l346 507c7 11 7 11 13 11 14 0 14-6 14-21v-469c0-23 0-61 86-61v-27c-29 0-71 2-100 2-27 0-69-2-98-2v27c87 0 87 38 87 61v363z">
            <text:p/>
          </draw:path>
          <draw:path draw:style-name="gr3" draw:text-style-name="P8" draw:layer="layout" svg:width="0.375cm" svg:height="0.389cm" svg:x="16.207cm" svg:y="10.77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6.622cm" svg:y="10.63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16.958cm" svg:y="10.7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17.607cm" svg:y="10.63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17.944cm" svg:y="10.57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181cm" svg:height="0.566cm" svg:x="18.415cm" svg:y="10.5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8.649cm" svg:y="10.77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77cm" svg:height="0.389cm" svg:x="19.262cm" svg:y="10.77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6cm" svg:height="0.529cm" svg:x="19.582cm" svg:y="10.63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19.918cm" svg:y="10.7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20.294cm" svg:y="10.783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381cm" svg:height="0.389cm" svg:x="21.055cm" svg:y="10.779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87cm" svg:height="0.558cm" svg:x="21.466cm" svg:y="10.774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81cm" svg:height="0.389cm" svg:x="21.9cm" svg:y="10.77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81cm" svg:height="0.566cm" svg:x="22.312cm" svg:y="10.5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2.547cm" svg:y="10.78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22cm" svg:height="0.389cm" svg:x="23.297cm" svg:y="10.77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81cm" svg:height="0.389cm" svg:x="23.679cm" svg:y="10.779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24.09cm" svg:y="10.78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24.42cm" svg:y="10.7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4cm" svg:height="0.596cm" svg:x="24.799cm" svg:y="10.562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8" draw:layer="layout" svg:width="0.425cm" svg:height="0.383cm" svg:x="25.056cm" svg:y="10.783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9cm" svg:height="0.587cm" svg:x="25.524cm" svg:y="10.572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9cm" svg:height="0.587cm" svg:x="25.759cm" svg:y="10.572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14cm" svg:height="0.537cm" svg:x="25.981cm" svg:y="10.793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8" draw:layer="layout" svg:width="0.116cm" svg:height="0.844cm" svg:x="26.711cm" svg:y="10.524cm" svg:viewBox="0 0 117 845" draw:points="117,0 0,0 0,35 83,35 83,812 0,812 0,845 117,845">
            <text:p/>
          </draw:polygon>
        </draw:g>
        <draw:g xml:id="id156" draw:id="id156">
          <svg:title>TexMaths</svg:title>
          <svg:desc>24§display§\text {[ Adding 3 throughout ]}§svg§600§FALSE§</svg:desc>
          <draw:polygon draw:style-name="gr2" draw:text-style-name="P7" draw:layer="layout" svg:width="8.652cm" svg:height="0.759cm" svg:x="17.979cm" svg:y="12.662cm" svg:viewBox="0 0 8653 760" draw:points="4325,760 0,760 0,0 8653,0 8653,760">
            <text:p/>
          </draw:polygon>
          <draw:polygon draw:style-name="gr3" draw:text-style-name="P8" draw:layer="layout" svg:width="0.116cm" svg:height="0.844cm" svg:x="18.037cm" svg:y="12.62cm" svg:viewBox="0 0 117 845" draw:points="117,845 117,812 35,812 35,35 117,35 117,0 0,0 0,845">
            <text:p/>
          </draw:polygon>
          <draw:path draw:style-name="gr3" draw:text-style-name="P8" draw:layer="layout" svg:width="0.579cm" svg:height="0.606cm" svg:x="18.48cm" svg:y="12.649cm" svg:viewBox="0 0 580 607" svg:d="M309 17c-4-11-6-17-19-17-14 0-15 6-19 17l-177 505c-15 45-48 56-94 58v27c19-2 56-4 86-4 27 0 71 2 98 4v-27c-42 0-63-21-63-44 0-2 0-10 0-12l40-111h210l44 129c0 3 2 9 2 13 0 25-46 25-70 25v27c31-4 89-4 121-4 37 0 75 2 112 4v-27h-16c-49 0-63-6-71-35zM265 111l96 275h-190z">
            <text:p/>
          </draw:path>
          <draw:path draw:style-name="gr3" draw:text-style-name="P8" draw:layer="layout" svg:width="0.418cm" svg:height="0.596cm" svg:x="19.114cm" svg:y="12.668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418cm" svg:height="0.596cm" svg:x="19.582cm" svg:y="12.668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181cm" svg:height="0.566cm" svg:x="20.051cm" svg:y="12.6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0.283cm" svg:y="12.87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20.747cm" svg:y="12.8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5cm" svg:height="0.581cm" svg:x="21.464cm" svg:y="12.6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264cm" svg:height="0.529cm" svg:x="22.147cm" svg:y="12.73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2.485cm" svg:y="12.66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85cm" svg:height="0.373cm" svg:x="22.951cm" svg:y="12.87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3.282cm" svg:y="12.87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3.706cm" svg:y="12.879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7cm" svg:height="0.558cm" svg:x="24.171cm" svg:y="12.8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425cm" svg:height="0.587cm" svg:x="24.597cm" svg:y="12.66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5.061cm" svg:y="12.87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5.488cm" svg:y="12.879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5.944cm" svg:y="12.733cm" svg:viewBox="0 0 265 530" svg:d="M131 182h121v-26h-121v-156h-22c0 69-26 159-109 163v19h73v233c0 105 79 115 109 115 60 0 83-59 83-115v-48h-21v48c0 61-25 94-56 94-57 0-57-77-57-92z">
            <text:p/>
          </draw:path>
          <draw:polygon draw:style-name="gr3" draw:text-style-name="P8" draw:layer="layout" svg:width="0.116cm" svg:height="0.844cm" svg:x="26.557cm" svg:y="12.62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1+width/2;x" smil:keyTimes="0;1"/>
                  <anim:animate smil:dur="0.5s" smil:fill="hold" smil:targetElement="id14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1+width/2;x" smil:keyTimes="0;1"/>
                  <anim:animate smil:dur="0.5s" smil:fill="hold" smil:targetElement="id15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0;width" smil:keyTimes="0;1"/>
                  <anim:animate smil:dur="0.5s" smil:fill="hold" smil:targetElement="id152" smil:attributeName="height" smil:values="0;height" smil:keyTimes="0;1"/>
                  <anim:transitionFilter smil:dur="0.5s" smil:targetElement="id152" smil:type="fade" smil:subtype="crossfade"/>
                </anim:par>
              </anim:par>
              <anim:par smil:begin="0.5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0;width" smil:keyTimes="0;1"/>
                  <anim:animate smil:dur="0.5s" smil:fill="hold" smil:targetElement="id152" smil:attributeName="height" smil:values="0;height" smil:keyTimes="0;1"/>
                  <anim:transitionFilter smil:dur="0.5s" smil:targetElement="id152" smil:type="fade" smil:subtype="crossfade"/>
                </anim:par>
              </anim:par>
              <anim:par smil:begin="2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0;width" smil:keyTimes="0;1"/>
                  <anim:animate smil:dur="0.5s" smil:fill="hold" smil:targetElement="id152" smil:attributeName="height" smil:values="0;height" smil:keyTimes="0;1"/>
                  <anim:transitionFilter smil:dur="0.5s" smil:targetElement="id1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1+width/2;x" smil:keyTimes="0;1"/>
                  <anim:animate smil:dur="0.5s" smil:fill="hold" smil:targetElement="id15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0;width" smil:keyTimes="0;1"/>
                  <anim:animate smil:dur="0.5s" smil:fill="hold" smil:targetElement="id155" smil:attributeName="height" smil:values="0;height" smil:keyTimes="0;1"/>
                  <anim:transitionFilter smil:dur="0.5s" smil:targetElement="id155" smil:type="fade" smil:subtype="crossfade"/>
                </anim:par>
              </anim:par>
              <anim:par smil:begin="0.5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0;width" smil:keyTimes="0;1"/>
                  <anim:animate smil:dur="0.5s" smil:fill="hold" smil:targetElement="id155" smil:attributeName="height" smil:values="0;height" smil:keyTimes="0;1"/>
                  <anim:transitionFilter smil:dur="0.5s" smil:targetElement="id155" smil:type="fade" smil:subtype="crossfade"/>
                </anim:par>
              </anim:par>
              <anim:par smil:begin="2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0;width" smil:keyTimes="0;1"/>
                  <anim:animate smil:dur="0.5s" smil:fill="hold" smil:targetElement="id155" smil:attributeName="height" smil:values="0;height" smil:keyTimes="0;1"/>
                  <anim:transitionFilter smil:dur="0.5s" smil:targetElement="id1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1+width/2;x" smil:keyTimes="0;1"/>
                  <anim:animate smil:dur="0.5s" smil:fill="hold" smil:targetElement="id1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19">
        <office:forms form:automatic-focus="false" form:apply-design-mode="false"/>
        <draw:frame presentation:style-name="pr14" draw:text-style-name="P12" draw:layer="layout" svg:width="26.6cm" svg:height="14.572cm" svg:x="0.6cm" svg:y="0.628cm" presentation:class="title" presentation:user-transformed="true">
          <draw:text-box>
            <text:p xml:id="id163" text:id="id163" text:style-name="P5"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######</text:span><text:span text:style-name="T7"><text:tab/></text:span><text:span text:style-name="T7"><text:tab/></text:span><text:span text:style-name="T7"><text:tab/></text:span><text:span text:style-name="T7">DONE</text:span><text:span text:style-name="T7"><text:tab/></text:span><text:span text:style-name="T7"><text:tab/></text:span><text:span text:style-name="T7"><text:tab/></text:span><text:span text:style-name="T7">######</text:span><text:span text:style-name="T7"><text:tab/></text:span><text:span text:style-name="T7"><text:tab/></text:span><text:span text:style-name="T7"><text:tab/></text:span><text:span text:style-name="T7"><text:tab/></text:span></text:p>
          </draw:text-box>
        </draw:frame>
        <draw:g xml:id="id158" draw:id="id158">
          <svg:title>TexMaths</svg:title>
          <svg:desc>28§display§\text {i.e. }\ -24  \le  3 - \frac{1}{3x^2}  \le  0§svg§600§FALSE§</svg:desc>
          <draw:polygon draw:style-name="gr2" draw:text-style-name="P7" draw:layer="layout" svg:width="10.617cm" svg:height="1.922cm" svg:x="2.897cm" svg:y="1.265cm" svg:viewBox="0 0 10618 1923" draw:points="5309,1923 0,1923 0,0 10618,0 10618,1923">
            <text:p/>
          </draw:polygon>
          <draw:path draw:style-name="gr3" draw:text-style-name="P8" draw:layer="layout" svg:width="0.212cm" svg:height="0.66cm" svg:x="2.879cm" svg:y="1.8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3.206cm" svg:y="2.433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3.421cm" svg:y="2.09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3.916cm" svg:y="2.433cm" svg:viewBox="0 0 108 108" svg:d="M108 54c0-29-25-54-54-54s-54 25-54 54 25 54 54 54 54-25 54-54z">
            <text:p/>
          </draw:path>
          <draw:path draw:style-name="gr3" draw:text-style-name="P8" draw:layer="layout" svg:width="0.602cm" svg:height="0.042cm" svg:x="5.171cm" svg:y="2.272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6.123cm" svg:y="1.88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8" draw:layer="layout" svg:width="0.438cm" svg:height="0.667cm" svg:x="6.593cm" svg:y="1.871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602cm" svg:height="0.763cm" svg:x="7.413cm" svg:y="1.9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8.412cm" svg:y="1.88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042cm" svg:x="9.162cm" svg:y="2.272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0.773cm" svg:y="1.216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8" draw:layer="layout" svg:width="1.498cm" svg:height="0.042cm" svg:x="10.182cm" svg:y="2.272cm" svg:viewBox="0 0 1499 43" draw:points="748,43 0,43 0,0 1499,0 1499,43">
            <text:p/>
          </draw:polygon>
          <draw:path draw:style-name="gr3" draw:text-style-name="P8" draw:layer="layout" svg:width="0.409cm" svg:height="0.678cm" svg:x="10.224cm" svg:y="2.559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10.703cm" svg:y="2.7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3 7-43 18-88z">
            <text:p/>
          </draw:path>
          <draw:path draw:style-name="gr3" draw:text-style-name="P8" draw:layer="layout" svg:width="0.306cm" svg:height="0.459cm" svg:x="11.281cm" svg:y="2.47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3cm" svg:x="12.151cm" svg:y="1.9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16cm" svg:height="0.678cm" svg:x="13.147cm" svg:y="1.882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</draw:g>
        <draw:g xml:id="id159" draw:id="id159">
          <svg:title>TexMaths</svg:title>
          <svg:desc>28§display§\text {i.e. }\ -24\  \le f'(x)\  \le  \ 0§svg§600§FALSE§</svg:desc>
          <draw:polygon draw:style-name="gr2" draw:text-style-name="P7" draw:layer="layout" svg:width="10.365cm" svg:height="0.939cm" svg:x="3cm" svg:y="4.268cm" svg:viewBox="0 0 10366 940" draw:points="5183,940 0,940 0,0 10366,0 10366,940">
            <text:p/>
          </draw:polygon>
          <draw:path draw:style-name="gr3" draw:text-style-name="P8" draw:layer="layout" svg:width="0.212cm" svg:height="0.66cm" svg:x="2.982cm" svg:y="4.351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107cm" svg:height="0.106cm" svg:x="3.309cm" svg:y="4.906cm" svg:viewBox="0 0 108 107" svg:d="M108 54c0-29-25-54-54-54s-54 25-54 54 25 53 54 53 54-24 54-53z">
            <text:p/>
          </draw:path>
          <draw:path draw:style-name="gr3" draw:text-style-name="P8" draw:layer="layout" svg:width="0.382cm" svg:height="0.454cm" svg:x="3.524cm" svg:y="4.56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107cm" svg:height="0.106cm" svg:x="4.019cm" svg:y="4.906cm" svg:viewBox="0 0 108 107" svg:d="M108 54c0-29-25-54-54-54s-54 25-54 54 25 53 54 53 54-24 54-53z">
            <text:p/>
          </draw:path>
          <draw:path draw:style-name="gr3" draw:text-style-name="P8" draw:layer="layout" svg:width="0.602cm" svg:height="0.042cm" svg:x="5.273cm" svg:y="4.745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6.225cm" svg:y="4.35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8" draw:layer="layout" svg:width="0.438cm" svg:height="0.666cm" svg:x="6.696cm" svg:y="4.344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602cm" svg:height="0.763cm" svg:x="7.842cm" svg:y="4.385cm" svg:viewBox="0 0 603 764" svg:d="M585 43c11-7 18-12 18-23s-7-20-18-20c-7 0-16 4-18 7l-547 257c-18 7-20 14-20 23s7 15 20 20l547 257c11 7 13 7 18 7 9 0 18-9 18-20 0-9-3-14-21-23l-515-241zM569 764c16 0 34 0 34-21 0-20-21-20-34-20h-533c-16 0-36 0-36 20 0 21 18 21 34 21z">
            <text:p/>
          </draw:path>
          <draw:path draw:style-name="gr3" draw:text-style-name="P8" draw:layer="layout" svg:width="0.492cm" svg:height="0.897cm" svg:x="8.853cm" svg:y="4.31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9.421cm" svg:y="4.21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9.762cm" svg:y="4.2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0.075cm" svg:y="4.57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10.665cm" svg:y="4.27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763cm" svg:x="11.675cm" svg:y="4.385cm" svg:viewBox="0 0 603 764" svg:d="M585 43c11-7 18-12 18-23s-7-20-18-20c-7 0-16 4-18 7l-547 257c-18 7-20 14-20 23s7 15 20 20l547 257c11 7 13 7 18 7 9 0 18-9 18-20 0-9-3-14-21-23l-515-241zM569 764c16 0 34 0 34-21 0-20-21-20-34-20h-533c-16 0-36 0-36 20 0 21 18 21 34 21z">
            <text:p/>
          </draw:path>
          <draw:path draw:style-name="gr3" draw:text-style-name="P8" draw:layer="layout" svg:width="0.416cm" svg:height="0.677cm" svg:x="12.998cm" svg:y="4.356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draw:g xml:id="id160" draw:id="id160">
          <svg:title>TexMaths</svg:title>
          <svg:desc>28§display§\text {so, }\  f'(x)\  \le  \ 0 , \ \ \forall \ \  x \in \left[ \frac{1}{9}, \frac{1}{3} \right] §svg§600§FALSE§</svg:desc>
          <draw:polygon draw:style-name="gr2" draw:text-style-name="P7" draw:layer="layout" svg:width="13.112cm" svg:height="2.263cm" svg:x="2.901cm" svg:y="5.77cm" svg:viewBox="0 0 13113 2264" draw:points="6556,2264 0,2264 0,0 13113,0 13113,2264">
            <text:p/>
          </draw:polygon>
          <draw:path draw:style-name="gr3" draw:text-style-name="P8" draw:layer="layout" svg:width="0.324cm" svg:height="0.454cm" svg:x="2.883cm" svg:y="6.70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38cm" svg:height="0.454cm" svg:x="3.268cm" svg:y="6.70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115cm" svg:height="0.295cm" svg:x="3.817cm" svg:y="7.042cm" svg:viewBox="0 0 116 296" svg:d="M116 103c0-63-22-103-62-103-36 0-54 27-54 52 0 26 18 53 54 53 15 0 27-6 38-13l2-2c0 0 2 0 2 13 0 65-29 125-74 172-4 5-6 7-6 9 0 9 4 12 11 12 11 0 89-79 89-193z">
            <text:p/>
          </draw:path>
          <draw:path draw:style-name="gr3" draw:text-style-name="P8" draw:layer="layout" svg:width="0.492cm" svg:height="0.897cm" svg:x="4.713cm" svg:y="6.453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8" draw:layer="layout" svg:width="0.174cm" svg:height="0.357cm" svg:x="5.282cm" svg:y="6.35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5cm" svg:x="5.622cm" svg:y="6.41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5.936cm" svg:y="6.7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6.525cm" svg:y="6.41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02cm" svg:height="0.763cm" svg:x="7.535cm" svg:y="6.523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3" draw:text-style-name="P8" draw:layer="layout" svg:width="0.416cm" svg:height="0.678cm" svg:x="8.859cm" svg:y="6.491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3" draw:text-style-name="P8" draw:layer="layout" svg:width="0.115cm" svg:height="0.295cm" svg:x="9.397cm" svg:y="7.04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548cm" svg:height="0.707cm" svg:x="10.407cm" svg:y="6.465cm" svg:viewBox="0 0 549 708" svg:d="M544 38c5-11 5-13 5-18 0-11-7-20-20-20-12 0-18 11-23 22l-80 218h-301l-82-218c-5-13-9-22-23-22-11 0-20 9-20 20 0 2 0 5 7 18l246 645c5 16 9 25 23 25 13 0 17-11 20-23zM141 280h269l-134 352z">
            <text:p/>
          </draw:path>
          <draw:path draw:style-name="gr3" draw:text-style-name="P8" draw:layer="layout" svg:width="0.492cm" svg:height="0.447cm" svg:x="11.637cm" svg:y="6.71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94cm" svg:height="0.572cm" svg:x="12.526cm" svg:y="6.617cm" svg:viewBox="0 0 495 573" svg:d="M459 307c18 0 36 0 36-20s-18-20-36-20h-419c12-133 126-227 265-227h154c18 0 36 0 36-20s-18-20-36-20h-154c-171 0-305 128-305 287 0 156 134 286 305 286h154c18 0 36 0 36-20s-18-20-36-20h-154c-139 0-253-94-265-226z">
            <text:p/>
          </draw:path>
          <draw:polygon draw:style-name="gr3" draw:text-style-name="P8" draw:layer="layout" svg:width="0.261cm" svg:height="2.362cm" svg:x="13.621cm" svg:y="5.721cm" svg:viewBox="0 0 262 2363" draw:points="0,2363 262,2363 262,2309 54,2309 54,54 262,54 262,0 0,0">
            <text:p/>
          </draw:polygon>
          <draw:path draw:style-name="gr3" draw:text-style-name="P8" draw:layer="layout" svg:width="0.326cm" svg:height="0.658cm" svg:x="14.099cm" svg:y="5.8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14.011cm" svg:y="6.881cm" svg:viewBox="0 0 495 43" draw:points="246,43 0,43 0,0 495,0 495,43">
            <text:p/>
          </draw:polygon>
          <draw:path draw:style-name="gr3" draw:text-style-name="P8" draw:layer="layout" svg:width="0.409cm" svg:height="0.678cm" svg:x="14.054cm" svg:y="7.168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115cm" svg:height="0.295cm" svg:x="14.706cm" svg:y="7.04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26cm" svg:height="0.658cm" svg:x="15.266cm" svg:y="5.8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15.178cm" svg:y="6.881cm" svg:viewBox="0 0 495 43" draw:points="246,43 0,43 0,0 495,0 495,43">
            <text:p/>
          </draw:polygon>
          <draw:path draw:style-name="gr3" draw:text-style-name="P8" draw:layer="layout" svg:width="0.409cm" svg:height="0.678cm" svg:x="15.219cm" svg:y="7.16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8" draw:layer="layout" svg:width="0.261cm" svg:height="2.362cm" svg:x="15.801cm" svg:y="5.721cm" svg:viewBox="0 0 262 2363" draw:points="206,2309 0,2309 0,2363 262,2363 262,0 0,0 0,54 206,54">
            <text:p/>
          </draw:polygon>
        </draw:g>
        <draw:g xml:id="id162" draw:id="id162">
          <svg:title>TexMaths</svg:title>
          <svg:desc>28§display§\forall \ \  x \in \left[ \frac{1}{9}, \frac{1}{3} \right] §svg§600§FALSE§</svg:desc>
          <draw:polygon draw:style-name="gr2" draw:text-style-name="P7" draw:layer="layout" svg:width="5.556cm" svg:height="2.263cm" svg:x="13.73cm" svg:y="8.57cm" svg:viewBox="0 0 5557 2264" draw:points="2778,2264 0,2264 0,0 5557,0 5557,2264">
            <text:p/>
          </draw:polygon>
          <draw:path draw:style-name="gr3" draw:text-style-name="P8" draw:layer="layout" svg:width="0.548cm" svg:height="0.707cm" svg:x="13.681cm" svg:y="9.265cm" svg:viewBox="0 0 549 708" svg:d="M544 38c5-11 5-13 5-18 0-11-7-20-20-20-12 0-18 11-23 22l-80 218h-301l-82-218c-5-13-9-22-23-22-11 0-20 9-20 20 0 2 0 5 7 18l244 645c7 16 11 25 25 25 13 0 17-11 20-23zM141 280h269l-134 352z">
            <text:p/>
          </draw:path>
          <draw:path draw:style-name="gr3" draw:text-style-name="P8" draw:layer="layout" svg:width="0.492cm" svg:height="0.447cm" svg:x="14.913cm" svg:y="9.5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94cm" svg:height="0.572cm" svg:x="15.802cm" svg:y="9.417cm" svg:viewBox="0 0 495 573" svg:d="M459 307c18 0 36 0 36-20s-18-20-36-20h-419c12-133 126-227 265-227h154c18 0 36 0 36-20s-18-20-36-20h-154c-171 0-305 128-305 287 0 156 134 286 305 286h154c18 0 36 0 36-20s-18-20-36-20h-154c-139 0-253-94-265-226z">
            <text:p/>
          </draw:path>
          <draw:polygon draw:style-name="gr3" draw:text-style-name="P8" draw:layer="layout" svg:width="0.261cm" svg:height="2.362cm" svg:x="16.895cm" svg:y="8.521cm" svg:viewBox="0 0 262 2363" draw:points="0,2363 262,2363 262,2309 54,2309 54,54 262,54 262,0 0,0">
            <text:p/>
          </draw:polygon>
          <draw:path draw:style-name="gr3" draw:text-style-name="P8" draw:layer="layout" svg:width="0.326cm" svg:height="0.658cm" svg:x="17.375cm" svg:y="8.6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17.287cm" svg:y="9.681cm" svg:viewBox="0 0 495 43" draw:points="246,43 0,43 0,0 495,0 495,43">
            <text:p/>
          </draw:polygon>
          <draw:path draw:style-name="gr3" draw:text-style-name="P8" draw:layer="layout" svg:width="0.409cm" svg:height="0.678cm" svg:x="17.328cm" svg:y="9.968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115cm" svg:height="0.295cm" svg:x="17.982cm" svg:y="9.84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26cm" svg:height="0.658cm" svg:x="18.54cm" svg:y="8.6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18.452cm" svg:y="9.681cm" svg:viewBox="0 0 495 43" draw:points="246,43 0,43 0,0 495,0 495,43">
            <text:p/>
          </draw:polygon>
          <draw:path draw:style-name="gr3" draw:text-style-name="P8" draw:layer="layout" svg:width="0.409cm" svg:height="0.678cm" svg:x="18.493cm" svg:y="9.96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8" draw:layer="layout" svg:width="0.261cm" svg:height="2.362cm" svg:x="19.075cm" svg:y="8.521cm" svg:viewBox="0 0 262 2363" draw:points="206,2309 0,2309 0,2363 262,2363 262,0 0,0 0,54 206,54">
            <text:p/>
          </draw:polygon>
        </draw:g>
        <draw:g xml:id="id161" draw:id="id161">
          <svg:title>TexMaths</svg:title>
          <svg:desc>28§display§\text {Thus }\ f(x) \ \text {is decreasing }§svg§600§FALSE§</svg:desc>
          <draw:polygon draw:style-name="gr2" draw:text-style-name="P7" draw:layer="layout" svg:width="10.38cm" svg:height="0.886cm" svg:x="2.796cm" svg:y="9.169cm" svg:viewBox="0 0 10381 887" draw:points="5191,887 0,887 0,0 10381,0 10381,887">
            <text:p/>
          </draw:polygon>
          <draw:path draw:style-name="gr3" draw:text-style-name="P8" draw:layer="layout" svg:width="0.64cm" svg:height="0.667cm" svg:x="2.783cm" svg:y="9.192cm" svg:viewBox="0 0 641 668" svg:d="M623 0h-605l-18 222h25c13-159 29-191 177-191 18 0 44 0 53 3 21 2 21 13 21 35v523c0 33 0 47-104 47h-38v29c41-2 142-2 186-2 45 0 148 0 189 2v-29h-41c-103 0-103-14-103-47v-523c0-20 0-33 18-35 9-3 36-3 56-3 148 0 164 32 177 191h25z">
            <text:p/>
          </draw:path>
          <draw:path draw:style-name="gr3" draw:text-style-name="P8" draw:layer="layout" svg:width="0.496cm" svg:height="0.685cm" svg:x="3.489cm" svg:y="9.176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96cm" svg:height="0.447cm" svg:x="4.008cm" svg:y="9.423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3" draw:text-style-name="P8" draw:layer="layout" svg:width="0.324cm" svg:height="0.454cm" svg:x="4.557cm" svg:y="9.41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92cm" svg:height="0.898cm" svg:x="5.621cm" svg:y="9.165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6.253cm" svg:y="9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6.567cm" svg:y="9.4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23cm" svg:height="0.985cm" svg:x="7.158cm" svg:y="9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7.844cm" svg:y="9.2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8.119cm" svg:y="9.41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87cm" svg:height="0.696cm" svg:x="8.836cm" svg:y="9.176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82cm" svg:height="0.454cm" svg:x="9.376cm" svg:y="9.41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9.82cm" svg:y="9.418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33cm" svg:height="0.436cm" svg:x="10.252cm" svg:y="9.42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637cm" svg:y="9.41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11.088cm" svg:y="9.418cm" svg:viewBox="0 0 446 455" svg:d="M287 368c4 40 31 80 78 80 20 0 81-13 81-94v-54h-25v54c0 58-24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11.571cm" svg:y="9.41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11.959cm" svg:y="9.2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2.232cm" svg:y="9.423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52cm" svg:height="0.651cm" svg:x="12.774cm" svg:y="9.411cm" svg:viewBox="0 0 453 652" svg:d="M193 278c-88 0-88-99-88-121 0-27 3-58 16-83 9-13 31-40 72-40 85 0 85 98 85 121 0 27 0 58-16 83-9 13-31 40-69 40zM76 316c0-5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63" anim:sub-item="text" smil:attributeName="visibility" smil:to="visible"/>
                  <anim:animate smil:dur="1s" smil:fill="hold" smil:targetElement="id163" anim:sub-item="text" smil:attributeName="width" smil:values="0;width" smil:keyTimes="0;1"/>
                  <anim:animate smil:dur="1s" smil:fill="hold" smil:targetElement="id163" anim:sub-item="text" smil:attributeName="height" smil:values="0;height" smil:keyTimes="0;1"/>
                  <anim:animate smil:dur="1s" smil:fill="hold" smil:targetElement="id163" anim:sub-item="text" smil:attributeName="x" smil:values="0;1" smil:keyTimes="0;1" anim:formula="x+(cos(-2*pi*(1-$))*-x-sin(-2*pi*(1-$))*(1-y))*(1-$)"/>
                  <anim:animate smil:dur="1s" smil:fill="hold" smil:targetElement="id163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164" text:id="id164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64" anim:sub-item="text" smil:attributeName="visibility" smil:to="visible"/>
                  <anim:transitionFilter smil:dur="2s" smil:targetElement="id164" anim:sub-item="text" smil:type="fade" smil:subtype="crossfade"/>
                  <anim:animate smil:dur="2s" smil:fill="hold" smil:targetElement="id164" anim:sub-item="text" smil:attributeName="rotate" smil:values="720;0" smil:keyTimes="0;1"/>
                  <anim:animate smil:dur="2s" smil:fill="hold" smil:targetElement="id164" anim:sub-item="text" smil:attributeName="height" smil:values="0;height" smil:keyTimes="0;1"/>
                  <anim:animate smil:dur="2s" smil:fill="hold" smil:targetElement="id164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Default" presentation:presentation-page-layout-name="AL3T19">
        <office:forms form:automatic-focus="false" form:apply-design-mode="false"/>
        <draw:frame presentation:style-name="pr17" draw:text-style-name="P15" draw:layer="layout" svg:width="25.201cm" svg:height="9.999cm" draw:transform="rotate (0.00314159265358979) translate (1.383cm 1.839cm)" presentation:class="title" presentation:user-transformed="true">
          <draw:text-box>
            <text:p xml:id="id165" text:id="id165"><text:span text:style-name="T33">This is a presentation in</text:span><text:span text:style-name="T33"><text:line-break/></text:span><text:span text:style-name="T34">LI</text:span><text:span text:style-name="T34"><text:tab/></text:span><text:span text:style-name="T34">BRE OFFICE – IMPRESS</text:span><text:span text:style-name="T33"><text:line-break/></text:span><text:span text:style-name="T33">By</text:span><text:span text:style-name="T33"><text:line-break/></text:span><text:span text:style-name="T35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65" anim:sub-item="text" smil:attributeName="visibility" smil:to="visible"/>
                  <anim:transitionFilter smil:dur="0.8s" smil:decelerate="1" smil:targetElement="id165" anim:sub-item="text" smil:type="fade" smil:subtype="crossfade"/>
                  <anim:animate smil:dur="0.8s" smil:fill="hold" smil:decelerate="1" smil:targetElement="id165" anim:sub-item="text" smil:attributeName="rotate" smil:values="-90;0" smil:keyTimes="0;1"/>
                  <anim:animate smil:dur="0.8s" smil:fill="hold" smil:decelerate="1" smil:targetElement="id165" anim:sub-item="text" smil:attributeName="x" smil:values="x+0.4;x-0.05" smil:keyTimes="0;1"/>
                  <anim:animate smil:dur="0.8s" smil:fill="hold" smil:decelerate="1" smil:targetElement="id165" anim:sub-item="text" smil:attributeName="y" smil:values="y-0.4;y+0.1" smil:keyTimes="0;1"/>
                  <anim:animate smil:begin="0.8s" smil:dur="0.2s" smil:fill="hold" smil:accelerate="1" smil:targetElement="id165" anim:sub-item="text" smil:attributeName="x" smil:values="x-0.05;x" smil:keyTimes="0;1"/>
                  <anim:animate smil:begin="0.8s" smil:dur="0.2s" smil:fill="hold" smil:accelerate="1" smil:targetElement="id165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_20_5" draw:display-name="Gradient 5" draw:style="linear" draw:start-color="#eeeeee" draw:end-color="#b2b2b2" draw:start-intensity="100%" draw:end-intensity="100%" draw:angle="0" draw:border="0%"/>
    <draw:gradient draw:name="gradient" draw:style="linear" draw:start-color="#eeeeee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16:00.310008519</dc:date>
    <meta:editing-duration>P1DT7H26M23S</meta:editing-duration>
    <meta:editing-cycles>648</meta:editing-cycles>
    <meta:generator>LibreOffice/6.0.7.3$Linux_X86_64 LibreOffice_project/00m0$Build-3</meta:generator>
    <meta:document-statistic meta:object-count="2324"/>
  </office:meta>
</office:document-meta>
</file>